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t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float" office:value="0.000611657" calcext:value-type="float">
            <text:p>0.00061165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00021" calcext:value-type="float">
            <text:p>0.00100021</text:p>
          </table:table-cell>
          <table:table-cell office:value-type="float" office:value="205.991" calcext:value-type="float">
            <text:p>205.991</text:p>
          </table:table-cell>
          <table:table-cell office:value-type="float" office:value="0" calcext:value-type="float">
            <text:p>0</text:p>
          </table:table-cell>
          <table:table-cell office:value-type="float" office:value="2374.9" calcext:value-type="float">
            <text:p>2374.9</text:p>
          </table:table-cell>
          <table:table-cell office:value-type="float" office:value="0" calcext:value-type="float">
            <text:p>0</text:p>
          </table:table-cell>
          <table:table-cell office:value-type="float" office:value="2500.9" calcext:value-type="float">
            <text:p>2500.9</text:p>
          </table:table-cell>
          <table:table-cell office:value-type="float" office:value="0" calcext:value-type="float">
            <text:p>0</text:p>
          </table:table-cell>
          <table:table-cell office:value-type="float" office:value="9.1555" calcext:value-type="float">
            <text:p>9.1555</text:p>
          </table:table-cell>
        </table:table-row>
        <table:table-row table:style-name="ro1">
          <table:table-cell office:value-type="float" office:value="0.0006117" calcext:value-type="float">
            <text:p>0.00061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00021" calcext:value-type="float">
            <text:p>0.00100021</text:p>
          </table:table-cell>
          <table:table-cell office:value-type="float" office:value="205.991" calcext:value-type="float">
            <text:p>205.991</text:p>
          </table:table-cell>
          <table:table-cell office:value-type="float" office:value="0" calcext:value-type="float">
            <text:p>0</text:p>
          </table:table-cell>
          <table:table-cell office:value-type="float" office:value="2374.9" calcext:value-type="float">
            <text:p>2374.9</text:p>
          </table:table-cell>
          <table:table-cell office:value-type="float" office:value="0" calcext:value-type="float">
            <text:p>0</text:p>
          </table:table-cell>
          <table:table-cell office:value-type="float" office:value="2500.9" calcext:value-type="float">
            <text:p>2500.9</text:p>
          </table:table-cell>
          <table:table-cell office:value-type="float" office:value="0" calcext:value-type="float">
            <text:p>0</text:p>
          </table:table-cell>
          <table:table-cell office:value-type="float" office:value="9.1555" calcext:value-type="float">
            <text:p>9.1555</text:p>
          </table:table-cell>
        </table:table-row>
        <table:table-row table:style-name="ro1">
          <table:table-cell office:value-type="float" office:value="0.0006571" calcext:value-type="float">
            <text:p>0.0006571</text:p>
          </table:table-cell>
          <table:table-cell office:value-type="float" office:value="1" calcext:value-type="float">
            <text:p>1</text:p>
          </table:table-cell>
          <table:table-cell office:value-type="float" office:value="0.00100015" calcext:value-type="float">
            <text:p>0.00100015</text:p>
          </table:table-cell>
          <table:table-cell office:value-type="float" office:value="192.439" calcext:value-type="float">
            <text:p>192.439</text:p>
          </table:table-cell>
          <table:table-cell office:value-type="float" office:value="4.18" calcext:value-type="float">
            <text:p>4.18</text:p>
          </table:table-cell>
          <table:table-cell office:value-type="float" office:value="2376.2" calcext:value-type="float">
            <text:p>2376.2</text:p>
          </table:table-cell>
          <table:table-cell office:value-type="float" office:value="4.18" calcext:value-type="float">
            <text:p>4.18</text:p>
          </table:table-cell>
          <table:table-cell office:value-type="float" office:value="2502.7" calcext:value-type="float">
            <text:p>2502.7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9.1291" calcext:value-type="float">
            <text:p>9.1291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1.881" calcext:value-type="float">
            <text:p>1.881</text:p>
          </table:table-cell>
          <table:table-cell office:value-type="float" office:value="0.00100011" calcext:value-type="float">
            <text:p>0.00100011</text:p>
          </table:table-cell>
          <table:table-cell office:value-type="float" office:value="181.217" calcext:value-type="float">
            <text:p>181.217</text:p>
          </table:table-cell>
          <table:table-cell office:value-type="float" office:value="7.89" calcext:value-type="float">
            <text:p>7.89</text:p>
          </table:table-cell>
          <table:table-cell office:value-type="float" office:value="2377.4" calcext:value-type="float">
            <text:p>2377.4</text:p>
          </table:table-cell>
          <table:table-cell office:value-type="float" office:value="7.89" calcext:value-type="float">
            <text:p>7.89</text:p>
          </table:table-cell>
          <table:table-cell office:value-type="float" office:value="2504.3" calcext:value-type="float">
            <text:p>2504.3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9.1058" calcext:value-type="float">
            <text:p>9.1058</text:p>
          </table:table-cell>
        </table:table-row>
        <table:table-row table:style-name="ro1">
          <table:table-cell office:value-type="float" office:value="0.000706" calcext:value-type="float">
            <text:p>0.000706</text:p>
          </table:table-cell>
          <table:table-cell office:value-type="float" office:value="2" calcext:value-type="float">
            <text:p>2</text:p>
          </table:table-cell>
          <table:table-cell office:value-type="float" office:value="0.00100011" calcext:value-type="float">
            <text:p>0.00100011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8.39" calcext:value-type="float">
            <text:p>8.39</text:p>
          </table:table-cell>
          <table:table-cell office:value-type="float" office:value="2377.7" calcext:value-type="float">
            <text:p>2377.7</text:p>
          </table:table-cell>
          <table:table-cell office:value-type="float" office:value="8.39" calcext:value-type="float">
            <text:p>8.39</text:p>
          </table:table-cell>
          <table:table-cell office:value-type="float" office:value="2504.6" calcext:value-type="float">
            <text:p>2504.6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9.1027" calcext:value-type="float">
            <text:p>9.1027</text:p>
          </table:table-cell>
        </table:table-row>
        <table:table-row table:style-name="ro1">
          <table:table-cell office:value-type="float" office:value="0.0007581" calcext:value-type="float">
            <text:p>0.0007581</text:p>
          </table:table-cell>
          <table:table-cell office:value-type="float" office:value="3" calcext:value-type="float">
            <text:p>3</text:p>
          </table:table-cell>
          <table:table-cell office:value-type="float" office:value="0.00100008" calcext:value-type="float">
            <text:p>0.00100008</text:p>
          </table:table-cell>
          <table:table-cell office:value-type="float" office:value="168.008" calcext:value-type="float">
            <text:p>168.008</text:p>
          </table:table-cell>
          <table:table-cell office:value-type="float" office:value="12.6" calcext:value-type="float">
            <text:p>12.6</text:p>
          </table:table-cell>
          <table:table-cell office:value-type="float" office:value="2379" calcext:value-type="float">
            <text:p>2379</text:p>
          </table:table-cell>
          <table:table-cell office:value-type="float" office:value="12.6" calcext:value-type="float">
            <text:p>12.6</text:p>
          </table:table-cell>
          <table:table-cell office:value-type="float" office:value="2506.4" calcext:value-type="float">
            <text:p>2506.4</text:p>
          </table:table-cell>
          <table:table-cell office:value-type="float" office:value="0.04589" calcext:value-type="float">
            <text:p>0.04589</text:p>
          </table:table-cell>
          <table:table-cell office:value-type="float" office:value="9.0765" calcext:value-type="float">
            <text:p>9.0765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3.761" calcext:value-type="float">
            <text:p>3.761</text:p>
          </table:table-cell>
          <table:table-cell office:value-type="float" office:value="0.00100008" calcext:value-type="float">
            <text:p>0.00100008</text:p>
          </table:table-cell>
          <table:table-cell office:value-type="float" office:value="159.64" calcext:value-type="float">
            <text:p>159.64</text:p>
          </table:table-cell>
          <table:table-cell office:value-type="float" office:value="15.81" calcext:value-type="float">
            <text:p>15.81</text:p>
          </table:table-cell>
          <table:table-cell office:value-type="float" office:value="2380.1" calcext:value-type="float">
            <text:p>2380.1</text:p>
          </table:table-cell>
          <table:table-cell office:value-type="float" office:value="15.81" calcext:value-type="float">
            <text:p>15.81</text:p>
          </table:table-cell>
          <table:table-cell office:value-type="float" office:value="2507.8" calcext:value-type="float">
            <text:p>2507.8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9.0567" calcext:value-type="float">
            <text:p>9.0567</text:p>
          </table:table-cell>
        </table:table-row>
        <table:table-row table:style-name="ro1">
          <table:table-cell office:value-type="float" office:value="0.0008135" calcext:value-type="float">
            <text:p>0.0008135</text:p>
          </table:table-cell>
          <table:table-cell office:value-type="float" office:value="4" calcext:value-type="float">
            <text:p>4</text:p>
          </table:table-cell>
          <table:table-cell office:value-type="float" office:value="0.00100007" calcext:value-type="float">
            <text:p>0.00100007</text:p>
          </table:table-cell>
          <table:table-cell office:value-type="float" office:value="157.116" calcext:value-type="float">
            <text:p>157.116</text:p>
          </table:table-cell>
          <table:table-cell office:value-type="float" office:value="16.81" calcext:value-type="float">
            <text:p>16.81</text:p>
          </table:table-cell>
          <table:table-cell office:value-type="float" office:value="2380.4" calcext:value-type="float">
            <text:p>2380.4</text:p>
          </table:table-cell>
          <table:table-cell office:value-type="float" office:value="16.81" calcext:value-type="float">
            <text:p>16.81</text:p>
          </table:table-cell>
          <table:table-cell office:value-type="float" office:value="2508.2" calcext:value-type="float">
            <text:p>2508.2</text:p>
          </table:table-cell>
          <table:table-cell office:value-type="float" office:value="0.0611" calcext:value-type="float">
            <text:p>0.0611</text:p>
          </table:table-cell>
          <table:table-cell office:value-type="float" office:value="9.0505" calcext:value-type="float">
            <text:p>9.0505</text:p>
          </table:table-cell>
        </table:table-row>
        <table:table-row table:style-name="ro1">
          <table:table-cell office:value-type="float" office:value="0.0008726" calcext:value-type="float">
            <text:p>0.0008726</text:p>
          </table:table-cell>
          <table:table-cell office:value-type="float" office:value="5" calcext:value-type="float">
            <text:p>5</text:p>
          </table:table-cell>
          <table:table-cell office:value-type="float" office:value="0.00100008" calcext:value-type="float">
            <text:p>0.00100008</text:p>
          </table:table-cell>
          <table:table-cell office:value-type="float" office:value="147.011" calcext:value-type="float">
            <text:p>147.011</text:p>
          </table:table-cell>
          <table:table-cell office:value-type="float" office:value="21.02" calcext:value-type="float">
            <text:p>21.02</text:p>
          </table:table-cell>
          <table:table-cell office:value-type="float" office:value="2381.8" calcext:value-type="float">
            <text:p>2381.8</text:p>
          </table:table-cell>
          <table:table-cell office:value-type="float" office:value="21.02" calcext:value-type="float">
            <text:p>21.02</text:p>
          </table:table-cell>
          <table:table-cell office:value-type="float" office:value="2510.1" calcext:value-type="float">
            <text:p>2510.1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9.0248" calcext:value-type="float">
            <text:p>9.0248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5.444" calcext:value-type="float">
            <text:p>5.444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142.757" calcext:value-type="float">
            <text:p>142.757</text:p>
          </table:table-cell>
          <table:table-cell office:value-type="float" office:value="22.89" calcext:value-type="float">
            <text:p>22.89</text:p>
          </table:table-cell>
          <table:table-cell office:value-type="float" office:value="2382.4" calcext:value-type="float">
            <text:p>2382.4</text:p>
          </table:table-cell>
          <table:table-cell office:value-type="float" office:value="22.89" calcext:value-type="float">
            <text:p>22.89</text:p>
          </table:table-cell>
          <table:table-cell office:value-type="float" office:value="2510.9" calcext:value-type="float">
            <text:p>2510.9</text:p>
          </table:table-cell>
          <table:table-cell office:value-type="float" office:value="0.08297" calcext:value-type="float">
            <text:p>0.08297</text:p>
          </table:table-cell>
          <table:table-cell office:value-type="float" office:value="9.0135" calcext:value-type="float">
            <text:p>9.0135</text:p>
          </table:table-cell>
        </table:table-row>
        <table:table-row table:style-name="ro1">
          <table:table-cell office:value-type="float" office:value="0.0009354" calcext:value-type="float">
            <text:p>0.0009354</text:p>
          </table:table-cell>
          <table:table-cell office:value-type="float" office:value="6" calcext:value-type="float">
            <text:p>6</text:p>
          </table:table-cell>
          <table:table-cell office:value-type="float" office:value="0.00100011" calcext:value-type="float">
            <text:p>0.00100011</text:p>
          </table:table-cell>
          <table:table-cell office:value-type="float" office:value="137.633" calcext:value-type="float">
            <text:p>137.633</text:p>
          </table:table-cell>
          <table:table-cell office:value-type="float" office:value="25.22" calcext:value-type="float">
            <text:p>25.22</text:p>
          </table:table-cell>
          <table:table-cell office:value-type="float" office:value="2383.2" calcext:value-type="float">
            <text:p>2383.2</text:p>
          </table:table-cell>
          <table:table-cell office:value-type="float" office:value="25.22" calcext:value-type="float">
            <text:p>25.22</text:p>
          </table:table-cell>
          <table:table-cell office:value-type="float" office:value="2511.9" calcext:value-type="float">
            <text:p>2511.9</text:p>
          </table:table-cell>
          <table:table-cell office:value-type="float" office:value="0.09134" calcext:value-type="float">
            <text:p>0.09134</text:p>
          </table:table-cell>
          <table:table-cell office:value-type="float" office:value="8.9993" calcext:value-type="float">
            <text:p>8.99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.97" calcext:value-type="float">
            <text:p>6.97</text:p>
          </table:table-cell>
          <table:table-cell office:value-type="float" office:value="0.00100014" calcext:value-type="float">
            <text:p>0.00100014</text:p>
          </table:table-cell>
          <table:table-cell office:value-type="float" office:value="129.178" calcext:value-type="float">
            <text:p>129.178</text:p>
          </table:table-cell>
          <table:table-cell office:value-type="float" office:value="29.3" calcext:value-type="float">
            <text:p>29.3</text:p>
          </table:table-cell>
          <table:table-cell office:value-type="float" office:value="2384.5" calcext:value-type="float">
            <text:p>2384.5</text:p>
          </table:table-cell>
          <table:table-cell office:value-type="float" office:value="29.3" calcext:value-type="float">
            <text:p>29.3</text:p>
          </table:table-cell>
          <table:table-cell office:value-type="float" office:value="2513.7" calcext:value-type="float">
            <text:p>2513.7</text:p>
          </table:table-cell>
          <table:table-cell office:value-type="float" office:value="0.10591" calcext:value-type="float">
            <text:p>0.10591</text:p>
          </table:table-cell>
          <table:table-cell office:value-type="float" office:value="8.9749" calcext:value-type="float">
            <text:p>8.9749</text:p>
          </table:table-cell>
        </table:table-row>
        <table:table-row table:style-name="ro1">
          <table:table-cell office:value-type="float" office:value="0.0010021" calcext:value-type="float">
            <text:p>0.0010021</text:p>
          </table:table-cell>
          <table:table-cell office:value-type="float" office:value="7" calcext:value-type="float">
            <text:p>7</text:p>
          </table:table-cell>
          <table:table-cell office:value-type="float" office:value="0.00100014" calcext:value-type="float">
            <text:p>0.00100014</text:p>
          </table:table-cell>
          <table:table-cell office:value-type="float" office:value="128.923" calcext:value-type="float">
            <text:p>128.923</text:p>
          </table:table-cell>
          <table:table-cell office:value-type="float" office:value="29.43" calcext:value-type="float">
            <text:p>29.43</text:p>
          </table:table-cell>
          <table:table-cell office:value-type="float" office:value="2384.5" calcext:value-type="float">
            <text:p>2384.5</text:p>
          </table:table-cell>
          <table:table-cell office:value-type="float" office:value="29.43" calcext:value-type="float">
            <text:p>29.43</text:p>
          </table:table-cell>
          <table:table-cell office:value-type="float" office:value="2513.7" calcext:value-type="float">
            <text:p>2513.7</text:p>
          </table:table-cell>
          <table:table-cell office:value-type="float" office:value="0.10637" calcext:value-type="float">
            <text:p>0.10637</text:p>
          </table:table-cell>
          <table:table-cell office:value-type="float" office:value="8.9741" calcext:value-type="float">
            <text:p>8.9741</text:p>
          </table:table-cell>
        </table:table-row>
        <table:table-row table:style-name="ro1">
          <table:table-cell office:value-type="float" office:value="0.001073" calcext:value-type="float">
            <text:p>0.001073</text:p>
          </table:table-cell>
          <table:table-cell office:value-type="float" office:value="8" calcext:value-type="float">
            <text:p>8</text:p>
          </table:table-cell>
          <table:table-cell office:value-type="float" office:value="0.0010002" calcext:value-type="float">
            <text:p>0.0010002</text:p>
          </table:table-cell>
          <table:table-cell office:value-type="float" office:value="120.829" calcext:value-type="float">
            <text:p>120.829</text:p>
          </table:table-cell>
          <table:table-cell office:value-type="float" office:value="33.63" calcext:value-type="float">
            <text:p>33.63</text:p>
          </table:table-cell>
          <table:table-cell office:value-type="float" office:value="2386" calcext:value-type="float">
            <text:p>2386</text:p>
          </table:table-cell>
          <table:table-cell office:value-type="float" office:value="33.63" calcext:value-type="float">
            <text:p>33.63</text:p>
          </table:table-cell>
          <table:table-cell office:value-type="float" office:value="2515.6" calcext:value-type="float">
            <text:p>2515.6</text:p>
          </table:table-cell>
          <table:table-cell office:value-type="float" office:value="0.12133" calcext:value-type="float">
            <text:p>0.12133</text:p>
          </table:table-cell>
          <table:table-cell office:value-type="float" office:value="8.9491" calcext:value-type="float">
            <text:p>8.9491</text:p>
          </table:table-cell>
        </table:table-row>
        <table:table-row table:style-name="ro1">
          <table:table-cell office:value-type="float" office:value="0.0011483" calcext:value-type="float">
            <text:p>0.0011483</text:p>
          </table:table-cell>
          <table:table-cell office:value-type="float" office:value="9" calcext:value-type="float">
            <text:p>9</text:p>
          </table:table-cell>
          <table:table-cell office:value-type="float" office:value="0.00100026" calcext:value-type="float">
            <text:p>0.00100026</text:p>
          </table:table-cell>
          <table:table-cell office:value-type="float" office:value="113.304" calcext:value-type="float">
            <text:p>113.304</text:p>
          </table:table-cell>
          <table:table-cell office:value-type="float" office:value="37.82" calcext:value-type="float">
            <text:p>37.82</text:p>
          </table:table-cell>
          <table:table-cell office:value-type="float" office:value="2387.3" calcext:value-type="float">
            <text:p>2387.3</text:p>
          </table:table-cell>
          <table:table-cell office:value-type="float" office:value="37.82" calcext:value-type="float">
            <text:p>37.82</text:p>
          </table:table-cell>
          <table:table-cell office:value-type="float" office:value="2517.4" calcext:value-type="float">
            <text:p>2517.4</text:p>
          </table:table-cell>
          <table:table-cell office:value-type="float" office:value="0.13624" calcext:value-type="float">
            <text:p>0.13624</text:p>
          </table:table-cell>
          <table:table-cell office:value-type="float" office:value="8.9243" calcext:value-type="float">
            <text:p>8.9243</text:p>
          </table:table-cell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9.654" calcext:value-type="float">
            <text:p>9.654</text:p>
          </table:table-cell>
          <table:table-cell office:value-type="float" office:value="0.00100032" calcext:value-type="float">
            <text:p>0.00100032</text:p>
          </table:table-cell>
          <table:table-cell office:value-type="float" office:value="108.67" calcext:value-type="float">
            <text:p>108.67</text:p>
          </table:table-cell>
          <table:table-cell office:value-type="float" office:value="40.57" calcext:value-type="float">
            <text:p>40.57</text:p>
          </table:table-cell>
          <table:table-cell office:value-type="float" office:value="2388.2" calcext:value-type="float">
            <text:p>2388.2</text:p>
          </table:table-cell>
          <table:table-cell office:value-type="float" office:value="40.57" calcext:value-type="float">
            <text:p>40.57</text:p>
          </table:table-cell>
          <table:table-cell office:value-type="float" office:value="2518.6" calcext:value-type="float">
            <text:p>2518.6</text:p>
          </table:table-cell>
          <table:table-cell office:value-type="float" office:value="0.14595" calcext:value-type="float">
            <text:p>0.14595</text:p>
          </table:table-cell>
          <table:table-cell office:value-type="float" office:value="8.9082" calcext:value-type="float">
            <text:p>8.9082</text:p>
          </table:table-cell>
        </table:table-row>
        <table:table-row table:style-name="ro1">
          <table:table-cell office:value-type="float" office:value="0.0012282" calcext:value-type="float">
            <text:p>0.0012282</text:p>
          </table:table-cell>
          <table:table-cell office:value-type="float" office:value="10" calcext:value-type="float">
            <text:p>10</text:p>
          </table:table-cell>
          <table:table-cell office:value-type="float" office:value="0.00100035" calcext:value-type="float">
            <text:p>0.00100035</text:p>
          </table:table-cell>
          <table:table-cell office:value-type="float" office:value="106.303" calcext:value-type="float">
            <text:p>106.303</text:p>
          </table:table-cell>
          <table:table-cell office:value-type="float" office:value="42.02" calcext:value-type="float">
            <text:p>42.02</text:p>
          </table:table-cell>
          <table:table-cell office:value-type="float" office:value="2388.6" calcext:value-type="float">
            <text:p>2388.6</text:p>
          </table:table-cell>
          <table:table-cell office:value-type="float" office:value="42.02" calcext:value-type="float">
            <text:p>42.02</text:p>
          </table:table-cell>
          <table:table-cell office:value-type="float" office:value="2519.2" calcext:value-type="float">
            <text:p>2519.2</text:p>
          </table:table-cell>
          <table:table-cell office:value-type="float" office:value="0.15109" calcext:value-type="float">
            <text:p>0.15109</text:p>
          </table:table-cell>
          <table:table-cell office:value-type="float" office:value="8.8998" calcext:value-type="float">
            <text:p>8.8998</text:p>
          </table:table-cell>
        </table:table-row>
        <table:table-row table:style-name="ro1">
          <table:table-cell office:value-type="float" office:value="0.001313" calcext:value-type="float">
            <text:p>0.001313</text:p>
          </table:table-cell>
          <table:table-cell office:value-type="float" office:value="11" calcext:value-type="float">
            <text:p>11</text:p>
          </table:table-cell>
          <table:table-cell office:value-type="float" office:value="0.00100044" calcext:value-type="float">
            <text:p>0.00100044</text:p>
          </table:table-cell>
          <table:table-cell office:value-type="float" office:value="99.787" calcext:value-type="float">
            <text:p>99.787</text:p>
          </table:table-cell>
          <table:table-cell office:value-type="float" office:value="46.22" calcext:value-type="float">
            <text:p>46.22</text:p>
          </table:table-cell>
          <table:table-cell office:value-type="float" office:value="2390" calcext:value-type="float">
            <text:p>2390</text:p>
          </table:table-cell>
          <table:table-cell office:value-type="float" office:value="46.22" calcext:value-type="float">
            <text:p>46.22</text:p>
          </table:table-cell>
          <table:table-cell office:value-type="float" office:value="2521" calcext:value-type="float">
            <text:p>2521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8.8754" calcext:value-type="float">
            <text:p>8.8754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11.969" calcext:value-type="float">
            <text:p>11.969</text:p>
          </table:table-cell>
          <table:table-cell office:value-type="float" office:value="0.00100054" calcext:value-type="float">
            <text:p>0.00100054</text:p>
          </table:table-cell>
          <table:table-cell office:value-type="float" office:value="93.899" calcext:value-type="float">
            <text:p>93.899</text:p>
          </table:table-cell>
          <table:table-cell office:value-type="float" office:value="50.28" calcext:value-type="float">
            <text:p>50.28</text:p>
          </table:table-cell>
          <table:table-cell office:value-type="float" office:value="2391.3" calcext:value-type="float">
            <text:p>2391.3</text:p>
          </table:table-cell>
          <table:table-cell office:value-type="float" office:value="50.28" calcext:value-type="float">
            <text:p>50.28</text:p>
          </table:table-cell>
          <table:table-cell office:value-type="float" office:value="2522.8" calcext:value-type="float">
            <text:p>2522.8</text:p>
          </table:table-cell>
          <table:table-cell office:value-type="float" office:value="0.18015" calcext:value-type="float">
            <text:p>0.18015</text:p>
          </table:table-cell>
          <table:table-cell office:value-type="float" office:value="8.8521" calcext:value-type="float">
            <text:p>8.8521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12" calcext:value-type="float">
            <text:p>12</text:p>
          </table:table-cell>
          <table:table-cell office:value-type="float" office:value="0.00100055" calcext:value-type="float">
            <text:p>0.00100055</text:p>
          </table:table-cell>
          <table:table-cell office:value-type="float" office:value="93.719" calcext:value-type="float">
            <text:p>93.719</text:p>
          </table:table-cell>
          <table:table-cell office:value-type="float" office:value="50.41" calcext:value-type="float">
            <text:p>50.41</text:p>
          </table:table-cell>
          <table:table-cell office:value-type="float" office:value="2391.4" calcext:value-type="float">
            <text:p>2391.4</text:p>
          </table:table-cell>
          <table:table-cell office:value-type="float" office:value="50.41" calcext:value-type="float">
            <text:p>50.41</text:p>
          </table:table-cell>
          <table:table-cell office:value-type="float" office:value="2522.9" calcext:value-type="float">
            <text:p>2522.9</text:p>
          </table:table-cell>
          <table:table-cell office:value-type="float" office:value="0.18061" calcext:value-type="float">
            <text:p>0.18061</text:p>
          </table:table-cell>
          <table:table-cell office:value-type="float" office:value="8.8513" calcext:value-type="float">
            <text:p>8.8513</text:p>
          </table:table-cell>
        </table:table-row>
        <table:table-row table:style-name="ro1">
          <table:table-cell office:value-type="float" office:value="0.0014981" calcext:value-type="float">
            <text:p>0.0014981</text:p>
          </table:table-cell>
          <table:table-cell office:value-type="float" office:value="13" calcext:value-type="float">
            <text:p>13</text:p>
          </table:table-cell>
          <table:table-cell office:value-type="float" office:value="0.00100067" calcext:value-type="float">
            <text:p>0.00100067</text:p>
          </table:table-cell>
          <table:table-cell office:value-type="float" office:value="88.064" calcext:value-type="float">
            <text:p>88.064</text:p>
          </table:table-cell>
          <table:table-cell office:value-type="float" office:value="54.6" calcext:value-type="float">
            <text:p>54.6</text:p>
          </table:table-cell>
          <table:table-cell office:value-type="float" office:value="2392.8" calcext:value-type="float">
            <text:p>2392.8</text:p>
          </table:table-cell>
          <table:table-cell office:value-type="float" office:value="54.6" calcext:value-type="float">
            <text:p>54.6</text:p>
          </table:table-cell>
          <table:table-cell office:value-type="float" office:value="2524.7" calcext:value-type="float">
            <text:p>2524.7</text:p>
          </table:table-cell>
          <table:table-cell office:value-type="float" office:value="0.19528" calcext:value-type="float">
            <text:p>0.19528</text:p>
          </table:table-cell>
          <table:table-cell office:value-type="float" office:value="8.8274" calcext:value-type="float">
            <text:p>8.8274</text:p>
          </table:table-cell>
        </table:table-row>
        <table:table-row table:style-name="ro1">
          <table:table-cell office:value-type="float" office:value="0.001599" calcext:value-type="float">
            <text:p>0.001599</text:p>
          </table:table-cell>
          <table:table-cell office:value-type="float" office:value="14" calcext:value-type="float">
            <text:p>14</text:p>
          </table:table-cell>
          <table:table-cell office:value-type="float" office:value="0.0010008" calcext:value-type="float">
            <text:p>0.0010008</text:p>
          </table:table-cell>
          <table:table-cell office:value-type="float" office:value="82.793" calcext:value-type="float">
            <text:p>82.793</text:p>
          </table:table-cell>
          <table:table-cell office:value-type="float" office:value="58.79" calcext:value-type="float">
            <text:p>58.79</text:p>
          </table:table-cell>
          <table:table-cell office:value-type="float" office:value="2394.1" calcext:value-type="float">
            <text:p>2394.1</text:p>
          </table:table-cell>
          <table:table-cell office:value-type="float" office:value="58.79" calcext:value-type="float">
            <text:p>58.79</text:p>
          </table:table-cell>
          <table:table-cell office:value-type="float" office:value="2526.5" calcext:value-type="float">
            <text:p>2526.5</text:p>
          </table:table-cell>
          <table:table-cell office:value-type="float" office:value="0.2099" calcext:value-type="float">
            <text:p>0.2099</text:p>
          </table:table-cell>
          <table:table-cell office:value-type="float" office:value="8.8037" calcext:value-type="float">
            <text:p>8.8037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4.01" calcext:value-type="float">
            <text:p>14.01</text:p>
          </table:table-cell>
          <table:table-cell office:value-type="float" office:value="0.0010008" calcext:value-type="float">
            <text:p>0.0010008</text:p>
          </table:table-cell>
          <table:table-cell office:value-type="float" office:value="82.743" calcext:value-type="float">
            <text:p>82.743</text:p>
          </table:table-cell>
          <table:table-cell office:value-type="float" office:value="58.83" calcext:value-type="float">
            <text:p>58.83</text:p>
          </table:table-cell>
          <table:table-cell office:value-type="float" office:value="2394.1" calcext:value-type="float">
            <text:p>2394.1</text:p>
          </table:table-cell>
          <table:table-cell office:value-type="float" office:value="58.83" calcext:value-type="float">
            <text:p>58.83</text:p>
          </table:table-cell>
          <table:table-cell office:value-type="float" office:value="2526.5" calcext:value-type="float">
            <text:p>2526.5</text:p>
          </table:table-cell>
          <table:table-cell office:value-type="float" office:value="0.21004" calcext:value-type="float">
            <text:p>0.21004</text:p>
          </table:table-cell>
          <table:table-cell office:value-type="float" office:value="8.8035" calcext:value-type="float">
            <text:p>8.8035</text:p>
          </table:table-cell>
        </table:table-row>
        <table:table-row table:style-name="ro1">
          <table:table-cell office:value-type="float" office:value="0.0017058" calcext:value-type="float">
            <text:p>0.0017058</text:p>
          </table:table-cell>
          <table:table-cell office:value-type="float" office:value="15" calcext:value-type="float">
            <text:p>15</text:p>
          </table:table-cell>
          <table:table-cell office:value-type="float" office:value="0.00100094" calcext:value-type="float">
            <text:p>0.00100094</text:p>
          </table:table-cell>
          <table:table-cell office:value-type="float" office:value="77.875" calcext:value-type="float">
            <text:p>77.875</text:p>
          </table:table-cell>
          <table:table-cell office:value-type="float" office:value="62.98" calcext:value-type="float">
            <text:p>62.98</text:p>
          </table:table-cell>
          <table:table-cell office:value-type="float" office:value="2395.5" calcext:value-type="float">
            <text:p>2395.5</text:p>
          </table:table-cell>
          <table:table-cell office:value-type="float" office:value="62.98" calcext:value-type="float">
            <text:p>62.98</text:p>
          </table:table-cell>
          <table:table-cell office:value-type="float" office:value="2528.3" calcext:value-type="float">
            <text:p>2528.3</text:p>
          </table:table-cell>
          <table:table-cell office:value-type="float" office:value="0.22446" calcext:value-type="float">
            <text:p>0.22446</text:p>
          </table:table-cell>
          <table:table-cell office:value-type="float" office:value="8.7803" calcext:value-type="float">
            <text:p>8.7803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15.837" calcext:value-type="float">
            <text:p>15.837</text:p>
          </table:table-cell>
          <table:table-cell office:value-type="float" office:value="0.00100108" calcext:value-type="float">
            <text:p>0.00100108</text:p>
          </table:table-cell>
          <table:table-cell office:value-type="float" office:value="74.011" calcext:value-type="float">
            <text:p>74.011</text:p>
          </table:table-cell>
          <table:table-cell office:value-type="float" office:value="66.49" calcext:value-type="float">
            <text:p>66.49</text:p>
          </table:table-cell>
          <table:table-cell office:value-type="float" office:value="2396.7" calcext:value-type="float">
            <text:p>2396.7</text:p>
          </table:table-cell>
          <table:table-cell office:value-type="float" office:value="66.49" calcext:value-type="float">
            <text:p>66.49</text:p>
          </table:table-cell>
          <table:table-cell office:value-type="float" office:value="2529.9" calcext:value-type="float">
            <text:p>2529.9</text:p>
          </table:table-cell>
          <table:table-cell office:value-type="float" office:value="0.23662" calcext:value-type="float">
            <text:p>0.23662</text:p>
          </table:table-cell>
          <table:table-cell office:value-type="float" office:value="8.7608" calcext:value-type="float">
            <text:p>8.7608</text:p>
          </table:table-cell>
        </table:table-row>
        <table:table-row table:style-name="ro1">
          <table:table-cell office:value-type="float" office:value="0.0018188" calcext:value-type="float">
            <text:p>0.0018188</text:p>
          </table:table-cell>
          <table:table-cell office:value-type="float" office:value="16" calcext:value-type="float">
            <text:p>16</text:p>
          </table:table-cell>
          <table:table-cell office:value-type="float" office:value="0.0010011" calcext:value-type="float">
            <text:p>0.0010011</text:p>
          </table:table-cell>
          <table:table-cell office:value-type="float" office:value="73.286" calcext:value-type="float">
            <text:p>73.286</text:p>
          </table:table-cell>
          <table:table-cell office:value-type="float" office:value="67.17" calcext:value-type="float">
            <text:p>67.17</text:p>
          </table:table-cell>
          <table:table-cell office:value-type="float" office:value="2396.9" calcext:value-type="float">
            <text:p>2396.9</text:p>
          </table:table-cell>
          <table:table-cell office:value-type="float" office:value="67.17" calcext:value-type="float">
            <text:p>67.17</text:p>
          </table:table-cell>
          <table:table-cell office:value-type="float" office:value="2530.2" calcext:value-type="float">
            <text:p>2530.2</text:p>
          </table:table-cell>
          <table:table-cell office:value-type="float" office:value="0.23897" calcext:value-type="float">
            <text:p>0.23897</text:p>
          </table:table-cell>
          <table:table-cell office:value-type="float" office:value="8.757" calcext:value-type="float">
            <text:p>8.757</text:p>
          </table:table-cell>
        </table:table-row>
        <table:table-row table:style-name="ro1">
          <table:table-cell office:value-type="float" office:value="0.0019384" calcext:value-type="float">
            <text:p>0.0019384</text:p>
          </table:table-cell>
          <table:table-cell office:value-type="float" office:value="17" calcext:value-type="float">
            <text:p>17</text:p>
          </table:table-cell>
          <table:table-cell office:value-type="float" office:value="0.00100127" calcext:value-type="float">
            <text:p>0.00100127</text:p>
          </table:table-cell>
          <table:table-cell office:value-type="float" office:value="69.001" calcext:value-type="float">
            <text:p>69.001</text:p>
          </table:table-cell>
          <table:table-cell office:value-type="float" office:value="71.36" calcext:value-type="float">
            <text:p>71.36</text:p>
          </table:table-cell>
          <table:table-cell office:value-type="float" office:value="2398.2" calcext:value-type="float">
            <text:p>2398.2</text:p>
          </table:table-cell>
          <table:table-cell office:value-type="float" office:value="71.36" calcext:value-type="float">
            <text:p>71.36</text:p>
          </table:table-cell>
          <table:table-cell office:value-type="float" office:value="2532" calcext:value-type="float">
            <text:p>2532</text:p>
          </table:table-cell>
          <table:table-cell office:value-type="float" office:value="0.25343" calcext:value-type="float">
            <text:p>0.25343</text:p>
          </table:table-cell>
          <table:table-cell office:value-type="float" office:value="8.7339" calcext:value-type="float">
            <text:p>8.7339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7.495" calcext:value-type="float">
            <text:p>17.495</text:p>
          </table:table-cell>
          <table:table-cell office:value-type="float" office:value="0.00100136" calcext:value-type="float">
            <text:p>0.00100136</text:p>
          </table:table-cell>
          <table:table-cell office:value-type="float" office:value="66.987" calcext:value-type="float">
            <text:p>66.987</text:p>
          </table:table-cell>
          <table:table-cell office:value-type="float" office:value="73.43" calcext:value-type="float">
            <text:p>73.43</text:p>
          </table:table-cell>
          <table:table-cell office:value-type="float" office:value="2398.9" calcext:value-type="float">
            <text:p>2398.9</text:p>
          </table:table-cell>
          <table:table-cell office:value-type="float" office:value="73.43" calcext:value-type="float">
            <text:p>73.43</text:p>
          </table:table-cell>
          <table:table-cell office:value-type="float" office:value="2532.9" calcext:value-type="float">
            <text:p>2532.9</text:p>
          </table:table-cell>
          <table:table-cell office:value-type="float" office:value="0.26056" calcext:value-type="float">
            <text:p>0.26056</text:p>
          </table:table-cell>
          <table:table-cell office:value-type="float" office:value="8.7226" calcext:value-type="float">
            <text:p>8.7226</text:p>
          </table:table-cell>
        </table:table-row>
        <table:table-row table:style-name="ro1">
          <table:table-cell office:value-type="float" office:value="0.0020647" calcext:value-type="float">
            <text:p>0.0020647</text:p>
          </table:table-cell>
          <table:table-cell office:value-type="float" office:value="18" calcext:value-type="float">
            <text:p>18</text:p>
          </table:table-cell>
          <table:table-cell office:value-type="float" office:value="0.00100145" calcext:value-type="float">
            <text:p>0.00100145</text:p>
          </table:table-cell>
          <table:table-cell office:value-type="float" office:value="64.998" calcext:value-type="float">
            <text:p>64.998</text:p>
          </table:table-cell>
          <table:table-cell office:value-type="float" office:value="75.54" calcext:value-type="float">
            <text:p>75.54</text:p>
          </table:table-cell>
          <table:table-cell office:value-type="float" office:value="2399.6" calcext:value-type="float">
            <text:p>2399.6</text:p>
          </table:table-cell>
          <table:table-cell office:value-type="float" office:value="75.54" calcext:value-type="float">
            <text:p>75.54</text:p>
          </table:table-cell>
          <table:table-cell office:value-type="float" office:value="2533.8" calcext:value-type="float">
            <text:p>2533.8</text:p>
          </table:table-cell>
          <table:table-cell office:value-type="float" office:value="0.26783" calcext:value-type="float">
            <text:p>0.26783</text:p>
          </table:table-cell>
          <table:table-cell office:value-type="float" office:value="8.7111" calcext:value-type="float">
            <text:p>8.7111</text:p>
          </table:table-cell>
        </table:table-row>
        <table:table-row table:style-name="ro1">
          <table:table-cell office:value-type="float" office:value="0.0021983" calcext:value-type="float">
            <text:p>0.0021983</text:p>
          </table:table-cell>
          <table:table-cell office:value-type="float" office:value="19" calcext:value-type="float">
            <text:p>19</text:p>
          </table:table-cell>
          <table:table-cell office:value-type="float" office:value="0.00100164" calcext:value-type="float">
            <text:p>0.00100164</text:p>
          </table:table-cell>
          <table:table-cell office:value-type="float" office:value="61.256" calcext:value-type="float">
            <text:p>61.256</text:p>
          </table:table-cell>
          <table:table-cell office:value-type="float" office:value="79.73" calcext:value-type="float">
            <text:p>79.73</text:p>
          </table:table-cell>
          <table:table-cell office:value-type="float" office:value="2400.9" calcext:value-type="float">
            <text:p>2400.9</text:p>
          </table:table-cell>
          <table:table-cell office:value-type="float" office:value="79.73" calcext:value-type="float">
            <text:p>79.73</text:p>
          </table:table-cell>
          <table:table-cell office:value-type="float" office:value="2535.6" calcext:value-type="float">
            <text:p>2535.6</text:p>
          </table:table-cell>
          <table:table-cell office:value-type="float" office:value="0.28218" calcext:value-type="float">
            <text:p>0.28218</text:p>
          </table:table-cell>
          <table:table-cell office:value-type="float" office:value="8.6884" calcext:value-type="float">
            <text:p>8.6884</text:p>
          </table:table-cell>
        </table:table-row>
        <table:table-row table:style-name="ro1">
          <table:table-cell office:value-type="float" office:value="0.0023393" calcext:value-type="float">
            <text:p>0.0023393</text:p>
          </table:table-cell>
          <table:table-cell office:value-type="float" office:value="20" calcext:value-type="float">
            <text:p>20</text:p>
          </table:table-cell>
          <table:table-cell office:value-type="float" office:value="0.00100184" calcext:value-type="float">
            <text:p>0.00100184</text:p>
          </table:table-cell>
          <table:table-cell office:value-type="float" office:value="57.757" calcext:value-type="float">
            <text:p>57.757</text:p>
          </table:table-cell>
          <table:table-cell office:value-type="float" office:value="83.91" calcext:value-type="float">
            <text:p>83.91</text:p>
          </table:table-cell>
          <table:table-cell office:value-type="float" office:value="2402.3" calcext:value-type="float">
            <text:p>2402.3</text:p>
          </table:table-cell>
          <table:table-cell office:value-type="float" office:value="83.91" calcext:value-type="float">
            <text:p>83.91</text:p>
          </table:table-cell>
          <table:table-cell office:value-type="float" office:value="2537.4" calcext:value-type="float">
            <text:p>2537.4</text:p>
          </table:table-cell>
          <table:table-cell office:value-type="float" office:value="0.29648" calcext:value-type="float">
            <text:p>0.29648</text:p>
          </table:table-cell>
          <table:table-cell office:value-type="float" office:value="8.666" calcext:value-type="float">
            <text:p>8.666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20.414" calcext:value-type="float">
            <text:p>20.414</text:p>
          </table:table-cell>
          <table:table-cell office:value-type="float" office:value="0.00100193" calcext:value-type="float">
            <text:p>0.00100193</text:p>
          </table:table-cell>
          <table:table-cell office:value-type="float" office:value="56.375" calcext:value-type="float">
            <text:p>56.375</text:p>
          </table:table-cell>
          <table:table-cell office:value-type="float" office:value="85.65" calcext:value-type="float">
            <text:p>85.65</text:p>
          </table:table-cell>
          <table:table-cell office:value-type="float" office:value="2402.9" calcext:value-type="float">
            <text:p>2402.9</text:p>
          </table:table-cell>
          <table:table-cell office:value-type="float" office:value="85.65" calcext:value-type="float">
            <text:p>85.65</text:p>
          </table:table-cell>
          <table:table-cell office:value-type="float" office:value="2538.2" calcext:value-type="float">
            <text:p>2538.2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8.6567" calcext:value-type="float">
            <text:p>8.6567</text:p>
          </table:table-cell>
        </table:table-row>
        <table:table-row table:style-name="ro1">
          <table:table-cell office:value-type="float" office:value="0.0024882" calcext:value-type="float">
            <text:p>0.0024882</text:p>
          </table:table-cell>
          <table:table-cell office:value-type="float" office:value="21" calcext:value-type="float">
            <text:p>21</text:p>
          </table:table-cell>
          <table:table-cell office:value-type="float" office:value="0.00100205" calcext:value-type="float">
            <text:p>0.00100205</text:p>
          </table:table-cell>
          <table:table-cell office:value-type="float" office:value="54.483" calcext:value-type="float">
            <text:p>54.483</text:p>
          </table:table-cell>
          <table:table-cell office:value-type="float" office:value="88.1" calcext:value-type="float">
            <text:p>88.1</text:p>
          </table:table-cell>
          <table:table-cell office:value-type="float" office:value="2403.7" calcext:value-type="float">
            <text:p>2403.7</text:p>
          </table:table-cell>
          <table:table-cell office:value-type="float" office:value="88.1" calcext:value-type="float">
            <text:p>88.1</text:p>
          </table:table-cell>
          <table:table-cell office:value-type="float" office:value="2539.3" calcext:value-type="float">
            <text:p>2539.3</text:p>
          </table:table-cell>
          <table:table-cell office:value-type="float" office:value="0.31073" calcext:value-type="float">
            <text:p>0.31073</text:p>
          </table:table-cell>
          <table:table-cell office:value-type="float" office:value="8.6437" calcext:value-type="float">
            <text:p>8.6437</text:p>
          </table:table-cell>
        </table:table-row>
        <table:table-row table:style-name="ro1">
          <table:table-cell office:value-type="float" office:value="0.0026453" calcext:value-type="float">
            <text:p>0.0026453</text:p>
          </table:table-cell>
          <table:table-cell office:value-type="float" office:value="22" calcext:value-type="float">
            <text:p>22</text:p>
          </table:table-cell>
          <table:table-cell office:value-type="float" office:value="0.00100228" calcext:value-type="float">
            <text:p>0.00100228</text:p>
          </table:table-cell>
          <table:table-cell office:value-type="float" office:value="51.418" calcext:value-type="float">
            <text:p>51.418</text:p>
          </table:table-cell>
          <table:table-cell office:value-type="float" office:value="92.28" calcext:value-type="float">
            <text:p>92.28</text:p>
          </table:table-cell>
          <table:table-cell office:value-type="float" office:value="2405.1" calcext:value-type="float">
            <text:p>2405.1</text:p>
          </table:table-cell>
          <table:table-cell office:value-type="float" office:value="92.28" calcext:value-type="float">
            <text:p>92.28</text:p>
          </table:table-cell>
          <table:table-cell office:value-type="float" office:value="2541.1" calcext:value-type="float">
            <text:p>2541.1</text:p>
          </table:table-cell>
          <table:table-cell office:value-type="float" office:value="0.32493" calcext:value-type="float">
            <text:p>0.32493</text:p>
          </table:table-cell>
          <table:table-cell office:value-type="float" office:value="8.6217" calcext:value-type="float">
            <text:p>8.6217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22.935" calcext:value-type="float">
            <text:p>22.935</text:p>
          </table:table-cell>
          <table:table-cell office:value-type="float" office:value="0.00100249" calcext:value-type="float">
            <text:p>0.00100249</text:p>
          </table:table-cell>
          <table:table-cell office:value-type="float" office:value="48.729" calcext:value-type="float">
            <text:p>48.729</text:p>
          </table:table-cell>
          <table:table-cell office:value-type="float" office:value="96.19" calcext:value-type="float">
            <text:p>96.19</text:p>
          </table:table-cell>
          <table:table-cell office:value-type="float" office:value="2406.4" calcext:value-type="float">
            <text:p>2406.4</text:p>
          </table:table-cell>
          <table:table-cell office:value-type="float" office:value="96.19" calcext:value-type="float">
            <text:p>96.19</text:p>
          </table:table-cell>
          <table:table-cell office:value-type="float" office:value="2542.8" calcext:value-type="float">
            <text:p>2542.8</text:p>
          </table:table-cell>
          <table:table-cell office:value-type="float" office:value="0.33816" calcext:value-type="float">
            <text:p>0.33816</text:p>
          </table:table-cell>
          <table:table-cell office:value-type="float" office:value="8.6012" calcext:value-type="float">
            <text:p>8.6012</text:p>
          </table:table-cell>
        </table:table-row>
        <table:table-row table:style-name="ro1">
          <table:table-cell office:value-type="float" office:value="0.0028111" calcext:value-type="float">
            <text:p>0.0028111</text:p>
          </table:table-cell>
          <table:table-cell office:value-type="float" office:value="23" calcext:value-type="float">
            <text:p>23</text:p>
          </table:table-cell>
          <table:table-cell office:value-type="float" office:value="0.00100251" calcext:value-type="float">
            <text:p>0.00100251</text:p>
          </table:table-cell>
          <table:table-cell office:value-type="float" office:value="48.548" calcext:value-type="float">
            <text:p>48.548</text:p>
          </table:table-cell>
          <table:table-cell office:value-type="float" office:value="96.46" calcext:value-type="float">
            <text:p>96.46</text:p>
          </table:table-cell>
          <table:table-cell office:value-type="float" office:value="2406.4" calcext:value-type="float">
            <text:p>2406.4</text:p>
          </table:table-cell>
          <table:table-cell office:value-type="float" office:value="96.46" calcext:value-type="float">
            <text:p>96.46</text:p>
          </table:table-cell>
          <table:table-cell office:value-type="float" office:value="2542.9" calcext:value-type="float">
            <text:p>2542.9</text:p>
          </table:table-cell>
          <table:table-cell office:value-type="float" office:value="0.33908" calcext:value-type="float">
            <text:p>0.33908</text:p>
          </table:table-cell>
          <table:table-cell office:value-type="float" office:value="8.5998" calcext:value-type="float">
            <text:p>8.5998</text:p>
          </table:table-cell>
        </table:table-row>
        <table:table-row table:style-name="ro1">
          <table:table-cell office:value-type="float" office:value="0.0029858" calcext:value-type="float">
            <text:p>0.0029858</text:p>
          </table:table-cell>
          <table:table-cell office:value-type="float" office:value="24" calcext:value-type="float">
            <text:p>24</text:p>
          </table:table-cell>
          <table:table-cell office:value-type="float" office:value="0.00100275" calcext:value-type="float">
            <text:p>0.00100275</text:p>
          </table:table-cell>
          <table:table-cell office:value-type="float" office:value="45.858" calcext:value-type="float">
            <text:p>45.858</text:p>
          </table:table-cell>
          <table:table-cell office:value-type="float" office:value="100.65" calcext:value-type="float">
            <text:p>100.65</text:p>
          </table:table-cell>
          <table:table-cell office:value-type="float" office:value="2407.8" calcext:value-type="float">
            <text:p>2407.8</text:p>
          </table:table-cell>
          <table:table-cell office:value-type="float" office:value="100.65" calcext:value-type="float">
            <text:p>100.65</text:p>
          </table:table-cell>
          <table:table-cell office:value-type="float" office:value="2544.7" calcext:value-type="float">
            <text:p>2544.7</text:p>
          </table:table-cell>
          <table:table-cell office:value-type="float" office:value="0.35318" calcext:value-type="float">
            <text:p>0.35318</text:p>
          </table:table-cell>
          <table:table-cell office:value-type="float" office:value="8.5781" calcext:value-type="float">
            <text:p>8.5781</text:p>
          </table:table-cell>
        </table:table-row>
        <table:table-row table:style-name="ro1">
          <table:table-cell office:value-type="float" office:value="0.0031699" calcext:value-type="float">
            <text:p>0.0031699</text:p>
          </table:table-cell>
          <table:table-cell office:value-type="float" office:value="25" calcext:value-type="float">
            <text:p>25</text:p>
          </table:table-cell>
          <table:table-cell office:value-type="float" office:value="0.00100301" calcext:value-type="float">
            <text:p>0.00100301</text:p>
          </table:table-cell>
          <table:table-cell office:value-type="float" office:value="43.337" calcext:value-type="float">
            <text:p>43.337</text:p>
          </table:table-cell>
          <table:table-cell office:value-type="float" office:value="104.83" calcext:value-type="float">
            <text:p>104.83</text:p>
          </table:table-cell>
          <table:table-cell office:value-type="float" office:value="2409.1" calcext:value-type="float">
            <text:p>2409.1</text:p>
          </table:table-cell>
          <table:table-cell office:value-type="float" office:value="104.83" calcext:value-type="float">
            <text:p>104.83</text:p>
          </table:table-cell>
          <table:table-cell office:value-type="float" office:value="2546.5" calcext:value-type="float">
            <text:p>2546.5</text:p>
          </table:table-cell>
          <table:table-cell office:value-type="float" office:value="0.36722" calcext:value-type="float">
            <text:p>0.36722</text:p>
          </table:table-cell>
          <table:table-cell office:value-type="float" office:value="8.5566" calcext:value-type="float">
            <text:p>8.5566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25.158" calcext:value-type="float">
            <text:p>25.158</text:p>
          </table:table-cell>
          <table:table-cell office:value-type="float" office:value="0.00100305" calcext:value-type="float">
            <text:p>0.00100305</text:p>
          </table:table-cell>
          <table:table-cell office:value-type="float" office:value="42.952" calcext:value-type="float">
            <text:p>42.952</text:p>
          </table:table-cell>
          <table:table-cell office:value-type="float" office:value="105.49" calcext:value-type="float">
            <text:p>105.49</text:p>
          </table:table-cell>
          <table:table-cell office:value-type="float" office:value="2409.4" calcext:value-type="float">
            <text:p>2409.4</text:p>
          </table:table-cell>
          <table:table-cell office:value-type="float" office:value="105.49" calcext:value-type="float">
            <text:p>105.49</text:p>
          </table:table-cell>
          <table:table-cell office:value-type="float" office:value="2546.8" calcext:value-type="float">
            <text:p>2546.8</text:p>
          </table:table-cell>
          <table:table-cell office:value-type="float" office:value="0.36945" calcext:value-type="float">
            <text:p>0.36945</text:p>
          </table:table-cell>
          <table:table-cell office:value-type="float" office:value="8.5533" calcext:value-type="float">
            <text:p>8.5533</text:p>
          </table:table-cell>
        </table:table-row>
        <table:table-row table:style-name="ro1">
          <table:table-cell office:value-type="float" office:value="0.0033639" calcext:value-type="float">
            <text:p>0.0033639</text:p>
          </table:table-cell>
          <table:table-cell office:value-type="float" office:value="26" calcext:value-type="float">
            <text:p>26</text:p>
          </table:table-cell>
          <table:table-cell office:value-type="float" office:value="0.00100327" calcext:value-type="float">
            <text:p>0.00100327</text:p>
          </table:table-cell>
          <table:table-cell office:value-type="float" office:value="40.973" calcext:value-type="float">
            <text:p>40.973</text:p>
          </table:table-cell>
          <table:table-cell office:value-type="float" office:value="109.01" calcext:value-type="float">
            <text:p>109.01</text:p>
          </table:table-cell>
          <table:table-cell office:value-type="float" office:value="2410.5" calcext:value-type="float">
            <text:p>2410.5</text:p>
          </table:table-cell>
          <table:table-cell office:value-type="float" office:value="109.01" calcext:value-type="float">
            <text:p>109.01</text:p>
          </table:table-cell>
          <table:table-cell office:value-type="float" office:value="2548.3" calcext:value-type="float">
            <text:p>2548.3</text:p>
          </table:table-cell>
          <table:table-cell office:value-type="float" office:value="0.38123" calcext:value-type="float">
            <text:p>0.38123</text:p>
          </table:table-cell>
          <table:table-cell office:value-type="float" office:value="8.5353" calcext:value-type="float">
            <text:p>8.5353</text:p>
          </table:table-cell>
        </table:table-row>
        <table:table-row table:style-name="ro1">
          <table:table-cell office:value-type="float" office:value="0.0035681" calcext:value-type="float">
            <text:p>0.0035681</text:p>
          </table:table-cell>
          <table:table-cell office:value-type="float" office:value="27" calcext:value-type="float">
            <text:p>27</text:p>
          </table:table-cell>
          <table:table-cell office:value-type="float" office:value="0.00100354" calcext:value-type="float">
            <text:p>0.00100354</text:p>
          </table:table-cell>
          <table:table-cell office:value-type="float" office:value="38.754" calcext:value-type="float">
            <text:p>38.754</text:p>
          </table:table-cell>
          <table:table-cell office:value-type="float" office:value="113.19" calcext:value-type="float">
            <text:p>113.19</text:p>
          </table:table-cell>
          <table:table-cell office:value-type="float" office:value="2411.8" calcext:value-type="float">
            <text:p>2411.8</text:p>
          </table:table-cell>
          <table:table-cell office:value-type="float" office:value="113.19" calcext:value-type="float">
            <text:p>113.19</text:p>
          </table:table-cell>
          <table:table-cell office:value-type="float" office:value="2550.1" calcext:value-type="float">
            <text:p>2550.1</text:p>
          </table:table-cell>
          <table:table-cell office:value-type="float" office:value="0.39518" calcext:value-type="float">
            <text:p>0.39518</text:p>
          </table:table-cell>
          <table:table-cell office:value-type="float" office:value="8.5142" calcext:value-type="float">
            <text:p>8.514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27.152" calcext:value-type="float">
            <text:p>27.152</text:p>
          </table:table-cell>
          <table:table-cell office:value-type="float" office:value="0.00100358" calcext:value-type="float">
            <text:p>0.00100358</text:p>
          </table:table-cell>
          <table:table-cell office:value-type="float" office:value="38.43" calcext:value-type="float">
            <text:p>38.43</text:p>
          </table:table-cell>
          <table:table-cell office:value-type="float" office:value="113.83" calcext:value-type="float">
            <text:p>113.83</text:p>
          </table:table-cell>
          <table:table-cell office:value-type="float" office:value="2412.1" calcext:value-type="float">
            <text:p>2412.1</text:p>
          </table:table-cell>
          <table:table-cell office:value-type="float" office:value="113.83" calcext:value-type="float">
            <text:p>113.83</text:p>
          </table:table-cell>
          <table:table-cell office:value-type="float" office:value="2550.4" calcext:value-type="float">
            <text:p>2550.4</text:p>
          </table:table-cell>
          <table:table-cell office:value-type="float" office:value="0.39729" calcext:value-type="float">
            <text:p>0.39729</text:p>
          </table:table-cell>
          <table:table-cell office:value-type="float" office:value="8.511" calcext:value-type="float">
            <text:p>8.511</text:p>
          </table:table-cell>
        </table:table-row>
        <table:table-row table:style-name="ro1">
          <table:table-cell office:value-type="float" office:value="0.0037831" calcext:value-type="float">
            <text:p>0.0037831</text:p>
          </table:table-cell>
          <table:table-cell office:value-type="float" office:value="28" calcext:value-type="float">
            <text:p>28</text:p>
          </table:table-cell>
          <table:table-cell office:value-type="float" office:value="0.00100382" calcext:value-type="float">
            <text:p>0.00100382</text:p>
          </table:table-cell>
          <table:table-cell office:value-type="float" office:value="36.672" calcext:value-type="float">
            <text:p>36.672</text:p>
          </table:table-cell>
          <table:table-cell office:value-type="float" office:value="117.37" calcext:value-type="float">
            <text:p>117.37</text:p>
          </table:table-cell>
          <table:table-cell office:value-type="float" office:value="2413.2" calcext:value-type="float">
            <text:p>2413.2</text:p>
          </table:table-cell>
          <table:table-cell office:value-type="float" office:value="117.37" calcext:value-type="float">
            <text:p>117.37</text:p>
          </table:table-cell>
          <table:table-cell office:value-type="float" office:value="2551.9" calcext:value-type="float">
            <text:p>2551.9</text:p>
          </table:table-cell>
          <table:table-cell office:value-type="float" office:value="0.40908" calcext:value-type="float">
            <text:p>0.40908</text:p>
          </table:table-cell>
          <table:table-cell office:value-type="float" office:value="8.4933" calcext:value-type="float">
            <text:p>8.493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8.96" calcext:value-type="float">
            <text:p>28.96</text:p>
          </table:table-cell>
          <table:table-cell office:value-type="float" office:value="0.0010041" calcext:value-type="float">
            <text:p>0.0010041</text:p>
          </table:table-cell>
          <table:table-cell office:value-type="float" office:value="34.791" calcext:value-type="float">
            <text:p>34.791</text:p>
          </table:table-cell>
          <table:table-cell office:value-type="float" office:value="121.39" calcext:value-type="float">
            <text:p>121.39</text:p>
          </table:table-cell>
          <table:table-cell office:value-type="float" office:value="2414.5" calcext:value-type="float">
            <text:p>2414.5</text:p>
          </table:table-cell>
          <table:table-cell office:value-type="float" office:value="121.39" calcext:value-type="float">
            <text:p>121.39</text:p>
          </table:table-cell>
          <table:table-cell office:value-type="float" office:value="2553.7" calcext:value-type="float">
            <text:p>2553.7</text:p>
          </table:table-cell>
          <table:table-cell office:value-type="float" office:value="0.42239" calcext:value-type="float">
            <text:p>0.42239</text:p>
          </table:table-cell>
          <table:table-cell office:value-type="float" office:value="8.4734" calcext:value-type="float">
            <text:p>8.4734</text:p>
          </table:table-cell>
        </table:table-row>
        <table:table-row table:style-name="ro1">
          <table:table-cell office:value-type="float" office:value="0.0040092" calcext:value-type="float">
            <text:p>0.0040092</text:p>
          </table:table-cell>
          <table:table-cell office:value-type="float" office:value="29" calcext:value-type="float">
            <text:p>29</text:p>
          </table:table-cell>
          <table:table-cell office:value-type="float" office:value="0.00100411" calcext:value-type="float">
            <text:p>0.00100411</text:p>
          </table:table-cell>
          <table:table-cell office:value-type="float" office:value="34.716" calcext:value-type="float">
            <text:p>34.716</text:p>
          </table:table-cell>
          <table:table-cell office:value-type="float" office:value="121.55" calcext:value-type="float">
            <text:p>121.55</text:p>
          </table:table-cell>
          <table:table-cell office:value-type="float" office:value="2414.5" calcext:value-type="float">
            <text:p>2414.5</text:p>
          </table:table-cell>
          <table:table-cell office:value-type="float" office:value="121.55" calcext:value-type="float">
            <text:p>121.55</text:p>
          </table:table-cell>
          <table:table-cell office:value-type="float" office:value="2553.7" calcext:value-type="float">
            <text:p>2553.7</text:p>
          </table:table-cell>
          <table:table-cell office:value-type="float" office:value="0.42294" calcext:value-type="float">
            <text:p>0.42294</text:p>
          </table:table-cell>
          <table:table-cell office:value-type="float" office:value="8.4725" calcext:value-type="float">
            <text:p>8.4725</text:p>
          </table:table-cell>
        </table:table-row>
        <table:table-row table:style-name="ro1">
          <table:table-cell office:value-type="float" office:value="0.004247" calcext:value-type="float">
            <text:p>0.004247</text:p>
          </table:table-cell>
          <table:table-cell office:value-type="float" office:value="30" calcext:value-type="float">
            <text:p>30</text:p>
          </table:table-cell>
          <table:table-cell office:value-type="float" office:value="0.00100441" calcext:value-type="float">
            <text:p>0.00100441</text:p>
          </table:table-cell>
          <table:table-cell office:value-type="float" office:value="32.878" calcext:value-type="float">
            <text:p>32.878</text:p>
          </table:table-cell>
          <table:table-cell office:value-type="float" office:value="125.73" calcext:value-type="float">
            <text:p>125.73</text:p>
          </table:table-cell>
          <table:table-cell office:value-type="float" office:value="2415.9" calcext:value-type="float">
            <text:p>2415.9</text:p>
          </table:table-cell>
          <table:table-cell office:value-type="float" office:value="125.73" calcext:value-type="float">
            <text:p>125.73</text:p>
          </table:table-cell>
          <table:table-cell office:value-type="float" office:value="2555.5" calcext:value-type="float">
            <text:p>2555.5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8.452" calcext:value-type="float">
            <text:p>8.452</text:p>
          </table:table-cell>
        </table:table-row>
        <table:table-row table:style-name="ro1">
          <table:table-cell office:value-type="float" office:value="0.0044969" calcext:value-type="float">
            <text:p>0.0044969</text:p>
          </table:table-cell>
          <table:table-cell office:value-type="float" office:value="31" calcext:value-type="float">
            <text:p>31</text:p>
          </table:table-cell>
          <table:table-cell office:value-type="float" office:value="0.00100472" calcext:value-type="float">
            <text:p>0.00100472</text:p>
          </table:table-cell>
          <table:table-cell office:value-type="float" office:value="31.151" calcext:value-type="float">
            <text:p>31.151</text:p>
          </table:table-cell>
          <table:table-cell office:value-type="float" office:value="129.91" calcext:value-type="float">
            <text:p>129.91</text:p>
          </table:table-cell>
          <table:table-cell office:value-type="float" office:value="2417.2" calcext:value-type="float">
            <text:p>2417.2</text:p>
          </table:table-cell>
          <table:table-cell office:value-type="float" office:value="129.91" calcext:value-type="float">
            <text:p>129.91</text:p>
          </table:table-cell>
          <table:table-cell office:value-type="float" office:value="2557.3" calcext:value-type="float">
            <text:p>2557.3</text:p>
          </table:table-cell>
          <table:table-cell office:value-type="float" office:value="0.45052" calcext:value-type="float">
            <text:p>0.45052</text:p>
          </table:table-cell>
          <table:table-cell office:value-type="float" office:value="8.4316" calcext:value-type="float">
            <text:p>8.4316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31.012" calcext:value-type="float">
            <text:p>31.012</text:p>
          </table:table-cell>
          <table:table-cell office:value-type="float" office:value="0.00100473" calcext:value-type="float">
            <text:p>0.00100473</text:p>
          </table:table-cell>
          <table:table-cell office:value-type="float" office:value="31.131" calcext:value-type="float">
            <text:p>31.131</text:p>
          </table:table-cell>
          <table:table-cell office:value-type="float" office:value="129.96" calcext:value-type="float">
            <text:p>129.96</text:p>
          </table:table-cell>
          <table:table-cell office:value-type="float" office:value="2417.3" calcext:value-type="float">
            <text:p>2417.3</text:p>
          </table:table-cell>
          <table:table-cell office:value-type="float" office:value="129.96" calcext:value-type="float">
            <text:p>129.96</text:p>
          </table:table-cell>
          <table:table-cell office:value-type="float" office:value="2557.4" calcext:value-type="float">
            <text:p>2557.4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8.4313" calcext:value-type="float">
            <text:p>8.4313</text:p>
          </table:table-cell>
        </table:table-row>
        <table:table-row table:style-name="ro1">
          <table:table-cell office:value-type="float" office:value="0.0047596" calcext:value-type="float">
            <text:p>0.0047596</text:p>
          </table:table-cell>
          <table:table-cell office:value-type="float" office:value="32" calcext:value-type="float">
            <text:p>32</text:p>
          </table:table-cell>
          <table:table-cell office:value-type="float" office:value="0.00100504" calcext:value-type="float">
            <text:p>0.00100504</text:p>
          </table:table-cell>
          <table:table-cell office:value-type="float" office:value="29.526" calcext:value-type="float">
            <text:p>29.526</text:p>
          </table:table-cell>
          <table:table-cell office:value-type="float" office:value="134.09" calcext:value-type="float">
            <text:p>134.09</text:p>
          </table:table-cell>
          <table:table-cell office:value-type="float" office:value="2418.7" calcext:value-type="float">
            <text:p>2418.7</text:p>
          </table:table-cell>
          <table:table-cell office:value-type="float" office:value="134.09" calcext:value-type="float">
            <text:p>134.09</text:p>
          </table:table-cell>
          <table:table-cell office:value-type="float" office:value="2559.2" calcext:value-type="float">
            <text:p>2559.2</text:p>
          </table:table-cell>
          <table:table-cell office:value-type="float" office:value="0.46424" calcext:value-type="float">
            <text:p>0.46424</text:p>
          </table:table-cell>
          <table:table-cell office:value-type="float" office:value="8.4113" calcext:value-type="float">
            <text:p>8.411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2.874" calcext:value-type="float">
            <text:p>32.874</text:p>
          </table:table-cell>
          <table:table-cell office:value-type="float" office:value="0.00100533" calcext:value-type="float">
            <text:p>0.00100533</text:p>
          </table:table-cell>
          <table:table-cell office:value-type="float" office:value="28.185" calcext:value-type="float">
            <text:p>28.185</text:p>
          </table:table-cell>
          <table:table-cell office:value-type="float" office:value="137.74" calcext:value-type="float">
            <text:p>137.74</text:p>
          </table:table-cell>
          <table:table-cell office:value-type="float" office:value="2419.8" calcext:value-type="float">
            <text:p>2419.8</text:p>
          </table:table-cell>
          <table:table-cell office:value-type="float" office:value="137.75" calcext:value-type="float">
            <text:p>137.75</text:p>
          </table:table-cell>
          <table:table-cell office:value-type="float" office:value="2560.7" calcext:value-type="float">
            <text:p>2560.7</text:p>
          </table:table-cell>
          <table:table-cell office:value-type="float" office:value="0.4762" calcext:value-type="float">
            <text:p>0.4762</text:p>
          </table:table-cell>
          <table:table-cell office:value-type="float" office:value="8.3938" calcext:value-type="float">
            <text:p>8.3938</text:p>
          </table:table-cell>
        </table:table-row>
        <table:table-row table:style-name="ro1">
          <table:table-cell office:value-type="float" office:value="0.0050354" calcext:value-type="float">
            <text:p>0.0050354</text:p>
          </table:table-cell>
          <table:table-cell office:value-type="float" office:value="33" calcext:value-type="float">
            <text:p>33</text:p>
          </table:table-cell>
          <table:table-cell office:value-type="float" office:value="0.00100537" calcext:value-type="float">
            <text:p>0.00100537</text:p>
          </table:table-cell>
          <table:table-cell office:value-type="float" office:value="27.998" calcext:value-type="float">
            <text:p>27.998</text:p>
          </table:table-cell>
          <table:table-cell office:value-type="float" office:value="138.26" calcext:value-type="float">
            <text:p>138.26</text:p>
          </table:table-cell>
          <table:table-cell office:value-type="float" office:value="2420" calcext:value-type="float">
            <text:p>2420</text:p>
          </table:table-cell>
          <table:table-cell office:value-type="float" office:value="138.27" calcext:value-type="float">
            <text:p>138.27</text:p>
          </table:table-cell>
          <table:table-cell office:value-type="float" office:value="2561" calcext:value-type="float">
            <text:p>2561</text:p>
          </table:table-cell>
          <table:table-cell office:value-type="float" office:value="0.47792" calcext:value-type="float">
            <text:p>0.47792</text:p>
          </table:table-cell>
          <table:table-cell office:value-type="float" office:value="8.3913" calcext:value-type="float">
            <text:p>8.3913</text:p>
          </table:table-cell>
        </table:table-row>
        <table:table-row table:style-name="ro1">
          <table:table-cell office:value-type="float" office:value="0.0053251" calcext:value-type="float">
            <text:p>0.0053251</text:p>
          </table:table-cell>
          <table:table-cell office:value-type="float" office:value="34" calcext:value-type="float">
            <text:p>34</text:p>
          </table:table-cell>
          <table:table-cell office:value-type="float" office:value="0.0010057" calcext:value-type="float">
            <text:p>0.0010057</text:p>
          </table:table-cell>
          <table:table-cell office:value-type="float" office:value="26.56" calcext:value-type="float">
            <text:p>26.56</text:p>
          </table:table-cell>
          <table:table-cell office:value-type="float" office:value="142.44" calcext:value-type="float">
            <text:p>142.44</text:p>
          </table:table-cell>
          <table:table-cell office:value-type="float" office:value="2421.4" calcext:value-type="float">
            <text:p>2421.4</text:p>
          </table:table-cell>
          <table:table-cell office:value-type="float" office:value="142.45" calcext:value-type="float">
            <text:p>142.45</text:p>
          </table:table-cell>
          <table:table-cell office:value-type="float" office:value="2562.8" calcext:value-type="float">
            <text:p>2562.8</text:p>
          </table:table-cell>
          <table:table-cell office:value-type="float" office:value="0.49155" calcext:value-type="float">
            <text:p>0.49155</text:p>
          </table:table-cell>
          <table:table-cell office:value-type="float" office:value="8.3714" calcext:value-type="float">
            <text:p>8.3714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34.581" calcext:value-type="float">
            <text:p>34.581</text:p>
          </table:table-cell>
          <table:table-cell office:value-type="float" office:value="0.0010059" calcext:value-type="float">
            <text:p>0.0010059</text:p>
          </table:table-cell>
          <table:table-cell office:value-type="float" office:value="25.762" calcext:value-type="float">
            <text:p>25.762</text:p>
          </table:table-cell>
          <table:table-cell office:value-type="float" office:value="144.87" calcext:value-type="float">
            <text:p>144.87</text:p>
          </table:table-cell>
          <table:table-cell office:value-type="float" office:value="2422.1" calcext:value-type="float">
            <text:p>2422.1</text:p>
          </table:table-cell>
          <table:table-cell office:value-type="float" office:value="144.88" calcext:value-type="float">
            <text:p>144.88</text:p>
          </table:table-cell>
          <table:table-cell office:value-type="float" office:value="2563.8" calcext:value-type="float">
            <text:p>2563.8</text:p>
          </table:table-cell>
          <table:table-cell office:value-type="float" office:value="0.49945" calcext:value-type="float">
            <text:p>0.49945</text:p>
          </table:table-cell>
          <table:table-cell office:value-type="float" office:value="8.3599" calcext:value-type="float">
            <text:p>8.3599</text:p>
          </table:table-cell>
        </table:table-row>
        <table:table-row table:style-name="ro1">
          <table:table-cell office:value-type="float" office:value="0.005629" calcext:value-type="float">
            <text:p>0.005629</text:p>
          </table:table-cell>
          <table:table-cell office:value-type="float" office:value="35" calcext:value-type="float">
            <text:p>35</text:p>
          </table:table-cell>
          <table:table-cell office:value-type="float" office:value="0.00100605" calcext:value-type="float">
            <text:p>0.00100605</text:p>
          </table:table-cell>
          <table:table-cell office:value-type="float" office:value="25.205" calcext:value-type="float">
            <text:p>25.205</text:p>
          </table:table-cell>
          <table:table-cell office:value-type="float" office:value="146.62" calcext:value-type="float">
            <text:p>146.62</text:p>
          </table:table-cell>
          <table:table-cell office:value-type="float" office:value="2422.6" calcext:value-type="float">
            <text:p>2422.6</text:p>
          </table:table-cell>
          <table:table-cell office:value-type="float" office:value="146.63" calcext:value-type="float">
            <text:p>146.63</text:p>
          </table:table-cell>
          <table:table-cell office:value-type="float" office:value="2564.5" calcext:value-type="float">
            <text:p>2564.5</text:p>
          </table:table-cell>
          <table:table-cell office:value-type="float" office:value="0.50513" calcext:value-type="float">
            <text:p>0.50513</text:p>
          </table:table-cell>
          <table:table-cell office:value-type="float" office:value="8.3517" calcext:value-type="float">
            <text:p>8.3517</text:p>
          </table:table-cell>
        </table:table-row>
        <table:table-row table:style-name="ro1">
          <table:table-cell office:value-type="float" office:value="0.0059479" calcext:value-type="float">
            <text:p>0.0059479</text:p>
          </table:table-cell>
          <table:table-cell office:value-type="float" office:value="36" calcext:value-type="float">
            <text:p>36</text:p>
          </table:table-cell>
          <table:table-cell office:value-type="float" office:value="0.0010064" calcext:value-type="float">
            <text:p>0.0010064</text:p>
          </table:table-cell>
          <table:table-cell office:value-type="float" office:value="23.929" calcext:value-type="float">
            <text:p>23.929</text:p>
          </table:table-cell>
          <table:table-cell office:value-type="float" office:value="150.8" calcext:value-type="float">
            <text:p>150.8</text:p>
          </table:table-cell>
          <table:table-cell office:value-type="float" office:value="2424" calcext:value-type="float">
            <text:p>2424</text:p>
          </table:table-cell>
          <table:table-cell office:value-type="float" office:value="150.81" calcext:value-type="float">
            <text:p>150.81</text:p>
          </table:table-cell>
          <table:table-cell office:value-type="float" office:value="2566.3" calcext:value-type="float">
            <text:p>2566.3</text:p>
          </table:table-cell>
          <table:table-cell office:value-type="float" office:value="0.51867" calcext:value-type="float">
            <text:p>0.51867</text:p>
          </table:table-cell>
          <table:table-cell office:value-type="float" office:value="8.3321" calcext:value-type="float">
            <text:p>8.332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36.159" calcext:value-type="float">
            <text:p>36.159</text:p>
          </table:table-cell>
          <table:table-cell office:value-type="float" office:value="0.00100645" calcext:value-type="float">
            <text:p>0.00100645</text:p>
          </table:table-cell>
          <table:table-cell office:value-type="float" office:value="23.733" calcext:value-type="float">
            <text:p>23.733</text:p>
          </table:table-cell>
          <table:table-cell office:value-type="float" office:value="151.47" calcext:value-type="float">
            <text:p>151.47</text:p>
          </table:table-cell>
          <table:table-cell office:value-type="float" office:value="2424.2" calcext:value-type="float">
            <text:p>2424.2</text:p>
          </table:table-cell>
          <table:table-cell office:value-type="float" office:value="151.48" calcext:value-type="float">
            <text:p>151.48</text:p>
          </table:table-cell>
          <table:table-cell office:value-type="float" office:value="2566.6" calcext:value-type="float">
            <text:p>2566.6</text:p>
          </table:table-cell>
          <table:table-cell office:value-type="float" office:value="0.52082" calcext:value-type="float">
            <text:p>0.52082</text:p>
          </table:table-cell>
          <table:table-cell office:value-type="float" office:value="8.329" calcext:value-type="float">
            <text:p>8.329</text:p>
          </table:table-cell>
        </table:table-row>
        <table:table-row table:style-name="ro1">
          <table:table-cell office:value-type="float" office:value="0.0062823" calcext:value-type="float">
            <text:p>0.0062823</text:p>
          </table:table-cell>
          <table:table-cell office:value-type="float" office:value="37" calcext:value-type="float">
            <text:p>37</text:p>
          </table:table-cell>
          <table:table-cell office:value-type="float" office:value="0.00100676" calcext:value-type="float">
            <text:p>0.00100676</text:p>
          </table:table-cell>
          <table:table-cell office:value-type="float" office:value="22.727" calcext:value-type="float">
            <text:p>22.727</text:p>
          </table:table-cell>
          <table:table-cell office:value-type="float" office:value="154.98" calcext:value-type="float">
            <text:p>154.98</text:p>
          </table:table-cell>
          <table:table-cell office:value-type="float" office:value="2425.3" calcext:value-type="float">
            <text:p>2425.3</text:p>
          </table:table-cell>
          <table:table-cell office:value-type="float" office:value="154.99" calcext:value-type="float">
            <text:p>154.99</text:p>
          </table:table-cell>
          <table:table-cell office:value-type="float" office:value="2568.1" calcext:value-type="float">
            <text:p>2568.1</text:p>
          </table:table-cell>
          <table:table-cell office:value-type="float" office:value="0.53217" calcext:value-type="float">
            <text:p>0.53217</text:p>
          </table:table-cell>
          <table:table-cell office:value-type="float" office:value="8.3127" calcext:value-type="float">
            <text:p>8.3127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37.627" calcext:value-type="float">
            <text:p>37.627</text:p>
          </table:table-cell>
          <table:table-cell office:value-type="float" office:value="0.00100699" calcext:value-type="float">
            <text:p>0.00100699</text:p>
          </table:table-cell>
          <table:table-cell office:value-type="float" office:value="22.009" calcext:value-type="float">
            <text:p>22.009</text:p>
          </table:table-cell>
          <table:table-cell office:value-type="float" office:value="157.6" calcext:value-type="float">
            <text:p>157.6</text:p>
          </table:table-cell>
          <table:table-cell office:value-type="float" office:value="2426.2" calcext:value-type="float">
            <text:p>2426.2</text:p>
          </table:table-cell>
          <table:table-cell office:value-type="float" office:value="157.61" calcext:value-type="float">
            <text:p>157.61</text:p>
          </table:table-cell>
          <table:table-cell office:value-type="float" office:value="2569.3" calcext:value-type="float">
            <text:p>2569.3</text:p>
          </table:table-cell>
          <table:table-cell office:value-type="float" office:value="0.5406" calcext:value-type="float">
            <text:p>0.5406</text:p>
          </table:table-cell>
          <table:table-cell office:value-type="float" office:value="8.3007" calcext:value-type="float">
            <text:p>8.3007</text:p>
          </table:table-cell>
        </table:table-row>
        <table:table-row table:style-name="ro1">
          <table:table-cell office:value-type="float" office:value="0.0066328" calcext:value-type="float">
            <text:p>0.0066328</text:p>
          </table:table-cell>
          <table:table-cell office:value-type="float" office:value="38" calcext:value-type="float">
            <text:p>38</text:p>
          </table:table-cell>
          <table:table-cell office:value-type="float" office:value="0.00100713" calcext:value-type="float">
            <text:p>0.00100713</text:p>
          </table:table-cell>
          <table:table-cell office:value-type="float" office:value="21.593" calcext:value-type="float">
            <text:p>21.593</text:p>
          </table:table-cell>
          <table:table-cell office:value-type="float" office:value="159.16" calcext:value-type="float">
            <text:p>159.16</text:p>
          </table:table-cell>
          <table:table-cell office:value-type="float" office:value="2426.7" calcext:value-type="float">
            <text:p>2426.7</text:p>
          </table:table-cell>
          <table:table-cell office:value-type="float" office:value="159.17" calcext:value-type="float">
            <text:p>159.17</text:p>
          </table:table-cell>
          <table:table-cell office:value-type="float" office:value="2569.9" calcext:value-type="float">
            <text:p>2569.9</text:p>
          </table:table-cell>
          <table:table-cell office:value-type="float" office:value="0.54562" calcext:value-type="float">
            <text:p>0.54562</text:p>
          </table:table-cell>
          <table:table-cell office:value-type="float" office:value="8.2935" calcext:value-type="float">
            <text:p>8.293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39" calcext:value-type="float">
            <text:p>39</text:p>
          </table:table-cell>
          <table:table-cell office:value-type="float" office:value="0.0010075" calcext:value-type="float">
            <text:p>0.0010075</text:p>
          </table:table-cell>
          <table:table-cell office:value-type="float" office:value="20.524" calcext:value-type="float">
            <text:p>20.524</text:p>
          </table:table-cell>
          <table:table-cell office:value-type="float" office:value="163.34" calcext:value-type="float">
            <text:p>163.34</text:p>
          </table:table-cell>
          <table:table-cell office:value-type="float" office:value="2428" calcext:value-type="float">
            <text:p>2428</text:p>
          </table:table-cell>
          <table:table-cell office:value-type="float" office:value="163.35" calcext:value-type="float">
            <text:p>163.35</text:p>
          </table:table-cell>
          <table:table-cell office:value-type="float" office:value="2571.7" calcext:value-type="float">
            <text:p>2571.7</text:p>
          </table:table-cell>
          <table:table-cell office:value-type="float" office:value="0.55903" calcext:value-type="float">
            <text:p>0.55903</text:p>
          </table:table-cell>
          <table:table-cell office:value-type="float" office:value="8.2745" calcext:value-type="float">
            <text:p>8.2745</text:p>
          </table:table-cell>
        </table:table-row>
        <table:table-row table:style-name="ro1">
          <table:table-cell office:value-type="float" office:value="0.0070002" calcext:value-type="float">
            <text:p>0.0070002</text:p>
          </table:table-cell>
          <table:table-cell office:value-type="float" office:value="39" calcext:value-type="float">
            <text:p>39</text:p>
          </table:table-cell>
          <table:table-cell office:value-type="float" office:value="0.0010075" calcext:value-type="float">
            <text:p>0.0010075</text:p>
          </table:table-cell>
          <table:table-cell office:value-type="float" office:value="20.524" calcext:value-type="float">
            <text:p>20.524</text:p>
          </table:table-cell>
          <table:table-cell office:value-type="float" office:value="163.34" calcext:value-type="float">
            <text:p>163.34</text:p>
          </table:table-cell>
          <table:table-cell office:value-type="float" office:value="2428" calcext:value-type="float">
            <text:p>2428</text:p>
          </table:table-cell>
          <table:table-cell office:value-type="float" office:value="163.35" calcext:value-type="float">
            <text:p>163.35</text:p>
          </table:table-cell>
          <table:table-cell office:value-type="float" office:value="2571.7" calcext:value-type="float">
            <text:p>2571.7</text:p>
          </table:table-cell>
          <table:table-cell office:value-type="float" office:value="0.55903" calcext:value-type="float">
            <text:p>0.55903</text:p>
          </table:table-cell>
          <table:table-cell office:value-type="float" office:value="8.2745" calcext:value-type="float">
            <text:p>8.2745</text:p>
          </table:table-cell>
        </table:table-row>
        <table:table-row table:style-name="ro1">
          <table:table-cell office:value-type="float" office:value="0.0073849" calcext:value-type="float">
            <text:p>0.0073849</text:p>
          </table:table-cell>
          <table:table-cell office:value-type="float" office:value="40" calcext:value-type="float">
            <text:p>40</text:p>
          </table:table-cell>
          <table:table-cell office:value-type="float" office:value="0.00100789" calcext:value-type="float">
            <text:p>0.00100789</text:p>
          </table:table-cell>
          <table:table-cell office:value-type="float" office:value="19.515" calcext:value-type="float">
            <text:p>19.515</text:p>
          </table:table-cell>
          <table:table-cell office:value-type="float" office:value="167.52" calcext:value-type="float">
            <text:p>167.52</text:p>
          </table:table-cell>
          <table:table-cell office:value-type="float" office:value="2429.4" calcext:value-type="float">
            <text:p>2429.4</text:p>
          </table:table-cell>
          <table:table-cell office:value-type="float" office:value="167.53" calcext:value-type="float">
            <text:p>167.53</text:p>
          </table:table-cell>
          <table:table-cell office:value-type="float" office:value="2573.5" calcext:value-type="float">
            <text:p>2573.5</text:p>
          </table:table-cell>
          <table:table-cell office:value-type="float" office:value="0.5724" calcext:value-type="float">
            <text:p>0.5724</text:p>
          </table:table-cell>
          <table:table-cell office:value-type="float" office:value="8.2555" calcext:value-type="float">
            <text:p>8.2555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40.29" calcext:value-type="float">
            <text:p>40.29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19.233" calcext:value-type="float">
            <text:p>19.233</text:p>
          </table:table-cell>
          <table:table-cell office:value-type="float" office:value="168.74" calcext:value-type="float">
            <text:p>168.74</text:p>
          </table:table-cell>
          <table:table-cell office:value-type="float" office:value="2429.8" calcext:value-type="float">
            <text:p>2429.8</text:p>
          </table:table-cell>
          <table:table-cell office:value-type="float" office:value="168.75" calcext:value-type="float">
            <text:p>168.75</text:p>
          </table:table-cell>
          <table:table-cell office:value-type="float" office:value="2574" calcext:value-type="float">
            <text:p>2574</text:p>
          </table:table-cell>
          <table:table-cell office:value-type="float" office:value="0.57627" calcext:value-type="float">
            <text:p>0.57627</text:p>
          </table:table-cell>
          <table:table-cell office:value-type="float" office:value="8.2501" calcext:value-type="float">
            <text:p>8.2501</text:p>
          </table:table-cell>
        </table:table-row>
        <table:table-row table:style-name="ro1">
          <table:table-cell office:value-type="float" office:value="0.0077878" calcext:value-type="float">
            <text:p>0.0077878</text:p>
          </table:table-cell>
          <table:table-cell office:value-type="float" office:value="41" calcext:value-type="float">
            <text:p>41</text:p>
          </table:table-cell>
          <table:table-cell office:value-type="float" office:value="0.00100828" calcext:value-type="float">
            <text:p>0.00100828</text:p>
          </table:table-cell>
          <table:table-cell office:value-type="float" office:value="18.563" calcext:value-type="float">
            <text:p>18.563</text:p>
          </table:table-cell>
          <table:table-cell office:value-type="float" office:value="171.7" calcext:value-type="float">
            <text:p>171.7</text:p>
          </table:table-cell>
          <table:table-cell office:value-type="float" office:value="2430.7" calcext:value-type="float">
            <text:p>2430.7</text:p>
          </table:table-cell>
          <table:table-cell office:value-type="float" office:value="171.71" calcext:value-type="float">
            <text:p>171.71</text:p>
          </table:table-cell>
          <table:table-cell office:value-type="float" office:value="2575.3" calcext:value-type="float">
            <text:p>2575.3</text:p>
          </table:table-cell>
          <table:table-cell office:value-type="float" office:value="0.58573" calcext:value-type="float">
            <text:p>0.58573</text:p>
          </table:table-cell>
          <table:table-cell office:value-type="float" office:value="8.2368" calcext:value-type="float">
            <text:p>8.2368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41.509" calcext:value-type="float">
            <text:p>41.509</text:p>
          </table:table-cell>
          <table:table-cell office:value-type="float" office:value="0.00100848" calcext:value-type="float">
            <text:p>0.00100848</text:p>
          </table:table-cell>
          <table:table-cell office:value-type="float" office:value="18.099" calcext:value-type="float">
            <text:p>18.099</text:p>
          </table:table-cell>
          <table:table-cell office:value-type="float" office:value="173.83" calcext:value-type="float">
            <text:p>173.83</text:p>
          </table:table-cell>
          <table:table-cell office:value-type="float" office:value="2431.4" calcext:value-type="float">
            <text:p>2431.4</text:p>
          </table:table-cell>
          <table:table-cell office:value-type="float" office:value="173.84" calcext:value-type="float">
            <text:p>173.84</text:p>
          </table:table-cell>
          <table:table-cell office:value-type="float" office:value="2576.2" calcext:value-type="float">
            <text:p>2576.2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8.2273" calcext:value-type="float">
            <text:p>8.2273</text:p>
          </table:table-cell>
        </table:table-row>
        <table:table-row table:style-name="ro1">
          <table:table-cell office:value-type="float" office:value="0.0082096" calcext:value-type="float">
            <text:p>0.0082096</text:p>
          </table:table-cell>
          <table:table-cell office:value-type="float" office:value="42" calcext:value-type="float">
            <text:p>42</text:p>
          </table:table-cell>
          <table:table-cell office:value-type="float" office:value="0.00100868" calcext:value-type="float">
            <text:p>0.00100868</text:p>
          </table:table-cell>
          <table:table-cell office:value-type="float" office:value="17.664" calcext:value-type="float">
            <text:p>17.664</text:p>
          </table:table-cell>
          <table:table-cell office:value-type="float" office:value="175.88" calcext:value-type="float">
            <text:p>175.88</text:p>
          </table:table-cell>
          <table:table-cell office:value-type="float" office:value="2432.1" calcext:value-type="float">
            <text:p>2432.1</text:p>
          </table:table-cell>
          <table:table-cell office:value-type="float" office:value="175.89" calcext:value-type="float">
            <text:p>175.89</text:p>
          </table:table-cell>
          <table:table-cell office:value-type="float" office:value="2577.1" calcext:value-type="float">
            <text:p>2577.1</text:p>
          </table:table-cell>
          <table:table-cell office:value-type="float" office:value="0.59901" calcext:value-type="float">
            <text:p>0.59901</text:p>
          </table:table-cell>
          <table:table-cell office:value-type="float" office:value="8.2182" calcext:value-type="float">
            <text:p>8.2182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42.663" calcext:value-type="float">
            <text:p>42.663</text:p>
          </table:table-cell>
          <table:table-cell office:value-type="float" office:value="0.00100895" calcext:value-type="float">
            <text:p>0.00100895</text:p>
          </table:table-cell>
          <table:table-cell office:value-type="float" office:value="17.095" calcext:value-type="float">
            <text:p>17.095</text:p>
          </table:table-cell>
          <table:table-cell office:value-type="float" office:value="178.66" calcext:value-type="float">
            <text:p>178.66</text:p>
          </table:table-cell>
          <table:table-cell office:value-type="float" office:value="2433" calcext:value-type="float">
            <text:p>2433</text:p>
          </table:table-cell>
          <table:table-cell office:value-type="float" office:value="178.67" calcext:value-type="float">
            <text:p>178.67</text:p>
          </table:table-cell>
          <table:table-cell office:value-type="float" office:value="2578.3" calcext:value-type="float">
            <text:p>2578.3</text:p>
          </table:table-cell>
          <table:table-cell office:value-type="float" office:value="0.6078" calcext:value-type="float">
            <text:p>0.6078</text:p>
          </table:table-cell>
          <table:table-cell office:value-type="float" office:value="8.206" calcext:value-type="float">
            <text:p>8.206</text:p>
          </table:table-cell>
        </table:table-row>
        <table:table-row table:style-name="ro1">
          <table:table-cell office:value-type="float" office:value="0.0086508" calcext:value-type="float">
            <text:p>0.0086508</text:p>
          </table:table-cell>
          <table:table-cell office:value-type="float" office:value="43" calcext:value-type="float">
            <text:p>43</text:p>
          </table:table-cell>
          <table:table-cell office:value-type="float" office:value="0.00100909" calcext:value-type="float">
            <text:p>0.00100909</text:p>
          </table:table-cell>
          <table:table-cell office:value-type="float" office:value="16.814" calcext:value-type="float">
            <text:p>16.814</text:p>
          </table:table-cell>
          <table:table-cell office:value-type="float" office:value="180.06" calcext:value-type="float">
            <text:p>180.06</text:p>
          </table:table-cell>
          <table:table-cell office:value-type="float" office:value="2433.4" calcext:value-type="float">
            <text:p>2433.4</text:p>
          </table:table-cell>
          <table:table-cell office:value-type="float" office:value="180.07" calcext:value-type="float">
            <text:p>180.07</text:p>
          </table:table-cell>
          <table:table-cell office:value-type="float" office:value="2578.9" calcext:value-type="float">
            <text:p>2578.9</text:p>
          </table:table-cell>
          <table:table-cell office:value-type="float" office:value="0.61225" calcext:value-type="float">
            <text:p>0.61225</text:p>
          </table:table-cell>
          <table:table-cell office:value-type="float" office:value="8.1998" calcext:value-type="float">
            <text:p>8.199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43.761" calcext:value-type="float">
            <text:p>43.761</text:p>
          </table:table-cell>
          <table:table-cell office:value-type="float" office:value="0.0010094" calcext:value-type="float">
            <text:p>0.0010094</text:p>
          </table:table-cell>
          <table:table-cell office:value-type="float" office:value="16.199" calcext:value-type="float">
            <text:p>16.199</text:p>
          </table:table-cell>
          <table:table-cell office:value-type="float" office:value="183.24" calcext:value-type="float">
            <text:p>183.24</text:p>
          </table:table-cell>
          <table:table-cell office:value-type="float" office:value="2434.4" calcext:value-type="float">
            <text:p>2434.4</text:p>
          </table:table-cell>
          <table:table-cell office:value-type="float" office:value="183.25" calcext:value-type="float">
            <text:p>183.25</text:p>
          </table:table-cell>
          <table:table-cell office:value-type="float" office:value="2580.2" calcext:value-type="float">
            <text:p>2580.2</text:p>
          </table:table-cell>
          <table:table-cell office:value-type="float" office:value="0.6223" calcext:value-type="float">
            <text:p>0.6223</text:p>
          </table:table-cell>
          <table:table-cell office:value-type="float" office:value="8.1858" calcext:value-type="float">
            <text:p>8.1858</text:p>
          </table:table-cell>
        </table:table-row>
        <table:table-row table:style-name="ro1">
          <table:table-cell office:value-type="float" office:value="0.0091124" calcext:value-type="float">
            <text:p>0.0091124</text:p>
          </table:table-cell>
          <table:table-cell office:value-type="float" office:value="44" calcext:value-type="float">
            <text:p>44</text:p>
          </table:table-cell>
          <table:table-cell office:value-type="float" office:value="0.0010095" calcext:value-type="float">
            <text:p>0.0010095</text:p>
          </table:table-cell>
          <table:table-cell office:value-type="float" office:value="16.011" calcext:value-type="float">
            <text:p>16.011</text:p>
          </table:table-cell>
          <table:table-cell office:value-type="float" office:value="184.24" calcext:value-type="float">
            <text:p>184.24</text:p>
          </table:table-cell>
          <table:table-cell office:value-type="float" office:value="2434.7" calcext:value-type="float">
            <text:p>2434.7</text:p>
          </table:table-cell>
          <table:table-cell office:value-type="float" office:value="184.25" calcext:value-type="float">
            <text:p>184.25</text:p>
          </table:table-cell>
          <table:table-cell office:value-type="float" office:value="2580.6" calcext:value-type="float">
            <text:p>2580.6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8.1815" calcext:value-type="float">
            <text:p>8.1815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44.807" calcext:value-type="float">
            <text:p>44.807</text:p>
          </table:table-cell>
          <table:table-cell office:value-type="float" office:value="0.00100984" calcext:value-type="float">
            <text:p>0.00100984</text:p>
          </table:table-cell>
          <table:table-cell office:value-type="float" office:value="15.396" calcext:value-type="float">
            <text:p>15.396</text:p>
          </table:table-cell>
          <table:table-cell office:value-type="float" office:value="187.62" calcext:value-type="float">
            <text:p>187.62</text:p>
          </table:table-cell>
          <table:table-cell office:value-type="float" office:value="2435.8" calcext:value-type="float">
            <text:p>2435.8</text:p>
          </table:table-cell>
          <table:table-cell office:value-type="float" office:value="187.63" calcext:value-type="float">
            <text:p>187.63</text:p>
          </table:table-cell>
          <table:table-cell office:value-type="float" office:value="2582.1" calcext:value-type="float">
            <text:p>2582.1</text:p>
          </table:table-cell>
          <table:table-cell office:value-type="float" office:value="0.63607" calcext:value-type="float">
            <text:p>0.63607</text:p>
          </table:table-cell>
          <table:table-cell office:value-type="float" office:value="8.1668" calcext:value-type="float">
            <text:p>8.1668</text:p>
          </table:table-cell>
        </table:table-row>
        <table:table-row table:style-name="ro1">
          <table:table-cell office:value-type="float" office:value="0.009595" calcext:value-type="float">
            <text:p>0.009595</text:p>
          </table:table-cell>
          <table:table-cell office:value-type="float" office:value="45" calcext:value-type="float">
            <text:p>45</text:p>
          </table:table-cell>
          <table:table-cell office:value-type="float" office:value="0.00100992" calcext:value-type="float">
            <text:p>0.00100992</text:p>
          </table:table-cell>
          <table:table-cell office:value-type="float" office:value="15.252" calcext:value-type="float">
            <text:p>15.252</text:p>
          </table:table-cell>
          <table:table-cell office:value-type="float" office:value="188.42" calcext:value-type="float">
            <text:p>188.42</text:p>
          </table:table-cell>
          <table:table-cell office:value-type="float" office:value="2436.1" calcext:value-type="float">
            <text:p>2436.1</text:p>
          </table:table-cell>
          <table:table-cell office:value-type="float" office:value="188.43" calcext:value-type="float">
            <text:p>188.43</text:p>
          </table:table-cell>
          <table:table-cell office:value-type="float" office:value="2582.4" calcext:value-type="float">
            <text:p>2582.4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8.1633" calcext:value-type="float">
            <text:p>8.16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5.806" calcext:value-type="float">
            <text:p>45.806</text:p>
          </table:table-cell>
          <table:table-cell office:value-type="float" office:value="0.00101027" calcext:value-type="float">
            <text:p>0.00101027</text:p>
          </table:table-cell>
          <table:table-cell office:value-type="float" office:value="14.67" calcext:value-type="float">
            <text:p>14.67</text:p>
          </table:table-cell>
          <table:table-cell office:value-type="float" office:value="191.8" calcext:value-type="float">
            <text:p>191.8</text:p>
          </table:table-cell>
          <table:table-cell office:value-type="float" office:value="2437.2" calcext:value-type="float">
            <text:p>2437.2</text:p>
          </table:table-cell>
          <table:table-cell office:value-type="float" office:value="191.81" calcext:value-type="float">
            <text:p>191.81</text:p>
          </table:table-cell>
          <table:table-cell office:value-type="float" office:value="2583.9" calcext:value-type="float">
            <text:p>2583.9</text:p>
          </table:table-cell>
          <table:table-cell office:value-type="float" office:value="0.6492" calcext:value-type="float">
            <text:p>0.6492</text:p>
          </table:table-cell>
          <table:table-cell office:value-type="float" office:value="8.1488" calcext:value-type="float">
            <text:p>8.1488</text:p>
          </table:table-cell>
        </table:table-row>
        <table:table-row table:style-name="ro1">
          <table:table-cell office:value-type="float" office:value="0.010099" calcext:value-type="float">
            <text:p>0.010099</text:p>
          </table:table-cell>
          <table:table-cell office:value-type="float" office:value="46" calcext:value-type="float">
            <text:p>46</text:p>
          </table:table-cell>
          <table:table-cell office:value-type="float" office:value="0.00101036" calcext:value-type="float">
            <text:p>0.00101036</text:p>
          </table:table-cell>
          <table:table-cell office:value-type="float" office:value="14.534" calcext:value-type="float">
            <text:p>14.534</text:p>
          </table:table-cell>
          <table:table-cell office:value-type="float" office:value="192.61" calcext:value-type="float">
            <text:p>192.61</text:p>
          </table:table-cell>
          <table:table-cell office:value-type="float" office:value="2437.4" calcext:value-type="float">
            <text:p>2437.4</text:p>
          </table:table-cell>
          <table:table-cell office:value-type="float" office:value="192.62" calcext:value-type="float">
            <text:p>192.62</text:p>
          </table:table-cell>
          <table:table-cell office:value-type="float" office:value="2584.2" calcext:value-type="float">
            <text:p>2584.2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8.1453" calcext:value-type="float">
            <text:p>8.1453</text:p>
          </table:table-cell>
        </table:table-row>
        <table:table-row table:style-name="ro1">
          <table:table-cell office:value-type="float" office:value="0.010627" calcext:value-type="float">
            <text:p>0.010627</text:p>
          </table:table-cell>
          <table:table-cell office:value-type="float" office:value="47" calcext:value-type="float">
            <text:p>47</text:p>
          </table:table-cell>
          <table:table-cell office:value-type="float" office:value="0.00101079" calcext:value-type="float">
            <text:p>0.00101079</text:p>
          </table:table-cell>
          <table:table-cell office:value-type="float" office:value="13.855" calcext:value-type="float">
            <text:p>13.855</text:p>
          </table:table-cell>
          <table:table-cell office:value-type="float" office:value="196.79" calcext:value-type="float">
            <text:p>196.79</text:p>
          </table:table-cell>
          <table:table-cell office:value-type="float" office:value="2438.8" calcext:value-type="float">
            <text:p>2438.8</text:p>
          </table:table-cell>
          <table:table-cell office:value-type="float" office:value="196.8" calcext:value-type="float">
            <text:p>196.8</text:p>
          </table:table-cell>
          <table:table-cell office:value-type="float" office:value="2586" calcext:value-type="float">
            <text:p>2586</text:p>
          </table:table-cell>
          <table:table-cell office:value-type="float" office:value="0.66481" calcext:value-type="float">
            <text:p>0.66481</text:p>
          </table:table-cell>
          <table:table-cell office:value-type="float" office:value="8.1275" calcext:value-type="float">
            <text:p>8.1275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47.683" calcext:value-type="float">
            <text:p>47.683</text:p>
          </table:table-cell>
          <table:table-cell office:value-type="float" office:value="0.0010111" calcext:value-type="float">
            <text:p>0.0010111</text:p>
          </table:table-cell>
          <table:table-cell office:value-type="float" office:value="13.412" calcext:value-type="float">
            <text:p>13.412</text:p>
          </table:table-cell>
          <table:table-cell office:value-type="float" office:value="199.64" calcext:value-type="float">
            <text:p>199.64</text:p>
          </table:table-cell>
          <table:table-cell office:value-type="float" office:value="2439.7" calcext:value-type="float">
            <text:p>2439.7</text:p>
          </table:table-cell>
          <table:table-cell office:value-type="float" office:value="199.65" calcext:value-type="float">
            <text:p>199.65</text:p>
          </table:table-cell>
          <table:table-cell office:value-type="float" office:value="2587.2" calcext:value-type="float">
            <text:p>2587.2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8.1154" calcext:value-type="float">
            <text:p>8.1154</text:p>
          </table:table-cell>
        </table:table-row>
        <table:table-row table:style-name="ro1">
          <table:table-cell office:value-type="float" office:value="0.011177" calcext:value-type="float">
            <text:p>0.011177</text:p>
          </table:table-cell>
          <table:table-cell office:value-type="float" office:value="48" calcext:value-type="float">
            <text:p>48</text:p>
          </table:table-cell>
          <table:table-cell office:value-type="float" office:value="0.00101124" calcext:value-type="float">
            <text:p>0.00101124</text:p>
          </table:table-cell>
          <table:table-cell office:value-type="float" office:value="13.212" calcext:value-type="float">
            <text:p>13.212</text:p>
          </table:table-cell>
          <table:table-cell office:value-type="float" office:value="200.97" calcext:value-type="float">
            <text:p>200.97</text:p>
          </table:table-cell>
          <table:table-cell office:value-type="float" office:value="2440.1" calcext:value-type="float">
            <text:p>2440.1</text:p>
          </table:table-cell>
          <table:table-cell office:value-type="float" office:value="200.98" calcext:value-type="float">
            <text:p>200.98</text:p>
          </table:table-cell>
          <table:table-cell office:value-type="float" office:value="2587.8" calcext:value-type="float">
            <text:p>2587.8</text:p>
          </table:table-cell>
          <table:table-cell office:value-type="float" office:value="0.67785" calcext:value-type="float">
            <text:p>0.67785</text:p>
          </table:table-cell>
          <table:table-cell office:value-type="float" office:value="8.1098" calcext:value-type="float">
            <text:p>8.1098</text:p>
          </table:table-cell>
        </table:table-row>
        <table:table-row table:style-name="ro1">
          <table:table-cell office:value-type="float" office:value="0.011752" calcext:value-type="float">
            <text:p>0.011752</text:p>
          </table:table-cell>
          <table:table-cell office:value-type="float" office:value="49" calcext:value-type="float">
            <text:p>49</text:p>
          </table:table-cell>
          <table:table-cell office:value-type="float" office:value="0.00101169" calcext:value-type="float">
            <text:p>0.00101169</text:p>
          </table:table-cell>
          <table:table-cell office:value-type="float" office:value="12.603" calcext:value-type="float">
            <text:p>12.603</text:p>
          </table:table-cell>
          <table:table-cell office:value-type="float" office:value="205.15" calcext:value-type="float">
            <text:p>205.15</text:p>
          </table:table-cell>
          <table:table-cell office:value-type="float" office:value="2441.4" calcext:value-type="float">
            <text:p>2441.4</text:p>
          </table:table-cell>
          <table:table-cell office:value-type="float" office:value="205.16" calcext:value-type="float">
            <text:p>205.16</text:p>
          </table:table-cell>
          <table:table-cell office:value-type="float" office:value="2589.5" calcext:value-type="float">
            <text:p>2589.5</text:p>
          </table:table-cell>
          <table:table-cell office:value-type="float" office:value="0.69085" calcext:value-type="float">
            <text:p>0.69085</text:p>
          </table:table-cell>
          <table:table-cell office:value-type="float" office:value="8.0922" calcext:value-type="float">
            <text:p>8.092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49.419" calcext:value-type="float">
            <text:p>49.419</text:p>
          </table:table-cell>
          <table:table-cell office:value-type="float" office:value="0.00101188" calcext:value-type="float">
            <text:p>0.00101188</text:p>
          </table:table-cell>
          <table:table-cell office:value-type="float" office:value="12.358" calcext:value-type="float">
            <text:p>12.358</text:p>
          </table:table-cell>
          <table:table-cell office:value-type="float" office:value="206.9" calcext:value-type="float">
            <text:p>206.9</text:p>
          </table:table-cell>
          <table:table-cell office:value-type="float" office:value="2442" calcext:value-type="float">
            <text:p>2442</text:p>
          </table:table-cell>
          <table:table-cell office:value-type="float" office:value="206.91" calcext:value-type="float">
            <text:p>206.91</text:p>
          </table:table-cell>
          <table:table-cell office:value-type="float" office:value="2590.3" calcext:value-type="float">
            <text:p>2590.3</text:p>
          </table:table-cell>
          <table:table-cell office:value-type="float" office:value="0.69628" calcext:value-type="float">
            <text:p>0.69628</text:p>
          </table:table-cell>
          <table:table-cell office:value-type="float" office:value="8.0849" calcext:value-type="float">
            <text:p>8.0849</text:p>
          </table:table-cell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50" calcext:value-type="float">
            <text:p>50</text:p>
          </table:table-cell>
          <table:table-cell office:value-type="float" office:value="0.00101215" calcext:value-type="float">
            <text:p>0.00101215</text:p>
          </table:table-cell>
          <table:table-cell office:value-type="float" office:value="12.027" calcext:value-type="float">
            <text:p>12.027</text:p>
          </table:table-cell>
          <table:table-cell office:value-type="float" office:value="209.33" calcext:value-type="float">
            <text:p>209.33</text:p>
          </table:table-cell>
          <table:table-cell office:value-type="float" office:value="2442.7" calcext:value-type="float">
            <text:p>2442.7</text:p>
          </table:table-cell>
          <table:table-cell office:value-type="float" office:value="209.34" calcext:value-type="float">
            <text:p>209.34</text:p>
          </table:table-cell>
          <table:table-cell office:value-type="float" office:value="2591.3" calcext:value-type="float">
            <text:p>2591.3</text:p>
          </table:table-cell>
          <table:table-cell office:value-type="float" office:value="0.70381" calcext:value-type="float">
            <text:p>0.70381</text:p>
          </table:table-cell>
          <table:table-cell office:value-type="float" office:value="8.0748" calcext:value-type="float">
            <text:p>8.0748</text:p>
          </table:table-cell>
        </table:table-row>
        <table:table-row table:style-name="ro1">
          <table:table-cell office:value-type="float" office:value="0.012978" calcext:value-type="float">
            <text:p>0.012978</text:p>
          </table:table-cell>
          <table:table-cell office:value-type="float" office:value="51" calcext:value-type="float">
            <text:p>51</text:p>
          </table:table-cell>
          <table:table-cell office:value-type="float" office:value="0.00101262" calcext:value-type="float">
            <text:p>0.00101262</text:p>
          </table:table-cell>
          <table:table-cell office:value-type="float" office:value="11.481" calcext:value-type="float">
            <text:p>11.481</text:p>
          </table:table-cell>
          <table:table-cell office:value-type="float" office:value="213.51" calcext:value-type="float">
            <text:p>213.51</text:p>
          </table:table-cell>
          <table:table-cell office:value-type="float" office:value="2444.1" calcext:value-type="float">
            <text:p>2444.1</text:p>
          </table:table-cell>
          <table:table-cell office:value-type="float" office:value="213.52" calcext:value-type="float">
            <text:p>213.52</text:p>
          </table:table-cell>
          <table:table-cell office:value-type="float" office:value="2593.1" calcext:value-type="float">
            <text:p>2593.1</text:p>
          </table:table-cell>
          <table:table-cell office:value-type="float" office:value="0.71673" calcext:value-type="float">
            <text:p>0.71673</text:p>
          </table:table-cell>
          <table:table-cell office:value-type="float" office:value="8.0576" calcext:value-type="float">
            <text:p>8.0576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51.034" calcext:value-type="float">
            <text:p>51.034</text:p>
          </table:table-cell>
          <table:table-cell office:value-type="float" office:value="0.00101263" calcext:value-type="float">
            <text:p>0.00101263</text:p>
          </table:table-cell>
          <table:table-cell office:value-type="float" office:value="11.462" calcext:value-type="float">
            <text:p>11.462</text:p>
          </table:table-cell>
          <table:table-cell office:value-type="float" office:value="213.66" calcext:value-type="float">
            <text:p>213.66</text:p>
          </table:table-cell>
          <table:table-cell office:value-type="float" office:value="2444.1" calcext:value-type="float">
            <text:p>2444.1</text:p>
          </table:table-cell>
          <table:table-cell office:value-type="float" office:value="213.67" calcext:value-type="float">
            <text:p>213.67</text:p>
          </table:table-cell>
          <table:table-cell office:value-type="float" office:value="2593.1" calcext:value-type="float">
            <text:p>2593.1</text:p>
          </table:table-cell>
          <table:table-cell office:value-type="float" office:value="0.71717" calcext:value-type="float">
            <text:p>0.71717</text:p>
          </table:table-cell>
          <table:table-cell office:value-type="float" office:value="8.057" calcext:value-type="float">
            <text:p>8.057</text:p>
          </table:table-cell>
        </table:table-row>
        <table:table-row table:style-name="ro1">
          <table:table-cell office:value-type="float" office:value="0.013631" calcext:value-type="float">
            <text:p>0.013631</text:p>
          </table:table-cell>
          <table:table-cell office:value-type="float" office:value="52" calcext:value-type="float">
            <text:p>52</text:p>
          </table:table-cell>
          <table:table-cell office:value-type="float" office:value="0.00101309" calcext:value-type="float">
            <text:p>0.00101309</text:p>
          </table:table-cell>
          <table:table-cell office:value-type="float" office:value="10.963" calcext:value-type="float">
            <text:p>10.963</text:p>
          </table:table-cell>
          <table:table-cell office:value-type="float" office:value="217.7" calcext:value-type="float">
            <text:p>217.7</text:p>
          </table:table-cell>
          <table:table-cell office:value-type="float" office:value="2445.4" calcext:value-type="float">
            <text:p>2445.4</text:p>
          </table:table-cell>
          <table:table-cell office:value-type="float" office:value="217.71" calcext:value-type="float">
            <text:p>217.71</text:p>
          </table:table-cell>
          <table:table-cell office:value-type="float" office:value="2594.8" calcext:value-type="float">
            <text:p>2594.8</text:p>
          </table:table-cell>
          <table:table-cell office:value-type="float" office:value="0.72961" calcext:value-type="float">
            <text:p>0.72961</text:p>
          </table:table-cell>
          <table:table-cell office:value-type="float" office:value="8.0404" calcext:value-type="float">
            <text:p>8.040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52.547" calcext:value-type="float">
            <text:p>52.547</text:p>
          </table:table-cell>
          <table:table-cell office:value-type="float" office:value="0.00101335" calcext:value-type="float">
            <text:p>0.00101335</text:p>
          </table:table-cell>
          <table:table-cell office:value-type="float" office:value="10.691" calcext:value-type="float">
            <text:p>10.691</text:p>
          </table:table-cell>
          <table:table-cell office:value-type="float" office:value="219.98" calcext:value-type="float">
            <text:p>219.98</text:p>
          </table:table-cell>
          <table:table-cell office:value-type="float" office:value="2446.1" calcext:value-type="float">
            <text:p>2446.1</text:p>
          </table:table-cell>
          <table:table-cell office:value-type="float" office:value="219.99" calcext:value-type="float">
            <text:p>219.99</text:p>
          </table:table-cell>
          <table:table-cell office:value-type="float" office:value="2595.8" calcext:value-type="float">
            <text:p>2595.8</text:p>
          </table:table-cell>
          <table:table-cell office:value-type="float" office:value="0.73664" calcext:value-type="float">
            <text:p>0.73664</text:p>
          </table:table-cell>
          <table:table-cell office:value-type="float" office:value="8.0311" calcext:value-type="float">
            <text:p>8.0311</text:p>
          </table:table-cell>
        </table:table-row>
        <table:table-row table:style-name="ro1">
          <table:table-cell office:value-type="float" office:value="0.014312" calcext:value-type="float">
            <text:p>0.014312</text:p>
          </table:table-cell>
          <table:table-cell office:value-type="float" office:value="53" calcext:value-type="float">
            <text:p>53</text:p>
          </table:table-cell>
          <table:table-cell office:value-type="float" office:value="0.00101357" calcext:value-type="float">
            <text:p>0.00101357</text:p>
          </table:table-cell>
          <table:table-cell office:value-type="float" office:value="10.472" calcext:value-type="float">
            <text:p>10.472</text:p>
          </table:table-cell>
          <table:table-cell office:value-type="float" office:value="221.88" calcext:value-type="float">
            <text:p>221.88</text:p>
          </table:table-cell>
          <table:table-cell office:value-type="float" office:value="2446.7" calcext:value-type="float">
            <text:p>2446.7</text:p>
          </table:table-cell>
          <table:table-cell office:value-type="float" office:value="221.89" calcext:value-type="float">
            <text:p>221.89</text:p>
          </table:table-cell>
          <table:table-cell office:value-type="float" office:value="2596.6" calcext:value-type="float">
            <text:p>2596.6</text:p>
          </table:table-cell>
          <table:table-cell office:value-type="float" office:value="0.74245" calcext:value-type="float">
            <text:p>0.74245</text:p>
          </table:table-cell>
          <table:table-cell office:value-type="float" office:value="8.0234" calcext:value-type="float">
            <text:p>8.0234</text:p>
          </table:table-cell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54" calcext:value-type="float">
            <text:p>54</text:p>
          </table:table-cell>
          <table:table-cell office:value-type="float" office:value="0.00101406" calcext:value-type="float">
            <text:p>0.00101406</text:p>
          </table:table-cell>
          <table:table-cell office:value-type="float" office:value="10.006" calcext:value-type="float">
            <text:p>10.006</text:p>
          </table:table-cell>
          <table:table-cell office:value-type="float" office:value="226.05" calcext:value-type="float">
            <text:p>226.05</text:p>
          </table:table-cell>
          <table:table-cell office:value-type="float" office:value="2448" calcext:value-type="float">
            <text:p>2448</text:p>
          </table:table-cell>
          <table:table-cell office:value-type="float" office:value="226.07" calcext:value-type="float">
            <text:p>226.07</text:p>
          </table:table-cell>
          <table:table-cell office:value-type="float" office:value="2598.3" calcext:value-type="float">
            <text:p>2598.3</text:p>
          </table:table-cell>
          <table:table-cell office:value-type="float" office:value="0.75526" calcext:value-type="float">
            <text:p>0.75526</text:p>
          </table:table-cell>
          <table:table-cell office:value-type="float" office:value="8.0066" calcext:value-type="float">
            <text:p>8.0066</text:p>
          </table:table-cell>
        </table:table-row>
        <table:table-row table:style-name="ro1">
          <table:table-cell office:value-type="float" office:value="0.015762" calcext:value-type="float">
            <text:p>0.015762</text:p>
          </table:table-cell>
          <table:table-cell office:value-type="float" office:value="55" calcext:value-type="float">
            <text:p>55</text:p>
          </table:table-cell>
          <table:table-cell office:value-type="float" office:value="0.00101455" calcext:value-type="float">
            <text:p>0.00101455</text:p>
          </table:table-cell>
          <table:table-cell office:value-type="float" office:value="9.5643" calcext:value-type="float">
            <text:p>9.5643</text:p>
          </table:table-cell>
          <table:table-cell office:value-type="float" office:value="230.24" calcext:value-type="float">
            <text:p>230.24</text:p>
          </table:table-cell>
          <table:table-cell office:value-type="float" office:value="2449.3" calcext:value-type="float">
            <text:p>2449.3</text:p>
          </table:table-cell>
          <table:table-cell office:value-type="float" office:value="230.26" calcext:value-type="float">
            <text:p>230.26</text:p>
          </table:table-cell>
          <table:table-cell office:value-type="float" office:value="2600.1" calcext:value-type="float">
            <text:p>2600.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7.9898" calcext:value-type="float">
            <text:p>7.989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55.313" calcext:value-type="float">
            <text:p>55.313</text:p>
          </table:table-cell>
          <table:table-cell office:value-type="float" office:value="0.00101471" calcext:value-type="float">
            <text:p>0.00101471</text:p>
          </table:table-cell>
          <table:table-cell office:value-type="float" office:value="9.4306" calcext:value-type="float">
            <text:p>9.4306</text:p>
          </table:table-cell>
          <table:table-cell office:value-type="float" office:value="231.55" calcext:value-type="float">
            <text:p>231.55</text:p>
          </table:table-cell>
          <table:table-cell office:value-type="float" office:value="2449.7" calcext:value-type="float">
            <text:p>2449.7</text:p>
          </table:table-cell>
          <table:table-cell office:value-type="float" office:value="231.57" calcext:value-type="float">
            <text:p>231.57</text:p>
          </table:table-cell>
          <table:table-cell office:value-type="float" office:value="2600.6" calcext:value-type="float">
            <text:p>2600.6</text:p>
          </table:table-cell>
          <table:table-cell office:value-type="float" office:value="0.77201" calcext:value-type="float">
            <text:p>0.77201</text:p>
          </table:table-cell>
          <table:table-cell office:value-type="float" office:value="7.9846" calcext:value-type="float">
            <text:p>7.9846</text:p>
          </table:table-cell>
        </table:table-row>
        <table:table-row table:style-name="ro1">
          <table:table-cell office:value-type="float" office:value="0.016533" calcext:value-type="float">
            <text:p>0.016533</text:p>
          </table:table-cell>
          <table:table-cell office:value-type="float" office:value="56" calcext:value-type="float">
            <text:p>56</text:p>
          </table:table-cell>
          <table:table-cell office:value-type="float" office:value="0.00101505" calcext:value-type="float">
            <text:p>0.00101505</text:p>
          </table:table-cell>
          <table:table-cell office:value-type="float" office:value="9.1448" calcext:value-type="float">
            <text:p>9.1448</text:p>
          </table:table-cell>
          <table:table-cell office:value-type="float" office:value="234.42" calcext:value-type="float">
            <text:p>234.42</text:p>
          </table:table-cell>
          <table:table-cell office:value-type="float" office:value="2450.6" calcext:value-type="float">
            <text:p>2450.6</text:p>
          </table:table-cell>
          <table:table-cell office:value-type="float" office:value="234.44" calcext:value-type="float">
            <text:p>234.44</text:p>
          </table:table-cell>
          <table:table-cell office:value-type="float" office:value="2601.8" calcext:value-type="float">
            <text:p>2601.8</text:p>
          </table:table-cell>
          <table:table-cell office:value-type="float" office:value="0.78075" calcext:value-type="float">
            <text:p>0.78075</text:p>
          </table:table-cell>
          <table:table-cell office:value-type="float" office:value="7.9732" calcext:value-type="float">
            <text:p>7.9732</text:p>
          </table:table-cell>
        </table:table-row>
        <table:table-row table:style-name="ro1">
          <table:table-cell office:value-type="float" office:value="0.017336" calcext:value-type="float">
            <text:p>0.017336</text:p>
          </table:table-cell>
          <table:table-cell office:value-type="float" office:value="57" calcext:value-type="float">
            <text:p>57</text:p>
          </table:table-cell>
          <table:table-cell office:value-type="float" office:value="0.00101556" calcext:value-type="float">
            <text:p>0.00101556</text:p>
          </table:table-cell>
          <table:table-cell office:value-type="float" office:value="8.7466" calcext:value-type="float">
            <text:p>8.7466</text:p>
          </table:table-cell>
          <table:table-cell office:value-type="float" office:value="238.6" calcext:value-type="float">
            <text:p>238.6</text:p>
          </table:table-cell>
          <table:table-cell office:value-type="float" office:value="2452" calcext:value-type="float">
            <text:p>2452</text:p>
          </table:table-cell>
          <table:table-cell office:value-type="float" office:value="238.62" calcext:value-type="float">
            <text:p>238.62</text:p>
          </table:table-cell>
          <table:table-cell office:value-type="float" office:value="2603.6" calcext:value-type="float">
            <text:p>2603.6</text:p>
          </table:table-cell>
          <table:table-cell office:value-type="float" office:value="0.79344" calcext:value-type="float">
            <text:p>0.79344</text:p>
          </table:table-cell>
          <table:table-cell office:value-type="float" office:value="7.9568" calcext:value-type="float">
            <text:p>7.9568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57.798" calcext:value-type="float">
            <text:p>57.798</text:p>
          </table:table-cell>
          <table:table-cell office:value-type="float" office:value="0.00101597" calcext:value-type="float">
            <text:p>0.00101597</text:p>
          </table:table-cell>
          <table:table-cell office:value-type="float" office:value="8.4431" calcext:value-type="float">
            <text:p>8.4431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53" calcext:value-type="float">
            <text:p>2453</text:p>
          </table:table-cell>
          <table:table-cell office:value-type="float" office:value="241.96" calcext:value-type="float">
            <text:p>241.96</text:p>
          </table:table-cell>
          <table:table-cell office:value-type="float" office:value="2605" calcext:value-type="float">
            <text:p>2605</text:p>
          </table:table-cell>
          <table:table-cell office:value-type="float" office:value="0.80355" calcext:value-type="float">
            <text:p>0.80355</text:p>
          </table:table-cell>
          <table:table-cell office:value-type="float" office:value="7.9437" calcext:value-type="float">
            <text:p>7.9437</text:p>
          </table:table-cell>
        </table:table-row>
        <table:table-row table:style-name="ro1">
          <table:table-cell office:value-type="float" office:value="0.018171" calcext:value-type="float">
            <text:p>0.018171</text:p>
          </table:table-cell>
          <table:table-cell office:value-type="float" office:value="58" calcext:value-type="float">
            <text:p>58</text:p>
          </table:table-cell>
          <table:table-cell office:value-type="float" office:value="0.00101608" calcext:value-type="float">
            <text:p>0.00101608</text:p>
          </table:table-cell>
          <table:table-cell office:value-type="float" office:value="8.3683" calcext:value-type="float">
            <text:p>8.3683</text:p>
          </table:table-cell>
          <table:table-cell office:value-type="float" office:value="242.79" calcext:value-type="float">
            <text:p>242.79</text:p>
          </table:table-cell>
          <table:table-cell office:value-type="float" office:value="2453.2" calcext:value-type="float">
            <text:p>2453.2</text:p>
          </table:table-cell>
          <table:table-cell office:value-type="float" office:value="242.81" calcext:value-type="float">
            <text:p>242.81</text:p>
          </table:table-cell>
          <table:table-cell office:value-type="float" office:value="2605.3" calcext:value-type="float">
            <text:p>2605.3</text:p>
          </table:table-cell>
          <table:table-cell office:value-type="float" office:value="0.8061" calcext:value-type="float">
            <text:p>0.8061</text:p>
          </table:table-cell>
          <table:table-cell office:value-type="float" office:value="7.9404" calcext:value-type="float">
            <text:p>7.9404</text:p>
          </table:table-cell>
        </table:table-row>
        <table:table-row table:style-name="ro1">
          <table:table-cell office:value-type="float" office:value="0.019041" calcext:value-type="float">
            <text:p>0.019041</text:p>
          </table:table-cell>
          <table:table-cell office:value-type="float" office:value="59" calcext:value-type="float">
            <text:p>59</text:p>
          </table:table-cell>
          <table:table-cell office:value-type="float" office:value="0.0010166" calcext:value-type="float">
            <text:p>0.0010166</text:p>
          </table:table-cell>
          <table:table-cell office:value-type="float" office:value="8.0089" calcext:value-type="float">
            <text:p>8.0089</text:p>
          </table:table-cell>
          <table:table-cell office:value-type="float" office:value="246.97" calcext:value-type="float">
            <text:p>246.97</text:p>
          </table:table-cell>
          <table:table-cell office:value-type="float" office:value="2454.6" calcext:value-type="float">
            <text:p>2454.6</text:p>
          </table:table-cell>
          <table:table-cell office:value-type="float" office:value="246.99" calcext:value-type="float">
            <text:p>246.99</text:p>
          </table:table-cell>
          <table:table-cell office:value-type="float" office:value="2607.1" calcext:value-type="float">
            <text:p>2607.1</text:p>
          </table:table-cell>
          <table:table-cell office:value-type="float" office:value="0.81871" calcext:value-type="float">
            <text:p>0.81871</text:p>
          </table:table-cell>
          <table:table-cell office:value-type="float" office:value="7.9242" calcext:value-type="float">
            <text:p>7.9242</text:p>
          </table:table-cell>
        </table:table-row>
        <table:table-row table:style-name="ro1">
          <table:table-cell office:value-type="float" office:value="0.019946" calcext:value-type="float">
            <text:p>0.019946</text:p>
          </table:table-cell>
          <table:table-cell office:value-type="float" office:value="60" calcext:value-type="float">
            <text:p>60</text:p>
          </table:table-cell>
          <table:table-cell office:value-type="float" office:value="0.00101713" calcext:value-type="float">
            <text:p>0.00101713</text:p>
          </table:table-cell>
          <table:table-cell office:value-type="float" office:value="7.6672" calcext:value-type="float">
            <text:p>7.6672</text:p>
          </table:table-cell>
          <table:table-cell office:value-type="float" office:value="251.16" calcext:value-type="float">
            <text:p>251.16</text:p>
          </table:table-cell>
          <table:table-cell office:value-type="float" office:value="2455.9" calcext:value-type="float">
            <text:p>2455.9</text:p>
          </table:table-cell>
          <table:table-cell office:value-type="float" office:value="251.18" calcext:value-type="float">
            <text:p>251.18</text:p>
          </table:table-cell>
          <table:table-cell office:value-type="float" office:value="2608.8" calcext:value-type="float">
            <text:p>2608.8</text:p>
          </table:table-cell>
          <table:table-cell office:value-type="float" office:value="0.83129" calcext:value-type="float">
            <text:p>0.83129</text:p>
          </table:table-cell>
          <table:table-cell office:value-type="float" office:value="7.9081" calcext:value-type="float">
            <text:p>7.908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.058" calcext:value-type="float">
            <text:p>60.058</text:p>
          </table:table-cell>
          <table:table-cell office:value-type="float" office:value="0.00101716" calcext:value-type="float">
            <text:p>0.00101716</text:p>
          </table:table-cell>
          <table:table-cell office:value-type="float" office:value="7.648" calcext:value-type="float">
            <text:p>7.648</text:p>
          </table:table-cell>
          <table:table-cell office:value-type="float" office:value="251.4" calcext:value-type="float">
            <text:p>251.4</text:p>
          </table:table-cell>
          <table:table-cell office:value-type="float" office:value="2455.9" calcext:value-type="float">
            <text:p>2455.9</text:p>
          </table:table-cell>
          <table:table-cell office:value-type="float" office:value="251.42" calcext:value-type="float">
            <text:p>251.42</text:p>
          </table:table-cell>
          <table:table-cell office:value-type="float" office:value="2608.9" calcext:value-type="float">
            <text:p>2608.9</text:p>
          </table:table-cell>
          <table:table-cell office:value-type="float" office:value="0.83202" calcext:value-type="float">
            <text:p>0.83202</text:p>
          </table:table-cell>
          <table:table-cell office:value-type="float" office:value="7.9072" calcext:value-type="float">
            <text:p>7.9072</text:p>
          </table:table-cell>
        </table:table-row>
        <table:table-row table:style-name="ro1">
          <table:table-cell office:value-type="float" office:value="0.020888" calcext:value-type="float">
            <text:p>0.020888</text:p>
          </table:table-cell>
          <table:table-cell office:value-type="float" office:value="61" calcext:value-type="float">
            <text:p>61</text:p>
          </table:table-cell>
          <table:table-cell office:value-type="float" office:value="0.00101766" calcext:value-type="float">
            <text:p>0.00101766</text:p>
          </table:table-cell>
          <table:table-cell office:value-type="float" office:value="7.3424" calcext:value-type="float">
            <text:p>7.3424</text:p>
          </table:table-cell>
          <table:table-cell office:value-type="float" office:value="255.35" calcext:value-type="float">
            <text:p>255.35</text:p>
          </table:table-cell>
          <table:table-cell office:value-type="float" office:value="2457.2" calcext:value-type="float">
            <text:p>2457.2</text:p>
          </table:table-cell>
          <table:table-cell office:value-type="float" office:value="255.37" calcext:value-type="float">
            <text:p>255.37</text:p>
          </table:table-cell>
          <table:table-cell office:value-type="float" office:value="2610.6" calcext:value-type="float">
            <text:p>2610.6</text:p>
          </table:table-cell>
          <table:table-cell office:value-type="float" office:value="0.84384" calcext:value-type="float">
            <text:p>0.84384</text:p>
          </table:table-cell>
          <table:table-cell office:value-type="float" office:value="7.8922" calcext:value-type="float">
            <text:p>7.8922</text:p>
          </table:table-cell>
        </table:table-row>
        <table:table-row table:style-name="ro1">
          <table:table-cell office:value-type="float" office:value="0.021867" calcext:value-type="float">
            <text:p>0.021867</text:p>
          </table:table-cell>
          <table:table-cell office:value-type="float" office:value="62" calcext:value-type="float">
            <text:p>62</text:p>
          </table:table-cell>
          <table:table-cell office:value-type="float" office:value="0.00101821" calcext:value-type="float">
            <text:p>0.00101821</text:p>
          </table:table-cell>
          <table:table-cell office:value-type="float" office:value="7.0335" calcext:value-type="float">
            <text:p>7.0335</text:p>
          </table:table-cell>
          <table:table-cell office:value-type="float" office:value="259.53" calcext:value-type="float">
            <text:p>259.53</text:p>
          </table:table-cell>
          <table:table-cell office:value-type="float" office:value="2458.5" calcext:value-type="float">
            <text:p>2458.5</text:p>
          </table:table-cell>
          <table:table-cell office:value-type="float" office:value="259.55" calcext:value-type="float">
            <text:p>259.55</text:p>
          </table:table-cell>
          <table:table-cell office:value-type="float" office:value="2612.3" calcext:value-type="float">
            <text:p>2612.3</text:p>
          </table:table-cell>
          <table:table-cell office:value-type="float" office:value="0.85634" calcext:value-type="float">
            <text:p>0.85634</text:p>
          </table:table-cell>
          <table:table-cell office:value-type="float" office:value="7.8764" calcext:value-type="float">
            <text:p>7.8764</text:p>
          </table:table-cell>
        </table:table-row>
        <table:table-row table:style-name="ro1">
          <table:table-cell office:value-type="float" office:value="0.022885" calcext:value-type="float">
            <text:p>0.022885</text:p>
          </table:table-cell>
          <table:table-cell office:value-type="float" office:value="63" calcext:value-type="float">
            <text:p>63</text:p>
          </table:table-cell>
          <table:table-cell office:value-type="float" office:value="0.00101875" calcext:value-type="float">
            <text:p>0.00101875</text:p>
          </table:table-cell>
          <table:table-cell office:value-type="float" office:value="6.7396" calcext:value-type="float">
            <text:p>6.7396</text:p>
          </table:table-cell>
          <table:table-cell office:value-type="float" office:value="263.72" calcext:value-type="float">
            <text:p>263.72</text:p>
          </table:table-cell>
          <table:table-cell office:value-type="float" office:value="2459.8" calcext:value-type="float">
            <text:p>2459.8</text:p>
          </table:table-cell>
          <table:table-cell office:value-type="float" office:value="263.74" calcext:value-type="float">
            <text:p>263.74</text:p>
          </table:table-cell>
          <table:table-cell office:value-type="float" office:value="2614" calcext:value-type="float">
            <text:p>2614</text:p>
          </table:table-cell>
          <table:table-cell office:value-type="float" office:value="0.86882" calcext:value-type="float">
            <text:p>0.86882</text:p>
          </table:table-cell>
          <table:table-cell office:value-type="float" office:value="7.8607" calcext:value-type="float">
            <text:p>7.8607</text:p>
          </table:table-cell>
        </table:table-row>
        <table:table-row table:style-name="ro1">
          <table:table-cell office:value-type="float" office:value="0.023943" calcext:value-type="float">
            <text:p>0.023943</text:p>
          </table:table-cell>
          <table:table-cell office:value-type="float" office:value="64" calcext:value-type="float">
            <text:p>64</text:p>
          </table:table-cell>
          <table:table-cell office:value-type="float" office:value="0.00101931" calcext:value-type="float">
            <text:p>0.00101931</text:p>
          </table:table-cell>
          <table:table-cell office:value-type="float" office:value="6.4598" calcext:value-type="float">
            <text:p>6.4598</text:p>
          </table:table-cell>
          <table:table-cell office:value-type="float" office:value="267.91" calcext:value-type="float">
            <text:p>267.91</text:p>
          </table:table-cell>
          <table:table-cell office:value-type="float" office:value="2461.1" calcext:value-type="float">
            <text:p>2461.1</text:p>
          </table:table-cell>
          <table:table-cell office:value-type="float" office:value="267.93" calcext:value-type="float">
            <text:p>267.93</text:p>
          </table:table-cell>
          <table:table-cell office:value-type="float" office:value="2615.8" calcext:value-type="float">
            <text:p>2615.8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7.8451" calcext:value-type="float">
            <text:p>7.845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64.053" calcext:value-type="float">
            <text:p>64.053</text:p>
          </table:table-cell>
          <table:table-cell office:value-type="float" office:value="0.00101934" calcext:value-type="float">
            <text:p>0.00101934</text:p>
          </table:table-cell>
          <table:table-cell office:value-type="float" office:value="6.4453" calcext:value-type="float">
            <text:p>6.4453</text:p>
          </table:table-cell>
          <table:table-cell office:value-type="float" office:value="268.13" calcext:value-type="float">
            <text:p>268.13</text:p>
          </table:table-cell>
          <table:table-cell office:value-type="float" office:value="2461.2" calcext:value-type="float">
            <text:p>2461.2</text:p>
          </table:table-cell>
          <table:table-cell office:value-type="float" office:value="268.15" calcext:value-type="float">
            <text:p>268.15</text:p>
          </table:table-cell>
          <table:table-cell office:value-type="float" office:value="2615.9" calcext:value-type="float">
            <text:p>2615.9</text:p>
          </table:table-cell>
          <table:table-cell office:value-type="float" office:value="0.88191" calcext:value-type="float">
            <text:p>0.88191</text:p>
          </table:table-cell>
          <table:table-cell office:value-type="float" office:value="7.8442" calcext:value-type="float">
            <text:p>7.8442</text:p>
          </table:table-cell>
        </table:table-row>
        <table:table-row table:style-name="ro1">
          <table:table-cell office:value-type="float" office:value="0.025042" calcext:value-type="float">
            <text:p>0.025042</text:p>
          </table:table-cell>
          <table:table-cell office:value-type="float" office:value="65" calcext:value-type="float">
            <text:p>65</text:p>
          </table:table-cell>
          <table:table-cell office:value-type="float" office:value="0.00101987" calcext:value-type="float">
            <text:p>0.00101987</text:p>
          </table:table-cell>
          <table:table-cell office:value-type="float" office:value="6.1935" calcext:value-type="float">
            <text:p>6.1935</text:p>
          </table:table-cell>
          <table:table-cell office:value-type="float" office:value="272.09" calcext:value-type="float">
            <text:p>272.09</text:p>
          </table:table-cell>
          <table:table-cell office:value-type="float" office:value="2462.4" calcext:value-type="float">
            <text:p>2462.4</text:p>
          </table:table-cell>
          <table:table-cell office:value-type="float" office:value="272.12" calcext:value-type="float">
            <text:p>272.12</text:p>
          </table:table-cell>
          <table:table-cell office:value-type="float" office:value="2617.5" calcext:value-type="float">
            <text:p>2617.5</text:p>
          </table:table-cell>
          <table:table-cell office:value-type="float" office:value="0.89365" calcext:value-type="float">
            <text:p>0.89365</text:p>
          </table:table-cell>
          <table:table-cell office:value-type="float" office:value="7.8296" calcext:value-type="float">
            <text:p>7.8296</text:p>
          </table:table-cell>
        </table:table-row>
        <table:table-row table:style-name="ro1">
          <table:table-cell office:value-type="float" office:value="0.026183" calcext:value-type="float">
            <text:p>0.026183</text:p>
          </table:table-cell>
          <table:table-cell office:value-type="float" office:value="66" calcext:value-type="float">
            <text:p>66</text:p>
          </table:table-cell>
          <table:table-cell office:value-type="float" office:value="0.00102044" calcext:value-type="float">
            <text:p>0.00102044</text:p>
          </table:table-cell>
          <table:table-cell office:value-type="float" office:value="5.9399" calcext:value-type="float">
            <text:p>5.9399</text:p>
          </table:table-cell>
          <table:table-cell office:value-type="float" office:value="276.27" calcext:value-type="float">
            <text:p>276.27</text:p>
          </table:table-cell>
          <table:table-cell office:value-type="float" office:value="2463.7" calcext:value-type="float">
            <text:p>2463.7</text:p>
          </table:table-cell>
          <table:table-cell office:value-type="float" office:value="276.3" calcext:value-type="float">
            <text:p>276.3</text:p>
          </table:table-cell>
          <table:table-cell office:value-type="float" office:value="2619.2" calcext:value-type="float">
            <text:p>2619.2</text:p>
          </table:table-cell>
          <table:table-cell office:value-type="float" office:value="0.90602" calcext:value-type="float">
            <text:p>0.90602</text:p>
          </table:table-cell>
          <table:table-cell office:value-type="float" office:value="7.8142" calcext:value-type="float">
            <text:p>7.8142</text:p>
          </table:table-cell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67" calcext:value-type="float">
            <text:p>67</text:p>
          </table:table-cell>
          <table:table-cell office:value-type="float" office:value="0.00102101" calcext:value-type="float">
            <text:p>0.00102101</text:p>
          </table:table-cell>
          <table:table-cell office:value-type="float" office:value="5.6984" calcext:value-type="float">
            <text:p>5.6984</text:p>
          </table:table-cell>
          <table:table-cell office:value-type="float" office:value="280.46" calcext:value-type="float">
            <text:p>280.46</text:p>
          </table:table-cell>
          <table:table-cell office:value-type="float" office:value="2465" calcext:value-type="float">
            <text:p>2465</text:p>
          </table:table-cell>
          <table:table-cell office:value-type="float" office:value="280.49" calcext:value-type="float">
            <text:p>280.49</text:p>
          </table:table-cell>
          <table:table-cell office:value-type="float" office:value="2621" calcext:value-type="float">
            <text:p>2621</text:p>
          </table:table-cell>
          <table:table-cell office:value-type="float" office:value="0.91835" calcext:value-type="float">
            <text:p>0.91835</text:p>
          </table:table-cell>
          <table:table-cell office:value-type="float" office:value="7.799" calcext:value-type="float">
            <text:p>7.79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67.518" calcext:value-type="float">
            <text:p>67.518</text:p>
          </table:table-cell>
          <table:table-cell office:value-type="float" office:value="0.00102131" calcext:value-type="float">
            <text:p>0.00102131</text:p>
          </table:table-cell>
          <table:table-cell office:value-type="float" office:value="5.5778" calcext:value-type="float">
            <text:p>5.5778</text:p>
          </table:table-cell>
          <table:table-cell office:value-type="float" office:value="282.63" calcext:value-type="float">
            <text:p>282.63</text:p>
          </table:table-cell>
          <table:table-cell office:value-type="float" office:value="2465.6" calcext:value-type="float">
            <text:p>2465.6</text:p>
          </table:table-cell>
          <table:table-cell office:value-type="float" office:value="282.66" calcext:value-type="float">
            <text:p>282.66</text:p>
          </table:table-cell>
          <table:table-cell office:value-type="float" office:value="2621.8" calcext:value-type="float">
            <text:p>2621.8</text:p>
          </table:table-cell>
          <table:table-cell office:value-type="float" office:value="0.92472" calcext:value-type="float">
            <text:p>0.92472</text:p>
          </table:table-cell>
          <table:table-cell office:value-type="float" office:value="7.7912" calcext:value-type="float">
            <text:p>7.7912</text:p>
          </table:table-cell>
        </table:table-row>
        <table:table-row table:style-name="ro1">
          <table:table-cell office:value-type="float" office:value="0.028599" calcext:value-type="float">
            <text:p>0.028599</text:p>
          </table:table-cell>
          <table:table-cell office:value-type="float" office:value="68" calcext:value-type="float">
            <text:p>68</text:p>
          </table:table-cell>
          <table:table-cell office:value-type="float" office:value="0.00102159" calcext:value-type="float">
            <text:p>0.00102159</text:p>
          </table:table-cell>
          <table:table-cell office:value-type="float" office:value="5.4682" calcext:value-type="float">
            <text:p>5.4682</text:p>
          </table:table-cell>
          <table:table-cell office:value-type="float" office:value="284.65" calcext:value-type="float">
            <text:p>284.65</text:p>
          </table:table-cell>
          <table:table-cell office:value-type="float" office:value="2466.3" calcext:value-type="float">
            <text:p>2466.3</text:p>
          </table:table-cell>
          <table:table-cell office:value-type="float" office:value="284.68" calcext:value-type="float">
            <text:p>284.68</text:p>
          </table:table-cell>
          <table:table-cell office:value-type="float" office:value="2622.7" calcext:value-type="float">
            <text:p>2622.7</text:p>
          </table:table-cell>
          <table:table-cell office:value-type="float" office:value="0.93064" calcext:value-type="float">
            <text:p>0.93064</text:p>
          </table:table-cell>
          <table:table-cell office:value-type="float" office:value="7.7839" calcext:value-type="float">
            <text:p>7.7839</text:p>
          </table:table-cell>
        </table:table-row>
        <table:table-row table:style-name="ro1">
          <table:table-cell office:value-type="float" office:value="0.029876" calcext:value-type="float">
            <text:p>0.029876</text:p>
          </table:table-cell>
          <table:table-cell office:value-type="float" office:value="69" calcext:value-type="float">
            <text:p>69</text:p>
          </table:table-cell>
          <table:table-cell office:value-type="float" office:value="0.00102218" calcext:value-type="float">
            <text:p>0.00102218</text:p>
          </table:table-cell>
          <table:table-cell office:value-type="float" office:value="5.2488" calcext:value-type="float">
            <text:p>5.2488</text:p>
          </table:table-cell>
          <table:table-cell office:value-type="float" office:value="288.84" calcext:value-type="float">
            <text:p>288.84</text:p>
          </table:table-cell>
          <table:table-cell office:value-type="float" office:value="2467.6" calcext:value-type="float">
            <text:p>2467.6</text:p>
          </table:table-cell>
          <table:table-cell office:value-type="float" office:value="288.87" calcext:value-type="float">
            <text:p>288.87</text:p>
          </table:table-cell>
          <table:table-cell office:value-type="float" office:value="2624.4" calcext:value-type="float">
            <text:p>2624.4</text:p>
          </table:table-cell>
          <table:table-cell office:value-type="float" office:value="0.94291" calcext:value-type="float">
            <text:p>0.94291</text:p>
          </table:table-cell>
          <table:table-cell office:value-type="float" office:value="7.7689" calcext:value-type="float">
            <text:p>7.7689</text:p>
          </table:table-cell>
        </table:table-row>
        <table:table-row table:style-name="ro1">
          <table:table-cell office:value-type="float" office:value="0.031201" calcext:value-type="float">
            <text:p>0.031201</text:p>
          </table:table-cell>
          <table:table-cell office:value-type="float" office:value="70" calcext:value-type="float">
            <text:p>70</text:p>
          </table:table-cell>
          <table:table-cell office:value-type="float" office:value="0.00102277" calcext:value-type="float">
            <text:p>0.00102277</text:p>
          </table:table-cell>
          <table:table-cell office:value-type="float" office:value="5.0395" calcext:value-type="float">
            <text:p>5.0395</text:p>
          </table:table-cell>
          <table:table-cell office:value-type="float" office:value="293.04" calcext:value-type="float">
            <text:p>293.04</text:p>
          </table:table-cell>
          <table:table-cell office:value-type="float" office:value="2468.9" calcext:value-type="float">
            <text:p>2468.9</text:p>
          </table:table-cell>
          <table:table-cell office:value-type="float" office:value="293.07" calcext:value-type="float">
            <text:p>293.07</text:p>
          </table:table-cell>
          <table:table-cell office:value-type="float" office:value="2626.1" calcext:value-type="float">
            <text:p>2626.1</text:p>
          </table:table-cell>
          <table:table-cell office:value-type="float" office:value="0.95513" calcext:value-type="float">
            <text:p>0.95513</text:p>
          </table:table-cell>
          <table:table-cell office:value-type="float" office:value="7.754" calcext:value-type="float">
            <text:p>7.75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70.586" calcext:value-type="float">
            <text:p>70.586</text:p>
          </table:table-cell>
          <table:table-cell office:value-type="float" office:value="0.00102312" calcext:value-type="float">
            <text:p>0.00102312</text:p>
          </table:table-cell>
          <table:table-cell office:value-type="float" office:value="4.9215" calcext:value-type="float">
            <text:p>4.9215</text:p>
          </table:table-cell>
          <table:table-cell office:value-type="float" office:value="295.49" calcext:value-type="float">
            <text:p>295.49</text:p>
          </table:table-cell>
          <table:table-cell office:value-type="float" office:value="2469.6" calcext:value-type="float">
            <text:p>2469.6</text:p>
          </table:table-cell>
          <table:table-cell office:value-type="float" office:value="295.52" calcext:value-type="float">
            <text:p>295.52</text:p>
          </table:table-cell>
          <table:table-cell office:value-type="float" office:value="2627.1" calcext:value-type="float">
            <text:p>2627.1</text:p>
          </table:table-cell>
          <table:table-cell office:value-type="float" office:value="0.96228" calcext:value-type="float">
            <text:p>0.96228</text:p>
          </table:table-cell>
          <table:table-cell office:value-type="float" office:value="7.7453" calcext:value-type="float">
            <text:p>7.7453</text:p>
          </table:table-cell>
        </table:table-row>
        <table:table-row table:style-name="ro1">
          <table:table-cell office:value-type="float" office:value="0.032575" calcext:value-type="float">
            <text:p>0.032575</text:p>
          </table:table-cell>
          <table:table-cell office:value-type="float" office:value="71" calcext:value-type="float">
            <text:p>71</text:p>
          </table:table-cell>
          <table:table-cell office:value-type="float" office:value="0.00102337" calcext:value-type="float">
            <text:p>0.00102337</text:p>
          </table:table-cell>
          <table:table-cell office:value-type="float" office:value="4.84" calcext:value-type="float">
            <text:p>4.84</text:p>
          </table:table-cell>
          <table:table-cell office:value-type="float" office:value="297.23" calcext:value-type="float">
            <text:p>297.23</text:p>
          </table:table-cell>
          <table:table-cell office:value-type="float" office:value="2470.1" calcext:value-type="float">
            <text:p>2470.1</text:p>
          </table:table-cell>
          <table:table-cell office:value-type="float" office:value="297.26" calcext:value-type="float">
            <text:p>297.26</text:p>
          </table:table-cell>
          <table:table-cell office:value-type="float" office:value="2627.8" calcext:value-type="float">
            <text:p>2627.8</text:p>
          </table:table-cell>
          <table:table-cell office:value-type="float" office:value="0.96733" calcext:value-type="float">
            <text:p>0.96733</text:p>
          </table:table-cell>
          <table:table-cell office:value-type="float" office:value="7.7392" calcext:value-type="float">
            <text:p>7.7392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72" calcext:value-type="float">
            <text:p>72</text:p>
          </table:table-cell>
          <table:table-cell office:value-type="float" office:value="0.00102398" calcext:value-type="float">
            <text:p>0.00102398</text:p>
          </table:table-cell>
          <table:table-cell office:value-type="float" office:value="4.6496" calcext:value-type="float">
            <text:p>4.6496</text:p>
          </table:table-cell>
          <table:table-cell office:value-type="float" office:value="301.42" calcext:value-type="float">
            <text:p>301.42</text:p>
          </table:table-cell>
          <table:table-cell office:value-type="float" office:value="2471.4" calcext:value-type="float">
            <text:p>2471.4</text:p>
          </table:table-cell>
          <table:table-cell office:value-type="float" office:value="301.45" calcext:value-type="float">
            <text:p>301.45</text:p>
          </table:table-cell>
          <table:table-cell office:value-type="float" office:value="2629.5" calcext:value-type="float">
            <text:p>2629.5</text:p>
          </table:table-cell>
          <table:table-cell office:value-type="float" office:value="0.97949" calcext:value-type="float">
            <text:p>0.97949</text:p>
          </table:table-cell>
          <table:table-cell office:value-type="float" office:value="7.7246" calcext:value-type="float">
            <text:p>7.7246</text:p>
          </table:table-cell>
        </table:table-row>
        <table:table-row table:style-name="ro1">
          <table:table-cell office:value-type="float" office:value="0.035478" calcext:value-type="float">
            <text:p>0.035478</text:p>
          </table:table-cell>
          <table:table-cell office:value-type="float" office:value="73" calcext:value-type="float">
            <text:p>73</text:p>
          </table:table-cell>
          <table:table-cell office:value-type="float" office:value="0.00102459" calcext:value-type="float">
            <text:p>0.00102459</text:p>
          </table:table-cell>
          <table:table-cell office:value-type="float" office:value="4.468" calcext:value-type="float">
            <text:p>4.468</text:p>
          </table:table-cell>
          <table:table-cell office:value-type="float" office:value="305.6" calcext:value-type="float">
            <text:p>305.6</text:p>
          </table:table-cell>
          <table:table-cell office:value-type="float" office:value="2472.7" calcext:value-type="float">
            <text:p>2472.7</text:p>
          </table:table-cell>
          <table:table-cell office:value-type="float" office:value="305.64" calcext:value-type="float">
            <text:p>305.64</text:p>
          </table:table-cell>
          <table:table-cell office:value-type="float" office:value="2631.2" calcext:value-type="float">
            <text:p>2631.2</text:p>
          </table:table-cell>
          <table:table-cell office:value-type="float" office:value="0.99161" calcext:value-type="float">
            <text:p>0.99161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73.345" calcext:value-type="float">
            <text:p>73.345</text:p>
          </table:table-cell>
          <table:table-cell office:value-type="float" office:value="0.0010248" calcext:value-type="float">
            <text:p>0.0010248</text:p>
          </table:table-cell>
          <table:table-cell office:value-type="float" office:value="4.4072" calcext:value-type="float">
            <text:p>4.4072</text:p>
          </table:table-cell>
          <table:table-cell office:value-type="float" office:value="307.05" calcext:value-type="float">
            <text:p>307.05</text:p>
          </table:table-cell>
          <table:table-cell office:value-type="float" office:value="2473.1" calcext:value-type="float">
            <text:p>2473.1</text:p>
          </table:table-cell>
          <table:table-cell office:value-type="float" office:value="307.09" calcext:value-type="float">
            <text:p>307.09</text:p>
          </table:table-cell>
          <table:table-cell office:value-type="float" office:value="2631.8" calcext:value-type="float">
            <text:p>2631.8</text:p>
          </table:table-cell>
          <table:table-cell office:value-type="float" office:value="0.99579" calcext:value-type="float">
            <text:p>0.99579</text:p>
          </table:table-cell>
          <table:table-cell office:value-type="float" office:value="7.705" calcext:value-type="float">
            <text:p>7.705</text:p>
          </table:table-cell>
        </table:table-row>
        <table:table-row table:style-name="ro1">
          <table:table-cell office:value-type="float" office:value="0.037009" calcext:value-type="float">
            <text:p>0.037009</text:p>
          </table:table-cell>
          <table:table-cell office:value-type="float" office:value="74" calcext:value-type="float">
            <text:p>74</text:p>
          </table:table-cell>
          <table:table-cell office:value-type="float" office:value="0.00102521" calcext:value-type="float">
            <text:p>0.00102521</text:p>
          </table:table-cell>
          <table:table-cell office:value-type="float" office:value="4.2945" calcext:value-type="float">
            <text:p>4.2945</text:p>
          </table:table-cell>
          <table:table-cell office:value-type="float" office:value="309.8" calcext:value-type="float">
            <text:p>309.8</text:p>
          </table:table-cell>
          <table:table-cell office:value-type="float" office:value="2474" calcext:value-type="float">
            <text:p>2474</text:p>
          </table:table-cell>
          <table:table-cell office:value-type="float" office:value="309.84" calcext:value-type="float">
            <text:p>309.84</text:p>
          </table:table-cell>
          <table:table-cell office:value-type="float" office:value="2632.9" calcext:value-type="float">
            <text:p>2632.9</text:p>
          </table:table-cell>
          <table:table-cell office:value-type="float" office:value="1.0037" calcext:value-type="float">
            <text:p>1.0037</text:p>
          </table:table-cell>
          <table:table-cell office:value-type="float" office:value="7.6955" calcext:value-type="float">
            <text:p>7.6955</text:p>
          </table:table-cell>
        </table:table-row>
        <table:table-row table:style-name="ro1">
          <table:table-cell office:value-type="float" office:value="0.038595" calcext:value-type="float">
            <text:p>0.038595</text:p>
          </table:table-cell>
          <table:table-cell office:value-type="float" office:value="75" calcext:value-type="float">
            <text:p>75</text:p>
          </table:table-cell>
          <table:table-cell office:value-type="float" office:value="0.00102584" calcext:value-type="float">
            <text:p>0.00102584</text:p>
          </table:table-cell>
          <table:table-cell office:value-type="float" office:value="4.1289" calcext:value-type="float">
            <text:p>4.1289</text:p>
          </table:table-cell>
          <table:table-cell office:value-type="float" office:value="313.99" calcext:value-type="float">
            <text:p>313.99</text:p>
          </table:table-cell>
          <table:table-cell office:value-type="float" office:value="2475.2" calcext:value-type="float">
            <text:p>2475.2</text:p>
          </table:table-cell>
          <table:table-cell office:value-type="float" office:value="314.03" calcext:value-type="float">
            <text:p>314.03</text:p>
          </table:table-cell>
          <table:table-cell office:value-type="float" office:value="2634.6" calcext:value-type="float">
            <text:p>2634.6</text:p>
          </table:table-cell>
          <table:table-cell office:value-type="float" office:value="1.0158" calcext:value-type="float">
            <text:p>1.0158</text:p>
          </table:table-cell>
          <table:table-cell office:value-type="float" office:value="7.6812" calcext:value-type="float">
            <text:p>7.68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5.857" calcext:value-type="float">
            <text:p>75.857</text:p>
          </table:table-cell>
          <table:table-cell office:value-type="float" office:value="0.00102638" calcext:value-type="float">
            <text:p>0.00102638</text:p>
          </table:table-cell>
          <table:table-cell office:value-type="float" office:value="3.993" calcext:value-type="float">
            <text:p>3.993</text:p>
          </table:table-cell>
          <table:table-cell office:value-type="float" office:value="317.58" calcext:value-type="float">
            <text:p>317.58</text:p>
          </table:table-cell>
          <table:table-cell office:value-type="float" office:value="2476.4" calcext:value-type="float">
            <text:p>2476.4</text:p>
          </table:table-cell>
          <table:table-cell office:value-type="float" office:value="317.62" calcext:value-type="float">
            <text:p>317.62</text:p>
          </table:table-cell>
          <table:table-cell office:value-type="float" office:value="2636.1" calcext:value-type="float">
            <text:p>2636.1</text:p>
          </table:table-cell>
          <table:table-cell office:value-type="float" office:value="1.0261" calcext:value-type="float">
            <text:p>1.0261</text:p>
          </table:table-cell>
          <table:table-cell office:value-type="float" office:value="7.669" calcext:value-type="float">
            <text:p>7.669</text:p>
          </table:table-cell>
        </table:table-row>
        <table:table-row table:style-name="ro1">
          <table:table-cell office:value-type="float" office:value="0.040239" calcext:value-type="float">
            <text:p>0.040239</text:p>
          </table:table-cell>
          <table:table-cell office:value-type="float" office:value="76" calcext:value-type="float">
            <text:p>76</text:p>
          </table:table-cell>
          <table:table-cell office:value-type="float" office:value="0.00102647" calcext:value-type="float">
            <text:p>0.00102647</text:p>
          </table:table-cell>
          <table:table-cell office:value-type="float" office:value="3.9708" calcext:value-type="float">
            <text:p>3.9708</text:p>
          </table:table-cell>
          <table:table-cell office:value-type="float" office:value="318.18" calcext:value-type="float">
            <text:p>318.18</text:p>
          </table:table-cell>
          <table:table-cell office:value-type="float" office:value="2476.5" calcext:value-type="float">
            <text:p>2476.5</text:p>
          </table:table-cell>
          <table:table-cell office:value-type="float" office:value="318.22" calcext:value-type="float">
            <text:p>318.22</text:p>
          </table:table-cell>
          <table:table-cell office:value-type="float" office:value="2636.3" calcext:value-type="float">
            <text:p>2636.3</text:p>
          </table:table-cell>
          <table:table-cell office:value-type="float" office:value="1.0278" calcext:value-type="float">
            <text:p>1.0278</text:p>
          </table:table-cell>
          <table:table-cell office:value-type="float" office:value="7.667" calcext:value-type="float">
            <text:p>7.667</text:p>
          </table:table-cell>
        </table:table-row>
        <table:table-row table:style-name="ro1">
          <table:table-cell office:value-type="float" office:value="0.041941" calcext:value-type="float">
            <text:p>0.041941</text:p>
          </table:table-cell>
          <table:table-cell office:value-type="float" office:value="77" calcext:value-type="float">
            <text:p>77</text:p>
          </table:table-cell>
          <table:table-cell office:value-type="float" office:value="0.0010271" calcext:value-type="float">
            <text:p>0.0010271</text:p>
          </table:table-cell>
          <table:table-cell office:value-type="float" office:value="3.8197" calcext:value-type="float">
            <text:p>3.8197</text:p>
          </table:table-cell>
          <table:table-cell office:value-type="float" office:value="322.38" calcext:value-type="float">
            <text:p>322.38</text:p>
          </table:table-cell>
          <table:table-cell office:value-type="float" office:value="2477.8" calcext:value-type="float">
            <text:p>2477.8</text:p>
          </table:table-cell>
          <table:table-cell office:value-type="float" office:value="322.42" calcext:value-type="float">
            <text:p>322.42</text:p>
          </table:table-cell>
          <table:table-cell office:value-type="float" office:value="2638" calcext:value-type="float">
            <text:p>2638</text:p>
          </table:table-cell>
          <table:table-cell office:value-type="float" office:value="1.0398" calcext:value-type="float">
            <text:p>1.0398</text:p>
          </table:table-cell>
          <table:table-cell office:value-type="float" office:value="7.6528" calcext:value-type="float">
            <text:p>7.6528</text:p>
          </table:table-cell>
        </table:table-row>
        <table:table-row table:style-name="ro1">
          <table:table-cell office:value-type="float" office:value="0.043703" calcext:value-type="float">
            <text:p>0.043703</text:p>
          </table:table-cell>
          <table:table-cell office:value-type="float" office:value="78" calcext:value-type="float">
            <text:p>78</text:p>
          </table:table-cell>
          <table:table-cell office:value-type="float" office:value="0.00102775" calcext:value-type="float">
            <text:p>0.00102775</text:p>
          </table:table-cell>
          <table:table-cell office:value-type="float" office:value="3.6752" calcext:value-type="float">
            <text:p>3.6752</text:p>
          </table:table-cell>
          <table:table-cell office:value-type="float" office:value="326.58" calcext:value-type="float">
            <text:p>326.58</text:p>
          </table:table-cell>
          <table:table-cell office:value-type="float" office:value="2479.1" calcext:value-type="float">
            <text:p>2479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2639.7" calcext:value-type="float">
            <text:p>2639.7</text:p>
          </table:table-cell>
          <table:table-cell office:value-type="float" office:value="1.0517" calcext:value-type="float">
            <text:p>1.0517</text:p>
          </table:table-cell>
          <table:table-cell office:value-type="float" office:value="7.6388" calcext:value-type="float">
            <text:p>7.638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78.715" calcext:value-type="float">
            <text:p>78.715</text:p>
          </table:table-cell>
          <table:table-cell office:value-type="float" office:value="0.00102821" calcext:value-type="float">
            <text:p>0.00102821</text:p>
          </table:table-cell>
          <table:table-cell office:value-type="float" office:value="3.5759" calcext:value-type="float">
            <text:p>3.5759</text:p>
          </table:table-cell>
          <table:table-cell office:value-type="float" office:value="329.57" calcext:value-type="float">
            <text:p>329.57</text:p>
          </table:table-cell>
          <table:table-cell office:value-type="float" office:value="2480" calcext:value-type="float">
            <text:p>2480</text:p>
          </table:table-cell>
          <table:table-cell office:value-type="float" office:value="329.62" calcext:value-type="float">
            <text:p>329.62</text:p>
          </table:table-cell>
          <table:table-cell office:value-type="float" office:value="2640.9" calcext:value-type="float">
            <text:p>2640.9</text:p>
          </table:table-cell>
          <table:table-cell office:value-type="float" office:value="1.0603" calcext:value-type="float">
            <text:p>1.0603</text:p>
          </table:table-cell>
          <table:table-cell office:value-type="float" office:value="7.6288" calcext:value-type="float">
            <text:p>7.6288</text:p>
          </table:table-cell>
        </table:table-row>
        <table:table-row table:style-name="ro1">
          <table:table-cell office:value-type="float" office:value="0.045527" calcext:value-type="float">
            <text:p>0.045527</text:p>
          </table:table-cell>
          <table:table-cell office:value-type="float" office:value="79" calcext:value-type="float">
            <text:p>79</text:p>
          </table:table-cell>
          <table:table-cell office:value-type="float" office:value="0.0010284" calcext:value-type="float">
            <text:p>0.0010284</text:p>
          </table:table-cell>
          <table:table-cell office:value-type="float" office:value="3.5372" calcext:value-type="float">
            <text:p>3.5372</text:p>
          </table:table-cell>
          <table:table-cell office:value-type="float" office:value="330.76" calcext:value-type="float">
            <text:p>330.76</text:p>
          </table:table-cell>
          <table:table-cell office:value-type="float" office:value="2480.3" calcext:value-type="float">
            <text:p>2480.3</text:p>
          </table:table-cell>
          <table:table-cell office:value-type="float" office:value="330.81" calcext:value-type="float">
            <text:p>330.81</text:p>
          </table:table-cell>
          <table:table-cell office:value-type="float" office:value="2641.3" calcext:value-type="float">
            <text:p>2641.3</text:p>
          </table:table-cell>
          <table:table-cell office:value-type="float" office:value="1.0637" calcext:value-type="float">
            <text:p>1.0637</text:p>
          </table:table-cell>
          <table:table-cell office:value-type="float" office:value="7.6249" calcext:value-type="float">
            <text:p>7.6249</text:p>
          </table:table-cell>
        </table:table-row>
        <table:table-row table:style-name="ro1">
          <table:table-cell office:value-type="float" office:value="0.047414" calcext:value-type="float">
            <text:p>0.047414</text:p>
          </table:table-cell>
          <table:table-cell office:value-type="float" office:value="80" calcext:value-type="float">
            <text:p>80</text:p>
          </table:table-cell>
          <table:table-cell office:value-type="float" office:value="0.00102905" calcext:value-type="float">
            <text:p>0.00102905</text:p>
          </table:table-cell>
          <table:table-cell office:value-type="float" office:value="3.4052" calcext:value-type="float">
            <text:p>3.4052</text:p>
          </table:table-cell>
          <table:table-cell office:value-type="float" office:value="334.96" calcext:value-type="float">
            <text:p>334.96</text:p>
          </table:table-cell>
          <table:table-cell office:value-type="float" office:value="2481.5" calcext:value-type="float">
            <text:p>2481.5</text:p>
          </table:table-cell>
          <table:table-cell office:value-type="float" office:value="335.01" calcext:value-type="float">
            <text:p>335.01</text:p>
          </table:table-cell>
          <table:table-cell office:value-type="float" office:value="2643" calcext:value-type="float">
            <text:p>2643</text:p>
          </table:table-cell>
          <table:table-cell office:value-type="float" office:value="1.0756" calcext:value-type="float">
            <text:p>1.0756</text:p>
          </table:table-cell>
          <table:table-cell office:value-type="float" office:value="7.6111" calcext:value-type="float">
            <text:p>7.6111</text:p>
          </table:table-cell>
        </table:table-row>
        <table:table-row table:style-name="ro1">
          <table:table-cell office:value-type="float" office:value="0.049367" calcext:value-type="float">
            <text:p>0.049367</text:p>
          </table:table-cell>
          <table:table-cell office:value-type="float" office:value="81" calcext:value-type="float">
            <text:p>81</text:p>
          </table:table-cell>
          <table:table-cell office:value-type="float" office:value="0.00102972" calcext:value-type="float">
            <text:p>0.00102972</text:p>
          </table:table-cell>
          <table:table-cell office:value-type="float" office:value="3.2789" calcext:value-type="float">
            <text:p>3.2789</text:p>
          </table:table-cell>
          <table:table-cell office:value-type="float" office:value="339.16" calcext:value-type="float">
            <text:p>339.16</text:p>
          </table:table-cell>
          <table:table-cell office:value-type="float" office:value="2482.8" calcext:value-type="float">
            <text:p>2482.8</text:p>
          </table:table-cell>
          <table:table-cell office:value-type="float" office:value="339.21" calcext:value-type="float">
            <text:p>339.21</text:p>
          </table:table-cell>
          <table:table-cell office:value-type="float" office:value="2644.7" calcext:value-type="float">
            <text:p>2644.7</text:p>
          </table:table-cell>
          <table:table-cell office:value-type="float" office:value="1.0874" calcext:value-type="float">
            <text:p>1.0874</text:p>
          </table:table-cell>
          <table:table-cell office:value-type="float" office:value="7.5973" calcext:value-type="float">
            <text:p>7.597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1.317" calcext:value-type="float">
            <text:p>81.317</text:p>
          </table:table-cell>
          <table:table-cell office:value-type="float" office:value="0.00102993" calcext:value-type="float">
            <text:p>0.00102993</text:p>
          </table:table-cell>
          <table:table-cell office:value-type="float" office:value="3.24" calcext:value-type="float">
            <text:p>3.24</text:p>
          </table:table-cell>
          <table:table-cell office:value-type="float" office:value="340.49" calcext:value-type="float">
            <text:p>340.49</text:p>
          </table:table-cell>
          <table:table-cell office:value-type="float" office:value="2483.2" calcext:value-type="float">
            <text:p>2483.2</text:p>
          </table:table-cell>
          <table:table-cell office:value-type="float" office:value="340.54" calcext:value-type="float">
            <text:p>340.54</text:p>
          </table:table-cell>
          <table:table-cell office:value-type="float" office:value="2645.2" calcext:value-type="float">
            <text:p>2645.2</text:p>
          </table:table-cell>
          <table:table-cell office:value-type="float" office:value="1.0912" calcext:value-type="float">
            <text:p>1.0912</text:p>
          </table:table-cell>
          <table:table-cell office:value-type="float" office:value="7.593" calcext:value-type="float">
            <text:p>7.593</text:p>
          </table:table-cell>
        </table:table-row>
        <table:table-row table:style-name="ro1">
          <table:table-cell office:value-type="float" office:value="0.051387" calcext:value-type="float">
            <text:p>0.051387</text:p>
          </table:table-cell>
          <table:table-cell office:value-type="float" office:value="82" calcext:value-type="float">
            <text:p>82</text:p>
          </table:table-cell>
          <table:table-cell office:value-type="float" office:value="0.00103038" calcext:value-type="float">
            <text:p>0.00103038</text:p>
          </table:table-cell>
          <table:table-cell office:value-type="float" office:value="3.1581" calcext:value-type="float">
            <text:p>3.1581</text:p>
          </table:table-cell>
          <table:table-cell office:value-type="float" office:value="343.36" calcext:value-type="float">
            <text:p>343.36</text:p>
          </table:table-cell>
          <table:table-cell office:value-type="float" office:value="2484.1" calcext:value-type="float">
            <text:p>2484.1</text:p>
          </table:table-cell>
          <table:table-cell office:value-type="float" office:value="343.41" calcext:value-type="float">
            <text:p>343.41</text:p>
          </table:table-cell>
          <table:table-cell office:value-type="float" office:value="2646.4" calcext:value-type="float">
            <text:p>2646.4</text:p>
          </table:table-cell>
          <table:table-cell office:value-type="float" office:value="1.0993" calcext:value-type="float">
            <text:p>1.0993</text:p>
          </table:table-cell>
          <table:table-cell office:value-type="float" office:value="7.5837" calcext:value-type="float">
            <text:p>7.5837</text:p>
          </table:table-cell>
        </table:table-row>
        <table:table-row table:style-name="ro1">
          <table:table-cell office:value-type="float" office:value="0.053476" calcext:value-type="float">
            <text:p>0.053476</text:p>
          </table:table-cell>
          <table:table-cell office:value-type="float" office:value="83" calcext:value-type="float">
            <text:p>83</text:p>
          </table:table-cell>
          <table:table-cell office:value-type="float" office:value="0.00103106" calcext:value-type="float">
            <text:p>0.00103106</text:p>
          </table:table-cell>
          <table:table-cell office:value-type="float" office:value="3.0425" calcext:value-type="float">
            <text:p>3.0425</text:p>
          </table:table-cell>
          <table:table-cell office:value-type="float" office:value="347.55" calcext:value-type="float">
            <text:p>347.55</text:p>
          </table:table-cell>
          <table:table-cell office:value-type="float" office:value="2485.3" calcext:value-type="float">
            <text:p>2485.3</text:p>
          </table:table-cell>
          <table:table-cell office:value-type="float" office:value="347.61" calcext:value-type="float">
            <text:p>347.61</text:p>
          </table:table-cell>
          <table:table-cell office:value-type="float" office:value="2648" calcext:value-type="float">
            <text:p>2648</text:p>
          </table:table-cell>
          <table:table-cell office:value-type="float" office:value="1.1111" calcext:value-type="float">
            <text:p>1.1111</text:p>
          </table:table-cell>
          <table:table-cell office:value-type="float" office:value="7.5702" calcext:value-type="float">
            <text:p>7.5702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83.709" calcext:value-type="float">
            <text:p>83.709</text:p>
          </table:table-cell>
          <table:table-cell office:value-type="float" office:value="0.00103154" calcext:value-type="float">
            <text:p>0.00103154</text:p>
          </table:table-cell>
          <table:table-cell office:value-type="float" office:value="2.9635" calcext:value-type="float">
            <text:p>2.9635</text:p>
          </table:table-cell>
          <table:table-cell office:value-type="float" office:value="350.53" calcext:value-type="float">
            <text:p>350.53</text:p>
          </table:table-cell>
          <table:table-cell office:value-type="float" office:value="2486.2" calcext:value-type="float">
            <text:p>2486.2</text:p>
          </table:table-cell>
          <table:table-cell office:value-type="float" office:value="350.59" calcext:value-type="float">
            <text:p>350.59</text:p>
          </table:table-cell>
          <table:table-cell office:value-type="float" office:value="2649.2" calcext:value-type="float">
            <text:p>2649.2</text:p>
          </table:table-cell>
          <table:table-cell office:value-type="float" office:value="1.1194" calcext:value-type="float">
            <text:p>1.1194</text:p>
          </table:table-cell>
          <table:table-cell office:value-type="float" office:value="7.5606" calcext:value-type="float">
            <text:p>7.5606</text:p>
          </table:table-cell>
        </table:table-row>
        <table:table-row table:style-name="ro1">
          <table:table-cell office:value-type="float" office:value="0.055635" calcext:value-type="float">
            <text:p>0.055635</text:p>
          </table:table-cell>
          <table:table-cell office:value-type="float" office:value="84" calcext:value-type="float">
            <text:p>84</text:p>
          </table:table-cell>
          <table:table-cell office:value-type="float" office:value="0.00103174" calcext:value-type="float">
            <text:p>0.00103174</text:p>
          </table:table-cell>
          <table:table-cell office:value-type="float" office:value="2.9318" calcext:value-type="float">
            <text:p>2.9318</text:p>
          </table:table-cell>
          <table:table-cell office:value-type="float" office:value="351.75" calcext:value-type="float">
            <text:p>351.75</text:p>
          </table:table-cell>
          <table:table-cell office:value-type="float" office:value="2486.6" calcext:value-type="float">
            <text:p>2486.6</text:p>
          </table:table-cell>
          <table:table-cell office:value-type="float" office:value="351.81" calcext:value-type="float">
            <text:p>351.81</text:p>
          </table:table-cell>
          <table:table-cell office:value-type="float" office:value="2649.7" calcext:value-type="float">
            <text:p>2649.7</text:p>
          </table:table-cell>
          <table:table-cell office:value-type="float" office:value="1.1229" calcext:value-type="float">
            <text:p>1.1229</text:p>
          </table:table-cell>
          <table:table-cell office:value-type="float" office:value="7.5567" calcext:value-type="float">
            <text:p>7.5567</text:p>
          </table:table-cell>
        </table:table-row>
        <table:table-row table:style-name="ro1">
          <table:table-cell office:value-type="float" office:value="0.057867" calcext:value-type="float">
            <text:p>0.057867</text:p>
          </table:table-cell>
          <table:table-cell office:value-type="float" office:value="85" calcext:value-type="float">
            <text:p>85</text:p>
          </table:table-cell>
          <table:table-cell office:value-type="float" office:value="0.00103243" calcext:value-type="float">
            <text:p>0.00103243</text:p>
          </table:table-cell>
          <table:table-cell office:value-type="float" office:value="2.8258" calcext:value-type="float">
            <text:p>2.8258</text:p>
          </table:table-cell>
          <table:table-cell office:value-type="float" office:value="355.95" calcext:value-type="float">
            <text:p>355.95</text:p>
          </table:table-cell>
          <table:table-cell office:value-type="float" office:value="2487.8" calcext:value-type="float">
            <text:p>2487.8</text:p>
          </table:table-cell>
          <table:table-cell office:value-type="float" office:value="356.01" calcext:value-type="float">
            <text:p>356.01</text:p>
          </table:table-cell>
          <table:table-cell office:value-type="float" office:value="2651.3" calcext:value-type="float">
            <text:p>2651.3</text:p>
          </table:table-cell>
          <table:table-cell office:value-type="float" office:value="1.1346" calcext:value-type="float">
            <text:p>1.1346</text:p>
          </table:table-cell>
          <table:table-cell office:value-type="float" office:value="7.5434" calcext:value-type="float">
            <text:p>7.54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5.926" calcext:value-type="float">
            <text:p>85.926</text:p>
          </table:table-cell>
          <table:table-cell office:value-type="float" office:value="0.00103307" calcext:value-type="float">
            <text:p>0.00103307</text:p>
          </table:table-cell>
          <table:table-cell office:value-type="float" office:value="2.7317" calcext:value-type="float">
            <text:p>2.7317</text:p>
          </table:table-cell>
          <table:table-cell office:value-type="float" office:value="359.85" calcext:value-type="float">
            <text:p>359.85</text:p>
          </table:table-cell>
          <table:table-cell office:value-type="float" office:value="2489" calcext:value-type="float">
            <text:p>2489</text:p>
          </table:table-cell>
          <table:table-cell office:value-type="float" office:value="359.91" calcext:value-type="float">
            <text:p>359.91</text:p>
          </table:table-cell>
          <table:table-cell office:value-type="float" office:value="2652.9" calcext:value-type="float">
            <text:p>2652.9</text:p>
          </table:table-cell>
          <table:table-cell office:value-type="float" office:value="1.1454" calcext:value-type="float">
            <text:p>1.1454</text:p>
          </table:table-cell>
          <table:table-cell office:value-type="float" office:value="7.5311" calcext:value-type="float">
            <text:p>7.5311</text:p>
          </table:table-cell>
        </table:table-row>
        <table:table-row table:style-name="ro1">
          <table:table-cell office:value-type="float" office:value="0.060173" calcext:value-type="float">
            <text:p>0.060173</text:p>
          </table:table-cell>
          <table:table-cell office:value-type="float" office:value="86" calcext:value-type="float">
            <text:p>86</text:p>
          </table:table-cell>
          <table:table-cell office:value-type="float" office:value="0.00103312" calcext:value-type="float">
            <text:p>0.00103312</text:p>
          </table:table-cell>
          <table:table-cell office:value-type="float" office:value="2.7244" calcext:value-type="float">
            <text:p>2.7244</text:p>
          </table:table-cell>
          <table:table-cell office:value-type="float" office:value="360.16" calcext:value-type="float">
            <text:p>360.16</text:p>
          </table:table-cell>
          <table:table-cell office:value-type="float" office:value="2489.1" calcext:value-type="float">
            <text:p>2489.1</text:p>
          </table:table-cell>
          <table:table-cell office:value-type="float" office:value="360.22" calcext:value-type="float">
            <text:p>360.22</text:p>
          </table:table-cell>
          <table:table-cell office:value-type="float" office:value="2653" calcext:value-type="float">
            <text:p>2653</text:p>
          </table:table-cell>
          <table:table-cell office:value-type="float" office:value="1.1463" calcext:value-type="float">
            <text:p>1.1463</text:p>
          </table:table-cell>
          <table:table-cell office:value-type="float" office:value="7.5302" calcext:value-type="float">
            <text:p>7.5302</text:p>
          </table:table-cell>
        </table:table-row>
        <table:table-row table:style-name="ro1">
          <table:table-cell office:value-type="float" office:value="0.062556" calcext:value-type="float">
            <text:p>0.062556</text:p>
          </table:table-cell>
          <table:table-cell office:value-type="float" office:value="87" calcext:value-type="float">
            <text:p>87</text:p>
          </table:table-cell>
          <table:table-cell office:value-type="float" office:value="0.00103382" calcext:value-type="float">
            <text:p>0.00103382</text:p>
          </table:table-cell>
          <table:table-cell office:value-type="float" office:value="2.6271" calcext:value-type="float">
            <text:p>2.6271</text:p>
          </table:table-cell>
          <table:table-cell office:value-type="float" office:value="364.36" calcext:value-type="float">
            <text:p>364.36</text:p>
          </table:table-cell>
          <table:table-cell office:value-type="float" office:value="2490.3" calcext:value-type="float">
            <text:p>2490.3</text:p>
          </table:table-cell>
          <table:table-cell office:value-type="float" office:value="364.42" calcext:value-type="float">
            <text:p>364.42</text:p>
          </table:table-cell>
          <table:table-cell office:value-type="float" office:value="2654.6" calcext:value-type="float">
            <text:p>2654.6</text:p>
          </table:table-cell>
          <table:table-cell office:value-type="float" office:value="1.158" calcext:value-type="float">
            <text:p>1.158</text:p>
          </table:table-cell>
          <table:table-cell office:value-type="float" office:value="7.517" calcext:value-type="float">
            <text:p>7.517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87.993" calcext:value-type="float">
            <text:p>87.993</text:p>
          </table:table-cell>
          <table:table-cell office:value-type="float" office:value="0.00103452" calcext:value-type="float">
            <text:p>0.00103452</text:p>
          </table:table-cell>
          <table:table-cell office:value-type="float" office:value="2.5346" calcext:value-type="float">
            <text:p>2.5346</text:p>
          </table:table-cell>
          <table:table-cell office:value-type="float" office:value="368.53" calcext:value-type="float">
            <text:p>368.53</text:p>
          </table:table-cell>
          <table:table-cell office:value-type="float" office:value="2491.6" calcext:value-type="float">
            <text:p>2491.6</text:p>
          </table:table-cell>
          <table:table-cell office:value-type="float" office:value="368.6" calcext:value-type="float">
            <text:p>368.6</text:p>
          </table:table-cell>
          <table:table-cell office:value-type="float" office:value="2656.3" calcext:value-type="float">
            <text:p>2656.3</text:p>
          </table:table-cell>
          <table:table-cell office:value-type="float" office:value="1.1696" calcext:value-type="float">
            <text:p>1.1696</text:p>
          </table:table-cell>
          <table:table-cell office:value-type="float" office:value="7.504" calcext:value-type="float">
            <text:p>7.504</text:p>
          </table:table-cell>
        </table:table-row>
        <table:table-row table:style-name="ro1">
          <table:table-cell office:value-type="float" office:value="0.065017" calcext:value-type="float">
            <text:p>0.065017</text:p>
          </table:table-cell>
          <table:table-cell office:value-type="float" office:value="88" calcext:value-type="float">
            <text:p>88</text:p>
          </table:table-cell>
          <table:table-cell office:value-type="float" office:value="0.00103452" calcext:value-type="float">
            <text:p>0.00103452</text:p>
          </table:table-cell>
          <table:table-cell office:value-type="float" office:value="2.534" calcext:value-type="float">
            <text:p>2.534</text:p>
          </table:table-cell>
          <table:table-cell office:value-type="float" office:value="368.56" calcext:value-type="float">
            <text:p>368.56</text:p>
          </table:table-cell>
          <table:table-cell office:value-type="float" office:value="2491.5" calcext:value-type="float">
            <text:p>2491.5</text:p>
          </table:table-cell>
          <table:table-cell office:value-type="float" office:value="368.63" calcext:value-type="float">
            <text:p>368.63</text:p>
          </table:table-cell>
          <table:table-cell office:value-type="float" office:value="2656.3" calcext:value-type="float">
            <text:p>2656.3</text:p>
          </table:table-cell>
          <table:table-cell office:value-type="float" office:value="1.1696" calcext:value-type="float">
            <text:p>1.1696</text:p>
          </table:table-cell>
          <table:table-cell office:value-type="float" office:value="7.504" calcext:value-type="float">
            <text:p>7.504</text:p>
          </table:table-cell>
        </table:table-row>
        <table:table-row table:style-name="ro1">
          <table:table-cell office:value-type="float" office:value="0.067558" calcext:value-type="float">
            <text:p>0.067558</text:p>
          </table:table-cell>
          <table:table-cell office:value-type="float" office:value="89" calcext:value-type="float">
            <text:p>89</text:p>
          </table:table-cell>
          <table:table-cell office:value-type="float" office:value="0.00103524" calcext:value-type="float">
            <text:p>0.00103524</text:p>
          </table:table-cell>
          <table:table-cell office:value-type="float" office:value="2.4447" calcext:value-type="float">
            <text:p>2.4447</text:p>
          </table:table-cell>
          <table:table-cell office:value-type="float" office:value="372.76" calcext:value-type="float">
            <text:p>372.76</text:p>
          </table:table-cell>
          <table:table-cell office:value-type="float" office:value="2492.7" calcext:value-type="float">
            <text:p>2492.7</text:p>
          </table:table-cell>
          <table:table-cell office:value-type="float" office:value="372.83" calcext:value-type="float">
            <text:p>372.83</text:p>
          </table:table-cell>
          <table:table-cell office:value-type="float" office:value="2657.9" calcext:value-type="float">
            <text:p>2657.9</text:p>
          </table:table-cell>
          <table:table-cell office:value-type="float" office:value="1.1813" calcext:value-type="float">
            <text:p>1.1813</text:p>
          </table:table-cell>
          <table:table-cell office:value-type="float" office:value="7.491" calcext:value-type="float">
            <text:p>7.4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89.932" calcext:value-type="float">
            <text:p>89.932</text:p>
          </table:table-cell>
          <table:table-cell office:value-type="float" office:value="0.0010359" calcext:value-type="float">
            <text:p>0.0010359</text:p>
          </table:table-cell>
          <table:table-cell office:value-type="float" office:value="2.3648" calcext:value-type="float">
            <text:p>2.3648</text:p>
          </table:table-cell>
          <table:table-cell office:value-type="float" office:value="376.68" calcext:value-type="float">
            <text:p>376.68</text:p>
          </table:table-cell>
          <table:table-cell office:value-type="float" office:value="2493.9" calcext:value-type="float">
            <text:p>2493.9</text:p>
          </table:table-cell>
          <table:table-cell office:value-type="float" office:value="376.75" calcext:value-type="float">
            <text:p>376.75</text:p>
          </table:table-cell>
          <table:table-cell office:value-type="float" office:value="2659.4" calcext:value-type="float">
            <text:p>2659.4</text:p>
          </table:table-cell>
          <table:table-cell office:value-type="float" office:value="1.1921" calcext:value-type="float">
            <text:p>1.1921</text:p>
          </table:table-cell>
          <table:table-cell office:value-type="float" office:value="7.479" calcext:value-type="float">
            <text:p>7.479</text:p>
          </table:table-cell>
        </table:table-row>
        <table:table-row table:style-name="ro1">
          <table:table-cell office:value-type="float" office:value="0.070182" calcext:value-type="float">
            <text:p>0.070182</text:p>
          </table:table-cell>
          <table:table-cell office:value-type="float" office:value="90" calcext:value-type="float">
            <text:p>90</text:p>
          </table:table-cell>
          <table:table-cell office:value-type="float" office:value="0.00103595" calcext:value-type="float">
            <text:p>0.00103595</text:p>
          </table:table-cell>
          <table:table-cell office:value-type="float" office:value="2.3591" calcext:value-type="float">
            <text:p>2.3591</text:p>
          </table:table-cell>
          <table:table-cell office:value-type="float" office:value="376.97" calcext:value-type="float">
            <text:p>376.97</text:p>
          </table:table-cell>
          <table:table-cell office:value-type="float" office:value="2493.9" calcext:value-type="float">
            <text:p>2493.9</text:p>
          </table:table-cell>
          <table:table-cell office:value-type="float" office:value="377.04" calcext:value-type="float">
            <text:p>377.04</text:p>
          </table:table-cell>
          <table:table-cell office:value-type="float" office:value="2659.5" calcext:value-type="float">
            <text:p>2659.5</text:p>
          </table:table-cell>
          <table:table-cell office:value-type="float" office:value="1.1929" calcext:value-type="float">
            <text:p>1.1929</text:p>
          </table:table-cell>
          <table:table-cell office:value-type="float" office:value="7.4781" calcext:value-type="float">
            <text:p>7.4781</text:p>
          </table:table-cell>
        </table:table-row>
        <table:table-row table:style-name="ro1">
          <table:table-cell office:value-type="float" office:value="0.07289" calcext:value-type="float">
            <text:p>0.07289</text:p>
          </table:table-cell>
          <table:table-cell office:value-type="float" office:value="91" calcext:value-type="float">
            <text:p>91</text:p>
          </table:table-cell>
          <table:table-cell office:value-type="float" office:value="0.00103668" calcext:value-type="float">
            <text:p>0.00103668</text:p>
          </table:table-cell>
          <table:table-cell office:value-type="float" office:value="2.277" calcext:value-type="float">
            <text:p>2.277</text:p>
          </table:table-cell>
          <table:table-cell office:value-type="float" office:value="381.17" calcext:value-type="float">
            <text:p>381.17</text:p>
          </table:table-cell>
          <table:table-cell office:value-type="float" office:value="2495.2" calcext:value-type="float">
            <text:p>2495.2</text:p>
          </table:table-cell>
          <table:table-cell office:value-type="float" office:value="381.25" calcext:value-type="float">
            <text:p>381.25</text:p>
          </table:table-cell>
          <table:table-cell office:value-type="float" office:value="2661.2" calcext:value-type="float">
            <text:p>2661.2</text:p>
          </table:table-cell>
          <table:table-cell office:value-type="float" office:value="1.2044" calcext:value-type="float">
            <text:p>1.2044</text:p>
          </table:table-cell>
          <table:table-cell office:value-type="float" office:value="7.4653" calcext:value-type="float">
            <text:p>7.465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91.758" calcext:value-type="float">
            <text:p>91.758</text:p>
          </table:table-cell>
          <table:table-cell office:value-type="float" office:value="0.00103723" calcext:value-type="float">
            <text:p>0.00103723</text:p>
          </table:table-cell>
          <table:table-cell office:value-type="float" office:value="2.217" calcext:value-type="float">
            <text:p>2.217</text:p>
          </table:table-cell>
          <table:table-cell office:value-type="float" office:value="384.36" calcext:value-type="float">
            <text:p>384.36</text:p>
          </table:table-cell>
          <table:table-cell office:value-type="float" office:value="2496.1" calcext:value-type="float">
            <text:p>2496.1</text:p>
          </table:table-cell>
          <table:table-cell office:value-type="float" office:value="384.44" calcext:value-type="float">
            <text:p>384.44</text:p>
          </table:table-cell>
          <table:table-cell office:value-type="float" office:value="2662.4" calcext:value-type="float">
            <text:p>2662.4</text:p>
          </table:table-cell>
          <table:table-cell office:value-type="float" office:value="1.2132" calcext:value-type="float">
            <text:p>1.2132</text:p>
          </table:table-cell>
          <table:table-cell office:value-type="float" office:value="7.4557" calcext:value-type="float">
            <text:p>7.4557</text:p>
          </table:table-cell>
        </table:table-row>
        <table:table-row table:style-name="ro1">
          <table:table-cell office:value-type="float" office:value="0.075684" calcext:value-type="float">
            <text:p>0.075684</text:p>
          </table:table-cell>
          <table:table-cell office:value-type="float" office:value="92" calcext:value-type="float">
            <text:p>92</text:p>
          </table:table-cell>
          <table:table-cell office:value-type="float" office:value="0.00103741" calcext:value-type="float">
            <text:p>0.00103741</text:p>
          </table:table-cell>
          <table:table-cell office:value-type="float" office:value="2.1982" calcext:value-type="float">
            <text:p>2.1982</text:p>
          </table:table-cell>
          <table:table-cell office:value-type="float" office:value="385.38" calcext:value-type="float">
            <text:p>385.38</text:p>
          </table:table-cell>
          <table:table-cell office:value-type="float" office:value="2496.4" calcext:value-type="float">
            <text:p>2496.4</text:p>
          </table:table-cell>
          <table:table-cell office:value-type="float" office:value="385.46" calcext:value-type="float">
            <text:p>385.46</text:p>
          </table:table-cell>
          <table:table-cell office:value-type="float" office:value="2662.8" calcext:value-type="float">
            <text:p>2662.8</text:p>
          </table:table-cell>
          <table:table-cell office:value-type="float" office:value="1.216" calcext:value-type="float">
            <text:p>1.216</text:p>
          </table:table-cell>
          <table:table-cell office:value-type="float" office:value="7.4526" calcext:value-type="float">
            <text:p>7.4526</text:p>
          </table:table-cell>
        </table:table-row>
        <table:table-row table:style-name="ro1">
          <table:table-cell office:value-type="float" office:value="0.078568" calcext:value-type="float">
            <text:p>0.078568</text:p>
          </table:table-cell>
          <table:table-cell office:value-type="float" office:value="93" calcext:value-type="float">
            <text:p>93</text:p>
          </table:table-cell>
          <table:table-cell office:value-type="float" office:value="0.00103814" calcext:value-type="float">
            <text:p>0.00103814</text:p>
          </table:table-cell>
          <table:table-cell office:value-type="float" office:value="2.1227" calcext:value-type="float">
            <text:p>2.1227</text:p>
          </table:table-cell>
          <table:table-cell office:value-type="float" office:value="389.59" calcext:value-type="float">
            <text:p>389.59</text:p>
          </table:table-cell>
          <table:table-cell office:value-type="float" office:value="2497.6" calcext:value-type="float">
            <text:p>2497.6</text:p>
          </table:table-cell>
          <table:table-cell office:value-type="float" office:value="389.67" calcext:value-type="float">
            <text:p>389.67</text:p>
          </table:table-cell>
          <table:table-cell office:value-type="float" office:value="2664.4" calcext:value-type="float">
            <text:p>2664.4</text:p>
          </table:table-cell>
          <table:table-cell office:value-type="float" office:value="1.2275" calcext:value-type="float">
            <text:p>1.2275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3.486" calcext:value-type="float">
            <text:p>93.486</text:p>
          </table:table-cell>
          <table:table-cell office:value-type="float" office:value="0.0010385" calcext:value-type="float">
            <text:p>0.0010385</text:p>
          </table:table-cell>
          <table:table-cell office:value-type="float" office:value="2.0871" calcext:value-type="float">
            <text:p>2.0871</text:p>
          </table:table-cell>
          <table:table-cell office:value-type="float" office:value="391.63" calcext:value-type="float">
            <text:p>391.63</text:p>
          </table:table-cell>
          <table:table-cell office:value-type="float" office:value="2498.2" calcext:value-type="float">
            <text:p>2498.2</text:p>
          </table:table-cell>
          <table:table-cell office:value-type="float" office:value="391.71" calcext:value-type="float">
            <text:p>391.71</text:p>
          </table:table-cell>
          <table:table-cell office:value-type="float" office:value="2665.2" calcext:value-type="float">
            <text:p>2665.2</text:p>
          </table:table-cell>
          <table:table-cell office:value-type="float" office:value="1.233" calcext:value-type="float">
            <text:p>1.233</text:p>
          </table:table-cell>
          <table:table-cell office:value-type="float" office:value="7.4339" calcext:value-type="float">
            <text:p>7.4339</text:p>
          </table:table-cell>
        </table:table-row>
        <table:table-row table:style-name="ro1">
          <table:table-cell office:value-type="float" office:value="0.081541" calcext:value-type="float">
            <text:p>0.081541</text:p>
          </table:table-cell>
          <table:table-cell office:value-type="float" office:value="94" calcext:value-type="float">
            <text:p>94</text:p>
          </table:table-cell>
          <table:table-cell office:value-type="float" office:value="0.00103888" calcext:value-type="float">
            <text:p>0.00103888</text:p>
          </table:table-cell>
          <table:table-cell office:value-type="float" office:value="2.0502" calcext:value-type="float">
            <text:p>2.0502</text:p>
          </table:table-cell>
          <table:table-cell office:value-type="float" office:value="393.8" calcext:value-type="float">
            <text:p>393.8</text:p>
          </table:table-cell>
          <table:table-cell office:value-type="float" office:value="2498.8" calcext:value-type="float">
            <text:p>2498.8</text:p>
          </table:table-cell>
          <table:table-cell office:value-type="float" office:value="393.88" calcext:value-type="float">
            <text:p>393.88</text:p>
          </table:table-cell>
          <table:table-cell office:value-type="float" office:value="2666" calcext:value-type="float">
            <text:p>2666</text:p>
          </table:table-cell>
          <table:table-cell office:value-type="float" office:value="1.2389" calcext:value-type="float">
            <text:p>1.2389</text:p>
          </table:table-cell>
          <table:table-cell office:value-type="float" office:value="7.4275" calcext:value-type="float">
            <text:p>7.4275</text:p>
          </table:table-cell>
        </table:table-row>
        <table:table-row table:style-name="ro1">
          <table:table-cell office:value-type="float" office:value="0.084608" calcext:value-type="float">
            <text:p>0.084608</text:p>
          </table:table-cell>
          <table:table-cell office:value-type="float" office:value="95" calcext:value-type="float">
            <text:p>95</text:p>
          </table:table-cell>
          <table:table-cell office:value-type="float" office:value="0.00103963" calcext:value-type="float">
            <text:p>0.00103963</text:p>
          </table:table-cell>
          <table:table-cell office:value-type="float" office:value="1.9806" calcext:value-type="float">
            <text:p>1.9806</text:p>
          </table:table-cell>
          <table:table-cell office:value-type="float" office:value="398" calcext:value-type="float">
            <text:p>398</text:p>
          </table:table-cell>
          <table:table-cell office:value-type="float" office:value="2500" calcext:value-type="float">
            <text:p>2500</text:p>
          </table:table-cell>
          <table:table-cell office:value-type="float" office:value="398.09" calcext:value-type="float">
            <text:p>398.09</text:p>
          </table:table-cell>
          <table:table-cell office:value-type="float" office:value="2667.6" calcext:value-type="float">
            <text:p>2667.6</text:p>
          </table:table-cell>
          <table:table-cell office:value-type="float" office:value="1.2504" calcext:value-type="float">
            <text:p>1.2504</text:p>
          </table:table-cell>
          <table:table-cell office:value-type="float" office:value="7.4151" calcext:value-type="float">
            <text:p>7.415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95.125" calcext:value-type="float">
            <text:p>95.125</text:p>
          </table:table-cell>
          <table:table-cell office:value-type="float" office:value="0.00103972" calcext:value-type="float">
            <text:p>0.00103972</text:p>
          </table:table-cell>
          <table:table-cell office:value-type="float" office:value="1.972" calcext:value-type="float">
            <text:p>1.972</text:p>
          </table:table-cell>
          <table:table-cell office:value-type="float" office:value="398.53" calcext:value-type="float">
            <text:p>398.53</text:p>
          </table:table-cell>
          <table:table-cell office:value-type="float" office:value="2500.2" calcext:value-type="float">
            <text:p>2500.2</text:p>
          </table:table-cell>
          <table:table-cell office:value-type="float" office:value="398.62" calcext:value-type="float">
            <text:p>398.62</text:p>
          </table:table-cell>
          <table:table-cell office:value-type="float" office:value="2667.8" calcext:value-type="float">
            <text:p>2667.8</text:p>
          </table:table-cell>
          <table:table-cell office:value-type="float" office:value="1.2518" calcext:value-type="float">
            <text:p>1.2518</text:p>
          </table:table-cell>
          <table:table-cell office:value-type="float" office:value="7.4135" calcext:value-type="float">
            <text:p>7.4135</text:p>
          </table:table-cell>
        </table:table-row>
        <table:table-row table:style-name="ro1">
          <table:table-cell office:value-type="float" office:value="0.087771" calcext:value-type="float">
            <text:p>0.087771</text:p>
          </table:table-cell>
          <table:table-cell office:value-type="float" office:value="96" calcext:value-type="float">
            <text:p>96</text:p>
          </table:table-cell>
          <table:table-cell office:value-type="float" office:value="0.00104038" calcext:value-type="float">
            <text:p>0.00104038</text:p>
          </table:table-cell>
          <table:table-cell office:value-type="float" office:value="1.9137" calcext:value-type="float">
            <text:p>1.9137</text:p>
          </table:table-cell>
          <table:table-cell office:value-type="float" office:value="402.21" calcext:value-type="float">
            <text:p>402.21</text:p>
          </table:table-cell>
          <table:table-cell office:value-type="float" office:value="2501.2" calcext:value-type="float">
            <text:p>2501.2</text:p>
          </table:table-cell>
          <table:table-cell office:value-type="float" office:value="402.3" calcext:value-type="float">
            <text:p>402.3</text:p>
          </table:table-cell>
          <table:table-cell office:value-type="float" office:value="2669.2" calcext:value-type="float">
            <text:p>2669.2</text:p>
          </table:table-cell>
          <table:table-cell office:value-type="float" office:value="1.2618" calcext:value-type="float">
            <text:p>1.2618</text:p>
          </table:table-cell>
          <table:table-cell office:value-type="float" office:value="7.4027" calcext:value-type="float">
            <text:p>7.402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96.687" calcext:value-type="float">
            <text:p>96.687</text:p>
          </table:table-cell>
          <table:table-cell office:value-type="float" office:value="0.00104091" calcext:value-type="float">
            <text:p>0.00104091</text:p>
          </table:table-cell>
          <table:table-cell office:value-type="float" office:value="1.8694" calcext:value-type="float">
            <text:p>1.8694</text:p>
          </table:table-cell>
          <table:table-cell office:value-type="float" office:value="405.11" calcext:value-type="float">
            <text:p>405.11</text:p>
          </table:table-cell>
          <table:table-cell office:value-type="float" office:value="2502.1" calcext:value-type="float">
            <text:p>2502.1</text:p>
          </table:table-cell>
          <table:table-cell office:value-type="float" office:value="405.2" calcext:value-type="float">
            <text:p>405.2</text:p>
          </table:table-cell>
          <table:table-cell office:value-type="float" office:value="2670.3" calcext:value-type="float">
            <text:p>2670.3</text:p>
          </table:table-cell>
          <table:table-cell office:value-type="float" office:value="1.2696" calcext:value-type="float">
            <text:p>1.2696</text:p>
          </table:table-cell>
          <table:table-cell office:value-type="float" office:value="7.3943" calcext:value-type="float">
            <text:p>7.3943</text:p>
          </table:table-cell>
        </table:table-row>
        <table:table-row table:style-name="ro1">
          <table:table-cell office:value-type="float" office:value="0.09103" calcext:value-type="float">
            <text:p>0.09103</text:p>
          </table:table-cell>
          <table:table-cell office:value-type="float" office:value="97" calcext:value-type="float">
            <text:p>97</text:p>
          </table:table-cell>
          <table:table-cell office:value-type="float" office:value="0.00104114" calcext:value-type="float">
            <text:p>0.00104114</text:p>
          </table:table-cell>
          <table:table-cell office:value-type="float" office:value="1.8496" calcext:value-type="float">
            <text:p>1.8496</text:p>
          </table:table-cell>
          <table:table-cell office:value-type="float" office:value="406.43" calcext:value-type="float">
            <text:p>406.43</text:p>
          </table:table-cell>
          <table:table-cell office:value-type="float" office:value="2502.4" calcext:value-type="float">
            <text:p>2502.4</text:p>
          </table:table-cell>
          <table:table-cell office:value-type="float" office:value="406.52" calcext:value-type="float">
            <text:p>406.52</text:p>
          </table:table-cell>
          <table:table-cell office:value-type="float" office:value="2670.8" calcext:value-type="float">
            <text:p>2670.8</text:p>
          </table:table-cell>
          <table:table-cell office:value-type="float" office:value="1.2732" calcext:value-type="float">
            <text:p>1.2732</text:p>
          </table:table-cell>
          <table:table-cell office:value-type="float" office:value="7.3904" calcext:value-type="float">
            <text:p>7.3904</text:p>
          </table:table-cell>
        </table:table-row>
        <table:table-row table:style-name="ro1">
          <table:table-cell office:value-type="float" office:value="0.09439" calcext:value-type="float">
            <text:p>0.09439</text:p>
          </table:table-cell>
          <table:table-cell office:value-type="float" office:value="98" calcext:value-type="float">
            <text:p>98</text:p>
          </table:table-cell>
          <table:table-cell office:value-type="float" office:value="0.00104191" calcext:value-type="float">
            <text:p>0.00104191</text:p>
          </table:table-cell>
          <table:table-cell office:value-type="float" office:value="1.7879" calcext:value-type="float">
            <text:p>1.7879</text:p>
          </table:table-cell>
          <table:table-cell office:value-type="float" office:value="410.63" calcext:value-type="float">
            <text:p>410.63</text:p>
          </table:table-cell>
          <table:table-cell office:value-type="float" office:value="2503.6" calcext:value-type="float">
            <text:p>2503.6</text:p>
          </table:table-cell>
          <table:table-cell office:value-type="float" office:value="410.73" calcext:value-type="float">
            <text:p>410.73</text:p>
          </table:table-cell>
          <table:table-cell office:value-type="float" office:value="2672.4" calcext:value-type="float">
            <text:p>2672.4</text:p>
          </table:table-cell>
          <table:table-cell office:value-type="float" office:value="1.2846" calcext:value-type="float">
            <text:p>1.2846</text:p>
          </table:table-cell>
          <table:table-cell office:value-type="float" office:value="7.3783" calcext:value-type="float">
            <text:p>7.3783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98.178" calcext:value-type="float">
            <text:p>98.178</text:p>
          </table:table-cell>
          <table:table-cell office:value-type="float" office:value="0.00104205" calcext:value-type="float">
            <text:p>0.00104205</text:p>
          </table:table-cell>
          <table:table-cell office:value-type="float" office:value="1.7772" calcext:value-type="float">
            <text:p>1.7772</text:p>
          </table:table-cell>
          <table:table-cell office:value-type="float" office:value="411.38" calcext:value-type="float">
            <text:p>411.38</text:p>
          </table:table-cell>
          <table:table-cell office:value-type="float" office:value="2503.9" calcext:value-type="float">
            <text:p>2503.9</text:p>
          </table:table-cell>
          <table:table-cell office:value-type="float" office:value="411.48" calcext:value-type="float">
            <text:p>411.48</text:p>
          </table:table-cell>
          <table:table-cell office:value-type="float" office:value="2672.7" calcext:value-type="float">
            <text:p>2672.7</text:p>
          </table:table-cell>
          <table:table-cell office:value-type="float" office:value="1.2866" calcext:value-type="float">
            <text:p>1.2866</text:p>
          </table:table-cell>
          <table:table-cell office:value-type="float" office:value="7.3761" calcext:value-type="float">
            <text:p>7.3761</text:p>
          </table:table-cell>
        </table:table-row>
        <table:table-row table:style-name="ro1">
          <table:table-cell office:value-type="float" office:value="0.097852" calcext:value-type="float">
            <text:p>0.097852</text:p>
          </table:table-cell>
          <table:table-cell office:value-type="float" office:value="99" calcext:value-type="float">
            <text:p>99</text:p>
          </table:table-cell>
          <table:table-cell office:value-type="float" office:value="0.00104268" calcext:value-type="float">
            <text:p>0.00104268</text:p>
          </table:table-cell>
          <table:table-cell office:value-type="float" office:value="1.7287" calcext:value-type="float">
            <text:p>1.7287</text:p>
          </table:table-cell>
          <table:table-cell office:value-type="float" office:value="414.85" calcext:value-type="float">
            <text:p>414.85</text:p>
          </table:table-cell>
          <table:table-cell office:value-type="float" office:value="2504.8" calcext:value-type="float">
            <text:p>2504.8</text:p>
          </table:table-cell>
          <table:table-cell office:value-type="float" office:value="414.95" calcext:value-type="float">
            <text:p>414.95</text:p>
          </table:table-cell>
          <table:table-cell office:value-type="float" office:value="2674" calcext:value-type="float">
            <text:p>2674</text:p>
          </table:table-cell>
          <table:table-cell office:value-type="float" office:value="1.2959" calcext:value-type="float">
            <text:p>1.2959</text:p>
          </table:table-cell>
          <table:table-cell office:value-type="float" office:value="7.3661" calcext:value-type="float">
            <text:p>7.366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9.606" calcext:value-type="float">
            <text:p>99.606</text:p>
          </table:table-cell>
          <table:table-cell office:value-type="float" office:value="0.00104315" calcext:value-type="float">
            <text:p>0.00104315</text:p>
          </table:table-cell>
          <table:table-cell office:value-type="float" office:value="1.6939" calcext:value-type="float">
            <text:p>1.6939</text:p>
          </table:table-cell>
          <table:table-cell office:value-type="float" office:value="417.4" calcext:value-type="float">
            <text:p>417.4</text:p>
          </table:table-cell>
          <table:table-cell office:value-type="float" office:value="2505.5" calcext:value-type="float">
            <text:p>2505.5</text:p>
          </table:table-cell>
          <table:table-cell office:value-type="float" office:value="417.5" calcext:value-type="float">
            <text:p>417.5</text:p>
          </table:table-cell>
          <table:table-cell office:value-type="float" office:value="2674.9" calcext:value-type="float">
            <text:p>2674.9</text:p>
          </table:table-cell>
          <table:table-cell office:value-type="float" office:value="1.3028" calcext:value-type="float">
            <text:p>1.3028</text:p>
          </table:table-cell>
          <table:table-cell office:value-type="float" office:value="7.3588" calcext:value-type="float">
            <text:p>7.3588</text:p>
          </table:table-cell>
        </table:table-row>
        <table:table-row table:style-name="ro1">
          <table:table-cell office:value-type="float" office:value="0.10142" calcext:value-type="float">
            <text:p>0.10142</text:p>
          </table:table-cell>
          <table:table-cell office:value-type="float" office:value="100" calcext:value-type="float">
            <text:p>100</text:p>
          </table:table-cell>
          <table:table-cell office:value-type="float" office:value="0.00104346" calcext:value-type="float">
            <text:p>0.00104346</text:p>
          </table:table-cell>
          <table:table-cell office:value-type="float" office:value="1.6718" calcext:value-type="float">
            <text:p>1.6718</text:p>
          </table:table-cell>
          <table:table-cell office:value-type="float" office:value="419.06" calcext:value-type="float">
            <text:p>419.06</text:p>
          </table:table-cell>
          <table:table-cell office:value-type="float" office:value="2506" calcext:value-type="float">
            <text:p>2506</text:p>
          </table:table-cell>
          <table:table-cell office:value-type="float" office:value="419.17" calcext:value-type="float">
            <text:p>419.17</text:p>
          </table:table-cell>
          <table:table-cell office:value-type="float" office:value="2675.6" calcext:value-type="float">
            <text:p>2675.6</text:p>
          </table:table-cell>
          <table:table-cell office:value-type="float" office:value="1.3072" calcext:value-type="float">
            <text:p>1.3072</text:p>
          </table:table-cell>
          <table:table-cell office:value-type="float" office:value="7.3541" calcext:value-type="float">
            <text:p>7.3541</text:p>
          </table:table-cell>
        </table:table-row>
        <table:table-row table:style-name="ro1">
          <table:table-cell office:value-type="float" office:value="0.10509" calcext:value-type="float">
            <text:p>0.10509</text:p>
          </table:table-cell>
          <table:table-cell office:value-type="float" office:value="101" calcext:value-type="float">
            <text:p>101</text:p>
          </table:table-cell>
          <table:table-cell office:value-type="float" office:value="0.00104425" calcext:value-type="float">
            <text:p>0.00104425</text:p>
          </table:table-cell>
          <table:table-cell office:value-type="float" office:value="1.6171" calcext:value-type="float">
            <text:p>1.6171</text:p>
          </table:table-cell>
          <table:table-cell office:value-type="float" office:value="423.28" calcext:value-type="float">
            <text:p>423.28</text:p>
          </table:table-cell>
          <table:table-cell office:value-type="float" office:value="2507.2" calcext:value-type="float">
            <text:p>2507.2</text:p>
          </table:table-cell>
          <table:table-cell office:value-type="float" office:value="423.39" calcext:value-type="float">
            <text:p>423.39</text:p>
          </table:table-cell>
          <table:table-cell office:value-type="float" office:value="2677.1" calcext:value-type="float">
            <text:p>2677.1</text:p>
          </table:table-cell>
          <table:table-cell office:value-type="float" office:value="1.3185" calcext:value-type="float">
            <text:p>1.3185</text:p>
          </table:table-cell>
          <table:table-cell office:value-type="float" office:value="7.3422" calcext:value-type="float">
            <text:p>7.3422</text:p>
          </table:table-cell>
        </table:table-row>
        <table:table-row table:style-name="ro1">
          <table:table-cell office:value-type="float" office:value="0.10887" calcext:value-type="float">
            <text:p>0.10887</text:p>
          </table:table-cell>
          <table:table-cell office:value-type="float" office:value="102" calcext:value-type="float">
            <text:p>102</text:p>
          </table:table-cell>
          <table:table-cell office:value-type="float" office:value="0.00104504" calcext:value-type="float">
            <text:p>0.00104504</text:p>
          </table:table-cell>
          <table:table-cell office:value-type="float" office:value="1.5644" calcext:value-type="float">
            <text:p>1.5644</text:p>
          </table:table-cell>
          <table:table-cell office:value-type="float" office:value="427.5" calcext:value-type="float">
            <text:p>427.5</text:p>
          </table:table-cell>
          <table:table-cell office:value-type="float" office:value="2508.4" calcext:value-type="float">
            <text:p>2508.4</text:p>
          </table:table-cell>
          <table:table-cell office:value-type="float" office:value="427.61" calcext:value-type="float">
            <text:p>427.61</text:p>
          </table:table-cell>
          <table:table-cell office:value-type="float" office:value="2678.7" calcext:value-type="float">
            <text:p>2678.7</text:p>
          </table:table-cell>
          <table:table-cell office:value-type="float" office:value="1.3297" calcext:value-type="float">
            <text:p>1.3297</text:p>
          </table:table-cell>
          <table:table-cell office:value-type="float" office:value="7.3303" calcext:value-type="float">
            <text:p>7.330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02.292" calcext:value-type="float">
            <text:p>102.292</text:p>
          </table:table-cell>
          <table:table-cell office:value-type="float" office:value="0.00104527" calcext:value-type="float">
            <text:p>0.00104527</text:p>
          </table:table-cell>
          <table:table-cell office:value-type="float" office:value="1.5495" calcext:value-type="float">
            <text:p>1.5495</text:p>
          </table:table-cell>
          <table:table-cell office:value-type="float" office:value="428.73" calcext:value-type="float">
            <text:p>428.73</text:p>
          </table:table-cell>
          <table:table-cell office:value-type="float" office:value="2508.8" calcext:value-type="float">
            <text:p>2508.8</text:p>
          </table:table-cell>
          <table:table-cell office:value-type="float" office:value="428.84" calcext:value-type="float">
            <text:p>428.84</text:p>
          </table:table-cell>
          <table:table-cell office:value-type="float" office:value="2679.2" calcext:value-type="float">
            <text:p>2679.2</text:p>
          </table:table-cell>
          <table:table-cell office:value-type="float" office:value="1.333" calcext:value-type="float">
            <text:p>1.333</text:p>
          </table:table-cell>
          <table:table-cell office:value-type="float" office:value="7.3269" calcext:value-type="float">
            <text:p>7.3269</text:p>
          </table:table-cell>
        </table:table-row>
        <table:table-row table:style-name="ro1">
          <table:table-cell office:value-type="float" office:value="0.11277" calcext:value-type="float">
            <text:p>0.11277</text:p>
          </table:table-cell>
          <table:table-cell office:value-type="float" office:value="103" calcext:value-type="float">
            <text:p>103</text:p>
          </table:table-cell>
          <table:table-cell office:value-type="float" office:value="0.00104583" calcext:value-type="float">
            <text:p>0.00104583</text:p>
          </table:table-cell>
          <table:table-cell office:value-type="float" office:value="1.5139" calcext:value-type="float">
            <text:p>1.5139</text:p>
          </table:table-cell>
          <table:table-cell office:value-type="float" office:value="431.71" calcext:value-type="float">
            <text:p>431.71</text:p>
          </table:table-cell>
          <table:table-cell office:value-type="float" office:value="2509.6" calcext:value-type="float">
            <text:p>2509.6</text:p>
          </table:table-cell>
          <table:table-cell office:value-type="float" office:value="431.83" calcext:value-type="float">
            <text:p>431.83</text:p>
          </table:table-cell>
          <table:table-cell office:value-type="float" office:value="2680.3" calcext:value-type="float">
            <text:p>2680.3</text:p>
          </table:table-cell>
          <table:table-cell office:value-type="float" office:value="1.341" calcext:value-type="float">
            <text:p>1.341</text:p>
          </table:table-cell>
          <table:table-cell office:value-type="float" office:value="7.3185" calcext:value-type="float">
            <text:p>7.3185</text:p>
          </table:table-cell>
        </table:table-row>
        <table:table-row table:style-name="ro1">
          <table:table-cell office:value-type="float" office:value="0.11678" calcext:value-type="float">
            <text:p>0.11678</text:p>
          </table:table-cell>
          <table:table-cell office:value-type="float" office:value="104" calcext:value-type="float">
            <text:p>104</text:p>
          </table:table-cell>
          <table:table-cell office:value-type="float" office:value="0.00104664" calcext:value-type="float">
            <text:p>0.00104664</text:p>
          </table:table-cell>
          <table:table-cell office:value-type="float" office:value="1.4652" calcext:value-type="float">
            <text:p>1.4652</text:p>
          </table:table-cell>
          <table:table-cell office:value-type="float" office:value="435.93" calcext:value-type="float">
            <text:p>435.93</text:p>
          </table:table-cell>
          <table:table-cell office:value-type="float" office:value="2510.7" calcext:value-type="float">
            <text:p>2510.7</text:p>
          </table:table-cell>
          <table:table-cell office:value-type="float" office:value="436.05" calcext:value-type="float">
            <text:p>436.05</text:p>
          </table:table-cell>
          <table:table-cell office:value-type="float" office:value="2681.8" calcext:value-type="float">
            <text:p>2681.8</text:p>
          </table:table-cell>
          <table:table-cell office:value-type="float" office:value="1.3522" calcext:value-type="float">
            <text:p>1.3522</text:p>
          </table:table-cell>
          <table:table-cell office:value-type="float" office:value="7.3068" calcext:value-type="float">
            <text:p>7.306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4.784" calcext:value-type="float">
            <text:p>104.784</text:p>
          </table:table-cell>
          <table:table-cell office:value-type="float" office:value="0.00104727" calcext:value-type="float">
            <text:p>0.00104727</text:p>
          </table:table-cell>
          <table:table-cell office:value-type="float" office:value="1.4284" calcext:value-type="float">
            <text:p>1.4284</text:p>
          </table:table-cell>
          <table:table-cell office:value-type="float" office:value="439.23" calcext:value-type="float">
            <text:p>439.23</text:p>
          </table:table-cell>
          <table:table-cell office:value-type="float" office:value="2511.7" calcext:value-type="float">
            <text:p>2511.7</text:p>
          </table:table-cell>
          <table:table-cell office:value-type="float" office:value="439.36" calcext:value-type="float">
            <text:p>439.36</text:p>
          </table:table-cell>
          <table:table-cell office:value-type="float" office:value="2683.1" calcext:value-type="float">
            <text:p>2683.1</text:p>
          </table:table-cell>
          <table:table-cell office:value-type="float" office:value="1.3609" calcext:value-type="float">
            <text:p>1.3609</text:p>
          </table:table-cell>
          <table:table-cell office:value-type="float" office:value="7.2977" calcext:value-type="float">
            <text:p>7.2977</text:p>
          </table:table-cell>
        </table:table-row>
        <table:table-row table:style-name="ro1">
          <table:table-cell office:value-type="float" office:value="0.1209" calcext:value-type="float">
            <text:p>0.1209</text:p>
          </table:table-cell>
          <table:table-cell office:value-type="float" office:value="105" calcext:value-type="float">
            <text:p>105</text:p>
          </table:table-cell>
          <table:table-cell office:value-type="float" office:value="0.00104744" calcext:value-type="float">
            <text:p>0.00104744</text:p>
          </table:table-cell>
          <table:table-cell office:value-type="float" office:value="1.4184" calcext:value-type="float">
            <text:p>1.4184</text:p>
          </table:table-cell>
          <table:table-cell office:value-type="float" office:value="440.14" calcext:value-type="float">
            <text:p>440.14</text:p>
          </table:table-cell>
          <table:table-cell office:value-type="float" office:value="2511.9" calcext:value-type="float">
            <text:p>2511.9</text:p>
          </table:table-cell>
          <table:table-cell office:value-type="float" office:value="440.27" calcext:value-type="float">
            <text:p>440.27</text:p>
          </table:table-cell>
          <table:table-cell office:value-type="float" office:value="2683.4" calcext:value-type="float">
            <text:p>2683.4</text:p>
          </table:table-cell>
          <table:table-cell office:value-type="float" office:value="1.3633" calcext:value-type="float">
            <text:p>1.3633</text:p>
          </table:table-cell>
          <table:table-cell office:value-type="float" office:value="7.2952" calcext:value-type="float">
            <text:p>7.2952</text:p>
          </table:table-cell>
        </table:table-row>
        <table:table-row table:style-name="ro1">
          <table:table-cell office:value-type="float" office:value="0.12515" calcext:value-type="float">
            <text:p>0.12515</text:p>
          </table:table-cell>
          <table:table-cell office:value-type="float" office:value="106" calcext:value-type="float">
            <text:p>106</text:p>
          </table:table-cell>
          <table:table-cell office:value-type="float" office:value="0.00104826" calcext:value-type="float">
            <text:p>0.00104826</text:p>
          </table:table-cell>
          <table:table-cell office:value-type="float" office:value="1.3733" calcext:value-type="float">
            <text:p>1.3733</text:p>
          </table:table-cell>
          <table:table-cell office:value-type="float" office:value="444.37" calcext:value-type="float">
            <text:p>444.37</text:p>
          </table:table-cell>
          <table:table-cell office:value-type="float" office:value="2513" calcext:value-type="float">
            <text:p>2513</text:p>
          </table:table-cell>
          <table:table-cell office:value-type="float" office:value="444.5" calcext:value-type="float">
            <text:p>444.5</text:p>
          </table:table-cell>
          <table:table-cell office:value-type="float" office:value="2684.9" calcext:value-type="float">
            <text:p>2684.9</text:p>
          </table:table-cell>
          <table:table-cell office:value-type="float" office:value="1.3745" calcext:value-type="float">
            <text:p>1.3745</text:p>
          </table:table-cell>
          <table:table-cell office:value-type="float" office:value="7.2836" calcext:value-type="float">
            <text:p>7.2836</text:p>
          </table:table-cell>
        </table:table-row>
        <table:table-row table:style-name="ro1">
          <table:table-cell office:value-type="float" office:value="0.12952" calcext:value-type="float">
            <text:p>0.12952</text:p>
          </table:table-cell>
          <table:table-cell office:value-type="float" office:value="107" calcext:value-type="float">
            <text:p>107</text:p>
          </table:table-cell>
          <table:table-cell office:value-type="float" office:value="0.00104908" calcext:value-type="float">
            <text:p>0.00104908</text:p>
          </table:table-cell>
          <table:table-cell office:value-type="float" office:value="1.33" calcext:value-type="float">
            <text:p>1.33</text:p>
          </table:table-cell>
          <table:table-cell office:value-type="float" office:value="448.59" calcext:value-type="float">
            <text:p>448.59</text:p>
          </table:table-cell>
          <table:table-cell office:value-type="float" office:value="2514.2" calcext:value-type="float">
            <text:p>2514.2</text:p>
          </table:table-cell>
          <table:table-cell office:value-type="float" office:value="448.73" calcext:value-type="float">
            <text:p>448.73</text:p>
          </table:table-cell>
          <table:table-cell office:value-type="float" office:value="2686.5" calcext:value-type="float">
            <text:p>2686.5</text:p>
          </table:table-cell>
          <table:table-cell office:value-type="float" office:value="1.3856" calcext:value-type="float">
            <text:p>1.3856</text:p>
          </table:table-cell>
          <table:table-cell office:value-type="float" office:value="7.2721" calcext:value-type="float">
            <text:p>7.272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7.109" calcext:value-type="float">
            <text:p>107.109</text:p>
          </table:table-cell>
          <table:table-cell office:value-type="float" office:value="0.00104917" calcext:value-type="float">
            <text:p>0.00104917</text:p>
          </table:table-cell>
          <table:table-cell office:value-type="float" office:value="1.3253" calcext:value-type="float">
            <text:p>1.3253</text:p>
          </table:table-cell>
          <table:table-cell office:value-type="float" office:value="449.05" calcext:value-type="float">
            <text:p>449.05</text:p>
          </table:table-cell>
          <table:table-cell office:value-type="float" office:value="2514.3" calcext:value-type="float">
            <text:p>2514.3</text:p>
          </table:table-cell>
          <table:table-cell office:value-type="float" office:value="449.19" calcext:value-type="float">
            <text:p>449.19</text:p>
          </table:table-cell>
          <table:table-cell office:value-type="float" office:value="2686.6" calcext:value-type="float">
            <text:p>2686.6</text:p>
          </table:table-cell>
          <table:table-cell office:value-type="float" office:value="1.3868" calcext:value-type="float">
            <text:p>1.3868</text:p>
          </table:table-cell>
          <table:table-cell office:value-type="float" office:value="7.2709" calcext:value-type="float">
            <text:p>7.2709</text:p>
          </table:table-cell>
        </table:table-row>
        <table:table-row table:style-name="ro1">
          <table:table-cell office:value-type="float" office:value="0.13401" calcext:value-type="float">
            <text:p>0.13401</text:p>
          </table:table-cell>
          <table:table-cell office:value-type="float" office:value="108" calcext:value-type="float">
            <text:p>108</text:p>
          </table:table-cell>
          <table:table-cell office:value-type="float" office:value="0.00104991" calcext:value-type="float">
            <text:p>0.00104991</text:p>
          </table:table-cell>
          <table:table-cell office:value-type="float" office:value="1.2882" calcext:value-type="float">
            <text:p>1.2882</text:p>
          </table:table-cell>
          <table:table-cell office:value-type="float" office:value="452.81" calcext:value-type="float">
            <text:p>452.81</text:p>
          </table:table-cell>
          <table:table-cell office:value-type="float" office:value="2515.4" calcext:value-type="float">
            <text:p>2515.4</text:p>
          </table:table-cell>
          <table:table-cell office:value-type="float" office:value="452.95" calcext:value-type="float">
            <text:p>452.95</text:p>
          </table:table-cell>
          <table:table-cell office:value-type="float" office:value="2688" calcext:value-type="float">
            <text:p>2688</text:p>
          </table:table-cell>
          <table:table-cell office:value-type="float" office:value="1.3967" calcext:value-type="float">
            <text:p>1.3967</text:p>
          </table:table-cell>
          <table:table-cell office:value-type="float" office:value="7.2607" calcext:value-type="float">
            <text:p>7.2607</text:p>
          </table:table-cell>
        </table:table-row>
        <table:table-row table:style-name="ro1">
          <table:table-cell office:value-type="float" office:value="0.13863" calcext:value-type="float">
            <text:p>0.13863</text:p>
          </table:table-cell>
          <table:table-cell office:value-type="float" office:value="109" calcext:value-type="float">
            <text:p>109</text:p>
          </table:table-cell>
          <table:table-cell office:value-type="float" office:value="0.00105074" calcext:value-type="float">
            <text:p>0.00105074</text:p>
          </table:table-cell>
          <table:table-cell office:value-type="float" office:value="1.248" calcext:value-type="float">
            <text:p>1.248</text:p>
          </table:table-cell>
          <table:table-cell office:value-type="float" office:value="457.03" calcext:value-type="float">
            <text:p>457.03</text:p>
          </table:table-cell>
          <table:table-cell office:value-type="float" office:value="2516.5" calcext:value-type="float">
            <text:p>2516.5</text:p>
          </table:table-cell>
          <table:table-cell office:value-type="float" office:value="457.18" calcext:value-type="float">
            <text:p>457.18</text:p>
          </table:table-cell>
          <table:table-cell office:value-type="float" office:value="2689.5" calcext:value-type="float">
            <text:p>2689.5</text:p>
          </table:table-cell>
          <table:table-cell office:value-type="float" office:value="1.4078" calcext:value-type="float">
            <text:p>1.4078</text:p>
          </table:table-cell>
          <table:table-cell office:value-type="float" office:value="7.2493" calcext:value-type="float">
            <text:p>7.249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9.292" calcext:value-type="float">
            <text:p>109.292</text:p>
          </table:table-cell>
          <table:table-cell office:value-type="float" office:value="0.00105099" calcext:value-type="float">
            <text:p>0.00105099</text:p>
          </table:table-cell>
          <table:table-cell office:value-type="float" office:value="1.2366" calcext:value-type="float">
            <text:p>1.2366</text:p>
          </table:table-cell>
          <table:table-cell office:value-type="float" office:value="458.27" calcext:value-type="float">
            <text:p>458.27</text:p>
          </table:table-cell>
          <table:table-cell office:value-type="float" office:value="2516.9" calcext:value-type="float">
            <text:p>2516.9</text:p>
          </table:table-cell>
          <table:table-cell office:value-type="float" office:value="458.42" calcext:value-type="float">
            <text:p>458.42</text:p>
          </table:table-cell>
          <table:table-cell office:value-type="float" office:value="2690" calcext:value-type="float">
            <text:p>2690</text:p>
          </table:table-cell>
          <table:table-cell office:value-type="float" office:value="1.411" calcext:value-type="float">
            <text:p>1.411</text:p>
          </table:table-cell>
          <table:table-cell office:value-type="float" office:value="7.2461" calcext:value-type="float">
            <text:p>7.2461</text:p>
          </table:table-cell>
        </table:table-row>
        <table:table-row table:style-name="ro1">
          <table:table-cell office:value-type="float" office:value="0.14338" calcext:value-type="float">
            <text:p>0.14338</text:p>
          </table:table-cell>
          <table:table-cell office:value-type="float" office:value="110" calcext:value-type="float">
            <text:p>110</text:p>
          </table:table-cell>
          <table:table-cell office:value-type="float" office:value="0.00105158" calcext:value-type="float">
            <text:p>0.00105158</text:p>
          </table:table-cell>
          <table:table-cell office:value-type="float" office:value="1.2093" calcext:value-type="float">
            <text:p>1.2093</text:p>
          </table:table-cell>
          <table:table-cell office:value-type="float" office:value="461.27" calcext:value-type="float">
            <text:p>461.27</text:p>
          </table:table-cell>
          <table:table-cell office:value-type="float" office:value="2517.7" calcext:value-type="float">
            <text:p>2517.7</text:p>
          </table:table-cell>
          <table:table-cell office:value-type="float" office:value="461.42" calcext:value-type="float">
            <text:p>461.42</text:p>
          </table:table-cell>
          <table:table-cell office:value-type="float" office:value="2691.1" calcext:value-type="float">
            <text:p>2691.1</text:p>
          </table:table-cell>
          <table:table-cell office:value-type="float" office:value="1.4188" calcext:value-type="float">
            <text:p>1.4188</text:p>
          </table:table-cell>
          <table:table-cell office:value-type="float" office:value="7.2381" calcext:value-type="float">
            <text:p>7.2381</text:p>
          </table:table-cell>
        </table:table-row>
        <table:table-row table:style-name="ro1">
          <table:table-cell office:value-type="float" office:value="0.14826" calcext:value-type="float">
            <text:p>0.14826</text:p>
          </table:table-cell>
          <table:table-cell office:value-type="float" office:value="111" calcext:value-type="float">
            <text:p>111</text:p>
          </table:table-cell>
          <table:table-cell office:value-type="float" office:value="0.00105243" calcext:value-type="float">
            <text:p>0.00105243</text:p>
          </table:table-cell>
          <table:table-cell office:value-type="float" office:value="1.172" calcext:value-type="float">
            <text:p>1.172</text:p>
          </table:table-cell>
          <table:table-cell office:value-type="float" office:value="465.49" calcext:value-type="float">
            <text:p>465.49</text:p>
          </table:table-cell>
          <table:table-cell office:value-type="float" office:value="2518.8" calcext:value-type="float">
            <text:p>2518.8</text:p>
          </table:table-cell>
          <table:table-cell office:value-type="float" office:value="465.65" calcext:value-type="float">
            <text:p>465.65</text:p>
          </table:table-cell>
          <table:table-cell office:value-type="float" office:value="2692.6" calcext:value-type="float">
            <text:p>2692.6</text:p>
          </table:table-cell>
          <table:table-cell office:value-type="float" office:value="1.4298" calcext:value-type="float">
            <text:p>1.4298</text:p>
          </table:table-cell>
          <table:table-cell office:value-type="float" office:value="7.2269" calcext:value-type="float">
            <text:p>7.22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1.349" calcext:value-type="float">
            <text:p>111.349</text:p>
          </table:table-cell>
          <table:table-cell office:value-type="float" office:value="0.00105273" calcext:value-type="float">
            <text:p>0.00105273</text:p>
          </table:table-cell>
          <table:table-cell office:value-type="float" office:value="1.1593" calcext:value-type="float">
            <text:p>1.1593</text:p>
          </table:table-cell>
          <table:table-cell office:value-type="float" office:value="466.97" calcext:value-type="float">
            <text:p>466.97</text:p>
          </table:table-cell>
          <table:table-cell office:value-type="float" office:value="2519.2" calcext:value-type="float">
            <text:p>2519.2</text:p>
          </table:table-cell>
          <table:table-cell office:value-type="float" office:value="467.13" calcext:value-type="float">
            <text:p>467.13</text:p>
          </table:table-cell>
          <table:table-cell office:value-type="float" office:value="2693.1" calcext:value-type="float">
            <text:p>2693.1</text:p>
          </table:table-cell>
          <table:table-cell office:value-type="float" office:value="1.4337" calcext:value-type="float">
            <text:p>1.4337</text:p>
          </table:table-cell>
          <table:table-cell office:value-type="float" office:value="7.223" calcext:value-type="float">
            <text:p>7.223</text:p>
          </table:table-cell>
        </table:table-row>
        <table:table-row table:style-name="ro1">
          <table:table-cell office:value-type="float" office:value="0.15328" calcext:value-type="float">
            <text:p>0.15328</text:p>
          </table:table-cell>
          <table:table-cell office:value-type="float" office:value="112" calcext:value-type="float">
            <text:p>112</text:p>
          </table:table-cell>
          <table:table-cell office:value-type="float" office:value="0.00105328" calcext:value-type="float">
            <text:p>0.00105328</text:p>
          </table:table-cell>
          <table:table-cell office:value-type="float" office:value="1.1361" calcext:value-type="float">
            <text:p>1.1361</text:p>
          </table:table-cell>
          <table:table-cell office:value-type="float" office:value="469.72" calcext:value-type="float">
            <text:p>469.72</text:p>
          </table:table-cell>
          <table:table-cell office:value-type="float" office:value="2520" calcext:value-type="float">
            <text:p>2520</text:p>
          </table:table-cell>
          <table:table-cell office:value-type="float" office:value="469.88" calcext:value-type="float">
            <text:p>469.88</text:p>
          </table:table-cell>
          <table:table-cell office:value-type="float" office:value="2694.1" calcext:value-type="float">
            <text:p>2694.1</text:p>
          </table:table-cell>
          <table:table-cell office:value-type="float" office:value="1.4408" calcext:value-type="float">
            <text:p>1.4408</text:p>
          </table:table-cell>
          <table:table-cell office:value-type="float" office:value="7.2157" calcext:value-type="float">
            <text:p>7.2157</text:p>
          </table:table-cell>
        </table:table-row>
        <table:table-row table:style-name="ro1">
          <table:table-cell office:value-type="float" office:value="0.15844" calcext:value-type="float">
            <text:p>0.15844</text:p>
          </table:table-cell>
          <table:table-cell office:value-type="float" office:value="113" calcext:value-type="float">
            <text:p>113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1.1014" calcext:value-type="float">
            <text:p>1.1014</text:p>
          </table:table-cell>
          <table:table-cell office:value-type="float" office:value="473.95" calcext:value-type="float">
            <text:p>473.95</text:p>
          </table:table-cell>
          <table:table-cell office:value-type="float" office:value="2521.1" calcext:value-type="float">
            <text:p>2521.1</text:p>
          </table:table-cell>
          <table:table-cell office:value-type="float" office:value="474.12" calcext:value-type="float">
            <text:p>474.12</text:p>
          </table:table-cell>
          <table:table-cell office:value-type="float" office:value="2695.6" calcext:value-type="float">
            <text:p>2695.6</text:p>
          </table:table-cell>
          <table:table-cell office:value-type="float" office:value="1.4518" calcext:value-type="float">
            <text:p>1.4518</text:p>
          </table:table-cell>
          <table:table-cell office:value-type="float" office:value="7.2047" calcext:value-type="float">
            <text:p>7.204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3.297" calcext:value-type="float">
            <text:p>113.297</text:p>
          </table:table-cell>
          <table:table-cell office:value-type="float" office:value="0.0010544" calcext:value-type="float">
            <text:p>0.0010544</text:p>
          </table:table-cell>
          <table:table-cell office:value-type="float" office:value="1.0914" calcext:value-type="float">
            <text:p>1.0914</text:p>
          </table:table-cell>
          <table:table-cell office:value-type="float" office:value="475.21" calcext:value-type="float">
            <text:p>475.21</text:p>
          </table:table-cell>
          <table:table-cell office:value-type="float" office:value="2521.4" calcext:value-type="float">
            <text:p>2521.4</text:p>
          </table:table-cell>
          <table:table-cell office:value-type="float" office:value="475.38" calcext:value-type="float">
            <text:p>475.38</text:p>
          </table:table-cell>
          <table:table-cell office:value-type="float" office:value="2696" calcext:value-type="float">
            <text:p>2696</text:p>
          </table:table-cell>
          <table:table-cell office:value-type="float" office:value="1.4551" calcext:value-type="float">
            <text:p>1.4551</text:p>
          </table:table-cell>
          <table:table-cell office:value-type="float" office:value="7.2014" calcext:value-type="float">
            <text:p>7.2014</text:p>
          </table:table-cell>
        </table:table-row>
        <table:table-row table:style-name="ro1">
          <table:table-cell office:value-type="float" office:value="0.16374" calcext:value-type="float">
            <text:p>0.16374</text:p>
          </table:table-cell>
          <table:table-cell office:value-type="float" office:value="114" calcext:value-type="float">
            <text:p>114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1.068" calcext:value-type="float">
            <text:p>1.068</text:p>
          </table:table-cell>
          <table:table-cell office:value-type="float" office:value="478.18" calcext:value-type="float">
            <text:p>478.18</text:p>
          </table:table-cell>
          <table:table-cell office:value-type="float" office:value="2522.2" calcext:value-type="float">
            <text:p>2522.2</text:p>
          </table:table-cell>
          <table:table-cell office:value-type="float" office:value="478.35" calcext:value-type="float">
            <text:p>478.35</text:p>
          </table:table-cell>
          <table:table-cell office:value-type="float" office:value="2697.1" calcext:value-type="float">
            <text:p>2697.1</text:p>
          </table:table-cell>
          <table:table-cell office:value-type="float" office:value="1.4628" calcext:value-type="float">
            <text:p>1.4628</text:p>
          </table:table-cell>
          <table:table-cell office:value-type="float" office:value="7.1937" calcext:value-type="float">
            <text:p>7.1937</text:p>
          </table:table-cell>
        </table:table-row>
        <table:table-row table:style-name="ro1">
          <table:table-cell office:value-type="float" office:value="0.16918" calcext:value-type="float">
            <text:p>0.16918</text:p>
          </table:table-cell>
          <table:table-cell office:value-type="float" office:value="115" calcext:value-type="float">
            <text:p>115</text:p>
          </table:table-cell>
          <table:table-cell office:value-type="float" office:value="0.00105588" calcext:value-type="float">
            <text:p>0.00105588</text:p>
          </table:table-cell>
          <table:table-cell office:value-type="float" office:value="1.0358" calcext:value-type="float">
            <text:p>1.0358</text:p>
          </table:table-cell>
          <table:table-cell office:value-type="float" office:value="482.41" calcext:value-type="float">
            <text:p>482.41</text:p>
          </table:table-cell>
          <table:table-cell office:value-type="float" office:value="2523.4" calcext:value-type="float">
            <text:p>2523.4</text:p>
          </table:table-cell>
          <table:table-cell office:value-type="float" office:value="482.59" calcext:value-type="float">
            <text:p>482.59</text:p>
          </table:table-cell>
          <table:table-cell office:value-type="float" office:value="2698.6" calcext:value-type="float">
            <text:p>2698.6</text:p>
          </table:table-cell>
          <table:table-cell office:value-type="float" office:value="1.4737" calcext:value-type="float">
            <text:p>1.4737</text:p>
          </table:table-cell>
          <table:table-cell office:value-type="float" office:value="7.1828" calcext:value-type="float">
            <text:p>7.182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5.148" calcext:value-type="float">
            <text:p>115.148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1.0312" calcext:value-type="float">
            <text:p>1.0312</text:p>
          </table:table-cell>
          <table:table-cell office:value-type="float" office:value="483.04" calcext:value-type="float">
            <text:p>483.04</text:p>
          </table:table-cell>
          <table:table-cell office:value-type="float" office:value="2523.5" calcext:value-type="float">
            <text:p>2523.5</text:p>
          </table:table-cell>
          <table:table-cell office:value-type="float" office:value="483.22" calcext:value-type="float">
            <text:p>483.22</text:p>
          </table:table-cell>
          <table:table-cell office:value-type="float" office:value="2698.8" calcext:value-type="float">
            <text:p>2698.8</text:p>
          </table:table-cell>
          <table:table-cell office:value-type="float" office:value="1.4753" calcext:value-type="float">
            <text:p>1.4753</text:p>
          </table:table-cell>
          <table:table-cell office:value-type="float" office:value="7.1812" calcext:value-type="float">
            <text:p>7.1812</text:p>
          </table:table-cell>
        </table:table-row>
        <table:table-row table:style-name="ro1">
          <table:table-cell office:value-type="float" office:value="0.17477" calcext:value-type="float">
            <text:p>0.17477</text:p>
          </table:table-cell>
          <table:table-cell office:value-type="float" office:value="116" calcext:value-type="float">
            <text:p>116</text:p>
          </table:table-cell>
          <table:table-cell office:value-type="float" office:value="0.00105675" calcext:value-type="float">
            <text:p>0.00105675</text:p>
          </table:table-cell>
          <table:table-cell office:value-type="float" office:value="0.99522" calcext:value-type="float">
            <text:p>0.99522</text:p>
          </table:table-cell>
          <table:table-cell office:value-type="float" office:value="486.65" calcext:value-type="float">
            <text:p>486.65</text:p>
          </table:table-cell>
          <table:table-cell office:value-type="float" office:value="2526.2" calcext:value-type="float">
            <text:p>2526.2</text:p>
          </table:table-cell>
          <table:table-cell office:value-type="float" office:value="486.83" calcext:value-type="float">
            <text:p>486.83</text:p>
          </table:table-cell>
          <table:table-cell office:value-type="float" office:value="2700.1" calcext:value-type="float">
            <text:p>2700.1</text:p>
          </table:table-cell>
          <table:table-cell office:value-type="float" office:value="1.4846" calcext:value-type="float">
            <text:p>1.4846</text:p>
          </table:table-cell>
          <table:table-cell office:value-type="float" office:value="7.1719" calcext:value-type="float">
            <text:p>7.171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6.911" calcext:value-type="float">
            <text:p>116.911</text:p>
          </table:table-cell>
          <table:table-cell office:value-type="float" office:value="0.00105756" calcext:value-type="float">
            <text:p>0.00105756</text:p>
          </table:table-cell>
          <table:table-cell office:value-type="float" office:value="0.97747" calcext:value-type="float">
            <text:p>0.97747</text:p>
          </table:table-cell>
          <table:table-cell office:value-type="float" office:value="490.51" calcext:value-type="float">
            <text:p>490.51</text:p>
          </table:table-cell>
          <table:table-cell office:value-type="float" office:value="2525.5" calcext:value-type="float">
            <text:p>2525.5</text:p>
          </table:table-cell>
          <table:table-cell office:value-type="float" office:value="490.7" calcext:value-type="float">
            <text:p>490.7</text:p>
          </table:table-cell>
          <table:table-cell office:value-type="float" office:value="2701.4" calcext:value-type="float">
            <text:p>2701.4</text:p>
          </table:table-cell>
          <table:table-cell office:value-type="float" office:value="1.4945" calcext:value-type="float">
            <text:p>1.4945</text:p>
          </table:table-cell>
          <table:table-cell office:value-type="float" office:value="7.1621" calcext:value-type="float">
            <text:p>7.1621</text:p>
          </table:table-cell>
        </table:table-row>
        <table:table-row table:style-name="ro1">
          <table:table-cell office:value-type="float" office:value="0.18052" calcext:value-type="float">
            <text:p>0.18052</text:p>
          </table:table-cell>
          <table:table-cell office:value-type="float" office:value="117" calcext:value-type="float">
            <text:p>117</text:p>
          </table:table-cell>
          <table:table-cell office:value-type="float" office:value="0.00105764" calcext:value-type="float">
            <text:p>0.00105764</text:p>
          </table:table-cell>
          <table:table-cell office:value-type="float" office:value="0.97486" calcext:value-type="float">
            <text:p>0.97486</text:p>
          </table:table-cell>
          <table:table-cell office:value-type="float" office:value="490.89" calcext:value-type="float">
            <text:p>490.89</text:p>
          </table:table-cell>
          <table:table-cell office:value-type="float" office:value="2525.5" calcext:value-type="float">
            <text:p>2525.5</text:p>
          </table:table-cell>
          <table:table-cell office:value-type="float" office:value="491.08" calcext:value-type="float">
            <text:p>491.08</text:p>
          </table:table-cell>
          <table:table-cell office:value-type="float" office:value="2701.5" calcext:value-type="float">
            <text:p>2701.5</text:p>
          </table:table-cell>
          <table:table-cell office:value-type="float" office:value="1.4954" calcext:value-type="float">
            <text:p>1.4954</text:p>
          </table:table-cell>
          <table:table-cell office:value-type="float" office:value="7.1611" calcext:value-type="float">
            <text:p>7.1611</text:p>
          </table:table-cell>
        </table:table-row>
        <table:table-row table:style-name="ro1">
          <table:table-cell office:value-type="float" office:value="0.18641" calcext:value-type="float">
            <text:p>0.18641</text:p>
          </table:table-cell>
          <table:table-cell office:value-type="float" office:value="118" calcext:value-type="float">
            <text:p>118</text:p>
          </table:table-cell>
          <table:table-cell office:value-type="float" office:value="0.00105853" calcext:value-type="float">
            <text:p>0.00105853</text:p>
          </table:table-cell>
          <table:table-cell office:value-type="float" office:value="0.94598" calcext:value-type="float">
            <text:p>0.94598</text:p>
          </table:table-cell>
          <table:table-cell office:value-type="float" office:value="495.12" calcext:value-type="float">
            <text:p>495.12</text:p>
          </table:table-cell>
          <table:table-cell office:value-type="float" office:value="2526.7" calcext:value-type="float">
            <text:p>2526.7</text:p>
          </table:table-cell>
          <table:table-cell office:value-type="float" office:value="495.32" calcext:value-type="float">
            <text:p>495.32</text:p>
          </table:table-cell>
          <table:table-cell office:value-type="float" office:value="2703" calcext:value-type="float">
            <text:p>2703</text:p>
          </table:table-cell>
          <table:table-cell office:value-type="float" office:value="1.5063" calcext:value-type="float">
            <text:p>1.5063</text:p>
          </table:table-cell>
          <table:table-cell office:value-type="float" office:value="7.1504" calcext:value-type="float">
            <text:p>7.150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0.00105906" calcext:value-type="float">
            <text:p>0.00105906</text:p>
          </table:table-cell>
          <table:table-cell office:value-type="float" office:value="0.92924" calcext:value-type="float">
            <text:p>0.92924</text:p>
          </table:table-cell>
          <table:table-cell office:value-type="float" office:value="497.65" calcext:value-type="float">
            <text:p>497.65</text:p>
          </table:table-cell>
          <table:table-cell office:value-type="float" office:value="2527.3" calcext:value-type="float">
            <text:p>2527.3</text:p>
          </table:table-cell>
          <table:table-cell office:value-type="float" office:value="497.85" calcext:value-type="float">
            <text:p>497.85</text:p>
          </table:table-cell>
          <table:table-cell office:value-type="float" office:value="2703.9" calcext:value-type="float">
            <text:p>2703.9</text:p>
          </table:table-cell>
          <table:table-cell office:value-type="float" office:value="1.5127" calcext:value-type="float">
            <text:p>1.5127</text:p>
          </table:table-cell>
          <table:table-cell office:value-type="float" office:value="7.144" calcext:value-type="float">
            <text:p>7.144</text:p>
          </table:table-cell>
        </table:table-row>
        <table:table-row table:style-name="ro1">
          <table:table-cell office:value-type="float" office:value="0.19246" calcext:value-type="float">
            <text:p>0.19246</text:p>
          </table:table-cell>
          <table:table-cell office:value-type="float" office:value="119" calcext:value-type="float">
            <text:p>119</text:p>
          </table:table-cell>
          <table:table-cell office:value-type="float" office:value="0.00105942" calcext:value-type="float">
            <text:p>0.00105942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499.36" calcext:value-type="float">
            <text:p>499.36</text:p>
          </table:table-cell>
          <table:table-cell office:value-type="float" office:value="2527.8" calcext:value-type="float">
            <text:p>2527.8</text:p>
          </table:table-cell>
          <table:table-cell office:value-type="float" office:value="499.56" calcext:value-type="float">
            <text:p>499.56</text:p>
          </table:table-cell>
          <table:table-cell office:value-type="float" office:value="2704.5" calcext:value-type="float">
            <text:p>2704.5</text:p>
          </table:table-cell>
          <table:table-cell office:value-type="float" office:value="1.5171" calcext:value-type="float">
            <text:p>1.5171</text:p>
          </table:table-cell>
          <table:table-cell office:value-type="float" office:value="7.1397" calcext:value-type="float">
            <text:p>7.1397</text:p>
          </table:table-cell>
        </table:table-row>
        <table:table-row table:style-name="ro1">
          <table:table-cell office:value-type="float" office:value="0.19867" calcext:value-type="float">
            <text:p>0.19867</text:p>
          </table:table-cell>
          <table:table-cell office:value-type="float" office:value="120" calcext:value-type="float">
            <text:p>120</text:p>
          </table:table-cell>
          <table:table-cell office:value-type="float" office:value="0.00106033" calcext:value-type="float">
            <text:p>0.00106033</text:p>
          </table:table-cell>
          <table:table-cell office:value-type="float" office:value="0.89121" calcext:value-type="float">
            <text:p>0.89121</text:p>
          </table:table-cell>
          <table:table-cell office:value-type="float" office:value="503.6" calcext:value-type="float">
            <text:p>503.6</text:p>
          </table:table-cell>
          <table:table-cell office:value-type="float" office:value="2528.8" calcext:value-type="float">
            <text:p>2528.8</text:p>
          </table:table-cell>
          <table:table-cell office:value-type="float" office:value="503.81" calcext:value-type="float">
            <text:p>503.81</text:p>
          </table:table-cell>
          <table:table-cell office:value-type="float" office:value="2705.9" calcext:value-type="float">
            <text:p>2705.9</text:p>
          </table:table-cell>
          <table:table-cell office:value-type="float" office:value="1.5279" calcext:value-type="float">
            <text:p>1.5279</text:p>
          </table:table-cell>
          <table:table-cell office:value-type="float" office:value="7.1291" calcext:value-type="float">
            <text:p>7.12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0.21" calcext:value-type="float">
            <text:p>120.21</text:p>
          </table:table-cell>
          <table:table-cell office:value-type="float" office:value="0.00106052" calcext:value-type="float">
            <text:p>0.00106052</text:p>
          </table:table-cell>
          <table:table-cell office:value-type="float" office:value="0.88568" calcext:value-type="float">
            <text:p>0.88568</text:p>
          </table:table-cell>
          <table:table-cell office:value-type="float" office:value="504.49" calcext:value-type="float">
            <text:p>504.49</text:p>
          </table:table-cell>
          <table:table-cell office:value-type="float" office:value="2529.1" calcext:value-type="float">
            <text:p>2529.1</text:p>
          </table:table-cell>
          <table:table-cell office:value-type="float" office:value="504.7" calcext:value-type="float">
            <text:p>504.7</text:p>
          </table:table-cell>
          <table:table-cell office:value-type="float" office:value="2706.2" calcext:value-type="float">
            <text:p>2706.2</text:p>
          </table:table-cell>
          <table:table-cell office:value-type="float" office:value="1.5302" calcext:value-type="float">
            <text:p>1.5302</text:p>
          </table:table-cell>
          <table:table-cell office:value-type="float" office:value="7.1269" calcext:value-type="float">
            <text:p>7.1269</text:p>
          </table:table-cell>
        </table:table-row>
        <table:table-row table:style-name="ro1">
          <table:table-cell office:value-type="float" office:value="0.20505" calcext:value-type="float">
            <text:p>0.20505</text:p>
          </table:table-cell>
          <table:table-cell office:value-type="float" office:value="121" calcext:value-type="float">
            <text:p>121</text:p>
          </table:table-cell>
          <table:table-cell office:value-type="float" office:value="0.00106123" calcext:value-type="float">
            <text:p>0.00106123</text:p>
          </table:table-cell>
          <table:table-cell office:value-type="float" office:value="0.86525" calcext:value-type="float">
            <text:p>0.86525</text:p>
          </table:table-cell>
          <table:table-cell office:value-type="float" office:value="507.84" calcext:value-type="float">
            <text:p>507.84</text:p>
          </table:table-cell>
          <table:table-cell office:value-type="float" office:value="2530" calcext:value-type="float">
            <text:p>2530</text:p>
          </table:table-cell>
          <table:table-cell office:value-type="float" office:value="508.06" calcext:value-type="float">
            <text:p>508.06</text:p>
          </table:table-cell>
          <table:table-cell office:value-type="float" office:value="2707.4" calcext:value-type="float">
            <text:p>2707.4</text:p>
          </table:table-cell>
          <table:table-cell office:value-type="float" office:value="1.5387" calcext:value-type="float">
            <text:p>1.5387</text:p>
          </table:table-cell>
          <table:table-cell office:value-type="float" office:value="7.1186" calcext:value-type="float">
            <text:p>7.11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21.759" calcext:value-type="float">
            <text:p>121.759</text:p>
          </table:table-cell>
          <table:table-cell office:value-type="float" office:value="0.00106193" calcext:value-type="float">
            <text:p>0.00106193</text:p>
          </table:table-cell>
          <table:table-cell office:value-type="float" office:value="0.84614" calcext:value-type="float">
            <text:p>0.84614</text:p>
          </table:table-cell>
          <table:table-cell office:value-type="float" office:value="511.07" calcext:value-type="float">
            <text:p>511.07</text:p>
          </table:table-cell>
          <table:table-cell office:value-type="float" office:value="2530.8" calcext:value-type="float">
            <text:p>2530.8</text:p>
          </table:table-cell>
          <table:table-cell office:value-type="float" office:value="511.29" calcext:value-type="float">
            <text:p>511.29</text:p>
          </table:table-cell>
          <table:table-cell office:value-type="float" office:value="2708.5" calcext:value-type="float">
            <text:p>2708.5</text:p>
          </table:table-cell>
          <table:table-cell office:value-type="float" office:value="1.5469" calcext:value-type="float">
            <text:p>1.5469</text:p>
          </table:table-cell>
          <table:table-cell office:value-type="float" office:value="7.1106" calcext:value-type="float">
            <text:p>7.1106</text:p>
          </table:table-cell>
        </table:table-row>
        <table:table-row table:style-name="ro1">
          <table:table-cell office:value-type="float" office:value="0.21159" calcext:value-type="float">
            <text:p>0.21159</text:p>
          </table:table-cell>
          <table:table-cell office:value-type="float" office:value="122" calcext:value-type="float">
            <text:p>122</text:p>
          </table:table-cell>
          <table:table-cell office:value-type="float" office:value="0.00106215" calcext:value-type="float">
            <text:p>0.00106215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512.09" calcext:value-type="float">
            <text:p>512.09</text:p>
          </table:table-cell>
          <table:table-cell office:value-type="float" office:value="2531" calcext:value-type="float">
            <text:p>2531</text:p>
          </table:table-cell>
          <table:table-cell office:value-type="float" office:value="512.31" calcext:value-type="float">
            <text:p>512.31</text:p>
          </table:table-cell>
          <table:table-cell office:value-type="float" office:value="2708.8" calcext:value-type="float">
            <text:p>2708.8</text:p>
          </table:table-cell>
          <table:table-cell office:value-type="float" office:value="1.5494" calcext:value-type="float">
            <text:p>1.5494</text:p>
          </table:table-cell>
          <table:table-cell office:value-type="float" office:value="7.1081" calcext:value-type="float">
            <text:p>7.1081</text:p>
          </table:table-cell>
        </table:table-row>
        <table:table-row table:style-name="ro1">
          <table:table-cell office:value-type="float" office:value="0.2183" calcext:value-type="float">
            <text:p>0.2183</text:p>
          </table:table-cell>
          <table:table-cell office:value-type="float" office:value="123" calcext:value-type="float">
            <text:p>123</text:p>
          </table:table-cell>
          <table:table-cell office:value-type="float" office:value="0.00106307" calcext:value-type="float">
            <text:p>0.00106307</text:p>
          </table:table-cell>
          <table:table-cell office:value-type="float" office:value="0.81598" calcext:value-type="float">
            <text:p>0.81598</text:p>
          </table:table-cell>
          <table:table-cell office:value-type="float" office:value="516.33" calcext:value-type="float">
            <text:p>516.33</text:p>
          </table:table-cell>
          <table:table-cell office:value-type="float" office:value="2532.2" calcext:value-type="float">
            <text:p>2532.2</text:p>
          </table:table-cell>
          <table:table-cell office:value-type="float" office:value="516.56" calcext:value-type="float">
            <text:p>516.56</text:p>
          </table:table-cell>
          <table:table-cell office:value-type="float" office:value="2710.3" calcext:value-type="float">
            <text:p>2710.3</text:p>
          </table:table-cell>
          <table:table-cell office:value-type="float" office:value="1.5602" calcext:value-type="float">
            <text:p>1.5602</text:p>
          </table:table-cell>
          <table:table-cell office:value-type="float" office:value="7.0977" calcext:value-type="float">
            <text:p>7.097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3.25" calcext:value-type="float">
            <text:p>123.25</text:p>
          </table:table-cell>
          <table:table-cell office:value-type="float" office:value="0.0010633" calcext:value-type="float">
            <text:p>0.0010633</text:p>
          </table:table-cell>
          <table:table-cell office:value-type="float" office:value="0.81007" calcext:value-type="float">
            <text:p>0.81007</text:p>
          </table:table-cell>
          <table:table-cell office:value-type="float" office:value="517.4" calcext:value-type="float">
            <text:p>517.4</text:p>
          </table:table-cell>
          <table:table-cell office:value-type="float" office:value="2532.4" calcext:value-type="float">
            <text:p>2532.4</text:p>
          </table:table-cell>
          <table:table-cell office:value-type="float" office:value="517.63" calcext:value-type="float">
            <text:p>517.63</text:p>
          </table:table-cell>
          <table:table-cell office:value-type="float" office:value="2710.6" calcext:value-type="float">
            <text:p>2710.6</text:p>
          </table:table-cell>
          <table:table-cell office:value-type="float" office:value="1.5628" calcext:value-type="float">
            <text:p>1.5628</text:p>
          </table:table-cell>
          <table:table-cell office:value-type="float" office:value="7.0951" calcext:value-type="float">
            <text:p>7.0951</text:p>
          </table:table-cell>
        </table:table-row>
        <table:table-row table:style-name="ro1">
          <table:table-cell office:value-type="float" office:value="0.22518" calcext:value-type="float">
            <text:p>0.22518</text:p>
          </table:table-cell>
          <table:table-cell office:value-type="float" office:value="124" calcext:value-type="float">
            <text:p>124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79261" calcext:value-type="float">
            <text:p>0.79261</text:p>
          </table:table-cell>
          <table:table-cell office:value-type="float" office:value="520.58" calcext:value-type="float">
            <text:p>520.58</text:p>
          </table:table-cell>
          <table:table-cell office:value-type="float" office:value="2533.2" calcext:value-type="float">
            <text:p>2533.2</text:p>
          </table:table-cell>
          <table:table-cell office:value-type="float" office:value="520.82" calcext:value-type="float">
            <text:p>520.82</text:p>
          </table:table-cell>
          <table:table-cell office:value-type="float" office:value="2711.7" calcext:value-type="float">
            <text:p>2711.7</text:p>
          </table:table-cell>
          <table:table-cell office:value-type="float" office:value="1.5709" calcext:value-type="float">
            <text:p>1.5709</text:p>
          </table:table-cell>
          <table:table-cell office:value-type="float" office:value="7.0873" calcext:value-type="float">
            <text:p>7.087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24.686" calcext:value-type="float">
            <text:p>124.686</text:p>
          </table:table-cell>
          <table:table-cell office:value-type="float" office:value="0.00106464" calcext:value-type="float">
            <text:p>0.00106464</text:p>
          </table:table-cell>
          <table:table-cell office:value-type="float" office:value="0.77704" calcext:value-type="float">
            <text:p>0.77704</text:p>
          </table:table-cell>
          <table:table-cell office:value-type="float" office:value="523.5" calcext:value-type="float">
            <text:p>523.5</text:p>
          </table:table-cell>
          <table:table-cell office:value-type="float" office:value="2534" calcext:value-type="float">
            <text:p>2534</text:p>
          </table:table-cell>
          <table:table-cell office:value-type="float" office:value="523.74" calcext:value-type="float">
            <text:p>523.74</text:p>
          </table:table-cell>
          <table:table-cell office:value-type="float" office:value="2712.7" calcext:value-type="float">
            <text:p>2712.7</text:p>
          </table:table-cell>
          <table:table-cell office:value-type="float" office:value="1.5782" calcext:value-type="float">
            <text:p>1.5782</text:p>
          </table:table-cell>
          <table:table-cell office:value-type="float" office:value="7.0803" calcext:value-type="float">
            <text:p>7.0803</text:p>
          </table:table-cell>
        </table:table-row>
        <table:table-row table:style-name="ro1">
          <table:table-cell office:value-type="float" office:value="0.23224" calcext:value-type="float">
            <text:p>0.23224</text:p>
          </table:table-cell>
          <table:table-cell office:value-type="float" office:value="125" calcext:value-type="float">
            <text:p>125</text:p>
          </table:table-cell>
          <table:table-cell office:value-type="float" office:value="0.00106494" calcext:value-type="float">
            <text:p>0.00106494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524.82" calcext:value-type="float">
            <text:p>524.82</text:p>
          </table:table-cell>
          <table:table-cell office:value-type="float" office:value="2534.3" calcext:value-type="float">
            <text:p>2534.3</text:p>
          </table:table-cell>
          <table:table-cell office:value-type="float" office:value="525.07" calcext:value-type="float">
            <text:p>525.07</text:p>
          </table:table-cell>
          <table:table-cell office:value-type="float" office:value="2713.1" calcext:value-type="float">
            <text:p>2713.1</text:p>
          </table:table-cell>
          <table:table-cell office:value-type="float" office:value="1.5816" calcext:value-type="float">
            <text:p>1.5816</text:p>
          </table:table-cell>
          <table:table-cell office:value-type="float" office:value="7.077" calcext:value-type="float">
            <text:p>7.077</text:p>
          </table:table-cell>
        </table:table-row>
        <table:table-row table:style-name="ro1">
          <table:table-cell office:value-type="float" office:value="0.23947" calcext:value-type="float">
            <text:p>0.23947</text:p>
          </table:table-cell>
          <table:table-cell office:value-type="float" office:value="126" calcext:value-type="float">
            <text:p>126</text:p>
          </table:table-cell>
          <table:table-cell office:value-type="float" office:value="0.00106588" calcext:value-type="float">
            <text:p>0.00106588</text:p>
          </table:table-cell>
          <table:table-cell office:value-type="float" office:value="0.74821" calcext:value-type="float">
            <text:p>0.74821</text:p>
          </table:table-cell>
          <table:table-cell office:value-type="float" office:value="529.07" calcext:value-type="float">
            <text:p>529.07</text:p>
          </table:table-cell>
          <table:table-cell office:value-type="float" office:value="2535.3" calcext:value-type="float">
            <text:p>2535.3</text:p>
          </table:table-cell>
          <table:table-cell office:value-type="float" office:value="529.33" calcext:value-type="float">
            <text:p>529.33</text:p>
          </table:table-cell>
          <table:table-cell office:value-type="float" office:value="2714.5" calcext:value-type="float">
            <text:p>2714.5</text:p>
          </table:table-cell>
          <table:table-cell office:value-type="float" office:value="1.5922" calcext:value-type="float">
            <text:p>1.5922</text:p>
          </table:table-cell>
          <table:table-cell office:value-type="float" office:value="7.0668" calcext:value-type="float">
            <text:p>7.066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6.072" calcext:value-type="float">
            <text:p>126.072</text:p>
          </table:table-cell>
          <table:table-cell office:value-type="float" office:value="0.00106594" calcext:value-type="float">
            <text:p>0.00106594</text:p>
          </table:table-cell>
          <table:table-cell office:value-type="float" office:value="0.74668" calcext:value-type="float">
            <text:p>0.74668</text:p>
          </table:table-cell>
          <table:table-cell office:value-type="float" office:value="529.38" calcext:value-type="float">
            <text:p>529.38</text:p>
          </table:table-cell>
          <table:table-cell office:value-type="float" office:value="2535.4" calcext:value-type="float">
            <text:p>2535.4</text:p>
          </table:table-cell>
          <table:table-cell office:value-type="float" office:value="529.64" calcext:value-type="float">
            <text:p>529.64</text:p>
          </table:table-cell>
          <table:table-cell office:value-type="float" office:value="2714.6" calcext:value-type="float">
            <text:p>2714.6</text:p>
          </table:table-cell>
          <table:table-cell office:value-type="float" office:value="1.593" calcext:value-type="float">
            <text:p>1.593</text:p>
          </table:table-cell>
          <table:table-cell office:value-type="float" office:value="7.0661" calcext:value-type="float">
            <text:p>7.0661</text:p>
          </table:table-cell>
        </table:table-row>
        <table:table-row table:style-name="ro1">
          <table:table-cell office:value-type="float" office:value="0.24689" calcext:value-type="float">
            <text:p>0.24689</text:p>
          </table:table-cell>
          <table:table-cell office:value-type="float" office:value="127" calcext:value-type="float">
            <text:p>127</text:p>
          </table:table-cell>
          <table:table-cell office:value-type="float" office:value="0.00106683" calcext:value-type="float">
            <text:p>0.00106683</text:p>
          </table:table-cell>
          <table:table-cell office:value-type="float" office:value="0.72713" calcext:value-type="float">
            <text:p>0.72713</text:p>
          </table:table-cell>
          <table:table-cell office:value-type="float" office:value="533.33" calcext:value-type="float">
            <text:p>533.33</text:p>
          </table:table-cell>
          <table:table-cell office:value-type="float" office:value="2536.4" calcext:value-type="float">
            <text:p>2536.4</text:p>
          </table:table-cell>
          <table:table-cell office:value-type="float" office:value="533.59" calcext:value-type="float">
            <text:p>533.59</text:p>
          </table:table-cell>
          <table:table-cell office:value-type="float" office:value="2715.9" calcext:value-type="float">
            <text:p>2715.9</text:p>
          </table:table-cell>
          <table:table-cell office:value-type="float" office:value="1.6029" calcext:value-type="float">
            <text:p>1.6029</text:p>
          </table:table-cell>
          <table:table-cell office:value-type="float" office:value="7.0566" calcext:value-type="float">
            <text:p>7.05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7.411" calcext:value-type="float">
            <text:p>127.411</text:p>
          </table:table-cell>
          <table:table-cell office:value-type="float" office:value="0.00106722" calcext:value-type="float">
            <text:p>0.00106722</text:p>
          </table:table-cell>
          <table:table-cell office:value-type="float" office:value="0.71866" calcext:value-type="float">
            <text:p>0.71866</text:p>
          </table:table-cell>
          <table:table-cell office:value-type="float" office:value="535.07" calcext:value-type="float">
            <text:p>535.07</text:p>
          </table:table-cell>
          <table:table-cell office:value-type="float" office:value="2536.8" calcext:value-type="float">
            <text:p>2536.8</text:p>
          </table:table-cell>
          <table:table-cell office:value-type="float" office:value="535.34" calcext:value-type="float">
            <text:p>535.34</text:p>
          </table:table-cell>
          <table:table-cell office:value-type="float" office:value="2716.5" calcext:value-type="float">
            <text:p>2716.5</text:p>
          </table:table-cell>
          <table:table-cell office:value-type="float" office:value="1.6072" calcext:value-type="float">
            <text:p>1.6072</text:p>
          </table:table-cell>
          <table:table-cell office:value-type="float" office:value="7.0524" calcext:value-type="float">
            <text:p>7.0524</text:p>
          </table:table-cell>
        </table:table-row>
        <table:table-row table:style-name="ro1">
          <table:table-cell office:value-type="float" office:value="0.2545" calcext:value-type="float">
            <text:p>0.2545</text:p>
          </table:table-cell>
          <table:table-cell office:value-type="float" office:value="128" calcext:value-type="float">
            <text:p>128</text:p>
          </table:table-cell>
          <table:table-cell office:value-type="float" office:value="0.00106778" calcext:value-type="float">
            <text:p>0.00106778</text:p>
          </table:table-cell>
          <table:table-cell office:value-type="float" office:value="0.70675" calcext:value-type="float">
            <text:p>0.70675</text:p>
          </table:table-cell>
          <table:table-cell office:value-type="float" office:value="537.58" calcext:value-type="float">
            <text:p>537.58</text:p>
          </table:table-cell>
          <table:table-cell office:value-type="float" office:value="2537.4" calcext:value-type="float">
            <text:p>2537.4</text:p>
          </table:table-cell>
          <table:table-cell office:value-type="float" office:value="537.85" calcext:value-type="float">
            <text:p>537.85</text:p>
          </table:table-cell>
          <table:table-cell office:value-type="float" office:value="2717.3" calcext:value-type="float">
            <text:p>2717.3</text:p>
          </table:table-cell>
          <table:table-cell office:value-type="float" office:value="1.6135" calcext:value-type="float">
            <text:p>1.6135</text:p>
          </table:table-cell>
          <table:table-cell office:value-type="float" office:value="7.0465" calcext:value-type="float">
            <text:p>7.046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0.00106846" calcext:value-type="float">
            <text:p>0.00106846</text:p>
          </table:table-cell>
          <table:table-cell office:value-type="float" office:value="0.69273" calcext:value-type="float">
            <text:p>0.69273</text:p>
          </table:table-cell>
          <table:table-cell office:value-type="float" office:value="540.59" calcext:value-type="float">
            <text:p>540.59</text:p>
          </table:table-cell>
          <table:table-cell office:value-type="float" office:value="2538.2" calcext:value-type="float">
            <text:p>2538.2</text:p>
          </table:table-cell>
          <table:table-cell office:value-type="float" office:value="540.87" calcext:value-type="float">
            <text:p>540.87</text:p>
          </table:table-cell>
          <table:table-cell office:value-type="float" office:value="2718.3" calcext:value-type="float">
            <text:p>2718.3</text:p>
          </table:table-cell>
          <table:table-cell office:value-type="float" office:value="1.621" calcext:value-type="float">
            <text:p>1.621</text:p>
          </table:table-cell>
          <table:table-cell office:value-type="float" office:value="7.0394" calcext:value-type="float">
            <text:p>7.0394</text:p>
          </table:table-cell>
        </table:table-row>
        <table:table-row table:style-name="ro1">
          <table:table-cell office:value-type="float" office:value="0.26229" calcext:value-type="float">
            <text:p>0.26229</text:p>
          </table:table-cell>
          <table:table-cell office:value-type="float" office:value="129" calcext:value-type="float">
            <text:p>129</text:p>
          </table:table-cell>
          <table:table-cell office:value-type="float" office:value="0.00106874" calcext:value-type="float">
            <text:p>0.00106874</text:p>
          </table:table-cell>
          <table:table-cell office:value-type="float" office:value="0.68705" calcext:value-type="float">
            <text:p>0.68705</text:p>
          </table:table-cell>
          <table:table-cell office:value-type="float" office:value="541.84" calcext:value-type="float">
            <text:p>541.84</text:p>
          </table:table-cell>
          <table:table-cell office:value-type="float" office:value="2538.5" calcext:value-type="float">
            <text:p>2538.5</text:p>
          </table:table-cell>
          <table:table-cell office:value-type="float" office:value="542.12" calcext:value-type="float">
            <text:p>542.12</text:p>
          </table:table-cell>
          <table:table-cell office:value-type="float" office:value="2718.7" calcext:value-type="float">
            <text:p>2718.7</text:p>
          </table:table-cell>
          <table:table-cell office:value-type="float" office:value="1.6241" calcext:value-type="float">
            <text:p>1.6241</text:p>
          </table:table-cell>
          <table:table-cell office:value-type="float" office:value="7.0364" calcext:value-type="float">
            <text:p>7.036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9.965" calcext:value-type="float">
            <text:p>129.965</text:p>
          </table:table-cell>
          <table:table-cell office:value-type="float" office:value="0.00106968" calcext:value-type="float">
            <text:p>0.00106968</text:p>
          </table:table-cell>
          <table:table-cell office:value-type="float" office:value="0.66865" calcext:value-type="float">
            <text:p>0.66865</text:p>
          </table:table-cell>
          <table:table-cell office:value-type="float" office:value="545.95" calcext:value-type="float">
            <text:p>545.95</text:p>
          </table:table-cell>
          <table:table-cell office:value-type="float" office:value="2539.5" calcext:value-type="float">
            <text:p>2539.5</text:p>
          </table:table-cell>
          <table:table-cell office:value-type="float" office:value="546.24" calcext:value-type="float">
            <text:p>546.24</text:p>
          </table:table-cell>
          <table:table-cell office:value-type="float" office:value="2720" calcext:value-type="float">
            <text:p>2720</text:p>
          </table:table-cell>
          <table:table-cell office:value-type="float" office:value="1.6343" calcext:value-type="float">
            <text:p>1.6343</text:p>
          </table:table-cell>
          <table:table-cell office:value-type="float" office:value="7.0268" calcext:value-type="float">
            <text:p>7.0268</text:p>
          </table:table-cell>
        </table:table-row>
        <table:table-row table:style-name="ro1">
          <table:table-cell office:value-type="float" office:value="0.27028" calcext:value-type="float">
            <text:p>0.27028</text:p>
          </table:table-cell>
          <table:table-cell office:value-type="float" office:value="130" calcext:value-type="float">
            <text:p>130</text:p>
          </table:table-cell>
          <table:table-cell office:value-type="float" office:value="0.00106971" calcext:value-type="float">
            <text:p>0.00106971</text:p>
          </table:table-cell>
          <table:table-cell office:value-type="float" office:value="0.668" calcext:value-type="float">
            <text:p>0.668</text:p>
          </table:table-cell>
          <table:table-cell office:value-type="float" office:value="546.09" calcext:value-type="float">
            <text:p>546.09</text:p>
          </table:table-cell>
          <table:table-cell office:value-type="float" office:value="2539.6" calcext:value-type="float">
            <text:p>2539.6</text:p>
          </table:table-cell>
          <table:table-cell office:value-type="float" office:value="546.38" calcext:value-type="float">
            <text:p>546.38</text:p>
          </table:table-cell>
          <table:table-cell office:value-type="float" office:value="2720.1" calcext:value-type="float">
            <text:p>2720.1</text:p>
          </table:table-cell>
          <table:table-cell office:value-type="float" office:value="1.6346" calcext:value-type="float">
            <text:p>1.6346</text:p>
          </table:table-cell>
          <table:table-cell office:value-type="float" office:value="7.0264" calcext:value-type="float">
            <text:p>7.0264</text:p>
          </table:table-cell>
        </table:table-row>
        <table:table-row table:style-name="ro1">
          <table:table-cell office:value-type="float" office:value="0.27846" calcext:value-type="float">
            <text:p>0.27846</text:p>
          </table:table-cell>
          <table:table-cell office:value-type="float" office:value="131" calcext:value-type="float">
            <text:p>131</text:p>
          </table:table-cell>
          <table:table-cell office:value-type="float" office:value="0.00107068" calcext:value-type="float">
            <text:p>0.00107068</text:p>
          </table:table-cell>
          <table:table-cell office:value-type="float" office:value="0.64959" calcext:value-type="float">
            <text:p>0.64959</text:p>
          </table:table-cell>
          <table:table-cell office:value-type="float" office:value="550.35" calcext:value-type="float">
            <text:p>550.35</text:p>
          </table:table-cell>
          <table:table-cell office:value-type="float" office:value="2540.6" calcext:value-type="float">
            <text:p>2540.6</text:p>
          </table:table-cell>
          <table:table-cell office:value-type="float" office:value="550.65" calcext:value-type="float">
            <text:p>550.65</text:p>
          </table:table-cell>
          <table:table-cell office:value-type="float" office:value="2721.5" calcext:value-type="float">
            <text:p>2721.5</text:p>
          </table:table-cell>
          <table:table-cell office:value-type="float" office:value="1.6452" calcext:value-type="float">
            <text:p>1.6452</text:p>
          </table:table-cell>
          <table:table-cell office:value-type="float" office:value="7.0165" calcext:value-type="float">
            <text:p>7.01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1.185" calcext:value-type="float">
            <text:p>131.185</text:p>
          </table:table-cell>
          <table:table-cell office:value-type="float" office:value="0.00107086" calcext:value-type="float">
            <text:p>0.00107086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551.14" calcext:value-type="float">
            <text:p>551.14</text:p>
          </table:table-cell>
          <table:table-cell office:value-type="float" office:value="2540.8" calcext:value-type="float">
            <text:p>2540.8</text:p>
          </table:table-cell>
          <table:table-cell office:value-type="float" office:value="551.44" calcext:value-type="float">
            <text:p>551.44</text:p>
          </table:table-cell>
          <table:table-cell office:value-type="float" office:value="2721.7" calcext:value-type="float">
            <text:p>2721.7</text:p>
          </table:table-cell>
          <table:table-cell office:value-type="float" office:value="1.6471" calcext:value-type="float">
            <text:p>1.6471</text:p>
          </table:table-cell>
          <table:table-cell office:value-type="float" office:value="7.0146" calcext:value-type="float">
            <text:p>7.0146</text:p>
          </table:table-cell>
        </table:table-row>
        <table:table-row table:style-name="ro1">
          <table:table-cell office:value-type="float" office:value="0.28685" calcext:value-type="float">
            <text:p>0.28685</text:p>
          </table:table-cell>
          <table:table-cell office:value-type="float" office:value="132" calcext:value-type="float">
            <text:p>132</text:p>
          </table:table-cell>
          <table:table-cell office:value-type="float" office:value="0.00107166" calcext:value-type="float">
            <text:p>0.00107166</text:p>
          </table:table-cell>
          <table:table-cell office:value-type="float" office:value="0.63177" calcext:value-type="float">
            <text:p>0.63177</text:p>
          </table:table-cell>
          <table:table-cell office:value-type="float" office:value="554.61" calcext:value-type="float">
            <text:p>554.61</text:p>
          </table:table-cell>
          <table:table-cell office:value-type="float" office:value="2541.6" calcext:value-type="float">
            <text:p>2541.6</text:p>
          </table:table-cell>
          <table:table-cell office:value-type="float" office:value="554.92" calcext:value-type="float">
            <text:p>554.92</text:p>
          </table:table-cell>
          <table:table-cell office:value-type="float" office:value="2722.8" calcext:value-type="float">
            <text:p>2722.8</text:p>
          </table:table-cell>
          <table:table-cell office:value-type="float" office:value="1.6557" calcext:value-type="float">
            <text:p>1.6557</text:p>
          </table:table-cell>
          <table:table-cell office:value-type="float" office:value="7.0066" calcext:value-type="float">
            <text:p>7.00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2.37" calcext:value-type="float">
            <text:p>132.37</text:p>
          </table:table-cell>
          <table:table-cell office:value-type="float" office:value="0.00107203" calcext:value-type="float">
            <text:p>0.00107203</text:p>
          </table:table-cell>
          <table:table-cell office:value-type="float" office:value="0.62533" calcext:value-type="float">
            <text:p>0.62533</text:p>
          </table:table-cell>
          <table:table-cell office:value-type="float" office:value="556.19" calcext:value-type="float">
            <text:p>556.19</text:p>
          </table:table-cell>
          <table:table-cell office:value-type="float" office:value="2542" calcext:value-type="float">
            <text:p>2542</text:p>
          </table:table-cell>
          <table:table-cell office:value-type="float" office:value="556.5" calcext:value-type="float">
            <text:p>556.5</text:p>
          </table:table-cell>
          <table:table-cell office:value-type="float" office:value="2723.3" calcext:value-type="float">
            <text:p>2723.3</text:p>
          </table:table-cell>
          <table:table-cell office:value-type="float" office:value="1.6596" calcext:value-type="float">
            <text:p>1.6596</text:p>
          </table:table-cell>
          <table:table-cell office:value-type="float" office:value="7.0029" calcext:value-type="float">
            <text:p>7.0029</text:p>
          </table:table-cell>
        </table:table-row>
        <table:table-row table:style-name="ro1">
          <table:table-cell office:value-type="float" office:value="0.29543" calcext:value-type="float">
            <text:p>0.29543</text:p>
          </table:table-cell>
          <table:table-cell office:value-type="float" office:value="133" calcext:value-type="float">
            <text:p>133</text:p>
          </table:table-cell>
          <table:table-cell office:value-type="float" office:value="0.00107265" calcext:value-type="float">
            <text:p>0.00107265</text:p>
          </table:table-cell>
          <table:table-cell office:value-type="float" office:value="0.61454" calcext:value-type="float">
            <text:p>0.61454</text:p>
          </table:table-cell>
          <table:table-cell office:value-type="float" office:value="558.87" calcext:value-type="float">
            <text:p>558.87</text:p>
          </table:table-cell>
          <table:table-cell office:value-type="float" office:value="2542.6" calcext:value-type="float">
            <text:p>2542.6</text:p>
          </table:table-cell>
          <table:table-cell office:value-type="float" office:value="559.19" calcext:value-type="float">
            <text:p>559.19</text:p>
          </table:table-cell>
          <table:table-cell office:value-type="float" office:value="2724.2" calcext:value-type="float">
            <text:p>2724.2</text:p>
          </table:table-cell>
          <table:table-cell office:value-type="float" office:value="1.6662" calcext:value-type="float">
            <text:p>1.6662</text:p>
          </table:table-cell>
          <table:table-cell office:value-type="float" office:value="6.9967" calcext:value-type="float">
            <text:p>6.99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3.522" calcext:value-type="float">
            <text:p>133.522</text:p>
          </table:table-cell>
          <table:table-cell office:value-type="float" office:value="0.00107317" calcext:value-type="float">
            <text:p>0.00107317</text:p>
          </table:table-cell>
          <table:table-cell office:value-type="float" office:value="0.60576" calcext:value-type="float">
            <text:p>0.60576</text:p>
          </table:table-cell>
          <table:table-cell office:value-type="float" office:value="561.11" calcext:value-type="float">
            <text:p>561.11</text:p>
          </table:table-cell>
          <table:table-cell office:value-type="float" office:value="2543.2" calcext:value-type="float">
            <text:p>2543.2</text:p>
          </table:table-cell>
          <table:table-cell office:value-type="float" office:value="561.43" calcext:value-type="float">
            <text:p>561.43</text:p>
          </table:table-cell>
          <table:table-cell office:value-type="float" office:value="2724.9" calcext:value-type="float">
            <text:p>2724.9</text:p>
          </table:table-cell>
          <table:table-cell office:value-type="float" office:value="1.6717" calcext:value-type="float">
            <text:p>1.6717</text:p>
          </table:table-cell>
          <table:table-cell office:value-type="float" office:value="6.9916" calcext:value-type="float">
            <text:p>6.9916</text:p>
          </table:table-cell>
        </table:table-row>
        <table:table-row table:style-name="ro1">
          <table:table-cell office:value-type="float" office:value="0.30423" calcext:value-type="float">
            <text:p>0.30423</text:p>
          </table:table-cell>
          <table:table-cell office:value-type="float" office:value="134" calcext:value-type="float">
            <text:p>134</text:p>
          </table:table-cell>
          <table:table-cell office:value-type="float" office:value="0.00107365" calcext:value-type="float">
            <text:p>0.00107365</text:p>
          </table:table-cell>
          <table:table-cell office:value-type="float" office:value="0.59786" calcext:value-type="float">
            <text:p>0.59786</text:p>
          </table:table-cell>
          <table:table-cell office:value-type="float" office:value="563.14" calcext:value-type="float">
            <text:p>563.14</text:p>
          </table:table-cell>
          <table:table-cell office:value-type="float" office:value="2543.6" calcext:value-type="float">
            <text:p>2543.6</text:p>
          </table:table-cell>
          <table:table-cell office:value-type="float" office:value="563.47" calcext:value-type="float">
            <text:p>563.47</text:p>
          </table:table-cell>
          <table:table-cell office:value-type="float" office:value="2725.5" calcext:value-type="float">
            <text:p>2725.5</text:p>
          </table:table-cell>
          <table:table-cell office:value-type="float" office:value="1.6767" calcext:value-type="float">
            <text:p>1.6767</text:p>
          </table:table-cell>
          <table:table-cell office:value-type="float" office:value="6.9869" calcext:value-type="float">
            <text:p>6.986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4.644" calcext:value-type="float">
            <text:p>134.644</text:p>
          </table:table-cell>
          <table:table-cell office:value-type="float" office:value="0.00107429" calcext:value-type="float">
            <text:p>0.00107429</text:p>
          </table:table-cell>
          <table:table-cell office:value-type="float" office:value="0.58741" calcext:value-type="float">
            <text:p>0.58741</text:p>
          </table:table-cell>
          <table:table-cell office:value-type="float" office:value="565.89" calcext:value-type="float">
            <text:p>565.89</text:p>
          </table:table-cell>
          <table:table-cell office:value-type="float" office:value="2544.3" calcext:value-type="float">
            <text:p>2544.3</text:p>
          </table:table-cell>
          <table:table-cell office:value-type="float" office:value="566.22" calcext:value-type="float">
            <text:p>566.22</text:p>
          </table:table-cell>
          <table:table-cell office:value-type="float" office:value="2726.4" calcext:value-type="float">
            <text:p>2726.4</text:p>
          </table:table-cell>
          <table:table-cell office:value-type="float" office:value="1.6835" calcext:value-type="float">
            <text:p>1.6835</text:p>
          </table:table-cell>
          <table:table-cell office:value-type="float" office:value="6.9807" calcext:value-type="float">
            <text:p>6.9807</text:p>
          </table:table-cell>
        </table:table-row>
        <table:table-row table:style-name="ro1">
          <table:table-cell office:value-type="float" office:value="0.31323" calcext:value-type="float">
            <text:p>0.31323</text:p>
          </table:table-cell>
          <table:table-cell office:value-type="float" office:value="135" calcext:value-type="float">
            <text:p>135</text:p>
          </table:table-cell>
          <table:table-cell office:value-type="float" office:value="0.00107465" calcext:value-type="float">
            <text:p>0.00107465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567.4" calcext:value-type="float">
            <text:p>567.4</text:p>
          </table:table-cell>
          <table:table-cell office:value-type="float" office:value="2544.7" calcext:value-type="float">
            <text:p>2544.7</text:p>
          </table:table-cell>
          <table:table-cell office:value-type="float" office:value="567.74" calcext:value-type="float">
            <text:p>567.74</text:p>
          </table:table-cell>
          <table:table-cell office:value-type="float" office:value="2726.9" calcext:value-type="float">
            <text:p>2726.9</text:p>
          </table:table-cell>
          <table:table-cell office:value-type="float" office:value="1.6872" calcext:value-type="float">
            <text:p>1.6872</text:p>
          </table:table-cell>
          <table:table-cell office:value-type="float" office:value="6.9772" calcext:value-type="float">
            <text:p>6.977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5.737" calcext:value-type="float">
            <text:p>135.737</text:p>
          </table:table-cell>
          <table:table-cell office:value-type="float" office:value="0.00107539" calcext:value-type="float">
            <text:p>0.00107539</text:p>
          </table:table-cell>
          <table:table-cell office:value-type="float" office:value="0.57017" calcext:value-type="float">
            <text:p>0.57017</text:p>
          </table:table-cell>
          <table:table-cell office:value-type="float" office:value="570.56" calcext:value-type="float">
            <text:p>570.56</text:p>
          </table:table-cell>
          <table:table-cell office:value-type="float" office:value="2545.3" calcext:value-type="float">
            <text:p>2545.3</text:p>
          </table:table-cell>
          <table:table-cell office:value-type="float" office:value="570.9" calcext:value-type="float">
            <text:p>570.9</text:p>
          </table:table-cell>
          <table:table-cell office:value-type="float" office:value="2727.8" calcext:value-type="float">
            <text:p>2727.8</text:p>
          </table:table-cell>
          <table:table-cell office:value-type="float" office:value="1.6949" calcext:value-type="float">
            <text:p>1.6949</text:p>
          </table:table-cell>
          <table:table-cell office:value-type="float" office:value="6.9701" calcext:value-type="float">
            <text:p>6.9701</text:p>
          </table:table-cell>
        </table:table-row>
        <table:table-row table:style-name="ro1">
          <table:table-cell office:value-type="float" office:value="0.32245" calcext:value-type="float">
            <text:p>0.32245</text:p>
          </table:table-cell>
          <table:table-cell office:value-type="float" office:value="136" calcext:value-type="float">
            <text:p>136</text:p>
          </table:table-cell>
          <table:table-cell office:value-type="float" office:value="0.00107566" calcext:value-type="float">
            <text:p>0.00107566</text:p>
          </table:table-cell>
          <table:table-cell office:value-type="float" office:value="0.56611" calcext:value-type="float">
            <text:p>0.56611</text:p>
          </table:table-cell>
          <table:table-cell office:value-type="float" office:value="571.67" calcext:value-type="float">
            <text:p>571.67</text:p>
          </table:table-cell>
          <table:table-cell office:value-type="float" office:value="2545.7" calcext:value-type="float">
            <text:p>2545.7</text:p>
          </table:table-cell>
          <table:table-cell office:value-type="float" office:value="572.02" calcext:value-type="float">
            <text:p>572.02</text:p>
          </table:table-cell>
          <table:table-cell office:value-type="float" office:value="2728.2" calcext:value-type="float">
            <text:p>2728.2</text:p>
          </table:table-cell>
          <table:table-cell office:value-type="float" office:value="1.6976" calcext:value-type="float">
            <text:p>1.6976</text:p>
          </table:table-cell>
          <table:table-cell office:value-type="float" office:value="6.9675" calcext:value-type="float">
            <text:p>6.967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6.802" calcext:value-type="float">
            <text:p>136.802</text:p>
          </table:table-cell>
          <table:table-cell office:value-type="float" office:value="0.00107647" calcext:value-type="float">
            <text:p>0.00107647</text:p>
          </table:table-cell>
          <table:table-cell office:value-type="float" office:value="0.55395" calcext:value-type="float">
            <text:p>0.55395</text:p>
          </table:table-cell>
          <table:table-cell office:value-type="float" office:value="575.1" calcext:value-type="float">
            <text:p>575.1</text:p>
          </table:table-cell>
          <table:table-cell office:value-type="float" office:value="2546.5" calcext:value-type="float">
            <text:p>2546.5</text:p>
          </table:table-cell>
          <table:table-cell office:value-type="float" office:value="575.46" calcext:value-type="float">
            <text:p>575.46</text:p>
          </table:table-cell>
          <table:table-cell office:value-type="float" office:value="2729.3" calcext:value-type="float">
            <text:p>2729.3</text:p>
          </table:table-cell>
          <table:table-cell office:value-type="float" office:value="1.706" calcext:value-type="float">
            <text:p>1.706</text:p>
          </table:table-cell>
          <table:table-cell office:value-type="float" office:value="6.9598" calcext:value-type="float">
            <text:p>6.9598</text:p>
          </table:table-cell>
        </table:table-row>
        <table:table-row table:style-name="ro1">
          <table:table-cell office:value-type="float" office:value="0.33188" calcext:value-type="float">
            <text:p>0.33188</text:p>
          </table:table-cell>
          <table:table-cell office:value-type="float" office:value="137" calcext:value-type="float">
            <text:p>137</text:p>
          </table:table-cell>
          <table:table-cell office:value-type="float" office:value="0.00107667" calcext:value-type="float">
            <text:p>0.00107667</text:p>
          </table:table-cell>
          <table:table-cell office:value-type="float" office:value="0.55099" calcext:value-type="float">
            <text:p>0.55099</text:p>
          </table:table-cell>
          <table:table-cell office:value-type="float" office:value="575.94" calcext:value-type="float">
            <text:p>575.94</text:p>
          </table:table-cell>
          <table:table-cell office:value-type="float" office:value="2546.6" calcext:value-type="float">
            <text:p>2546.6</text:p>
          </table:table-cell>
          <table:table-cell office:value-type="float" office:value="576.3" calcext:value-type="float">
            <text:p>576.3</text:p>
          </table:table-cell>
          <table:table-cell office:value-type="float" office:value="2729.5" calcext:value-type="float">
            <text:p>2729.5</text:p>
          </table:table-cell>
          <table:table-cell office:value-type="float" office:value="1.7081" calcext:value-type="float">
            <text:p>1.7081</text:p>
          </table:table-cell>
          <table:table-cell office:value-type="float" office:value="6.9579" calcext:value-type="float">
            <text:p>6.957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7.842" calcext:value-type="float">
            <text:p>137.842</text:p>
          </table:table-cell>
          <table:table-cell office:value-type="float" office:value="0.00107753" calcext:value-type="float">
            <text:p>0.00107753</text:p>
          </table:table-cell>
          <table:table-cell office:value-type="float" office:value="0.53864" calcext:value-type="float">
            <text:p>0.53864</text:p>
          </table:table-cell>
          <table:table-cell office:value-type="float" office:value="579.54" calcext:value-type="float">
            <text:p>579.54</text:p>
          </table:table-cell>
          <table:table-cell office:value-type="float" office:value="2547.5" calcext:value-type="float">
            <text:p>2547.5</text:p>
          </table:table-cell>
          <table:table-cell office:value-type="float" office:value="579.91" calcext:value-type="float">
            <text:p>579.91</text:p>
          </table:table-cell>
          <table:table-cell office:value-type="float" office:value="2730.6" calcext:value-type="float">
            <text:p>2730.6</text:p>
          </table:table-cell>
          <table:table-cell office:value-type="float" office:value="1.7168" calcext:value-type="float">
            <text:p>1.7168</text:p>
          </table:table-cell>
          <table:table-cell office:value-type="float" office:value="6.9498" calcext:value-type="float">
            <text:p>6.9498</text:p>
          </table:table-cell>
        </table:table-row>
        <table:table-row table:style-name="ro1">
          <table:table-cell office:value-type="float" office:value="0.34154" calcext:value-type="float">
            <text:p>0.34154</text:p>
          </table:table-cell>
          <table:table-cell office:value-type="float" office:value="138" calcext:value-type="float">
            <text:p>138</text:p>
          </table:table-cell>
          <table:table-cell office:value-type="float" office:value="0.00107769" calcext:value-type="float">
            <text:p>0.00107769</text:p>
          </table:table-cell>
          <table:table-cell office:value-type="float" office:value="0.53636" calcext:value-type="float">
            <text:p>0.53636</text:p>
          </table:table-cell>
          <table:table-cell office:value-type="float" office:value="580.22" calcext:value-type="float">
            <text:p>580.22</text:p>
          </table:table-cell>
          <table:table-cell office:value-type="float" office:value="2547.6" calcext:value-type="float">
            <text:p>2547.6</text:p>
          </table:table-cell>
          <table:table-cell office:value-type="float" office:value="580.59" calcext:value-type="float">
            <text:p>580.59</text:p>
          </table:table-cell>
          <table:table-cell office:value-type="float" office:value="2730.8" calcext:value-type="float">
            <text:p>2730.8</text:p>
          </table:table-cell>
          <table:table-cell office:value-type="float" office:value="1.7185" calcext:value-type="float">
            <text:p>1.7185</text:p>
          </table:table-cell>
          <table:table-cell office:value-type="float" office:value="6.9483" calcext:value-type="float">
            <text:p>6.948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0.00107857" calcext:value-type="float">
            <text:p>0.00107857</text:p>
          </table:table-cell>
          <table:table-cell office:value-type="float" office:value="0.52418" calcext:value-type="float">
            <text:p>0.52418</text:p>
          </table:table-cell>
          <table:table-cell office:value-type="float" office:value="583.88" calcext:value-type="float">
            <text:p>583.88</text:p>
          </table:table-cell>
          <table:table-cell office:value-type="float" office:value="2548.5" calcext:value-type="float">
            <text:p>2548.5</text:p>
          </table:table-cell>
          <table:table-cell office:value-type="float" office:value="584.26" calcext:value-type="float">
            <text:p>584.26</text:p>
          </table:table-cell>
          <table:table-cell office:value-type="float" office:value="2732" calcext:value-type="float">
            <text:p>2732</text:p>
          </table:table-cell>
          <table:table-cell office:value-type="float" office:value="1.7274" calcext:value-type="float">
            <text:p>1.7274</text:p>
          </table:table-cell>
          <table:table-cell office:value-type="float" office:value="6.9401" calcext:value-type="float">
            <text:p>6.9401</text:p>
          </table:table-cell>
        </table:table-row>
        <table:table-row table:style-name="ro1">
          <table:table-cell office:value-type="float" office:value="0.35143" calcext:value-type="float">
            <text:p>0.35143</text:p>
          </table:table-cell>
          <table:table-cell office:value-type="float" office:value="139" calcext:value-type="float">
            <text:p>139</text:p>
          </table:table-cell>
          <table:table-cell office:value-type="float" office:value="0.00107872" calcext:value-type="float">
            <text:p>0.00107872</text:p>
          </table:table-cell>
          <table:table-cell office:value-type="float" office:value="0.52218" calcext:value-type="float">
            <text:p>0.52218</text:p>
          </table:table-cell>
          <table:table-cell office:value-type="float" office:value="584.49" calcext:value-type="float">
            <text:p>584.49</text:p>
          </table:table-cell>
          <table:table-cell office:value-type="float" office:value="2548.6" calcext:value-type="float">
            <text:p>2548.6</text:p>
          </table:table-cell>
          <table:table-cell office:value-type="float" office:value="584.87" calcext:value-type="float">
            <text:p>584.87</text:p>
          </table:table-cell>
          <table:table-cell office:value-type="float" office:value="2732.1" calcext:value-type="float">
            <text:p>2732.1</text:p>
          </table:table-cell>
          <table:table-cell office:value-type="float" office:value="1.7289" calcext:value-type="float">
            <text:p>1.7289</text:p>
          </table:table-cell>
          <table:table-cell office:value-type="float" office:value="6.9388" calcext:value-type="float">
            <text:p>6.938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9.849" calcext:value-type="float">
            <text:p>139.849</text:p>
          </table:table-cell>
          <table:table-cell office:value-type="float" office:value="0.0010796" calcext:value-type="float">
            <text:p>0.0010796</text:p>
          </table:table-cell>
          <table:table-cell office:value-type="float" office:value="0.5105" calcext:value-type="float">
            <text:p>0.5105</text:p>
          </table:table-cell>
          <table:table-cell office:value-type="float" office:value="588.13" calcext:value-type="float">
            <text:p>588.13</text:p>
          </table:table-cell>
          <table:table-cell office:value-type="float" office:value="2549.4" calcext:value-type="float">
            <text:p>2549.4</text:p>
          </table:table-cell>
          <table:table-cell office:value-type="float" office:value="588.52" calcext:value-type="float">
            <text:p>588.52</text:p>
          </table:table-cell>
          <table:table-cell office:value-type="float" office:value="2733.2" calcext:value-type="float">
            <text:p>2733.2</text:p>
          </table:table-cell>
          <table:table-cell office:value-type="float" office:value="1.7377" calcext:value-type="float">
            <text:p>1.7377</text:p>
          </table:table-cell>
          <table:table-cell office:value-type="float" office:value="6.9307" calcext:value-type="float">
            <text:p>6.9307</text:p>
          </table:table-cell>
        </table:table-row>
        <table:table-row table:style-name="ro1">
          <table:table-cell office:value-type="float" office:value="0.36154" calcext:value-type="float">
            <text:p>0.36154</text:p>
          </table:table-cell>
          <table:table-cell office:value-type="float" office:value="140" calcext:value-type="float">
            <text:p>140</text:p>
          </table:table-cell>
          <table:table-cell office:value-type="float" office:value="0.00107976" calcext:value-type="float">
            <text:p>0.00107976</text:p>
          </table:table-cell>
          <table:table-cell office:value-type="float" office:value="0.50845" calcext:value-type="float">
            <text:p>0.50845</text:p>
          </table:table-cell>
          <table:table-cell office:value-type="float" office:value="588.77" calcext:value-type="float">
            <text:p>588.77</text:p>
          </table:table-cell>
          <table:table-cell office:value-type="float" office:value="2549.6" calcext:value-type="float">
            <text:p>2549.6</text:p>
          </table:table-cell>
          <table:table-cell office:value-type="float" office:value="589.16" calcext:value-type="float">
            <text:p>589.16</text:p>
          </table:table-cell>
          <table:table-cell office:value-type="float" office:value="2733.4" calcext:value-type="float">
            <text:p>2733.4</text:p>
          </table:table-cell>
          <table:table-cell office:value-type="float" office:value="1.7392" calcext:value-type="float">
            <text:p>1.7392</text:p>
          </table:table-cell>
          <table:table-cell office:value-type="float" office:value="6.9293" calcext:value-type="float">
            <text:p>6.929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0.819" calcext:value-type="float">
            <text:p>140.819</text:p>
          </table:table-cell>
          <table:table-cell office:value-type="float" office:value="0.00108061" calcext:value-type="float">
            <text:p>0.00108061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592.28" calcext:value-type="float">
            <text:p>592.28</text:p>
          </table:table-cell>
          <table:table-cell office:value-type="float" office:value="2550.4" calcext:value-type="float">
            <text:p>2550.4</text:p>
          </table:table-cell>
          <table:table-cell office:value-type="float" office:value="592.68" calcext:value-type="float">
            <text:p>592.68</text:p>
          </table:table-cell>
          <table:table-cell office:value-type="float" office:value="2734.5" calcext:value-type="float">
            <text:p>2734.5</text:p>
          </table:table-cell>
          <table:table-cell office:value-type="float" office:value="1.7477" calcext:value-type="float">
            <text:p>1.7477</text:p>
          </table:table-cell>
          <table:table-cell office:value-type="float" office:value="6.9216" calcext:value-type="float">
            <text:p>6.9216</text:p>
          </table:table-cell>
        </table:table-row>
        <table:table-row table:style-name="ro1">
          <table:table-cell office:value-type="float" office:value="0.37189" calcext:value-type="float">
            <text:p>0.37189</text:p>
          </table:table-cell>
          <table:table-cell office:value-type="float" office:value="141" calcext:value-type="float">
            <text:p>141</text:p>
          </table:table-cell>
          <table:table-cell office:value-type="float" office:value="0.0010808" calcext:value-type="float">
            <text:p>0.0010808</text:p>
          </table:table-cell>
          <table:table-cell office:value-type="float" office:value="0.49516" calcext:value-type="float">
            <text:p>0.49516</text:p>
          </table:table-cell>
          <table:table-cell office:value-type="float" office:value="593.05" calcext:value-type="float">
            <text:p>593.05</text:p>
          </table:table-cell>
          <table:table-cell office:value-type="float" office:value="2550.6" calcext:value-type="float">
            <text:p>2550.6</text:p>
          </table:table-cell>
          <table:table-cell office:value-type="float" office:value="593.45" calcext:value-type="float">
            <text:p>593.45</text:p>
          </table:table-cell>
          <table:table-cell office:value-type="float" office:value="2734.7" calcext:value-type="float">
            <text:p>2734.7</text:p>
          </table:table-cell>
          <table:table-cell office:value-type="float" office:value="1.7496" calcext:value-type="float">
            <text:p>1.7496</text:p>
          </table:table-cell>
          <table:table-cell office:value-type="float" office:value="6.9199" calcext:value-type="float">
            <text:p>6.919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1.769" calcext:value-type="float">
            <text:p>141.769</text:p>
          </table:table-cell>
          <table:table-cell office:value-type="float" office:value="0.00108161" calcext:value-type="float">
            <text:p>0.00108161</text:p>
          </table:table-cell>
          <table:table-cell office:value-type="float" office:value="0.48522" calcext:value-type="float">
            <text:p>0.48522</text:p>
          </table:table-cell>
          <table:table-cell office:value-type="float" office:value="596.34" calcext:value-type="float">
            <text:p>596.34</text:p>
          </table:table-cell>
          <table:table-cell office:value-type="float" office:value="2551.3" calcext:value-type="float">
            <text:p>2551.3</text:p>
          </table:table-cell>
          <table:table-cell office:value-type="float" office:value="596.75" calcext:value-type="float">
            <text:p>596.75</text:p>
          </table:table-cell>
          <table:table-cell office:value-type="float" office:value="2735.7" calcext:value-type="float">
            <text:p>2735.7</text:p>
          </table:table-cell>
          <table:table-cell office:value-type="float" office:value="1.7575" calcext:value-type="float">
            <text:p>1.7575</text:p>
          </table:table-cell>
          <table:table-cell office:value-type="float" office:value="6.9126" calcext:value-type="float">
            <text:p>6.9126</text:p>
          </table:table-cell>
        </table:table-row>
        <table:table-row table:style-name="ro1">
          <table:table-cell office:value-type="float" office:value="0.38247" calcext:value-type="float">
            <text:p>0.38247</text:p>
          </table:table-cell>
          <table:table-cell office:value-type="float" office:value="142" calcext:value-type="float">
            <text:p>142</text:p>
          </table:table-cell>
          <table:table-cell office:value-type="float" office:value="0.00108185" calcext:value-type="float">
            <text:p>0.00108185</text:p>
          </table:table-cell>
          <table:table-cell office:value-type="float" office:value="0.48227" calcext:value-type="float">
            <text:p>0.48227</text:p>
          </table:table-cell>
          <table:table-cell office:value-type="float" office:value="597.33" calcext:value-type="float">
            <text:p>597.33</text:p>
          </table:table-cell>
          <table:table-cell office:value-type="float" office:value="2551.5" calcext:value-type="float">
            <text:p>2551.5</text:p>
          </table:table-cell>
          <table:table-cell office:value-type="float" office:value="597.74" calcext:value-type="float">
            <text:p>597.74</text:p>
          </table:table-cell>
          <table:table-cell office:value-type="float" office:value="2736" calcext:value-type="float">
            <text:p>2736</text:p>
          </table:table-cell>
          <table:table-cell office:value-type="float" office:value="1.7599" calcext:value-type="float">
            <text:p>1.7599</text:p>
          </table:table-cell>
          <table:table-cell office:value-type="float" office:value="6.9105" calcext:value-type="float">
            <text:p>6.91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2.698" calcext:value-type="float">
            <text:p>142.698</text:p>
          </table:table-cell>
          <table:table-cell office:value-type="float" office:value="0.00108259" calcext:value-type="float">
            <text:p>0.00108259</text:p>
          </table:table-cell>
          <table:table-cell office:value-type="float" office:value="0.47352" calcext:value-type="float">
            <text:p>0.47352</text:p>
          </table:table-cell>
          <table:table-cell office:value-type="float" office:value="600.32" calcext:value-type="float">
            <text:p>600.32</text:p>
          </table:table-cell>
          <table:table-cell office:value-type="float" office:value="2552.2" calcext:value-type="float">
            <text:p>2552.2</text:p>
          </table:table-cell>
          <table:table-cell office:value-type="float" office:value="600.74" calcext:value-type="float">
            <text:p>600.74</text:p>
          </table:table-cell>
          <table:table-cell office:value-type="float" office:value="2736.9" calcext:value-type="float">
            <text:p>2736.9</text:p>
          </table:table-cell>
          <table:table-cell office:value-type="float" office:value="1.7671" calcext:value-type="float">
            <text:p>1.7671</text:p>
          </table:table-cell>
          <table:table-cell office:value-type="float" office:value="6.904" calcext:value-type="float">
            <text:p>6.904</text:p>
          </table:table-cell>
        </table:table-row>
        <table:table-row table:style-name="ro1">
          <table:table-cell office:value-type="float" office:value="0.39329" calcext:value-type="float">
            <text:p>0.39329</text:p>
          </table:table-cell>
          <table:table-cell office:value-type="float" office:value="143" calcext:value-type="float">
            <text:p>143</text:p>
          </table:table-cell>
          <table:table-cell office:value-type="float" office:value="0.00108291" calcext:value-type="float">
            <text:p>0.00108291</text:p>
          </table:table-cell>
          <table:table-cell office:value-type="float" office:value="0.46979" calcext:value-type="float">
            <text:p>0.46979</text:p>
          </table:table-cell>
          <table:table-cell office:value-type="float" office:value="601.61" calcext:value-type="float">
            <text:p>601.61</text:p>
          </table:table-cell>
          <table:table-cell office:value-type="float" office:value="2552.5" calcext:value-type="float">
            <text:p>2552.5</text:p>
          </table:table-cell>
          <table:table-cell office:value-type="float" office:value="602.04" calcext:value-type="float">
            <text:p>602.04</text:p>
          </table:table-cell>
          <table:table-cell office:value-type="float" office:value="2737.3" calcext:value-type="float">
            <text:p>2737.3</text:p>
          </table:table-cell>
          <table:table-cell office:value-type="float" office:value="1.7702" calcext:value-type="float">
            <text:p>1.7702</text:p>
          </table:table-cell>
          <table:table-cell office:value-type="float" office:value="6.9011" calcext:value-type="float">
            <text:p>6.90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3.608" calcext:value-type="float">
            <text:p>143.608</text:p>
          </table:table-cell>
          <table:table-cell office:value-type="float" office:value="0.00108355" calcext:value-type="float">
            <text:p>0.00108355</text:p>
          </table:table-cell>
          <table:table-cell office:value-type="float" office:value="0.46238" calcext:value-type="float">
            <text:p>0.46238</text:p>
          </table:table-cell>
          <table:table-cell office:value-type="float" office:value="604.22" calcext:value-type="float">
            <text:p>604.22</text:p>
          </table:table-cell>
          <table:table-cell office:value-type="float" office:value="2553.1" calcext:value-type="float">
            <text:p>2553.1</text:p>
          </table:table-cell>
          <table:table-cell office:value-type="float" office:value="604.65" calcext:value-type="float">
            <text:p>604.65</text:p>
          </table:table-cell>
          <table:table-cell office:value-type="float" office:value="2738.1" calcext:value-type="float">
            <text:p>2738.1</text:p>
          </table:table-cell>
          <table:table-cell office:value-type="float" office:value="1.7765" calcext:value-type="float">
            <text:p>1.7765</text:p>
          </table:table-cell>
          <table:table-cell office:value-type="float" office:value="6.8955" calcext:value-type="float">
            <text:p>6.8955</text:p>
          </table:table-cell>
        </table:table-row>
        <table:table-row table:style-name="ro1">
          <table:table-cell office:value-type="float" office:value="0.40437" calcext:value-type="float">
            <text:p>0.40437</text:p>
          </table:table-cell>
          <table:table-cell office:value-type="float" office:value="144" calcext:value-type="float">
            <text:p>144</text:p>
          </table:table-cell>
          <table:table-cell office:value-type="float" office:value="0.00108397" calcext:value-type="float">
            <text:p>0.00108397</text:p>
          </table:table-cell>
          <table:table-cell office:value-type="float" office:value="0.45769" calcext:value-type="float">
            <text:p>0.45769</text:p>
          </table:table-cell>
          <table:table-cell office:value-type="float" office:value="605.9" calcext:value-type="float">
            <text:p>605.9</text:p>
          </table:table-cell>
          <table:table-cell office:value-type="float" office:value="2553.4" calcext:value-type="float">
            <text:p>2553.4</text:p>
          </table:table-cell>
          <table:table-cell office:value-type="float" office:value="606.34" calcext:value-type="float">
            <text:p>606.34</text:p>
          </table:table-cell>
          <table:table-cell office:value-type="float" office:value="2738.5" calcext:value-type="float">
            <text:p>2738.5</text:p>
          </table:table-cell>
          <table:table-cell office:value-type="float" office:value="1.7805" calcext:value-type="float">
            <text:p>1.7805</text:p>
          </table:table-cell>
          <table:table-cell office:value-type="float" office:value="6.8919" calcext:value-type="float">
            <text:p>6.8919</text:p>
          </table:table-cell>
        </table:table-row>
        <table:table-row table:style-name="ro1">
          <table:table-cell office:value-type="float" office:value="0.41568" calcext:value-type="float">
            <text:p>0.41568</text:p>
          </table:table-cell>
          <table:table-cell office:value-type="float" office:value="145" calcext:value-type="float">
            <text:p>145</text:p>
          </table:table-cell>
          <table:table-cell office:value-type="float" office:value="0.00108504" calcext:value-type="float">
            <text:p>0.00108504</text:p>
          </table:table-cell>
          <table:table-cell office:value-type="float" office:value="0.44596" calcext:value-type="float">
            <text:p>0.44596</text:p>
          </table:table-cell>
          <table:table-cell office:value-type="float" office:value="610.19" calcext:value-type="float">
            <text:p>610.19</text:p>
          </table:table-cell>
          <table:table-cell office:value-type="float" office:value="2554.4" calcext:value-type="float">
            <text:p>2554.4</text:p>
          </table:table-cell>
          <table:table-cell office:value-type="float" office:value="610.64" calcext:value-type="float">
            <text:p>610.64</text:p>
          </table:table-cell>
          <table:table-cell office:value-type="float" office:value="2739.8" calcext:value-type="float">
            <text:p>2739.8</text:p>
          </table:table-cell>
          <table:table-cell office:value-type="float" office:value="1.7907" calcext:value-type="float">
            <text:p>1.7907</text:p>
          </table:table-cell>
          <table:table-cell office:value-type="float" office:value="6.8826" calcext:value-type="float">
            <text:p>6.882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5.375" calcext:value-type="float">
            <text:p>145.375</text:p>
          </table:table-cell>
          <table:table-cell office:value-type="float" office:value="0.00108544" calcext:value-type="float">
            <text:p>0.00108544</text:p>
          </table:table-cell>
          <table:table-cell office:value-type="float" office:value="0.44165" calcext:value-type="float">
            <text:p>0.44165</text:p>
          </table:table-cell>
          <table:table-cell office:value-type="float" office:value="611.79" calcext:value-type="float">
            <text:p>611.79</text:p>
          </table:table-cell>
          <table:table-cell office:value-type="float" office:value="2554.8" calcext:value-type="float">
            <text:p>2554.8</text:p>
          </table:table-cell>
          <table:table-cell office:value-type="float" office:value="612.25" calcext:value-type="float">
            <text:p>612.25</text:p>
          </table:table-cell>
          <table:table-cell office:value-type="float" office:value="2740.3" calcext:value-type="float">
            <text:p>2740.3</text:p>
          </table:table-cell>
          <table:table-cell office:value-type="float" office:value="1.7946" calcext:value-type="float">
            <text:p>1.7946</text:p>
          </table:table-cell>
          <table:table-cell office:value-type="float" office:value="6.8791" calcext:value-type="float">
            <text:p>6.8791</text:p>
          </table:table-cell>
        </table:table-row>
        <table:table-row table:style-name="ro1">
          <table:table-cell office:value-type="float" office:value="0.42726" calcext:value-type="float">
            <text:p>0.42726</text:p>
          </table:table-cell>
          <table:table-cell office:value-type="float" office:value="146" calcext:value-type="float">
            <text:p>146</text:p>
          </table:table-cell>
          <table:table-cell office:value-type="float" office:value="0.00108612" calcext:value-type="float">
            <text:p>0.00108612</text:p>
          </table:table-cell>
          <table:table-cell office:value-type="float" office:value="0.43459" calcext:value-type="float">
            <text:p>0.43459</text:p>
          </table:table-cell>
          <table:table-cell office:value-type="float" office:value="614.48" calcext:value-type="float">
            <text:p>614.48</text:p>
          </table:table-cell>
          <table:table-cell office:value-type="float" office:value="2555.3" calcext:value-type="float">
            <text:p>2555.3</text:p>
          </table:table-cell>
          <table:table-cell office:value-type="float" office:value="614.94" calcext:value-type="float">
            <text:p>614.94</text:p>
          </table:table-cell>
          <table:table-cell office:value-type="float" office:value="2741" calcext:value-type="float">
            <text:p>2741</text:p>
          </table:table-cell>
          <table:table-cell office:value-type="float" office:value="1.801" calcext:value-type="float">
            <text:p>1.801</text:p>
          </table:table-cell>
          <table:table-cell office:value-type="float" office:value="6.8734" calcext:value-type="float">
            <text:p>6.8734</text:p>
          </table:table-cell>
        </table:table-row>
        <table:table-row table:style-name="ro1">
          <table:table-cell office:value-type="float" office:value="0.43909" calcext:value-type="float">
            <text:p>0.43909</text:p>
          </table:table-cell>
          <table:table-cell office:value-type="float" office:value="147" calcext:value-type="float">
            <text:p>147</text:p>
          </table:table-cell>
          <table:table-cell office:value-type="float" office:value="0.0010872" calcext:value-type="float">
            <text:p>0.0010872</text:p>
          </table:table-cell>
          <table:table-cell office:value-type="float" office:value="0.42357" calcext:value-type="float">
            <text:p>0.42357</text:p>
          </table:table-cell>
          <table:table-cell office:value-type="float" office:value="618.77" calcext:value-type="float">
            <text:p>618.77</text:p>
          </table:table-cell>
          <table:table-cell office:value-type="float" office:value="2556.3" calcext:value-type="float">
            <text:p>2556.3</text:p>
          </table:table-cell>
          <table:table-cell office:value-type="float" office:value="619.25" calcext:value-type="float">
            <text:p>619.25</text:p>
          </table:table-cell>
          <table:table-cell office:value-type="float" office:value="2742.3" calcext:value-type="float">
            <text:p>2742.3</text:p>
          </table:table-cell>
          <table:table-cell office:value-type="float" office:value="1.8112" calcext:value-type="float">
            <text:p>1.8112</text:p>
          </table:table-cell>
          <table:table-cell office:value-type="float" office:value="6.8643" calcext:value-type="float">
            <text:p>6.864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076" calcext:value-type="float">
            <text:p>147.076</text:p>
          </table:table-cell>
          <table:table-cell office:value-type="float" office:value="0.00108729" calcext:value-type="float">
            <text:p>0.00108729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619.1" calcext:value-type="float">
            <text:p>619.1</text:p>
          </table:table-cell>
          <table:table-cell office:value-type="float" office:value="2556.4" calcext:value-type="float">
            <text:p>2556.4</text:p>
          </table:table-cell>
          <table:table-cell office:value-type="float" office:value="619.58" calcext:value-type="float">
            <text:p>619.58</text:p>
          </table:table-cell>
          <table:table-cell office:value-type="float" office:value="2742.4" calcext:value-type="float">
            <text:p>2742.4</text:p>
          </table:table-cell>
          <table:table-cell office:value-type="float" office:value="1.812" calcext:value-type="float">
            <text:p>1.812</text:p>
          </table:table-cell>
          <table:table-cell office:value-type="float" office:value="6.8636" calcext:value-type="float">
            <text:p>6.8636</text:p>
          </table:table-cell>
        </table:table-row>
        <table:table-row table:style-name="ro1">
          <table:table-cell office:value-type="float" office:value="0.45118" calcext:value-type="float">
            <text:p>0.45118</text:p>
          </table:table-cell>
          <table:table-cell office:value-type="float" office:value="148" calcext:value-type="float">
            <text:p>148</text:p>
          </table:table-cell>
          <table:table-cell office:value-type="float" office:value="0.0010883" calcext:value-type="float">
            <text:p>0.0010883</text:p>
          </table:table-cell>
          <table:table-cell office:value-type="float" office:value="0.41288" calcext:value-type="float">
            <text:p>0.41288</text:p>
          </table:table-cell>
          <table:table-cell office:value-type="float" office:value="623.07" calcext:value-type="float">
            <text:p>623.07</text:p>
          </table:table-cell>
          <table:table-cell office:value-type="float" office:value="2557.2" calcext:value-type="float">
            <text:p>2557.2</text:p>
          </table:table-cell>
          <table:table-cell office:value-type="float" office:value="623.56" calcext:value-type="float">
            <text:p>623.56</text:p>
          </table:table-cell>
          <table:table-cell office:value-type="float" office:value="2743.5" calcext:value-type="float">
            <text:p>2743.5</text:p>
          </table:table-cell>
          <table:table-cell office:value-type="float" office:value="1.8214" calcext:value-type="float">
            <text:p>1.8214</text:p>
          </table:table-cell>
          <table:table-cell office:value-type="float" office:value="6.8552" calcext:value-type="float">
            <text:p>6.855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8.716" calcext:value-type="float">
            <text:p>148.716</text:p>
          </table:table-cell>
          <table:table-cell office:value-type="float" office:value="0.00108908" calcext:value-type="float">
            <text:p>0.00108908</text:p>
          </table:table-cell>
          <table:table-cell office:value-type="float" office:value="0.40542" calcext:value-type="float">
            <text:p>0.40542</text:p>
          </table:table-cell>
          <table:table-cell office:value-type="float" office:value="626.14" calcext:value-type="float">
            <text:p>626.14</text:p>
          </table:table-cell>
          <table:table-cell office:value-type="float" office:value="2557.9" calcext:value-type="float">
            <text:p>2557.9</text:p>
          </table:table-cell>
          <table:table-cell office:value-type="float" office:value="626.64" calcext:value-type="float">
            <text:p>626.64</text:p>
          </table:table-cell>
          <table:table-cell office:value-type="float" office:value="2744.4" calcext:value-type="float">
            <text:p>2744.4</text:p>
          </table:table-cell>
          <table:table-cell office:value-type="float" office:value="1.8287" calcext:value-type="float">
            <text:p>1.8287</text:p>
          </table:table-cell>
          <table:table-cell office:value-type="float" office:value="6.8487" calcext:value-type="float">
            <text:p>6.8487</text:p>
          </table:table-cell>
        </table:table-row>
        <table:table-row table:style-name="ro1">
          <table:table-cell office:value-type="float" office:value="0.46354" calcext:value-type="float">
            <text:p>0.46354</text:p>
          </table:table-cell>
          <table:table-cell office:value-type="float" office:value="149" calcext:value-type="float">
            <text:p>149</text:p>
          </table:table-cell>
          <table:table-cell office:value-type="float" office:value="0.0010894" calcext:value-type="float">
            <text:p>0.0010894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627.37" calcext:value-type="float">
            <text:p>627.37</text:p>
          </table:table-cell>
          <table:table-cell office:value-type="float" office:value="2558.1" calcext:value-type="float">
            <text:p>2558.1</text:p>
          </table:table-cell>
          <table:table-cell office:value-type="float" office:value="627.87" calcext:value-type="float">
            <text:p>627.87</text:p>
          </table:table-cell>
          <table:table-cell office:value-type="float" office:value="2744.7" calcext:value-type="float">
            <text:p>2744.7</text:p>
          </table:table-cell>
          <table:table-cell office:value-type="float" office:value="1.8316" calcext:value-type="float">
            <text:p>1.8316</text:p>
          </table:table-cell>
          <table:table-cell office:value-type="float" office:value="6.8461" calcext:value-type="float">
            <text:p>6.8461</text:p>
          </table:table-cell>
        </table:table-row>
        <table:table-row table:style-name="ro1">
          <table:table-cell office:value-type="float" office:value="0.47616" calcext:value-type="float">
            <text:p>0.47616</text:p>
          </table:table-cell>
          <table:table-cell office:value-type="float" office:value="150" calcext:value-type="float">
            <text:p>150</text:p>
          </table:table-cell>
          <table:table-cell office:value-type="float" office:value="0.0010905" calcext:value-type="float">
            <text:p>0.0010905</text:p>
          </table:table-cell>
          <table:table-cell office:value-type="float" office:value="0.39245" calcext:value-type="float">
            <text:p>0.39245</text:p>
          </table:table-cell>
          <table:table-cell office:value-type="float" office:value="631.66" calcext:value-type="float">
            <text:p>631.66</text:p>
          </table:table-cell>
          <table:table-cell office:value-type="float" office:value="2559" calcext:value-type="float">
            <text:p>2559</text:p>
          </table:table-cell>
          <table:table-cell office:value-type="float" office:value="632.18" calcext:value-type="float">
            <text:p>632.18</text:p>
          </table:table-cell>
          <table:table-cell office:value-type="float" office:value="2745.9" calcext:value-type="float">
            <text:p>2745.9</text:p>
          </table:table-cell>
          <table:table-cell office:value-type="float" office:value="1.8418" calcext:value-type="float">
            <text:p>1.8418</text:p>
          </table:table-cell>
          <table:table-cell office:value-type="float" office:value="6.8371" calcext:value-type="float">
            <text:p>6.837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0.3" calcext:value-type="float">
            <text:p>150.3</text:p>
          </table:table-cell>
          <table:table-cell office:value-type="float" office:value="0.00109084" calcext:value-type="float">
            <text:p>0.00109084</text:p>
          </table:table-cell>
          <table:table-cell office:value-type="float" office:value="0.3895" calcext:value-type="float">
            <text:p>0.3895</text:p>
          </table:table-cell>
          <table:table-cell office:value-type="float" office:value="632.95" calcext:value-type="float">
            <text:p>632.95</text:p>
          </table:table-cell>
          <table:table-cell office:value-type="float" office:value="2559.3" calcext:value-type="float">
            <text:p>2559.3</text:p>
          </table:table-cell>
          <table:table-cell office:value-type="float" office:value="633.47" calcext:value-type="float">
            <text:p>633.47</text:p>
          </table:table-cell>
          <table:table-cell office:value-type="float" office:value="2746.3" calcext:value-type="float">
            <text:p>2746.3</text:p>
          </table:table-cell>
          <table:table-cell office:value-type="float" office:value="1.8448" calcext:value-type="float">
            <text:p>1.8448</text:p>
          </table:table-cell>
          <table:table-cell office:value-type="float" office:value="6.8344" calcext:value-type="float">
            <text:p>6.8344</text:p>
          </table:table-cell>
        </table:table-row>
        <table:table-row table:style-name="ro1">
          <table:table-cell office:value-type="float" office:value="0.48907" calcext:value-type="float">
            <text:p>0.48907</text:p>
          </table:table-cell>
          <table:table-cell office:value-type="float" office:value="151" calcext:value-type="float">
            <text:p>151</text:p>
          </table:table-cell>
          <table:table-cell office:value-type="float" office:value="0.00109162" calcext:value-type="float">
            <text:p>0.00109162</text:p>
          </table:table-cell>
          <table:table-cell office:value-type="float" office:value="0.38269" calcext:value-type="float">
            <text:p>0.38269</text:p>
          </table:table-cell>
          <table:table-cell office:value-type="float" office:value="635.97" calcext:value-type="float">
            <text:p>635.97</text:p>
          </table:table-cell>
          <table:table-cell office:value-type="float" office:value="2559.9" calcext:value-type="float">
            <text:p>2559.9</text:p>
          </table:table-cell>
          <table:table-cell office:value-type="float" office:value="636.5" calcext:value-type="float">
            <text:p>636.5</text:p>
          </table:table-cell>
          <table:table-cell office:value-type="float" office:value="2747.1" calcext:value-type="float">
            <text:p>2747.1</text:p>
          </table:table-cell>
          <table:table-cell office:value-type="float" office:value="1.852" calcext:value-type="float">
            <text:p>1.852</text:p>
          </table:table-cell>
          <table:table-cell office:value-type="float" office:value="6.8281" calcext:value-type="float">
            <text:p>6.82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1.831" calcext:value-type="float">
            <text:p>151.831</text:p>
          </table:table-cell>
          <table:table-cell office:value-type="float" office:value="0.00109255" calcext:value-type="float">
            <text:p>0.00109255</text:p>
          </table:table-cell>
          <table:table-cell office:value-type="float" office:value="0.37481" calcext:value-type="float">
            <text:p>0.37481</text:p>
          </table:table-cell>
          <table:table-cell office:value-type="float" office:value="639.54" calcext:value-type="float">
            <text:p>639.54</text:p>
          </table:table-cell>
          <table:table-cell office:value-type="float" office:value="2560.7" calcext:value-type="float">
            <text:p>2560.7</text:p>
          </table:table-cell>
          <table:table-cell office:value-type="float" office:value="640.09" calcext:value-type="float">
            <text:p>640.09</text:p>
          </table:table-cell>
          <table:table-cell office:value-type="float" office:value="2748.1" calcext:value-type="float">
            <text:p>2748.1</text:p>
          </table:table-cell>
          <table:table-cell office:value-type="float" office:value="1.8604" calcext:value-type="float">
            <text:p>1.8604</text:p>
          </table:table-cell>
          <table:table-cell office:value-type="float" office:value="6.8207" calcext:value-type="float">
            <text:p>6.8207</text:p>
          </table:table-cell>
        </table:table-row>
        <table:table-row table:style-name="ro1">
          <table:table-cell office:value-type="float" office:value="0.50225" calcext:value-type="float">
            <text:p>0.50225</text:p>
          </table:table-cell>
          <table:table-cell office:value-type="float" office:value="152" calcext:value-type="float">
            <text:p>152</text:p>
          </table:table-cell>
          <table:table-cell office:value-type="float" office:value="0.00109274" calcext:value-type="float">
            <text:p>0.00109274</text:p>
          </table:table-cell>
          <table:table-cell office:value-type="float" office:value="0.37323" calcext:value-type="float">
            <text:p>0.37323</text:p>
          </table:table-cell>
          <table:table-cell office:value-type="float" office:value="640.26" calcext:value-type="float">
            <text:p>640.26</text:p>
          </table:table-cell>
          <table:table-cell office:value-type="float" office:value="2560.8" calcext:value-type="float">
            <text:p>2560.8</text:p>
          </table:table-cell>
          <table:table-cell office:value-type="float" office:value="640.81" calcext:value-type="float">
            <text:p>640.81</text:p>
          </table:table-cell>
          <table:table-cell office:value-type="float" office:value="2748.3" calcext:value-type="float">
            <text:p>2748.3</text:p>
          </table:table-cell>
          <table:table-cell office:value-type="float" office:value="1.8621" calcext:value-type="float">
            <text:p>1.8621</text:p>
          </table:table-cell>
          <table:table-cell office:value-type="float" office:value="6.8192" calcext:value-type="float">
            <text:p>6.8192</text:p>
          </table:table-cell>
        </table:table-row>
        <table:table-row table:style-name="ro1">
          <table:table-cell office:value-type="float" office:value="0.51571" calcext:value-type="float">
            <text:p>0.51571</text:p>
          </table:table-cell>
          <table:table-cell office:value-type="float" office:value="153" calcext:value-type="float">
            <text:p>153</text:p>
          </table:table-cell>
          <table:table-cell office:value-type="float" office:value="0.00109387" calcext:value-type="float">
            <text:p>0.00109387</text:p>
          </table:table-cell>
          <table:table-cell office:value-type="float" office:value="0.36404" calcext:value-type="float">
            <text:p>0.36404</text:p>
          </table:table-cell>
          <table:table-cell office:value-type="float" office:value="644.58" calcext:value-type="float">
            <text:p>644.58</text:p>
          </table:table-cell>
          <table:table-cell office:value-type="float" office:value="2561.8" calcext:value-type="float">
            <text:p>2561.8</text:p>
          </table:table-cell>
          <table:table-cell office:value-type="float" office:value="645.14" calcext:value-type="float">
            <text:p>645.14</text:p>
          </table:table-cell>
          <table:table-cell office:value-type="float" office:value="2749.5" calcext:value-type="float">
            <text:p>2749.5</text:p>
          </table:table-cell>
          <table:table-cell office:value-type="float" office:value="1.8722" calcext:value-type="float">
            <text:p>1.8722</text:p>
          </table:table-cell>
          <table:table-cell office:value-type="float" office:value="6.8103" calcext:value-type="float">
            <text:p>6.81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3.314" calcext:value-type="float">
            <text:p>153.314</text:p>
          </table:table-cell>
          <table:table-cell office:value-type="float" office:value="0.00109423" calcext:value-type="float">
            <text:p>0.00109423</text:p>
          </table:table-cell>
          <table:table-cell office:value-type="float" office:value="0.3612" calcext:value-type="float">
            <text:p>0.3612</text:p>
          </table:table-cell>
          <table:table-cell office:value-type="float" office:value="645.93" calcext:value-type="float">
            <text:p>645.93</text:p>
          </table:table-cell>
          <table:table-cell office:value-type="float" office:value="2562.1" calcext:value-type="float">
            <text:p>2562.1</text:p>
          </table:table-cell>
          <table:table-cell office:value-type="float" office:value="646.5" calcext:value-type="float">
            <text:p>646.5</text:p>
          </table:table-cell>
          <table:table-cell office:value-type="float" office:value="2749.9" calcext:value-type="float">
            <text:p>2749.9</text:p>
          </table:table-cell>
          <table:table-cell office:value-type="float" office:value="1.8754" calcext:value-type="float">
            <text:p>1.8754</text:p>
          </table:table-cell>
          <table:table-cell office:value-type="float" office:value="6.8075" calcext:value-type="float">
            <text:p>6.8075</text:p>
          </table:table-cell>
        </table:table-row>
        <table:table-row table:style-name="ro1">
          <table:table-cell office:value-type="float" office:value="0.52946" calcext:value-type="float">
            <text:p>0.52946</text:p>
          </table:table-cell>
          <table:table-cell office:value-type="float" office:value="154" calcext:value-type="float">
            <text:p>154</text:p>
          </table:table-cell>
          <table:table-cell office:value-type="float" office:value="0.00109501" calcext:value-type="float">
            <text:p>0.00109501</text:p>
          </table:table-cell>
          <table:table-cell office:value-type="float" office:value="0.35512" calcext:value-type="float">
            <text:p>0.35512</text:p>
          </table:table-cell>
          <table:table-cell office:value-type="float" office:value="648.88" calcext:value-type="float">
            <text:p>648.88</text:p>
          </table:table-cell>
          <table:table-cell office:value-type="float" office:value="2562.7" calcext:value-type="float">
            <text:p>2562.7</text:p>
          </table:table-cell>
          <table:table-cell office:value-type="float" office:value="649.46" calcext:value-type="float">
            <text:p>649.46</text:p>
          </table:table-cell>
          <table:table-cell office:value-type="float" office:value="2750.7" calcext:value-type="float">
            <text:p>2750.7</text:p>
          </table:table-cell>
          <table:table-cell office:value-type="float" office:value="1.8823" calcext:value-type="float">
            <text:p>1.8823</text:p>
          </table:table-cell>
          <table:table-cell office:value-type="float" office:value="6.8014" calcext:value-type="float">
            <text:p>6.801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4.753" calcext:value-type="float">
            <text:p>154.753</text:p>
          </table:table-cell>
          <table:table-cell office:value-type="float" office:value="0.00109587" calcext:value-type="float">
            <text:p>0.00109587</text:p>
          </table:table-cell>
          <table:table-cell office:value-type="float" office:value="0.34858" calcext:value-type="float">
            <text:p>0.34858</text:p>
          </table:table-cell>
          <table:table-cell office:value-type="float" office:value="652.13" calcext:value-type="float">
            <text:p>652.13</text:p>
          </table:table-cell>
          <table:table-cell office:value-type="float" office:value="2563.3" calcext:value-type="float">
            <text:p>2563.3</text:p>
          </table:table-cell>
          <table:table-cell office:value-type="float" office:value="652.72" calcext:value-type="float">
            <text:p>652.72</text:p>
          </table:table-cell>
          <table:table-cell office:value-type="float" office:value="2751.5" calcext:value-type="float">
            <text:p>2751.5</text:p>
          </table:table-cell>
          <table:table-cell office:value-type="float" office:value="1.8899" calcext:value-type="float">
            <text:p>1.8899</text:p>
          </table:table-cell>
          <table:table-cell office:value-type="float" office:value="6.7948" calcext:value-type="float">
            <text:p>6.7948</text:p>
          </table:table-cell>
        </table:table-row>
        <table:table-row table:style-name="ro1">
          <table:table-cell office:value-type="float" office:value="0.5435" calcext:value-type="float">
            <text:p>0.5435</text:p>
          </table:table-cell>
          <table:table-cell office:value-type="float" office:value="155" calcext:value-type="float">
            <text:p>155</text:p>
          </table:table-cell>
          <table:table-cell office:value-type="float" office:value="0.00109615" calcext:value-type="float">
            <text:p>0.00109615</text:p>
          </table:table-cell>
          <table:table-cell office:value-type="float" office:value="0.34646" calcext:value-type="float">
            <text:p>0.34646</text:p>
          </table:table-cell>
          <table:table-cell office:value-type="float" office:value="653.19" calcext:value-type="float">
            <text:p>653.19</text:p>
          </table:table-cell>
          <table:table-cell office:value-type="float" office:value="2563.5" calcext:value-type="float">
            <text:p>2563.5</text:p>
          </table:table-cell>
          <table:table-cell office:value-type="float" office:value="653.79" calcext:value-type="float">
            <text:p>653.79</text:p>
          </table:table-cell>
          <table:table-cell office:value-type="float" office:value="2751.8" calcext:value-type="float">
            <text:p>2751.8</text:p>
          </table:table-cell>
          <table:table-cell office:value-type="float" office:value="1.8924" calcext:value-type="float">
            <text:p>1.8924</text:p>
          </table:table-cell>
          <table:table-cell office:value-type="float" office:value="6.7926" calcext:value-type="float">
            <text:p>6.7926</text:p>
          </table:table-cell>
        </table:table-row>
        <table:table-row table:style-name="ro1">
          <table:table-cell office:value-type="float" office:value="0.55784" calcext:value-type="float">
            <text:p>0.55784</text:p>
          </table:table-cell>
          <table:table-cell office:value-type="float" office:value="156" calcext:value-type="float">
            <text:p>156</text:p>
          </table:table-cell>
          <table:table-cell office:value-type="float" office:value="0.0010973" calcext:value-type="float">
            <text:p>0.0010973</text:p>
          </table:table-cell>
          <table:table-cell office:value-type="float" office:value="0.33805" calcext:value-type="float">
            <text:p>0.33805</text:p>
          </table:table-cell>
          <table:table-cell office:value-type="float" office:value="657.51" calcext:value-type="float">
            <text:p>657.51</text:p>
          </table:table-cell>
          <table:table-cell office:value-type="float" office:value="2564.4" calcext:value-type="float">
            <text:p>2564.4</text:p>
          </table:table-cell>
          <table:table-cell office:value-type="float" office:value="658.12" calcext:value-type="float">
            <text:p>658.12</text:p>
          </table:table-cell>
          <table:table-cell office:value-type="float" office:value="2753" calcext:value-type="float">
            <text:p>2753</text:p>
          </table:table-cell>
          <table:table-cell office:value-type="float" office:value="1.9025" calcext:value-type="float">
            <text:p>1.9025</text:p>
          </table:table-cell>
          <table:table-cell office:value-type="float" office:value="6.7838" calcext:value-type="float">
            <text:p>6.783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6.149" calcext:value-type="float">
            <text:p>156.149</text:p>
          </table:table-cell>
          <table:table-cell office:value-type="float" office:value="0.00109748" calcext:value-type="float">
            <text:p>0.00109748</text:p>
          </table:table-cell>
          <table:table-cell office:value-type="float" office:value="0.33682" calcext:value-type="float">
            <text:p>0.33682</text:p>
          </table:table-cell>
          <table:table-cell office:value-type="float" office:value="658.16" calcext:value-type="float">
            <text:p>658.16</text:p>
          </table:table-cell>
          <table:table-cell office:value-type="float" office:value="2564.5" calcext:value-type="float">
            <text:p>2564.5</text:p>
          </table:table-cell>
          <table:table-cell office:value-type="float" office:value="658.77" calcext:value-type="float">
            <text:p>658.77</text:p>
          </table:table-cell>
          <table:table-cell office:value-type="float" office:value="2753.1" calcext:value-type="float">
            <text:p>2753.1</text:p>
          </table:table-cell>
          <table:table-cell office:value-type="float" office:value="1.904" calcext:value-type="float">
            <text:p>1.904</text:p>
          </table:table-cell>
          <table:table-cell office:value-type="float" office:value="6.7825" calcext:value-type="float">
            <text:p>6.7825</text:p>
          </table:table-cell>
        </table:table-row>
        <table:table-row table:style-name="ro1">
          <table:table-cell office:value-type="float" office:value="0.57247" calcext:value-type="float">
            <text:p>0.57247</text:p>
          </table:table-cell>
          <table:table-cell office:value-type="float" office:value="157" calcext:value-type="float">
            <text:p>157</text:p>
          </table:table-cell>
          <table:table-cell office:value-type="float" office:value="0.00109846" calcext:value-type="float">
            <text:p>0.00109846</text:p>
          </table:table-cell>
          <table:table-cell office:value-type="float" office:value="0.32989" calcext:value-type="float">
            <text:p>0.32989</text:p>
          </table:table-cell>
          <table:table-cell office:value-type="float" office:value="661.82" calcext:value-type="float">
            <text:p>661.82</text:p>
          </table:table-cell>
          <table:table-cell office:value-type="float" office:value="2565.2" calcext:value-type="float">
            <text:p>2565.2</text:p>
          </table:table-cell>
          <table:table-cell office:value-type="float" office:value="662.45" calcext:value-type="float">
            <text:p>662.45</text:p>
          </table:table-cell>
          <table:table-cell office:value-type="float" office:value="2754.1" calcext:value-type="float">
            <text:p>2754.1</text:p>
          </table:table-cell>
          <table:table-cell office:value-type="float" office:value="1.9125" calcext:value-type="float">
            <text:p>1.9125</text:p>
          </table:table-cell>
          <table:table-cell office:value-type="float" office:value="6.7751" calcext:value-type="float">
            <text:p>6.775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7.506" calcext:value-type="float">
            <text:p>157.506</text:p>
          </table:table-cell>
          <table:table-cell office:value-type="float" office:value="0.00109905" calcext:value-type="float">
            <text:p>0.00109905</text:p>
          </table:table-cell>
          <table:table-cell office:value-type="float" office:value="0.32585" calcext:value-type="float">
            <text:p>0.32585</text:p>
          </table:table-cell>
          <table:table-cell office:value-type="float" office:value="664.01" calcext:value-type="float">
            <text:p>664.01</text:p>
          </table:table-cell>
          <table:table-cell office:value-type="float" office:value="2565.7" calcext:value-type="float">
            <text:p>2565.7</text:p>
          </table:table-cell>
          <table:table-cell office:value-type="float" office:value="664.65" calcext:value-type="float">
            <text:p>664.65</text:p>
          </table:table-cell>
          <table:table-cell office:value-type="float" office:value="2754.7" calcext:value-type="float">
            <text:p>2754.7</text:p>
          </table:table-cell>
          <table:table-cell office:value-type="float" office:value="1.9176" calcext:value-type="float">
            <text:p>1.9176</text:p>
          </table:table-cell>
          <table:table-cell office:value-type="float" office:value="6.7707" calcext:value-type="float">
            <text:p>6.7707</text:p>
          </table:table-cell>
        </table:table-row>
        <table:table-row table:style-name="ro1">
          <table:table-cell office:value-type="float" office:value="0.58742" calcext:value-type="float">
            <text:p>0.58742</text:p>
          </table:table-cell>
          <table:table-cell office:value-type="float" office:value="158" calcext:value-type="float">
            <text:p>158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32196" calcext:value-type="float">
            <text:p>0.32196</text:p>
          </table:table-cell>
          <table:table-cell office:value-type="float" office:value="666.14" calcext:value-type="float">
            <text:p>666.14</text:p>
          </table:table-cell>
          <table:table-cell office:value-type="float" office:value="2566.1" calcext:value-type="float">
            <text:p>2566.1</text:p>
          </table:table-cell>
          <table:table-cell office:value-type="float" office:value="666.79" calcext:value-type="float">
            <text:p>666.79</text:p>
          </table:table-cell>
          <table:table-cell office:value-type="float" office:value="2755.2" calcext:value-type="float">
            <text:p>2755.2</text:p>
          </table:table-cell>
          <table:table-cell office:value-type="float" office:value="1.9225" calcext:value-type="float">
            <text:p>1.9225</text:p>
          </table:table-cell>
          <table:table-cell office:value-type="float" office:value="6.7664" calcext:value-type="float">
            <text:p>6.76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8.826" calcext:value-type="float">
            <text:p>158.826</text:p>
          </table:table-cell>
          <table:table-cell office:value-type="float" office:value="0.0011006" calcext:value-type="float">
            <text:p>0.0011006</text:p>
          </table:table-cell>
          <table:table-cell office:value-type="float" office:value="0.31558" calcext:value-type="float">
            <text:p>0.31558</text:p>
          </table:table-cell>
          <table:table-cell office:value-type="float" office:value="669.72" calcext:value-type="float">
            <text:p>669.72</text:p>
          </table:table-cell>
          <table:table-cell office:value-type="float" office:value="2566.8" calcext:value-type="float">
            <text:p>2566.8</text:p>
          </table:table-cell>
          <table:table-cell office:value-type="float" office:value="670.38" calcext:value-type="float">
            <text:p>670.38</text:p>
          </table:table-cell>
          <table:table-cell office:value-type="float" office:value="2756.1" calcext:value-type="float">
            <text:p>2756.1</text:p>
          </table:table-cell>
          <table:table-cell office:value-type="float" office:value="1.9308" calcext:value-type="float">
            <text:p>1.9308</text:p>
          </table:table-cell>
          <table:table-cell office:value-type="float" office:value="6.7592" calcext:value-type="float">
            <text:p>6.7592</text:p>
          </table:table-cell>
        </table:table-row>
        <table:table-row table:style-name="ro1">
          <table:table-cell office:value-type="float" office:value="0.60267" calcext:value-type="float">
            <text:p>0.60267</text:p>
          </table:table-cell>
          <table:table-cell office:value-type="float" office:value="159" calcext:value-type="float">
            <text:p>159</text:p>
          </table:table-cell>
          <table:table-cell office:value-type="float" office:value="0.00110081" calcext:value-type="float">
            <text:p>0.00110081</text:p>
          </table:table-cell>
          <table:table-cell office:value-type="float" office:value="0.31426" calcext:value-type="float">
            <text:p>0.31426</text:p>
          </table:table-cell>
          <table:table-cell office:value-type="float" office:value="670.47" calcext:value-type="float">
            <text:p>670.47</text:p>
          </table:table-cell>
          <table:table-cell office:value-type="float" office:value="2566.9" calcext:value-type="float">
            <text:p>2566.9</text:p>
          </table:table-cell>
          <table:table-cell office:value-type="float" office:value="671.13" calcext:value-type="float">
            <text:p>671.13</text:p>
          </table:table-cell>
          <table:table-cell office:value-type="float" office:value="2756.3" calcext:value-type="float">
            <text:p>2756.3</text:p>
          </table:table-cell>
          <table:table-cell office:value-type="float" office:value="1.9326" calcext:value-type="float">
            <text:p>1.9326</text:p>
          </table:table-cell>
          <table:table-cell office:value-type="float" office:value="6.7578" calcext:value-type="float">
            <text:p>6.7578</text:p>
          </table:table-cell>
        </table:table-row>
        <table:table-row table:style-name="ro1">
          <table:table-cell office:value-type="float" office:value="0.61823" calcext:value-type="float">
            <text:p>0.61823</text:p>
          </table:table-cell>
          <table:table-cell office:value-type="float" office:value="160" calcext:value-type="float">
            <text:p>160</text:p>
          </table:table-cell>
          <table:table-cell office:value-type="float" office:value="0.00110199" calcext:value-type="float">
            <text:p>0.00110199</text:p>
          </table:table-cell>
          <table:table-cell office:value-type="float" office:value="0.30678" calcext:value-type="float">
            <text:p>0.30678</text:p>
          </table:table-cell>
          <table:table-cell office:value-type="float" office:value="674.79" calcext:value-type="float">
            <text:p>674.79</text:p>
          </table:table-cell>
          <table:table-cell office:value-type="float" office:value="2567.7" calcext:value-type="float">
            <text:p>2567.7</text:p>
          </table:table-cell>
          <table:table-cell office:value-type="float" office:value="675.47" calcext:value-type="float">
            <text:p>675.47</text:p>
          </table:table-cell>
          <table:table-cell office:value-type="float" office:value="2757.4" calcext:value-type="float">
            <text:p>2757.4</text:p>
          </table:table-cell>
          <table:table-cell office:value-type="float" office:value="1.9426" calcext:value-type="float">
            <text:p>1.9426</text:p>
          </table:table-cell>
          <table:table-cell office:value-type="float" office:value="6.7491" calcext:value-type="float">
            <text:p>6.749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0.112" calcext:value-type="float">
            <text:p>160.112</text:p>
          </table:table-cell>
          <table:table-cell office:value-type="float" office:value="0.00110212" calcext:value-type="float">
            <text:p>0.00110212</text:p>
          </table:table-cell>
          <table:table-cell office:value-type="float" office:value="0.30596" calcext:value-type="float">
            <text:p>0.30596</text:p>
          </table:table-cell>
          <table:table-cell office:value-type="float" office:value="675.28" calcext:value-type="float">
            <text:p>675.28</text:p>
          </table:table-cell>
          <table:table-cell office:value-type="float" office:value="2567.9" calcext:value-type="float">
            <text:p>2567.9</text:p>
          </table:table-cell>
          <table:table-cell office:value-type="float" office:value="675.96" calcext:value-type="float">
            <text:p>675.96</text:p>
          </table:table-cell>
          <table:table-cell office:value-type="float" office:value="2757.6" calcext:value-type="float">
            <text:p>2757.6</text:p>
          </table:table-cell>
          <table:table-cell office:value-type="float" office:value="1.9437" calcext:value-type="float">
            <text:p>1.9437</text:p>
          </table:table-cell>
          <table:table-cell office:value-type="float" office:value="6.7482" calcext:value-type="float">
            <text:p>6.7482</text:p>
          </table:table-cell>
        </table:table-row>
        <table:table-row table:style-name="ro1">
          <table:table-cell office:value-type="float" office:value="0.63412" calcext:value-type="float">
            <text:p>0.63412</text:p>
          </table:table-cell>
          <table:table-cell office:value-type="float" office:value="161" calcext:value-type="float">
            <text:p>161</text:p>
          </table:table-cell>
          <table:table-cell office:value-type="float" office:value="0.00110318" calcext:value-type="float">
            <text:p>0.00110318</text:p>
          </table:table-cell>
          <table:table-cell office:value-type="float" office:value="0.29951" calcext:value-type="float">
            <text:p>0.29951</text:p>
          </table:table-cell>
          <table:table-cell office:value-type="float" office:value="679.12" calcext:value-type="float">
            <text:p>679.12</text:p>
          </table:table-cell>
          <table:table-cell office:value-type="float" office:value="2568.6" calcext:value-type="float">
            <text:p>2568.6</text:p>
          </table:table-cell>
          <table:table-cell office:value-type="float" office:value="679.82" calcext:value-type="float">
            <text:p>679.82</text:p>
          </table:table-cell>
          <table:table-cell office:value-type="float" office:value="2758.5" calcext:value-type="float">
            <text:p>2758.5</text:p>
          </table:table-cell>
          <table:table-cell office:value-type="float" office:value="1.9525" calcext:value-type="float">
            <text:p>1.9525</text:p>
          </table:table-cell>
          <table:table-cell office:value-type="float" office:value="6.7406" calcext:value-type="float">
            <text:p>6.740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1.365" calcext:value-type="float">
            <text:p>161.365</text:p>
          </table:table-cell>
          <table:table-cell office:value-type="float" office:value="0.00110362" calcext:value-type="float">
            <text:p>0.00110362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680.7" calcext:value-type="float">
            <text:p>680.7</text:p>
          </table:table-cell>
          <table:table-cell office:value-type="float" office:value="2568.9" calcext:value-type="float">
            <text:p>2568.9</text:p>
          </table:table-cell>
          <table:table-cell office:value-type="float" office:value="681.41" calcext:value-type="float">
            <text:p>681.41</text:p>
          </table:table-cell>
          <table:table-cell office:value-type="float" office:value="2758.9" calcext:value-type="float">
            <text:p>2758.9</text:p>
          </table:table-cell>
          <table:table-cell office:value-type="float" office:value="1.9562" calcext:value-type="float">
            <text:p>1.9562</text:p>
          </table:table-cell>
          <table:table-cell office:value-type="float" office:value="6.7374" calcext:value-type="float">
            <text:p>6.7374</text:p>
          </table:table-cell>
        </table:table-row>
        <table:table-row table:style-name="ro1">
          <table:table-cell office:value-type="float" office:value="0.65033" calcext:value-type="float">
            <text:p>0.65033</text:p>
          </table:table-cell>
          <table:table-cell office:value-type="float" office:value="162" calcext:value-type="float">
            <text:p>162</text:p>
          </table:table-cell>
          <table:table-cell office:value-type="float" office:value="0.00110438" calcext:value-type="float">
            <text:p>0.00110438</text:p>
          </table:table-cell>
          <table:table-cell office:value-type="float" office:value="0.29245" calcext:value-type="float">
            <text:p>0.29245</text:p>
          </table:table-cell>
          <table:table-cell office:value-type="float" office:value="683.45" calcext:value-type="float">
            <text:p>683.45</text:p>
          </table:table-cell>
          <table:table-cell office:value-type="float" office:value="2569.4" calcext:value-type="float">
            <text:p>2569.4</text:p>
          </table:table-cell>
          <table:table-cell office:value-type="float" office:value="684.17" calcext:value-type="float">
            <text:p>684.17</text:p>
          </table:table-cell>
          <table:table-cell office:value-type="float" office:value="2759.6" calcext:value-type="float">
            <text:p>2759.6</text:p>
          </table:table-cell>
          <table:table-cell office:value-type="float" office:value="1.9625" calcext:value-type="float">
            <text:p>1.9625</text:p>
          </table:table-cell>
          <table:table-cell office:value-type="float" office:value="6.732" calcext:value-type="float">
            <text:p>6.73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2.587" calcext:value-type="float">
            <text:p>162.587</text:p>
          </table:table-cell>
          <table:table-cell office:value-type="float" office:value="0.00110509" calcext:value-type="float">
            <text:p>0.00110509</text:p>
          </table:table-cell>
          <table:table-cell office:value-type="float" office:value="0.2884" calcext:value-type="float">
            <text:p>0.2884</text:p>
          </table:table-cell>
          <table:table-cell office:value-type="float" office:value="686" calcext:value-type="float">
            <text:p>686</text:p>
          </table:table-cell>
          <table:table-cell office:value-type="float" office:value="2570" calcext:value-type="float">
            <text:p>2570</text:p>
          </table:table-cell>
          <table:table-cell office:value-type="float" office:value="686.73" calcext:value-type="float">
            <text:p>686.73</text:p>
          </table:table-cell>
          <table:table-cell office:value-type="float" office:value="2760.3" calcext:value-type="float">
            <text:p>2760.3</text:p>
          </table:table-cell>
          <table:table-cell office:value-type="float" office:value="1.9684" calcext:value-type="float">
            <text:p>1.9684</text:p>
          </table:table-cell>
          <table:table-cell office:value-type="float" office:value="6.727" calcext:value-type="float">
            <text:p>6.727</text:p>
          </table:table-cell>
        </table:table-row>
        <table:table-row table:style-name="ro1">
          <table:table-cell office:value-type="float" office:value="0.66686" calcext:value-type="float">
            <text:p>0.66686</text:p>
          </table:table-cell>
          <table:table-cell office:value-type="float" office:value="163" calcext:value-type="float">
            <text:p>163</text:p>
          </table:table-cell>
          <table:table-cell office:value-type="float" office:value="0.00110559" calcext:value-type="float">
            <text:p>0.00110559</text:p>
          </table:table-cell>
          <table:table-cell office:value-type="float" office:value="0.28559" calcext:value-type="float">
            <text:p>0.28559</text:p>
          </table:table-cell>
          <table:table-cell office:value-type="float" office:value="687.78" calcext:value-type="float">
            <text:p>687.78</text:p>
          </table:table-cell>
          <table:table-cell office:value-type="float" office:value="2570.3" calcext:value-type="float">
            <text:p>2570.3</text:p>
          </table:table-cell>
          <table:table-cell office:value-type="float" office:value="688.52" calcext:value-type="float">
            <text:p>688.52</text:p>
          </table:table-cell>
          <table:table-cell office:value-type="float" office:value="2760.7" calcext:value-type="float">
            <text:p>2760.7</text:p>
          </table:table-cell>
          <table:table-cell office:value-type="float" office:value="1.9725" calcext:value-type="float">
            <text:p>1.9725</text:p>
          </table:table-cell>
          <table:table-cell office:value-type="float" office:value="6.7235" calcext:value-type="float">
            <text:p>6.723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3.781" calcext:value-type="float">
            <text:p>163.781</text:p>
          </table:table-cell>
          <table:table-cell office:value-type="float" office:value="0.00110654" calcext:value-type="float">
            <text:p>0.00110654</text:p>
          </table:table-cell>
          <table:table-cell office:value-type="float" office:value="0.28036" calcext:value-type="float">
            <text:p>0.28036</text:p>
          </table:table-cell>
          <table:table-cell office:value-type="float" office:value="691.17" calcext:value-type="float">
            <text:p>691.17</text:p>
          </table:table-cell>
          <table:table-cell office:value-type="float" office:value="2570.9" calcext:value-type="float">
            <text:p>2570.9</text:p>
          </table:table-cell>
          <table:table-cell office:value-type="float" office:value="691.92" calcext:value-type="float">
            <text:p>691.92</text:p>
          </table:table-cell>
          <table:table-cell office:value-type="float" office:value="2761.5" calcext:value-type="float">
            <text:p>2761.5</text:p>
          </table:table-cell>
          <table:table-cell office:value-type="float" office:value="1.9802" calcext:value-type="float">
            <text:p>1.9802</text:p>
          </table:table-cell>
          <table:table-cell office:value-type="float" office:value="6.7169" calcext:value-type="float">
            <text:p>6.7169</text:p>
          </table:table-cell>
        </table:table-row>
        <table:table-row table:style-name="ro1">
          <table:table-cell office:value-type="float" office:value="0.68373" calcext:value-type="float">
            <text:p>0.68373</text:p>
          </table:table-cell>
          <table:table-cell office:value-type="float" office:value="164" calcext:value-type="float">
            <text:p>164</text:p>
          </table:table-cell>
          <table:table-cell office:value-type="float" office:value="0.0011068" calcext:value-type="float">
            <text:p>0.0011068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692.12" calcext:value-type="float">
            <text:p>692.12</text:p>
          </table:table-cell>
          <table:table-cell office:value-type="float" office:value="2571.1" calcext:value-type="float">
            <text:p>2571.1</text:p>
          </table:table-cell>
          <table:table-cell office:value-type="float" office:value="692.88" calcext:value-type="float">
            <text:p>692.88</text:p>
          </table:table-cell>
          <table:table-cell office:value-type="float" office:value="2761.8" calcext:value-type="float">
            <text:p>2761.8</text:p>
          </table:table-cell>
          <table:table-cell office:value-type="float" office:value="1.9824" calcext:value-type="float">
            <text:p>1.9824</text:p>
          </table:table-cell>
          <table:table-cell office:value-type="float" office:value="6.715" calcext:value-type="float">
            <text:p>6.7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4.946" calcext:value-type="float">
            <text:p>164.946</text:p>
          </table:table-cell>
          <table:table-cell office:value-type="float" office:value="0.00110796" calcext:value-type="float">
            <text:p>0.00110796</text:p>
          </table:table-cell>
          <table:table-cell office:value-type="float" office:value="0.27277" calcext:value-type="float">
            <text:p>0.27277</text:p>
          </table:table-cell>
          <table:table-cell office:value-type="float" office:value="696.22" calcext:value-type="float">
            <text:p>696.22</text:p>
          </table:table-cell>
          <table:table-cell office:value-type="float" office:value="2571.9" calcext:value-type="float">
            <text:p>2571.9</text:p>
          </table:table-cell>
          <table:table-cell office:value-type="float" office:value="697" calcext:value-type="float">
            <text:p>697</text:p>
          </table:table-cell>
          <table:table-cell office:value-type="float" office:value="2762.8" calcext:value-type="float">
            <text:p>2762.8</text:p>
          </table:table-cell>
          <table:table-cell office:value-type="float" office:value="1.9918" calcext:value-type="float">
            <text:p>1.9918</text:p>
          </table:table-cell>
          <table:table-cell office:value-type="float" office:value="6.7071" calcext:value-type="float">
            <text:p>6.7071</text:p>
          </table:table-cell>
        </table:table-row>
        <table:table-row table:style-name="ro1">
          <table:table-cell office:value-type="float" office:value="0.70093" calcext:value-type="float">
            <text:p>0.70093</text:p>
          </table:table-cell>
          <table:table-cell office:value-type="float" office:value="165" calcext:value-type="float">
            <text:p>165</text:p>
          </table:table-cell>
          <table:table-cell office:value-type="float" office:value="0.00110803" calcext:value-type="float">
            <text:p>0.00110803</text:p>
          </table:table-cell>
          <table:table-cell office:value-type="float" office:value="0.27243" calcext:value-type="float">
            <text:p>0.27243</text:p>
          </table:table-cell>
          <table:table-cell office:value-type="float" office:value="696.46" calcext:value-type="float">
            <text:p>696.46</text:p>
          </table:table-cell>
          <table:table-cell office:value-type="float" office:value="2571.8" calcext:value-type="float">
            <text:p>2571.8</text:p>
          </table:table-cell>
          <table:table-cell office:value-type="float" office:value="697.24" calcext:value-type="float">
            <text:p>697.24</text:p>
          </table:table-cell>
          <table:table-cell office:value-type="float" office:value="2762.8" calcext:value-type="float">
            <text:p>2762.8</text:p>
          </table:table-cell>
          <table:table-cell office:value-type="float" office:value="1.9923" calcext:value-type="float">
            <text:p>1.9923</text:p>
          </table:table-cell>
          <table:table-cell office:value-type="float" office:value="6.7066" calcext:value-type="float">
            <text:p>6.7066</text:p>
          </table:table-cell>
        </table:table-row>
        <table:table-row table:style-name="ro1">
          <table:table-cell office:value-type="float" office:value="0.71848" calcext:value-type="float">
            <text:p>0.71848</text:p>
          </table:table-cell>
          <table:table-cell office:value-type="float" office:value="166" calcext:value-type="float">
            <text:p>166</text:p>
          </table:table-cell>
          <table:table-cell office:value-type="float" office:value="0.00110926" calcext:value-type="float">
            <text:p>0.00110926</text:p>
          </table:table-cell>
          <table:table-cell office:value-type="float" office:value="0.26612" calcext:value-type="float">
            <text:p>0.26612</text:p>
          </table:table-cell>
          <table:table-cell office:value-type="float" office:value="700.8" calcext:value-type="float">
            <text:p>700.8</text:p>
          </table:table-cell>
          <table:table-cell office:value-type="float" office:value="2572.7" calcext:value-type="float">
            <text:p>2572.7</text:p>
          </table:table-cell>
          <table:table-cell office:value-type="float" office:value="701.6" calcext:value-type="float">
            <text:p>701.6</text:p>
          </table:table-cell>
          <table:table-cell office:value-type="float" office:value="2763.9" calcext:value-type="float">
            <text:p>2763.9</text:p>
          </table:table-cell>
          <table:table-cell office:value-type="float" office:value="2.0022" calcext:value-type="float">
            <text:p>2.0022</text:p>
          </table:table-cell>
          <table:table-cell office:value-type="float" office:value="6.6982" calcext:value-type="float">
            <text:p>6.698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6.086" calcext:value-type="float">
            <text:p>166.086</text:p>
          </table:table-cell>
          <table:table-cell office:value-type="float" office:value="0.00110936" calcext:value-type="float">
            <text:p>0.00110936</text:p>
          </table:table-cell>
          <table:table-cell office:value-type="float" office:value="0.26559" calcext:value-type="float">
            <text:p>0.26559</text:p>
          </table:table-cell>
          <table:table-cell office:value-type="float" office:value="701.17" calcext:value-type="float">
            <text:p>701.17</text:p>
          </table:table-cell>
          <table:table-cell office:value-type="float" office:value="2572.7" calcext:value-type="float">
            <text:p>2572.7</text:p>
          </table:table-cell>
          <table:table-cell office:value-type="float" office:value="701.97" calcext:value-type="float">
            <text:p>701.97</text:p>
          </table:table-cell>
          <table:table-cell office:value-type="float" office:value="2763.9" calcext:value-type="float">
            <text:p>2763.9</text:p>
          </table:table-cell>
          <table:table-cell office:value-type="float" office:value="2.0031" calcext:value-type="float">
            <text:p>2.0031</text:p>
          </table:table-cell>
          <table:table-cell office:value-type="float" office:value="6.6975" calcext:value-type="float">
            <text:p>6.6975</text:p>
          </table:table-cell>
        </table:table-row>
        <table:table-row table:style-name="ro1">
          <table:table-cell office:value-type="float" office:value="0.73638" calcext:value-type="float">
            <text:p>0.73638</text:p>
          </table:table-cell>
          <table:table-cell office:value-type="float" office:value="167" calcext:value-type="float">
            <text:p>167</text:p>
          </table:table-cell>
          <table:table-cell office:value-type="float" office:value="0.0011105" calcext:value-type="float">
            <text:p>0.0011105</text:p>
          </table:table-cell>
          <table:table-cell office:value-type="float" office:value="0.25999" calcext:value-type="float">
            <text:p>0.25999</text:p>
          </table:table-cell>
          <table:table-cell office:value-type="float" office:value="705.14" calcext:value-type="float">
            <text:p>705.14</text:p>
          </table:table-cell>
          <table:table-cell office:value-type="float" office:value="2573.4" calcext:value-type="float">
            <text:p>2573.4</text:p>
          </table:table-cell>
          <table:table-cell office:value-type="float" office:value="705.96" calcext:value-type="float">
            <text:p>705.96</text:p>
          </table:table-cell>
          <table:table-cell office:value-type="float" office:value="2764.9" calcext:value-type="float">
            <text:p>2764.9</text:p>
          </table:table-cell>
          <table:table-cell office:value-type="float" office:value="2.0121" calcext:value-type="float">
            <text:p>2.0121</text:p>
          </table:table-cell>
          <table:table-cell office:value-type="float" office:value="6.6898" calcext:value-type="float">
            <text:p>6.689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7.2" calcext:value-type="float">
            <text:p>167.2</text:p>
          </table:table-cell>
          <table:table-cell office:value-type="float" office:value="0.00111075" calcext:value-type="float">
            <text:p>0.00111075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706.02" calcext:value-type="float">
            <text:p>706.02</text:p>
          </table:table-cell>
          <table:table-cell office:value-type="float" office:value="2573.6" calcext:value-type="float">
            <text:p>2573.6</text:p>
          </table:table-cell>
          <table:table-cell office:value-type="float" office:value="706.84" calcext:value-type="float">
            <text:p>706.84</text:p>
          </table:table-cell>
          <table:table-cell office:value-type="float" office:value="2765.1" calcext:value-type="float">
            <text:p>2765.1</text:p>
          </table:table-cell>
          <table:table-cell office:value-type="float" office:value="2.0141" calcext:value-type="float">
            <text:p>2.0141</text:p>
          </table:table-cell>
          <table:table-cell office:value-type="float" office:value="6.6882" calcext:value-type="float">
            <text:p>6.6882</text:p>
          </table:table-cell>
        </table:table-row>
        <table:table-row table:style-name="ro1">
          <table:table-cell office:value-type="float" office:value="0.75462" calcext:value-type="float">
            <text:p>0.75462</text:p>
          </table:table-cell>
          <table:table-cell office:value-type="float" office:value="168" calcext:value-type="float">
            <text:p>168</text:p>
          </table:table-cell>
          <table:table-cell office:value-type="float" office:value="0.00111175" calcext:value-type="float">
            <text:p>0.00111175</text:p>
          </table:table-cell>
          <table:table-cell office:value-type="float" office:value="0.25403" calcext:value-type="float">
            <text:p>0.25403</text:p>
          </table:table-cell>
          <table:table-cell office:value-type="float" office:value="709.49" calcext:value-type="float">
            <text:p>709.49</text:p>
          </table:table-cell>
          <table:table-cell office:value-type="float" office:value="2574.2" calcext:value-type="float">
            <text:p>2574.2</text:p>
          </table:table-cell>
          <table:table-cell office:value-type="float" office:value="710.33" calcext:value-type="float">
            <text:p>710.33</text:p>
          </table:table-cell>
          <table:table-cell office:value-type="float" office:value="2765.9" calcext:value-type="float">
            <text:p>2765.9</text:p>
          </table:table-cell>
          <table:table-cell office:value-type="float" office:value="2.022" calcext:value-type="float">
            <text:p>2.022</text:p>
          </table:table-cell>
          <table:table-cell office:value-type="float" office:value="6.6815" calcext:value-type="float">
            <text:p>6.681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8.291" calcext:value-type="float">
            <text:p>168.291</text:p>
          </table:table-cell>
          <table:table-cell office:value-type="float" office:value="0.00111211" calcext:value-type="float">
            <text:p>0.00111211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710.76" calcext:value-type="float">
            <text:p>710.76</text:p>
          </table:table-cell>
          <table:table-cell office:value-type="float" office:value="2574.4" calcext:value-type="float">
            <text:p>2574.4</text:p>
          </table:table-cell>
          <table:table-cell office:value-type="float" office:value="711.61" calcext:value-type="float">
            <text:p>711.61</text:p>
          </table:table-cell>
          <table:table-cell office:value-type="float" office:value="2766.2" calcext:value-type="float">
            <text:p>2766.2</text:p>
          </table:table-cell>
          <table:table-cell office:value-type="float" office:value="2.0248" calcext:value-type="float">
            <text:p>2.0248</text:p>
          </table:table-cell>
          <table:table-cell office:value-type="float" office:value="6.6791" calcext:value-type="float">
            <text:p>6.6791</text:p>
          </table:table-cell>
        </table:table-row>
        <table:table-row table:style-name="ro1">
          <table:table-cell office:value-type="float" office:value="0.77322" calcext:value-type="float">
            <text:p>0.77322</text:p>
          </table:table-cell>
          <table:table-cell office:value-type="float" office:value="169" calcext:value-type="float">
            <text:p>169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24823" calcext:value-type="float">
            <text:p>0.24823</text:p>
          </table:table-cell>
          <table:table-cell office:value-type="float" office:value="713.85" calcext:value-type="float">
            <text:p>713.85</text:p>
          </table:table-cell>
          <table:table-cell office:value-type="float" office:value="2575" calcext:value-type="float">
            <text:p>2575</text:p>
          </table:table-cell>
          <table:table-cell office:value-type="float" office:value="714.71" calcext:value-type="float">
            <text:p>714.71</text:p>
          </table:table-cell>
          <table:table-cell office:value-type="float" office:value="2766.9" calcext:value-type="float">
            <text:p>2766.9</text:p>
          </table:table-cell>
          <table:table-cell office:value-type="float" office:value="2.0318" calcext:value-type="float">
            <text:p>2.0318</text:p>
          </table:table-cell>
          <table:table-cell office:value-type="float" office:value="6.6732" calcext:value-type="float">
            <text:p>6.67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9.36" calcext:value-type="float">
            <text:p>169.36</text:p>
          </table:table-cell>
          <table:table-cell office:value-type="float" office:value="0.00111346" calcext:value-type="float">
            <text:p>0.00111346</text:p>
          </table:table-cell>
          <table:table-cell office:value-type="float" office:value="0.24618" calcext:value-type="float">
            <text:p>0.24618</text:p>
          </table:table-cell>
          <table:table-cell office:value-type="float" office:value="715.41" calcext:value-type="float">
            <text:p>715.41</text:p>
          </table:table-cell>
          <table:table-cell office:value-type="float" office:value="2575.3" calcext:value-type="float">
            <text:p>2575.3</text:p>
          </table:table-cell>
          <table:table-cell office:value-type="float" office:value="716.28" calcext:value-type="float">
            <text:p>716.28</text:p>
          </table:table-cell>
          <table:table-cell office:value-type="float" office:value="2767.3" calcext:value-type="float">
            <text:p>2767.3</text:p>
          </table:table-cell>
          <table:table-cell office:value-type="float" office:value="2.0354" calcext:value-type="float">
            <text:p>2.0354</text:p>
          </table:table-cell>
          <table:table-cell office:value-type="float" office:value="6.6703" calcext:value-type="float">
            <text:p>6.6703</text:p>
          </table:table-cell>
        </table:table-row>
        <table:table-row table:style-name="ro1">
          <table:table-cell office:value-type="float" office:value="0.79219" calcext:value-type="float">
            <text:p>0.79219</text:p>
          </table:table-cell>
          <table:table-cell office:value-type="float" office:value="170" calcext:value-type="float">
            <text:p>170</text:p>
          </table:table-cell>
          <table:table-cell office:value-type="float" office:value="0.00111427" calcext:value-type="float">
            <text:p>0.00111427</text:p>
          </table:table-cell>
          <table:table-cell office:value-type="float" office:value="0.24259" calcext:value-type="float">
            <text:p>0.24259</text:p>
          </table:table-cell>
          <table:table-cell office:value-type="float" office:value="718.2" calcext:value-type="float">
            <text:p>718.2</text:p>
          </table:table-cell>
          <table:table-cell office:value-type="float" office:value="2575.7" calcext:value-type="float">
            <text:p>2575.7</text:p>
          </table:table-cell>
          <table:table-cell office:value-type="float" office:value="719.08" calcext:value-type="float">
            <text:p>719.08</text:p>
          </table:table-cell>
          <table:table-cell office:value-type="float" office:value="2767.9" calcext:value-type="float">
            <text:p>2767.9</text:p>
          </table:table-cell>
          <table:table-cell office:value-type="float" office:value="2.0417" calcext:value-type="float">
            <text:p>2.0417</text:p>
          </table:table-cell>
          <table:table-cell office:value-type="float" office:value="6.665" calcext:value-type="float">
            <text:p>6.6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0.406" calcext:value-type="float">
            <text:p>170.406</text:p>
          </table:table-cell>
          <table:table-cell office:value-type="float" office:value="0.00111478" calcext:value-type="float">
            <text:p>0.00111478</text:p>
          </table:table-cell>
          <table:table-cell office:value-type="float" office:value="0.24034" calcext:value-type="float">
            <text:p>0.24034</text:p>
          </table:table-cell>
          <table:table-cell office:value-type="float" office:value="719.97" calcext:value-type="float">
            <text:p>719.97</text:p>
          </table:table-cell>
          <table:table-cell office:value-type="float" office:value="2576" calcext:value-type="float">
            <text:p>2576</text:p>
          </table:table-cell>
          <table:table-cell office:value-type="float" office:value="720.86" calcext:value-type="float">
            <text:p>720.86</text:p>
          </table:table-cell>
          <table:table-cell office:value-type="float" office:value="2768.3" calcext:value-type="float">
            <text:p>2768.3</text:p>
          </table:table-cell>
          <table:table-cell office:value-type="float" office:value="2.0457" calcext:value-type="float">
            <text:p>2.0457</text:p>
          </table:table-cell>
          <table:table-cell office:value-type="float" office:value="6.6616" calcext:value-type="float">
            <text:p>6.6616</text:p>
          </table:table-cell>
        </table:table-row>
        <table:table-row table:style-name="ro1">
          <table:table-cell office:value-type="float" office:value="0.81152" calcext:value-type="float">
            <text:p>0.81152</text:p>
          </table:table-cell>
          <table:table-cell office:value-type="float" office:value="171" calcext:value-type="float">
            <text:p>171</text:p>
          </table:table-cell>
          <table:table-cell office:value-type="float" office:value="0.00111554" calcext:value-type="float">
            <text:p>0.00111554</text:p>
          </table:table-cell>
          <table:table-cell office:value-type="float" office:value="0.2371" calcext:value-type="float">
            <text:p>0.2371</text:p>
          </table:table-cell>
          <table:table-cell office:value-type="float" office:value="722.55" calcext:value-type="float">
            <text:p>722.55</text:p>
          </table:table-cell>
          <table:table-cell office:value-type="float" office:value="2576.5" calcext:value-type="float">
            <text:p>2576.5</text:p>
          </table:table-cell>
          <table:table-cell office:value-type="float" office:value="723.46" calcext:value-type="float">
            <text:p>723.46</text:p>
          </table:table-cell>
          <table:table-cell office:value-type="float" office:value="2768.9" calcext:value-type="float">
            <text:p>2768.9</text:p>
          </table:table-cell>
          <table:table-cell office:value-type="float" office:value="2.0515" calcext:value-type="float">
            <text:p>2.0515</text:p>
          </table:table-cell>
          <table:table-cell office:value-type="float" office:value="6.6567" calcext:value-type="float">
            <text:p>6.65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1.433" calcext:value-type="float">
            <text:p>171.433</text:p>
          </table:table-cell>
          <table:table-cell office:value-type="float" office:value="0.00111609" calcext:value-type="float">
            <text:p>0.00111609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724.44" calcext:value-type="float">
            <text:p>724.44</text:p>
          </table:table-cell>
          <table:table-cell office:value-type="float" office:value="2576.8" calcext:value-type="float">
            <text:p>2576.8</text:p>
          </table:table-cell>
          <table:table-cell office:value-type="float" office:value="725.36" calcext:value-type="float">
            <text:p>725.36</text:p>
          </table:table-cell>
          <table:table-cell office:value-type="float" office:value="2769.3" calcext:value-type="float">
            <text:p>2769.3</text:p>
          </table:table-cell>
          <table:table-cell office:value-type="float" office:value="2.0557" calcext:value-type="float">
            <text:p>2.0557</text:p>
          </table:table-cell>
          <table:table-cell office:value-type="float" office:value="6.6532" calcext:value-type="float">
            <text:p>6.6532</text:p>
          </table:table-cell>
        </table:table-row>
        <table:table-row table:style-name="ro1">
          <table:table-cell office:value-type="float" office:value="0.83122" calcext:value-type="float">
            <text:p>0.83122</text:p>
          </table:table-cell>
          <table:table-cell office:value-type="float" office:value="172" calcext:value-type="float">
            <text:p>172</text:p>
          </table:table-cell>
          <table:table-cell office:value-type="float" office:value="0.00111682" calcext:value-type="float">
            <text:p>0.00111682</text:p>
          </table:table-cell>
          <table:table-cell office:value-type="float" office:value="0.23176" calcext:value-type="float">
            <text:p>0.23176</text:p>
          </table:table-cell>
          <table:table-cell office:value-type="float" office:value="726.92" calcext:value-type="float">
            <text:p>726.92</text:p>
          </table:table-cell>
          <table:table-cell office:value-type="float" office:value="2577.3" calcext:value-type="float">
            <text:p>2577.3</text:p>
          </table:table-cell>
          <table:table-cell office:value-type="float" office:value="727.85" calcext:value-type="float">
            <text:p>727.85</text:p>
          </table:table-cell>
          <table:table-cell office:value-type="float" office:value="2769.9" calcext:value-type="float">
            <text:p>2769.9</text:p>
          </table:table-cell>
          <table:table-cell office:value-type="float" office:value="2.0613" calcext:value-type="float">
            <text:p>2.0613</text:p>
          </table:table-cell>
          <table:table-cell office:value-type="float" office:value="6.6485" calcext:value-type="float">
            <text:p>6.648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2.44" calcext:value-type="float">
            <text:p>172.44</text:p>
          </table:table-cell>
          <table:table-cell office:value-type="float" office:value="0.00111739" calcext:value-type="float">
            <text:p>0.00111739</text:p>
          </table:table-cell>
          <table:table-cell office:value-type="float" office:value="0.22946" calcext:value-type="float">
            <text:p>0.22946</text:p>
          </table:table-cell>
          <table:table-cell office:value-type="float" office:value="728.84" calcext:value-type="float">
            <text:p>728.84</text:p>
          </table:table-cell>
          <table:table-cell office:value-type="float" office:value="2577.6" calcext:value-type="float">
            <text:p>2577.6</text:p>
          </table:table-cell>
          <table:table-cell office:value-type="float" office:value="729.78" calcext:value-type="float">
            <text:p>729.78</text:p>
          </table:table-cell>
          <table:table-cell office:value-type="float" office:value="2770.3" calcext:value-type="float">
            <text:p>2770.3</text:p>
          </table:table-cell>
          <table:table-cell office:value-type="float" office:value="2.0656" calcext:value-type="float">
            <text:p>2.0656</text:p>
          </table:table-cell>
          <table:table-cell office:value-type="float" office:value="6.6449" calcext:value-type="float">
            <text:p>6.6449</text:p>
          </table:table-cell>
        </table:table-row>
        <table:table-row table:style-name="ro1">
          <table:table-cell office:value-type="float" office:value="0.8513" calcext:value-type="float">
            <text:p>0.8513</text:p>
          </table:table-cell>
          <table:table-cell office:value-type="float" office:value="173" calcext:value-type="float">
            <text:p>173</text:p>
          </table:table-cell>
          <table:table-cell office:value-type="float" office:value="0.00111811" calcext:value-type="float">
            <text:p>0.00111811</text:p>
          </table:table-cell>
          <table:table-cell office:value-type="float" office:value="0.22656" calcext:value-type="float">
            <text:p>0.22656</text:p>
          </table:table-cell>
          <table:table-cell office:value-type="float" office:value="731.28" calcext:value-type="float">
            <text:p>731.28</text:p>
          </table:table-cell>
          <table:table-cell office:value-type="float" office:value="2577.9" calcext:value-type="float">
            <text:p>2577.9</text:p>
          </table:table-cell>
          <table:table-cell office:value-type="float" office:value="732.23" calcext:value-type="float">
            <text:p>732.23</text:p>
          </table:table-cell>
          <table:table-cell office:value-type="float" office:value="2770.8" calcext:value-type="float">
            <text:p>2770.8</text:p>
          </table:table-cell>
          <table:table-cell office:value-type="float" office:value="2.0711" calcext:value-type="float">
            <text:p>2.0711</text:p>
          </table:table-cell>
          <table:table-cell office:value-type="float" office:value="6.6404" calcext:value-type="float">
            <text:p>6.640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3.428" calcext:value-type="float">
            <text:p>173.428</text:p>
          </table:table-cell>
          <table:table-cell office:value-type="float" office:value="0.00111867" calcext:value-type="float">
            <text:p>0.00111867</text:p>
          </table:table-cell>
          <table:table-cell office:value-type="float" office:value="0.22438" calcext:value-type="float">
            <text:p>0.22438</text:p>
          </table:table-cell>
          <table:table-cell office:value-type="float" office:value="733.15" calcext:value-type="float">
            <text:p>733.15</text:p>
          </table:table-cell>
          <table:table-cell office:value-type="float" office:value="2578.2" calcext:value-type="float">
            <text:p>2578.2</text:p>
          </table:table-cell>
          <table:table-cell office:value-type="float" office:value="734.11" calcext:value-type="float">
            <text:p>734.11</text:p>
          </table:table-cell>
          <table:table-cell office:value-type="float" office:value="2771.2" calcext:value-type="float">
            <text:p>2771.2</text:p>
          </table:table-cell>
          <table:table-cell office:value-type="float" office:value="2.0753" calcext:value-type="float">
            <text:p>2.0753</text:p>
          </table:table-cell>
          <table:table-cell office:value-type="float" office:value="6.6369" calcext:value-type="float">
            <text:p>6.6369</text:p>
          </table:table-cell>
        </table:table-row>
        <table:table-row table:style-name="ro1">
          <table:table-cell office:value-type="float" office:value="0.87176" calcext:value-type="float">
            <text:p>0.87176</text:p>
          </table:table-cell>
          <table:table-cell office:value-type="float" office:value="174" calcext:value-type="float">
            <text:p>174</text:p>
          </table:table-cell>
          <table:table-cell office:value-type="float" office:value="0.00111941" calcext:value-type="float">
            <text:p>0.00111941</text:p>
          </table:table-cell>
          <table:table-cell office:value-type="float" office:value="0.2215" calcext:value-type="float">
            <text:p>0.2215</text:p>
          </table:table-cell>
          <table:table-cell office:value-type="float" office:value="735.65" calcext:value-type="float">
            <text:p>735.65</text:p>
          </table:table-cell>
          <table:table-cell office:value-type="float" office:value="2578.7" calcext:value-type="float">
            <text:p>2578.7</text:p>
          </table:table-cell>
          <table:table-cell office:value-type="float" office:value="736.63" calcext:value-type="float">
            <text:p>736.63</text:p>
          </table:table-cell>
          <table:table-cell office:value-type="float" office:value="2771.8" calcext:value-type="float">
            <text:p>2771.8</text:p>
          </table:table-cell>
          <table:table-cell office:value-type="float" office:value="2.0809" calcext:value-type="float">
            <text:p>2.0809</text:p>
          </table:table-cell>
          <table:table-cell office:value-type="float" office:value="6.6322" calcext:value-type="float">
            <text:p>6.632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4.398" calcext:value-type="float">
            <text:p>174.398</text:p>
          </table:table-cell>
          <table:table-cell office:value-type="float" office:value="0.00111993" calcext:value-type="float">
            <text:p>0.00111993</text:p>
          </table:table-cell>
          <table:table-cell office:value-type="float" office:value="0.21953" calcext:value-type="float">
            <text:p>0.21953</text:p>
          </table:table-cell>
          <table:table-cell office:value-type="float" office:value="737.38" calcext:value-type="float">
            <text:p>737.38</text:p>
          </table:table-cell>
          <table:table-cell office:value-type="float" office:value="2578.9" calcext:value-type="float">
            <text:p>2578.9</text:p>
          </table:table-cell>
          <table:table-cell office:value-type="float" office:value="738.37" calcext:value-type="float">
            <text:p>738.37</text:p>
          </table:table-cell>
          <table:table-cell office:value-type="float" office:value="2772.1" calcext:value-type="float">
            <text:p>2772.1</text:p>
          </table:table-cell>
          <table:table-cell office:value-type="float" office:value="2.0847" calcext:value-type="float">
            <text:p>2.0847</text:p>
          </table:table-cell>
          <table:table-cell office:value-type="float" office:value="6.629" calcext:value-type="float">
            <text:p>6.629</text:p>
          </table:table-cell>
        </table:table-row>
        <table:table-row table:style-name="ro1">
          <table:table-cell office:value-type="float" office:value="0.8926" calcext:value-type="float">
            <text:p>0.8926</text:p>
          </table:table-cell>
          <table:table-cell office:value-type="float" office:value="175" calcext:value-type="float">
            <text:p>175</text:p>
          </table:table-cell>
          <table:table-cell office:value-type="float" office:value="0.00112072" calcext:value-type="float">
            <text:p>0.00112072</text:p>
          </table:table-cell>
          <table:table-cell office:value-type="float" office:value="0.21658" calcext:value-type="float">
            <text:p>0.21658</text:p>
          </table:table-cell>
          <table:table-cell office:value-type="float" office:value="740.02" calcext:value-type="float">
            <text:p>740.02</text:p>
          </table:table-cell>
          <table:table-cell office:value-type="float" office:value="2579.4" calcext:value-type="float">
            <text:p>2579.4</text:p>
          </table:table-cell>
          <table:table-cell office:value-type="float" office:value="741.02" calcext:value-type="float">
            <text:p>741.02</text:p>
          </table:table-cell>
          <table:table-cell office:value-type="float" office:value="2772.7" calcext:value-type="float">
            <text:p>2772.7</text:p>
          </table:table-cell>
          <table:table-cell office:value-type="float" office:value="2.0906" calcext:value-type="float">
            <text:p>2.0906</text:p>
          </table:table-cell>
          <table:table-cell office:value-type="float" office:value="6.6241" calcext:value-type="float">
            <text:p>6.624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5.35" calcext:value-type="float">
            <text:p>175.35</text:p>
          </table:table-cell>
          <table:table-cell office:value-type="float" office:value="0.00112118" calcext:value-type="float">
            <text:p>0.00112118</text:p>
          </table:table-cell>
          <table:table-cell office:value-type="float" office:value="0.21489" calcext:value-type="float">
            <text:p>0.21489</text:p>
          </table:table-cell>
          <table:table-cell office:value-type="float" office:value="741.55" calcext:value-type="float">
            <text:p>741.55</text:p>
          </table:table-cell>
          <table:table-cell office:value-type="float" office:value="2579.6" calcext:value-type="float">
            <text:p>2579.6</text:p>
          </table:table-cell>
          <table:table-cell office:value-type="float" office:value="742.56" calcext:value-type="float">
            <text:p>742.56</text:p>
          </table:table-cell>
          <table:table-cell office:value-type="float" office:value="2773" calcext:value-type="float">
            <text:p>2773</text:p>
          </table:table-cell>
          <table:table-cell office:value-type="float" office:value="2.094" calcext:value-type="float">
            <text:p>2.094</text:p>
          </table:table-cell>
          <table:table-cell office:value-type="float" office:value="6.6213" calcext:value-type="float">
            <text:p>6.6213</text:p>
          </table:table-cell>
        </table:table-row>
        <table:table-row table:style-name="ro1">
          <table:table-cell office:value-type="float" office:value="0.91384" calcext:value-type="float">
            <text:p>0.91384</text:p>
          </table:table-cell>
          <table:table-cell office:value-type="float" office:value="176" calcext:value-type="float">
            <text:p>176</text:p>
          </table:table-cell>
          <table:table-cell office:value-type="float" office:value="0.00112204" calcext:value-type="float">
            <text:p>0.00112204</text:p>
          </table:table-cell>
          <table:table-cell office:value-type="float" office:value="0.21179" calcext:value-type="float">
            <text:p>0.21179</text:p>
          </table:table-cell>
          <table:table-cell office:value-type="float" office:value="744.39" calcext:value-type="float">
            <text:p>744.39</text:p>
          </table:table-cell>
          <table:table-cell office:value-type="float" office:value="2580.1" calcext:value-type="float">
            <text:p>2580.1</text:p>
          </table:table-cell>
          <table:table-cell office:value-type="float" office:value="745.42" calcext:value-type="float">
            <text:p>745.42</text:p>
          </table:table-cell>
          <table:table-cell office:value-type="float" office:value="2773.6" calcext:value-type="float">
            <text:p>2773.6</text:p>
          </table:table-cell>
          <table:table-cell office:value-type="float" office:value="2.1004" calcext:value-type="float">
            <text:p>2.1004</text:p>
          </table:table-cell>
          <table:table-cell office:value-type="float" office:value="6.6161" calcext:value-type="float">
            <text:p>6.616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76.287" calcext:value-type="float">
            <text:p>176.287</text:p>
          </table:table-cell>
          <table:table-cell office:value-type="float" office:value="0.00112242" calcext:value-type="float">
            <text:p>0.00112242</text:p>
          </table:table-cell>
          <table:table-cell office:value-type="float" office:value="0.21044" calcext:value-type="float">
            <text:p>0.21044</text:p>
          </table:table-cell>
          <table:table-cell office:value-type="float" office:value="745.65" calcext:value-type="float">
            <text:p>745.65</text:p>
          </table:table-cell>
          <table:table-cell office:value-type="float" office:value="2580.3" calcext:value-type="float">
            <text:p>2580.3</text:p>
          </table:table-cell>
          <table:table-cell office:value-type="float" office:value="746.68" calcext:value-type="float">
            <text:p>746.68</text:p>
          </table:table-cell>
          <table:table-cell office:value-type="float" office:value="2773.9" calcext:value-type="float">
            <text:p>2773.9</text:p>
          </table:table-cell>
          <table:table-cell office:value-type="float" office:value="2.1032" calcext:value-type="float">
            <text:p>2.1032</text:p>
          </table:table-cell>
          <table:table-cell office:value-type="float" office:value="6.6137" calcext:value-type="float">
            <text:p>6.6137</text:p>
          </table:table-cell>
        </table:table-row>
        <table:table-row table:style-name="ro1">
          <table:table-cell office:value-type="float" office:value="0.93547" calcext:value-type="float">
            <text:p>0.93547</text:p>
          </table:table-cell>
          <table:table-cell office:value-type="float" office:value="177" calcext:value-type="float">
            <text:p>177</text:p>
          </table:table-cell>
          <table:table-cell office:value-type="float" office:value="0.00112336" calcext:value-type="float">
            <text:p>0.00112336</text:p>
          </table:table-cell>
          <table:table-cell office:value-type="float" office:value="0.20712" calcext:value-type="float">
            <text:p>0.20712</text:p>
          </table:table-cell>
          <table:table-cell office:value-type="float" office:value="748.77" calcext:value-type="float">
            <text:p>748.77</text:p>
          </table:table-cell>
          <table:table-cell office:value-type="float" office:value="2580.7" calcext:value-type="float">
            <text:p>2580.7</text:p>
          </table:table-cell>
          <table:table-cell office:value-type="float" office:value="749.82" calcext:value-type="float">
            <text:p>749.82</text:p>
          </table:table-cell>
          <table:table-cell office:value-type="float" office:value="2774.5" calcext:value-type="float">
            <text:p>2774.5</text:p>
          </table:table-cell>
          <table:table-cell office:value-type="float" office:value="2.1101" calcext:value-type="float">
            <text:p>2.1101</text:p>
          </table:table-cell>
          <table:table-cell office:value-type="float" office:value="6.608" calcext:value-type="float">
            <text:p>6.60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77.207" calcext:value-type="float">
            <text:p>177.207</text:p>
          </table:table-cell>
          <table:table-cell office:value-type="float" office:value="0.00112364" calcext:value-type="float">
            <text:p>0.00112364</text:p>
          </table:table-cell>
          <table:table-cell office:value-type="float" office:value="0.20617" calcext:value-type="float">
            <text:p>0.20617</text:p>
          </table:table-cell>
          <table:table-cell office:value-type="float" office:value="749.67" calcext:value-type="float">
            <text:p>749.67</text:p>
          </table:table-cell>
          <table:table-cell office:value-type="float" office:value="2580.9" calcext:value-type="float">
            <text:p>2580.9</text:p>
          </table:table-cell>
          <table:table-cell office:value-type="float" office:value="750.73" calcext:value-type="float">
            <text:p>750.73</text:p>
          </table:table-cell>
          <table:table-cell office:value-type="float" office:value="2774.7" calcext:value-type="float">
            <text:p>2774.7</text:p>
          </table:table-cell>
          <table:table-cell office:value-type="float" office:value="2.1121" calcext:value-type="float">
            <text:p>2.1121</text:p>
          </table:table-cell>
          <table:table-cell office:value-type="float" office:value="6.6063" calcext:value-type="float">
            <text:p>6.6063</text:p>
          </table:table-cell>
        </table:table-row>
        <table:table-row table:style-name="ro1">
          <table:table-cell office:value-type="float" office:value="0.95751" calcext:value-type="float">
            <text:p>0.95751</text:p>
          </table:table-cell>
          <table:table-cell office:value-type="float" office:value="178" calcext:value-type="float">
            <text:p>178</text:p>
          </table:table-cell>
          <table:table-cell office:value-type="float" office:value="0.0011247" calcext:value-type="float">
            <text:p>0.0011247</text:p>
          </table:table-cell>
          <table:table-cell office:value-type="float" office:value="0.20258" calcext:value-type="float">
            <text:p>0.20258</text:p>
          </table:table-cell>
          <table:table-cell office:value-type="float" office:value="753.15" calcext:value-type="float">
            <text:p>753.15</text:p>
          </table:table-cell>
          <table:table-cell office:value-type="float" office:value="2581.4" calcext:value-type="float">
            <text:p>2581.4</text:p>
          </table:table-cell>
          <table:table-cell office:value-type="float" office:value="754.23" calcext:value-type="float">
            <text:p>754.23</text:p>
          </table:table-cell>
          <table:table-cell office:value-type="float" office:value="2775.4" calcext:value-type="float">
            <text:p>2775.4</text:p>
          </table:table-cell>
          <table:table-cell office:value-type="float" office:value="2.1198" calcext:value-type="float">
            <text:p>2.119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78.112" calcext:value-type="float">
            <text:p>178.112</text:p>
          </table:table-cell>
          <table:table-cell office:value-type="float" office:value="0.00112485" calcext:value-type="float">
            <text:p>0.00112485</text:p>
          </table:table-cell>
          <table:table-cell office:value-type="float" office:value="0.20208" calcext:value-type="float">
            <text:p>0.20208</text:p>
          </table:table-cell>
          <table:table-cell office:value-type="float" office:value="753.64" calcext:value-type="float">
            <text:p>753.64</text:p>
          </table:table-cell>
          <table:table-cell office:value-type="float" office:value="2581.5" calcext:value-type="float">
            <text:p>2581.5</text:p>
          </table:table-cell>
          <table:table-cell office:value-type="float" office:value="754.72" calcext:value-type="float">
            <text:p>754.72</text:p>
          </table:table-cell>
          <table:table-cell office:value-type="float" office:value="2775.5" calcext:value-type="float">
            <text:p>2775.5</text:p>
          </table:table-cell>
          <table:table-cell office:value-type="float" office:value="2.1209" calcext:value-type="float">
            <text:p>2.1209</text:p>
          </table:table-cell>
          <table:table-cell office:value-type="float" office:value="6.5991" calcext:value-type="float">
            <text:p>6.5991</text:p>
          </table:table-cell>
        </table:table-row>
        <table:table-row table:style-name="ro1">
          <table:table-cell office:value-type="float" office:value="0.97995" calcext:value-type="float">
            <text:p>0.97995</text:p>
          </table:table-cell>
          <table:table-cell office:value-type="float" office:value="179" calcext:value-type="float">
            <text:p>179</text:p>
          </table:table-cell>
          <table:table-cell office:value-type="float" office:value="0.00112604" calcext:value-type="float">
            <text:p>0.00112604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757.54" calcext:value-type="float">
            <text:p>757.54</text:p>
          </table:table-cell>
          <table:table-cell office:value-type="float" office:value="2582.1" calcext:value-type="float">
            <text:p>2582.1</text:p>
          </table:table-cell>
          <table:table-cell office:value-type="float" office:value="758.64" calcext:value-type="float">
            <text:p>758.64</text:p>
          </table:table-cell>
          <table:table-cell office:value-type="float" office:value="2776.3" calcext:value-type="float">
            <text:p>2776.3</text:p>
          </table:table-cell>
          <table:table-cell office:value-type="float" office:value="2.1296" calcext:value-type="float">
            <text:p>2.1296</text:p>
          </table:table-cell>
          <table:table-cell office:value-type="float" office:value="6.592" calcext:value-type="float">
            <text:p>6.59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79.002" calcext:value-type="float">
            <text:p>179.002</text:p>
          </table:table-cell>
          <table:table-cell office:value-type="float" office:value="0.00112605" calcext:value-type="float">
            <text:p>0.00112605</text:p>
          </table:table-cell>
          <table:table-cell office:value-type="float" office:value="0.19814" calcext:value-type="float">
            <text:p>0.19814</text:p>
          </table:table-cell>
          <table:table-cell office:value-type="float" office:value="757.55" calcext:value-type="float">
            <text:p>757.55</text:p>
          </table:table-cell>
          <table:table-cell office:value-type="float" office:value="2582.1" calcext:value-type="float">
            <text:p>2582.1</text:p>
          </table:table-cell>
          <table:table-cell office:value-type="float" office:value="758.65" calcext:value-type="float">
            <text:p>758.65</text:p>
          </table:table-cell>
          <table:table-cell office:value-type="float" office:value="2776.3" calcext:value-type="float">
            <text:p>2776.3</text:p>
          </table:table-cell>
          <table:table-cell office:value-type="float" office:value="2.1296" calcext:value-type="float">
            <text:p>2.1296</text:p>
          </table:table-cell>
          <table:table-cell office:value-type="float" office:value="6.592" calcext:value-type="float">
            <text:p>6.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878" calcext:value-type="float">
            <text:p>179.878</text:p>
          </table:table-cell>
          <table:table-cell office:value-type="float" office:value="0.00112723" calcext:value-type="float">
            <text:p>0.00112723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761.39" calcext:value-type="float">
            <text:p>761.39</text:p>
          </table:table-cell>
          <table:table-cell office:value-type="float" office:value="2582.7" calcext:value-type="float">
            <text:p>2582.7</text:p>
          </table:table-cell>
          <table:table-cell office:value-type="float" office:value="762.52" calcext:value-type="float">
            <text:p>762.52</text:p>
          </table:table-cell>
          <table:table-cell office:value-type="float" office:value="2777.1" calcext:value-type="float">
            <text:p>2777.1</text:p>
          </table:table-cell>
          <table:table-cell office:value-type="float" office:value="2.1381" calcext:value-type="float">
            <text:p>2.1381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1.0028" calcext:value-type="float">
            <text:p>1.0028</text:p>
          </table:table-cell>
          <table:table-cell office:value-type="float" office:value="180" calcext:value-type="float">
            <text:p>180</text:p>
          </table:table-cell>
          <table:table-cell office:value-type="float" office:value="0.0011274" calcext:value-type="float">
            <text:p>0.0011274</text:p>
          </table:table-cell>
          <table:table-cell office:value-type="float" office:value="0.19384" calcext:value-type="float">
            <text:p>0.19384</text:p>
          </table:table-cell>
          <table:table-cell office:value-type="float" office:value="761.92" calcext:value-type="float">
            <text:p>761.92</text:p>
          </table:table-cell>
          <table:table-cell office:value-type="float" office:value="2582.8" calcext:value-type="float">
            <text:p>2582.8</text:p>
          </table:table-cell>
          <table:table-cell office:value-type="float" office:value="763.05" calcext:value-type="float">
            <text:p>763.05</text:p>
          </table:table-cell>
          <table:table-cell office:value-type="float" office:value="2777.2" calcext:value-type="float">
            <text:p>2777.2</text:p>
          </table:table-cell>
          <table:table-cell office:value-type="float" office:value="2.1392" calcext:value-type="float">
            <text:p>2.1392</text:p>
          </table:table-cell>
          <table:table-cell office:value-type="float" office:value="6.584" calcext:value-type="float">
            <text:p>6.584</text:p>
          </table:table-cell>
        </table:table-row>
        <table:table-row table:style-name="ro1">
          <table:table-cell office:value-type="float" office:value="1.0261" calcext:value-type="float">
            <text:p>1.0261</text:p>
          </table:table-cell>
          <table:table-cell office:value-type="float" office:value="181" calcext:value-type="float">
            <text:p>181</text:p>
          </table:table-cell>
          <table:table-cell office:value-type="float" office:value="0.00112876" calcext:value-type="float">
            <text:p>0.00112876</text:p>
          </table:table-cell>
          <table:table-cell office:value-type="float" office:value="0.18964" calcext:value-type="float">
            <text:p>0.18964</text:p>
          </table:table-cell>
          <table:table-cell office:value-type="float" office:value="766.31" calcext:value-type="float">
            <text:p>766.31</text:p>
          </table:table-cell>
          <table:table-cell office:value-type="float" office:value="2583.5" calcext:value-type="float">
            <text:p>2583.5</text:p>
          </table:table-cell>
          <table:table-cell office:value-type="float" office:value="767.47" calcext:value-type="float">
            <text:p>767.47</text:p>
          </table:table-cell>
          <table:table-cell office:value-type="float" office:value="2778.1" calcext:value-type="float">
            <text:p>2778.1</text:p>
          </table:table-cell>
          <table:table-cell office:value-type="float" office:value="2.1489" calcext:value-type="float">
            <text:p>2.1489</text:p>
          </table:table-cell>
          <table:table-cell office:value-type="float" office:value="6.5761" calcext:value-type="float">
            <text:p>6.5761</text:p>
          </table:table-cell>
        </table:table-row>
        <table:table-row table:style-name="ro1">
          <table:table-cell office:value-type="float" office:value="1.0498" calcext:value-type="float">
            <text:p>1.0498</text:p>
          </table:table-cell>
          <table:table-cell office:value-type="float" office:value="182" calcext:value-type="float">
            <text:p>182</text:p>
          </table:table-cell>
          <table:table-cell office:value-type="float" office:value="0.00113013" calcext:value-type="float">
            <text:p>0.00113013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770.71" calcext:value-type="float">
            <text:p>770.71</text:p>
          </table:table-cell>
          <table:table-cell office:value-type="float" office:value="2584.1" calcext:value-type="float">
            <text:p>2584.1</text:p>
          </table:table-cell>
          <table:table-cell office:value-type="float" office:value="771.9" calcext:value-type="float">
            <text:p>771.9</text:p>
          </table:table-cell>
          <table:table-cell office:value-type="float" office:value="2778.9" calcext:value-type="float">
            <text:p>2778.9</text:p>
          </table:table-cell>
          <table:table-cell office:value-type="float" office:value="2.1586" calcext:value-type="float">
            <text:p>2.1586</text:p>
          </table:table-cell>
          <table:table-cell office:value-type="float" office:value="6.5682" calcext:value-type="float">
            <text:p>6.568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82.009" calcext:value-type="float">
            <text:p>182.009</text:p>
          </table:table-cell>
          <table:table-cell office:value-type="float" office:value="0.00113014" calcext:value-type="float">
            <text:p>0.00113014</text:p>
          </table:table-cell>
          <table:table-cell office:value-type="float" office:value="0.18552" calcext:value-type="float">
            <text:p>0.18552</text:p>
          </table:table-cell>
          <table:table-cell office:value-type="float" office:value="770.75" calcext:value-type="float">
            <text:p>770.75</text:p>
          </table:table-cell>
          <table:table-cell office:value-type="float" office:value="2584.1" calcext:value-type="float">
            <text:p>2584.1</text:p>
          </table:table-cell>
          <table:table-cell office:value-type="float" office:value="771.94" calcext:value-type="float">
            <text:p>771.94</text:p>
          </table:table-cell>
          <table:table-cell office:value-type="float" office:value="2778.9" calcext:value-type="float">
            <text:p>2778.9</text:p>
          </table:table-cell>
          <table:table-cell office:value-type="float" office:value="2.1587" calcext:value-type="float">
            <text:p>2.1587</text:p>
          </table:table-cell>
          <table:table-cell office:value-type="float" office:value="6.5681" calcext:value-type="float">
            <text:p>6.5681</text:p>
          </table:table-cell>
        </table:table-row>
        <table:table-row table:style-name="ro1">
          <table:table-cell office:value-type="float" office:value="1.0739" calcext:value-type="float">
            <text:p>1.0739</text:p>
          </table:table-cell>
          <table:table-cell office:value-type="float" office:value="183" calcext:value-type="float">
            <text:p>183</text:p>
          </table:table-cell>
          <table:table-cell office:value-type="float" office:value="0.00113151" calcext:value-type="float">
            <text:p>0.00113151</text:p>
          </table:table-cell>
          <table:table-cell office:value-type="float" office:value="0.18157" calcext:value-type="float">
            <text:p>0.18157</text:p>
          </table:table-cell>
          <table:table-cell office:value-type="float" office:value="775.1" calcext:value-type="float">
            <text:p>775.1</text:p>
          </table:table-cell>
          <table:table-cell office:value-type="float" office:value="2584.8" calcext:value-type="float">
            <text:p>2584.8</text:p>
          </table:table-cell>
          <table:table-cell office:value-type="float" office:value="776.32" calcext:value-type="float">
            <text:p>776.32</text:p>
          </table:table-cell>
          <table:table-cell office:value-type="float" office:value="2779.8" calcext:value-type="float">
            <text:p>2779.8</text:p>
          </table:table-cell>
          <table:table-cell office:value-type="float" office:value="2.1683" calcext:value-type="float">
            <text:p>2.1683</text:p>
          </table:table-cell>
          <table:table-cell office:value-type="float" office:value="6.5603" calcext:value-type="float">
            <text:p>6.5603</text:p>
          </table:table-cell>
        </table:table-row>
        <table:table-row table:style-name="ro1">
          <table:table-cell office:value-type="float" office:value="1.0985" calcext:value-type="float">
            <text:p>1.0985</text:p>
          </table:table-cell>
          <table:table-cell office:value-type="float" office:value="184" calcext:value-type="float">
            <text:p>184</text:p>
          </table:table-cell>
          <table:table-cell office:value-type="float" office:value="0.0011329" calcext:value-type="float">
            <text:p>0.0011329</text:p>
          </table:table-cell>
          <table:table-cell office:value-type="float" office:value="0.17769" calcext:value-type="float">
            <text:p>0.17769</text:p>
          </table:table-cell>
          <table:table-cell office:value-type="float" office:value="779.51" calcext:value-type="float">
            <text:p>779.51</text:p>
          </table:table-cell>
          <table:table-cell office:value-type="float" office:value="2585.4" calcext:value-type="float">
            <text:p>2585.4</text:p>
          </table:table-cell>
          <table:table-cell office:value-type="float" office:value="780.75" calcext:value-type="float">
            <text:p>780.75</text:p>
          </table:table-cell>
          <table:table-cell office:value-type="float" office:value="2780.6" calcext:value-type="float">
            <text:p>2780.6</text:p>
          </table:table-cell>
          <table:table-cell office:value-type="float" office:value="2.1779" calcext:value-type="float">
            <text:p>2.1779</text:p>
          </table:table-cell>
          <table:table-cell office:value-type="float" office:value="6.5525" calcext:value-type="float">
            <text:p>6.55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84.062" calcext:value-type="float">
            <text:p>184.062</text:p>
          </table:table-cell>
          <table:table-cell office:value-type="float" office:value="0.00113299" calcext:value-type="float">
            <text:p>0.00113299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779.78" calcext:value-type="float">
            <text:p>779.78</text:p>
          </table:table-cell>
          <table:table-cell office:value-type="float" office:value="2585.4" calcext:value-type="float">
            <text:p>2585.4</text:p>
          </table:table-cell>
          <table:table-cell office:value-type="float" office:value="781.03" calcext:value-type="float">
            <text:p>781.03</text:p>
          </table:table-cell>
          <table:table-cell office:value-type="float" office:value="2780.6" calcext:value-type="float">
            <text:p>2780.6</text:p>
          </table:table-cell>
          <table:table-cell office:value-type="float" office:value="2.1785" calcext:value-type="float">
            <text:p>2.1785</text:p>
          </table:table-cell>
          <table:table-cell office:value-type="float" office:value="6.552" calcext:value-type="float">
            <text:p>6.552</text:p>
          </table:table-cell>
        </table:table-row>
        <table:table-row table:style-name="ro1">
          <table:table-cell office:value-type="float" office:value="1.1235" calcext:value-type="float">
            <text:p>1.1235</text:p>
          </table:table-cell>
          <table:table-cell office:value-type="float" office:value="185" calcext:value-type="float">
            <text:p>185</text:p>
          </table:table-cell>
          <table:table-cell office:value-type="float" office:value="0.0011343" calcext:value-type="float">
            <text:p>0.0011343</text:p>
          </table:table-cell>
          <table:table-cell office:value-type="float" office:value="0.1739" calcext:value-type="float">
            <text:p>0.1739</text:p>
          </table:table-cell>
          <table:table-cell office:value-type="float" office:value="783.92" calcext:value-type="float">
            <text:p>783.92</text:p>
          </table:table-cell>
          <table:table-cell office:value-type="float" office:value="2586" calcext:value-type="float">
            <text:p>2586</text:p>
          </table:table-cell>
          <table:table-cell office:value-type="float" office:value="785.19" calcext:value-type="float">
            <text:p>785.19</text:p>
          </table:table-cell>
          <table:table-cell office:value-type="float" office:value="2781.4" calcext:value-type="float">
            <text:p>2781.4</text:p>
          </table:table-cell>
          <table:table-cell office:value-type="float" office:value="2.1875" calcext:value-type="float">
            <text:p>2.1875</text:p>
          </table:table-cell>
          <table:table-cell office:value-type="float" office:value="6.5447" calcext:value-type="float">
            <text:p>6.5447</text:p>
          </table:table-cell>
        </table:table-row>
        <table:table-row table:style-name="ro1">
          <table:table-cell office:value-type="float" office:value="1.1489" calcext:value-type="float">
            <text:p>1.1489</text:p>
          </table:table-cell>
          <table:table-cell office:value-type="float" office:value="186" calcext:value-type="float">
            <text:p>186</text:p>
          </table:table-cell>
          <table:table-cell office:value-type="float" office:value="0.00113571" calcext:value-type="float">
            <text:p>0.00113571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788.33" calcext:value-type="float">
            <text:p>788.33</text:p>
          </table:table-cell>
          <table:table-cell office:value-type="float" office:value="2586.6" calcext:value-type="float">
            <text:p>2586.6</text:p>
          </table:table-cell>
          <table:table-cell office:value-type="float" office:value="789.63" calcext:value-type="float">
            <text:p>789.63</text:p>
          </table:table-cell>
          <table:table-cell office:value-type="float" office:value="2782.2" calcext:value-type="float">
            <text:p>2782.2</text:p>
          </table:table-cell>
          <table:table-cell office:value-type="float" office:value="2.1971" calcext:value-type="float">
            <text:p>2.1971</text:p>
          </table:table-cell>
          <table:table-cell office:value-type="float" office:value="6.5369" calcext:value-type="float">
            <text:p>6.536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86.043" calcext:value-type="float">
            <text:p>186.043</text:p>
          </table:table-cell>
          <table:table-cell office:value-type="float" office:value="0.00113577" calcext:value-type="float">
            <text:p>0.00113577</text:p>
          </table:table-cell>
          <table:table-cell office:value-type="float" office:value="0.17006" calcext:value-type="float">
            <text:p>0.17006</text:p>
          </table:table-cell>
          <table:table-cell office:value-type="float" office:value="788.51" calcext:value-type="float">
            <text:p>788.51</text:p>
          </table:table-cell>
          <table:table-cell office:value-type="float" office:value="2586.6" calcext:value-type="float">
            <text:p>2586.6</text:p>
          </table:table-cell>
          <table:table-cell office:value-type="float" office:value="789.82" calcext:value-type="float">
            <text:p>789.82</text:p>
          </table:table-cell>
          <table:table-cell office:value-type="float" office:value="2782.2" calcext:value-type="float">
            <text:p>2782.2</text:p>
          </table:table-cell>
          <table:table-cell office:value-type="float" office:value="2.1976" calcext:value-type="float">
            <text:p>2.1976</text:p>
          </table:table-cell>
          <table:table-cell office:value-type="float" office:value="6.5365" calcext:value-type="float">
            <text:p>6.5365</text:p>
          </table:table-cell>
        </table:table-row>
        <table:table-row table:style-name="ro1">
          <table:table-cell office:value-type="float" office:value="1.1748" calcext:value-type="float">
            <text:p>1.1748</text:p>
          </table:table-cell>
          <table:table-cell office:value-type="float" office:value="187" calcext:value-type="float">
            <text:p>187</text:p>
          </table:table-cell>
          <table:table-cell office:value-type="float" office:value="0.00113713" calcext:value-type="float">
            <text:p>0.00113713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792.73" calcext:value-type="float">
            <text:p>792.73</text:p>
          </table:table-cell>
          <table:table-cell office:value-type="float" office:value="2587.3" calcext:value-type="float">
            <text:p>2587.3</text:p>
          </table:table-cell>
          <table:table-cell office:value-type="float" office:value="794.07" calcext:value-type="float">
            <text:p>794.07</text:p>
          </table:table-cell>
          <table:table-cell office:value-type="float" office:value="2783" calcext:value-type="float">
            <text:p>2783</text:p>
          </table:table-cell>
          <table:table-cell office:value-type="float" office:value="2.2067" calcext:value-type="float">
            <text:p>2.2067</text:p>
          </table:table-cell>
          <table:table-cell office:value-type="float" office:value="6.5291" calcext:value-type="float">
            <text:p>6.529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7.957" calcext:value-type="float">
            <text:p>187.957</text:p>
          </table:table-cell>
          <table:table-cell office:value-type="float" office:value="0.0011385" calcext:value-type="float">
            <text:p>0.0011385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796.96" calcext:value-type="float">
            <text:p>796.96</text:p>
          </table:table-cell>
          <table:table-cell office:value-type="float" office:value="2587.8" calcext:value-type="float">
            <text:p>2587.8</text:p>
          </table:table-cell>
          <table:table-cell office:value-type="float" office:value="798.33" calcext:value-type="float">
            <text:p>798.33</text:p>
          </table:table-cell>
          <table:table-cell office:value-type="float" office:value="2783.7" calcext:value-type="float">
            <text:p>2783.7</text:p>
          </table:table-cell>
          <table:table-cell office:value-type="float" office:value="2.2159" calcext:value-type="float">
            <text:p>2.2159</text:p>
          </table:table-cell>
          <table:table-cell office:value-type="float" office:value="6.5217" calcext:value-type="float">
            <text:p>6.5217</text:p>
          </table:table-cell>
        </table:table-row>
        <table:table-row table:style-name="ro1">
          <table:table-cell office:value-type="float" office:value="1.2011" calcext:value-type="float">
            <text:p>1.2011</text:p>
          </table:table-cell>
          <table:table-cell office:value-type="float" office:value="188" calcext:value-type="float">
            <text:p>188</text:p>
          </table:table-cell>
          <table:table-cell office:value-type="float" office:value="0.00113856" calcext:value-type="float">
            <text:p>0.00113856</text:p>
          </table:table-cell>
          <table:table-cell office:value-type="float" office:value="0.16311" calcext:value-type="float">
            <text:p>0.16311</text:p>
          </table:table-cell>
          <table:table-cell office:value-type="float" office:value="797.15" calcext:value-type="float">
            <text:p>797.15</text:p>
          </table:table-cell>
          <table:table-cell office:value-type="float" office:value="2587.9" calcext:value-type="float">
            <text:p>2587.9</text:p>
          </table:table-cell>
          <table:table-cell office:value-type="float" office:value="798.52" calcext:value-type="float">
            <text:p>798.52</text:p>
          </table:table-cell>
          <table:table-cell office:value-type="float" office:value="2783.8" calcext:value-type="float">
            <text:p>2783.8</text:p>
          </table:table-cell>
          <table:table-cell office:value-type="float" office:value="2.2163" calcext:value-type="float">
            <text:p>2.2163</text:p>
          </table:table-cell>
          <table:table-cell office:value-type="float" office:value="6.5213" calcext:value-type="float">
            <text:p>6.5213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189" calcext:value-type="float">
            <text:p>189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15969" calcext:value-type="float">
            <text:p>0.15969</text:p>
          </table:table-cell>
          <table:table-cell office:value-type="float" office:value="801.57" calcext:value-type="float">
            <text:p>801.57</text:p>
          </table:table-cell>
          <table:table-cell office:value-type="float" office:value="2588.4" calcext:value-type="float">
            <text:p>2588.4</text:p>
          </table:table-cell>
          <table:table-cell office:value-type="float" office:value="802.97" calcext:value-type="float">
            <text:p>802.97</text:p>
          </table:table-cell>
          <table:table-cell office:value-type="float" office:value="2784.5" calcext:value-type="float">
            <text:p>2784.5</text:p>
          </table:table-cell>
          <table:table-cell office:value-type="float" office:value="2.2259" calcext:value-type="float">
            <text:p>2.2259</text:p>
          </table:table-cell>
          <table:table-cell office:value-type="float" office:value="6.5136" calcext:value-type="float">
            <text:p>6.513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89.809" calcext:value-type="float">
            <text:p>189.809</text:p>
          </table:table-cell>
          <table:table-cell office:value-type="float" office:value="0.00114118" calcext:value-type="float">
            <text:p>0.00114118</text:p>
          </table:table-cell>
          <table:table-cell office:value-type="float" office:value="0.15699" calcext:value-type="float">
            <text:p>0.15699</text:p>
          </table:table-cell>
          <table:table-cell office:value-type="float" office:value="805.15" calcext:value-type="float">
            <text:p>805.15</text:p>
          </table:table-cell>
          <table:table-cell office:value-type="float" office:value="2588.9" calcext:value-type="float">
            <text:p>2588.9</text:p>
          </table:table-cell>
          <table:table-cell office:value-type="float" office:value="806.58" calcext:value-type="float">
            <text:p>806.58</text:p>
          </table:table-cell>
          <table:table-cell office:value-type="float" office:value="2785.1" calcext:value-type="float">
            <text:p>2785.1</text:p>
          </table:table-cell>
          <table:table-cell office:value-type="float" office:value="2.2337" calcext:value-type="float">
            <text:p>2.2337</text:p>
          </table:table-cell>
          <table:table-cell office:value-type="float" office:value="6.5074" calcext:value-type="float">
            <text:p>6.5074</text:p>
          </table:table-cell>
        </table:table-row>
        <table:table-row table:style-name="ro1">
          <table:table-cell office:value-type="float" office:value="1.2552" calcext:value-type="float">
            <text:p>1.2552</text:p>
          </table:table-cell>
          <table:table-cell office:value-type="float" office:value="190" calcext:value-type="float">
            <text:p>190</text:p>
          </table:table-cell>
          <table:table-cell office:value-type="float" office:value="0.00114145" calcext:value-type="float">
            <text:p>0.00114145</text:p>
          </table:table-cell>
          <table:table-cell office:value-type="float" office:value="0.15636" calcext:value-type="float">
            <text:p>0.15636</text:p>
          </table:table-cell>
          <table:table-cell office:value-type="float" office:value="806" calcext:value-type="float">
            <text:p>806</text:p>
          </table:table-cell>
          <table:table-cell office:value-type="float" office:value="2589" calcext:value-type="float">
            <text:p>2589</text:p>
          </table:table-cell>
          <table:table-cell office:value-type="float" office:value="807.43" calcext:value-type="float">
            <text:p>807.43</text:p>
          </table:table-cell>
          <table:table-cell office:value-type="float" office:value="2785.3" calcext:value-type="float">
            <text:p>2785.3</text:p>
          </table:table-cell>
          <table:table-cell office:value-type="float" office:value="2.2355" calcext:value-type="float">
            <text:p>2.2355</text:p>
          </table:table-cell>
          <table:table-cell office:value-type="float" office:value="6.5059" calcext:value-type="float">
            <text:p>6.5059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91" calcext:value-type="float">
            <text:p>191</text:p>
          </table:table-cell>
          <table:table-cell office:value-type="float" office:value="0.00114291" calcext:value-type="float">
            <text:p>0.00114291</text:p>
          </table:table-cell>
          <table:table-cell office:value-type="float" office:value="0.15311" calcext:value-type="float">
            <text:p>0.15311</text:p>
          </table:table-cell>
          <table:table-cell office:value-type="float" office:value="810.42" calcext:value-type="float">
            <text:p>810.42</text:p>
          </table:table-cell>
          <table:table-cell office:value-type="float" office:value="2589.6" calcext:value-type="float">
            <text:p>2589.6</text:p>
          </table:table-cell>
          <table:table-cell office:value-type="float" office:value="811.89" calcext:value-type="float">
            <text:p>811.89</text:p>
          </table:table-cell>
          <table:table-cell office:value-type="float" office:value="2786" calcext:value-type="float">
            <text:p>2786</text:p>
          </table:table-cell>
          <table:table-cell office:value-type="float" office:value="2.245" calcext:value-type="float">
            <text:p>2.245</text:p>
          </table:table-cell>
          <table:table-cell office:value-type="float" office:value="6.4982" calcext:value-type="float">
            <text:p>6.498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1.605" calcext:value-type="float">
            <text:p>191.605</text:p>
          </table:table-cell>
          <table:table-cell office:value-type="float" office:value="0.0011438" calcext:value-type="float">
            <text:p>0.0011438</text:p>
          </table:table-cell>
          <table:table-cell office:value-type="float" office:value="0.15119" calcext:value-type="float">
            <text:p>0.15119</text:p>
          </table:table-cell>
          <table:table-cell office:value-type="float" office:value="813.11" calcext:value-type="float">
            <text:p>813.11</text:p>
          </table:table-cell>
          <table:table-cell office:value-type="float" office:value="2590" calcext:value-type="float">
            <text:p>2590</text:p>
          </table:table-cell>
          <table:table-cell office:value-type="float" office:value="814.6" calcext:value-type="float">
            <text:p>814.6</text:p>
          </table:table-cell>
          <table:table-cell office:value-type="float" office:value="2786.5" calcext:value-type="float">
            <text:p>2786.5</text:p>
          </table:table-cell>
          <table:table-cell office:value-type="float" office:value="2.2508" calcext:value-type="float">
            <text:p>2.2508</text:p>
          </table:table-cell>
          <table:table-cell office:value-type="float" office:value="6.4936" calcext:value-type="float">
            <text:p>6.4936</text:p>
          </table:table-cell>
        </table:table-row>
        <table:table-row table:style-name="ro1">
          <table:table-cell office:value-type="float" office:value="1.3112" calcext:value-type="float">
            <text:p>1.3112</text:p>
          </table:table-cell>
          <table:table-cell office:value-type="float" office:value="192" calcext:value-type="float">
            <text:p>192</text:p>
          </table:table-cell>
          <table:table-cell office:value-type="float" office:value="0.00114438" calcext:value-type="float">
            <text:p>0.00114438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814.86" calcext:value-type="float">
            <text:p>814.86</text:p>
          </table:table-cell>
          <table:table-cell office:value-type="float" office:value="2590.1" calcext:value-type="float">
            <text:p>2590.1</text:p>
          </table:table-cell>
          <table:table-cell office:value-type="float" office:value="816.36" calcext:value-type="float">
            <text:p>816.36</text:p>
          </table:table-cell>
          <table:table-cell office:value-type="float" office:value="2786.7" calcext:value-type="float">
            <text:p>2786.7</text:p>
          </table:table-cell>
          <table:table-cell office:value-type="float" office:value="2.2546" calcext:value-type="float">
            <text:p>2.2546</text:p>
          </table:table-cell>
          <table:table-cell office:value-type="float" office:value="6.4906" calcext:value-type="float">
            <text:p>6.4906</text:p>
          </table:table-cell>
        </table:table-row>
        <table:table-row table:style-name="ro1">
          <table:table-cell office:value-type="float" office:value="1.3399" calcext:value-type="float">
            <text:p>1.3399</text:p>
          </table:table-cell>
          <table:table-cell office:value-type="float" office:value="193" calcext:value-type="float">
            <text:p>193</text:p>
          </table:table-cell>
          <table:table-cell office:value-type="float" office:value="0.00114586" calcext:value-type="float">
            <text:p>0.00114586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819.29" calcext:value-type="float">
            <text:p>819.29</text:p>
          </table:table-cell>
          <table:table-cell office:value-type="float" office:value="2590.6" calcext:value-type="float">
            <text:p>2590.6</text:p>
          </table:table-cell>
          <table:table-cell office:value-type="float" office:value="820.83" calcext:value-type="float">
            <text:p>820.83</text:p>
          </table:table-cell>
          <table:table-cell office:value-type="float" office:value="2787.4" calcext:value-type="float">
            <text:p>2787.4</text:p>
          </table:table-cell>
          <table:table-cell office:value-type="float" office:value="2.2641" calcext:value-type="float">
            <text:p>2.2641</text:p>
          </table:table-cell>
          <table:table-cell office:value-type="float" office:value="6.483" calcext:value-type="float">
            <text:p>6.48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93.347" calcext:value-type="float">
            <text:p>193.347</text:p>
          </table:table-cell>
          <table:table-cell office:value-type="float" office:value="0.00114638" calcext:value-type="float">
            <text:p>0.00114638</text:p>
          </table:table-cell>
          <table:table-cell office:value-type="float" office:value="0.1458" calcext:value-type="float">
            <text:p>0.1458</text:p>
          </table:table-cell>
          <table:table-cell office:value-type="float" office:value="820.84" calcext:value-type="float">
            <text:p>820.84</text:p>
          </table:table-cell>
          <table:table-cell office:value-type="float" office:value="2590.9" calcext:value-type="float">
            <text:p>2590.9</text:p>
          </table:table-cell>
          <table:table-cell office:value-type="float" office:value="822.39" calcext:value-type="float">
            <text:p>822.39</text:p>
          </table:table-cell>
          <table:table-cell office:value-type="float" office:value="2787.7" calcext:value-type="float">
            <text:p>2787.7</text:p>
          </table:table-cell>
          <table:table-cell office:value-type="float" office:value="2.2674" calcext:value-type="float">
            <text:p>2.2674</text:p>
          </table:table-cell>
          <table:table-cell office:value-type="float" office:value="6.4803" calcext:value-type="float">
            <text:p>6.4803</text:p>
          </table:table-cell>
        </table:table-row>
        <table:table-row table:style-name="ro1">
          <table:table-cell office:value-type="float" office:value="1.3691" calcext:value-type="float">
            <text:p>1.3691</text:p>
          </table:table-cell>
          <table:table-cell office:value-type="float" office:value="194" calcext:value-type="float">
            <text:p>194</text:p>
          </table:table-cell>
          <table:table-cell office:value-type="float" office:value="0.00114736" calcext:value-type="float">
            <text:p>0.00114736</text:p>
          </table:table-cell>
          <table:table-cell office:value-type="float" office:value="0.14383" calcext:value-type="float">
            <text:p>0.14383</text:p>
          </table:table-cell>
          <table:table-cell office:value-type="float" office:value="823.74" calcext:value-type="float">
            <text:p>823.74</text:p>
          </table:table-cell>
          <table:table-cell office:value-type="float" office:value="2591.2" calcext:value-type="float">
            <text:p>2591.2</text:p>
          </table:table-cell>
          <table:table-cell office:value-type="float" office:value="825.31" calcext:value-type="float">
            <text:p>825.31</text:p>
          </table:table-cell>
          <table:table-cell office:value-type="float" office:value="2788.1" calcext:value-type="float">
            <text:p>2788.1</text:p>
          </table:table-cell>
          <table:table-cell office:value-type="float" office:value="2.2736" calcext:value-type="float">
            <text:p>2.2736</text:p>
          </table:table-cell>
          <table:table-cell office:value-type="float" office:value="6.4754" calcext:value-type="float">
            <text:p>6.4754</text:p>
          </table:table-cell>
        </table:table-row>
        <table:table-row table:style-name="ro1">
          <table:table-cell office:value-type="float" office:value="1.3988" calcext:value-type="float">
            <text:p>1.3988</text:p>
          </table:table-cell>
          <table:table-cell office:value-type="float" office:value="195" calcext:value-type="float">
            <text:p>195</text:p>
          </table:table-cell>
          <table:table-cell office:value-type="float" office:value="0.00114886" calcext:value-type="float">
            <text:p>0.00114886</text:p>
          </table:table-cell>
          <table:table-cell office:value-type="float" office:value="0.14089" calcext:value-type="float">
            <text:p>0.14089</text:p>
          </table:table-cell>
          <table:table-cell office:value-type="float" office:value="828.18" calcext:value-type="float">
            <text:p>828.18</text:p>
          </table:table-cell>
          <table:table-cell office:value-type="float" office:value="2591.7" calcext:value-type="float">
            <text:p>2591.7</text:p>
          </table:table-cell>
          <table:table-cell office:value-type="float" office:value="829.79" calcext:value-type="float">
            <text:p>829.79</text:p>
          </table:table-cell>
          <table:table-cell office:value-type="float" office:value="2788.8" calcext:value-type="float">
            <text:p>2788.8</text:p>
          </table:table-cell>
          <table:table-cell office:value-type="float" office:value="2.2832" calcext:value-type="float">
            <text:p>2.2832</text:p>
          </table:table-cell>
          <table:table-cell office:value-type="float" office:value="6.4678" calcext:value-type="float">
            <text:p>6.467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5.039" calcext:value-type="float">
            <text:p>195.039</text:p>
          </table:table-cell>
          <table:table-cell office:value-type="float" office:value="0.00114892" calcext:value-type="float">
            <text:p>0.00114892</text:p>
          </table:table-cell>
          <table:table-cell office:value-type="float" office:value="0.14078" calcext:value-type="float">
            <text:p>0.14078</text:p>
          </table:table-cell>
          <table:table-cell office:value-type="float" office:value="828.36" calcext:value-type="float">
            <text:p>828.36</text:p>
          </table:table-cell>
          <table:table-cell office:value-type="float" office:value="2591.7" calcext:value-type="float">
            <text:p>2591.7</text:p>
          </table:table-cell>
          <table:table-cell office:value-type="float" office:value="829.97" calcext:value-type="float">
            <text:p>829.97</text:p>
          </table:table-cell>
          <table:table-cell office:value-type="float" office:value="2788.8" calcext:value-type="float">
            <text:p>2788.8</text:p>
          </table:table-cell>
          <table:table-cell office:value-type="float" office:value="2.2835" calcext:value-type="float">
            <text:p>2.2835</text:p>
          </table:table-cell>
          <table:table-cell office:value-type="float" office:value="6.4675" calcext:value-type="float">
            <text:p>6.4675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196" calcext:value-type="float">
            <text:p>196</text:p>
          </table:table-cell>
          <table:table-cell office:value-type="float" office:value="0.00115037" calcext:value-type="float">
            <text:p>0.00115037</text:p>
          </table:table-cell>
          <table:table-cell office:value-type="float" office:value="0.13802" calcext:value-type="float">
            <text:p>0.13802</text:p>
          </table:table-cell>
          <table:table-cell office:value-type="float" office:value="832.64" calcext:value-type="float">
            <text:p>832.64</text:p>
          </table:table-cell>
          <table:table-cell office:value-type="float" office:value="2592.3" calcext:value-type="float">
            <text:p>2592.3</text:p>
          </table:table-cell>
          <table:table-cell office:value-type="float" office:value="834.28" calcext:value-type="float">
            <text:p>834.28</text:p>
          </table:table-cell>
          <table:table-cell office:value-type="float" office:value="2789.5" calcext:value-type="float">
            <text:p>2789.5</text:p>
          </table:table-cell>
          <table:table-cell office:value-type="float" office:value="2.2926" calcext:value-type="float">
            <text:p>2.2926</text:p>
          </table:table-cell>
          <table:table-cell office:value-type="float" office:value="6.4602" calcext:value-type="float">
            <text:p>6.460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6.685" calcext:value-type="float">
            <text:p>196.685</text:p>
          </table:table-cell>
          <table:table-cell office:value-type="float" office:value="0.00115141" calcext:value-type="float">
            <text:p>0.00115141</text:p>
          </table:table-cell>
          <table:table-cell office:value-type="float" office:value="0.13609" calcext:value-type="float">
            <text:p>0.13609</text:p>
          </table:table-cell>
          <table:table-cell office:value-type="float" office:value="835.68" calcext:value-type="float">
            <text:p>835.68</text:p>
          </table:table-cell>
          <table:table-cell office:value-type="float" office:value="2592.6" calcext:value-type="float">
            <text:p>2592.6</text:p>
          </table:table-cell>
          <table:table-cell office:value-type="float" office:value="837.35" calcext:value-type="float">
            <text:p>837.35</text:p>
          </table:table-cell>
          <table:table-cell office:value-type="float" office:value="2789.9" calcext:value-type="float">
            <text:p>2789.9</text:p>
          </table:table-cell>
          <table:table-cell office:value-type="float" office:value="2.2992" calcext:value-type="float">
            <text:p>2.2992</text:p>
          </table:table-cell>
          <table:table-cell office:value-type="float" office:value="6.455" calcext:value-type="float">
            <text:p>6.455</text:p>
          </table:table-cell>
        </table:table-row>
        <table:table-row table:style-name="ro1">
          <table:table-cell office:value-type="float" office:value="1.4597" calcext:value-type="float">
            <text:p>1.4597</text:p>
          </table:table-cell>
          <table:table-cell office:value-type="float" office:value="197" calcext:value-type="float">
            <text:p>197</text:p>
          </table:table-cell>
          <table:table-cell office:value-type="float" office:value="0.00115189" calcext:value-type="float">
            <text:p>0.00115189</text:p>
          </table:table-cell>
          <table:table-cell office:value-type="float" office:value="0.13522" calcext:value-type="float">
            <text:p>0.13522</text:p>
          </table:table-cell>
          <table:table-cell office:value-type="float" office:value="837.09" calcext:value-type="float">
            <text:p>837.09</text:p>
          </table:table-cell>
          <table:table-cell office:value-type="float" office:value="2592.7" calcext:value-type="float">
            <text:p>2592.7</text:p>
          </table:table-cell>
          <table:table-cell office:value-type="float" office:value="838.77" calcext:value-type="float">
            <text:p>838.77</text:p>
          </table:table-cell>
          <table:table-cell office:value-type="float" office:value="2790.1" calcext:value-type="float">
            <text:p>2790.1</text:p>
          </table:table-cell>
          <table:table-cell office:value-type="float" office:value="2.3021" calcext:value-type="float">
            <text:p>2.3021</text:p>
          </table:table-cell>
          <table:table-cell office:value-type="float" office:value="6.4527" calcext:value-type="float">
            <text:p>6.4527</text:p>
          </table:table-cell>
        </table:table-row>
        <table:table-row table:style-name="ro1">
          <table:table-cell office:value-type="float" office:value="1.4909" calcext:value-type="float">
            <text:p>1.4909</text:p>
          </table:table-cell>
          <table:table-cell office:value-type="float" office:value="198" calcext:value-type="float">
            <text:p>198</text:p>
          </table:table-cell>
          <table:table-cell office:value-type="float" office:value="0.00115343" calcext:value-type="float">
            <text:p>0.00115343</text:p>
          </table:table-cell>
          <table:table-cell office:value-type="float" office:value="0.13248" calcext:value-type="float">
            <text:p>0.13248</text:p>
          </table:table-cell>
          <table:table-cell office:value-type="float" office:value="841.54" calcext:value-type="float">
            <text:p>841.54</text:p>
          </table:table-cell>
          <table:table-cell office:value-type="float" office:value="2593.3" calcext:value-type="float">
            <text:p>2593.3</text:p>
          </table:table-cell>
          <table:table-cell office:value-type="float" office:value="843.26" calcext:value-type="float">
            <text:p>843.26</text:p>
          </table:table-cell>
          <table:table-cell office:value-type="float" office:value="2790.8" calcext:value-type="float">
            <text:p>2790.8</text:p>
          </table:table-cell>
          <table:table-cell office:value-type="float" office:value="2.3116" calcext:value-type="float">
            <text:p>2.3116</text:p>
          </table:table-cell>
          <table:table-cell office:value-type="float" office:value="6.4451" calcext:value-type="float">
            <text:p>6.445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8.287" calcext:value-type="float">
            <text:p>198.287</text:p>
          </table:table-cell>
          <table:table-cell office:value-type="float" office:value="0.00115387" calcext:value-type="float">
            <text:p>0.00115387</text:p>
          </table:table-cell>
          <table:table-cell office:value-type="float" office:value="0.13171" calcext:value-type="float">
            <text:p>0.13171</text:p>
          </table:table-cell>
          <table:table-cell office:value-type="float" office:value="842.83" calcext:value-type="float">
            <text:p>842.83</text:p>
          </table:table-cell>
          <table:table-cell office:value-type="float" office:value="2593.4" calcext:value-type="float">
            <text:p>2593.4</text:p>
          </table:table-cell>
          <table:table-cell office:value-type="float" office:value="844.56" calcext:value-type="float">
            <text:p>844.56</text:p>
          </table:table-cell>
          <table:table-cell office:value-type="float" office:value="2791" calcext:value-type="float">
            <text:p>2791</text:p>
          </table:table-cell>
          <table:table-cell office:value-type="float" office:value="2.3143" calcext:value-type="float">
            <text:p>2.3143</text:p>
          </table:table-cell>
          <table:table-cell office:value-type="float" office:value="6.443" calcext:value-type="float">
            <text:p>6.443</text:p>
          </table:table-cell>
        </table:table-row>
        <table:table-row table:style-name="ro1">
          <table:table-cell office:value-type="float" office:value="1.5227" calcext:value-type="float">
            <text:p>1.5227</text:p>
          </table:table-cell>
          <table:table-cell office:value-type="float" office:value="199" calcext:value-type="float">
            <text:p>199</text:p>
          </table:table-cell>
          <table:table-cell office:value-type="float" office:value="0.00115497" calcext:value-type="float">
            <text:p>0.00115497</text:p>
          </table:table-cell>
          <table:table-cell office:value-type="float" office:value="0.12982" calcext:value-type="float">
            <text:p>0.12982</text:p>
          </table:table-cell>
          <table:table-cell office:value-type="float" office:value="846" calcext:value-type="float">
            <text:p>846</text:p>
          </table:table-cell>
          <table:table-cell office:value-type="float" office:value="2593.7" calcext:value-type="float">
            <text:p>2593.7</text:p>
          </table:table-cell>
          <table:table-cell office:value-type="float" office:value="847.76" calcext:value-type="float">
            <text:p>847.76</text:p>
          </table:table-cell>
          <table:table-cell office:value-type="float" office:value="2791.4" calcext:value-type="float">
            <text:p>2791.4</text:p>
          </table:table-cell>
          <table:table-cell office:value-type="float" office:value="2.3211" calcext:value-type="float">
            <text:p>2.3211</text:p>
          </table:table-cell>
          <table:table-cell office:value-type="float" office:value="6.4376" calcext:value-type="float">
            <text:p>6.437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99.848" calcext:value-type="float">
            <text:p>199.848</text:p>
          </table:table-cell>
          <table:table-cell office:value-type="float" office:value="0.00115629" calcext:value-type="float">
            <text:p>0.00115629</text:p>
          </table:table-cell>
          <table:table-cell office:value-type="float" office:value="0.1276" calcext:value-type="float">
            <text:p>0.1276</text:p>
          </table:table-cell>
          <table:table-cell office:value-type="float" office:value="849.8" calcext:value-type="float">
            <text:p>849.8</text:p>
          </table:table-cell>
          <table:table-cell office:value-type="float" office:value="2594.1" calcext:value-type="float">
            <text:p>2594.1</text:p>
          </table:table-cell>
          <table:table-cell office:value-type="float" office:value="851.59" calcext:value-type="float">
            <text:p>851.59</text:p>
          </table:table-cell>
          <table:table-cell office:value-type="float" office:value="2791.9" calcext:value-type="float">
            <text:p>2791.9</text:p>
          </table:table-cell>
          <table:table-cell office:value-type="float" office:value="2.3291" calcext:value-type="float">
            <text:p>2.3291</text:p>
          </table:table-cell>
          <table:table-cell office:value-type="float" office:value="6.4313" calcext:value-type="float">
            <text:p>6.4313</text:p>
          </table:table-cell>
        </table:table-row>
        <table:table-row table:style-name="ro1">
          <table:table-cell office:value-type="float" office:value="1.5549" calcext:value-type="float">
            <text:p>1.5549</text:p>
          </table:table-cell>
          <table:table-cell office:value-type="float" office:value="200" calcext:value-type="float">
            <text:p>200</text:p>
          </table:table-cell>
          <table:table-cell office:value-type="float" office:value="0.00115653" calcext:value-type="float">
            <text:p>0.00115653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850.47" calcext:value-type="float">
            <text:p>850.47</text:p>
          </table:table-cell>
          <table:table-cell office:value-type="float" office:value="2594.2" calcext:value-type="float">
            <text:p>2594.2</text:p>
          </table:table-cell>
          <table:table-cell office:value-type="float" office:value="852.27" calcext:value-type="float">
            <text:p>852.27</text:p>
          </table:table-cell>
          <table:table-cell office:value-type="float" office:value="2792" calcext:value-type="float">
            <text:p>2792</text:p>
          </table:table-cell>
          <table:table-cell office:value-type="float" office:value="2.3305" calcext:value-type="float">
            <text:p>2.3305</text:p>
          </table:table-cell>
          <table:table-cell office:value-type="float" office:value="6.4302" calcext:value-type="float">
            <text:p>6.4302</text:p>
          </table:table-cell>
        </table:table-row>
        <table:table-row table:style-name="ro1">
          <table:table-cell office:value-type="float" office:value="1.5549" calcext:value-type="float">
            <text:p>1.5549</text:p>
          </table:table-cell>
          <table:table-cell office:value-type="float" office:value="200" calcext:value-type="float">
            <text:p>200</text:p>
          </table:table-cell>
          <table:table-cell office:value-type="float" office:value="0.00115653" calcext:value-type="float">
            <text:p>0.00115653</text:p>
          </table:table-cell>
          <table:table-cell office:value-type="float" office:value="0.12721" calcext:value-type="float">
            <text:p>0.12721</text:p>
          </table:table-cell>
          <table:table-cell office:value-type="float" office:value="850.47" calcext:value-type="float">
            <text:p>850.47</text:p>
          </table:table-cell>
          <table:table-cell office:value-type="float" office:value="2594.2" calcext:value-type="float">
            <text:p>2594.2</text:p>
          </table:table-cell>
          <table:table-cell office:value-type="float" office:value="852.27" calcext:value-type="float">
            <text:p>852.27</text:p>
          </table:table-cell>
          <table:table-cell office:value-type="float" office:value="2792" calcext:value-type="float">
            <text:p>2792</text:p>
          </table:table-cell>
          <table:table-cell office:value-type="float" office:value="2.3305" calcext:value-type="float">
            <text:p>2.3305</text:p>
          </table:table-cell>
          <table:table-cell office:value-type="float" office:value="6.4302" calcext:value-type="float">
            <text:p>6.4302</text:p>
          </table:table-cell>
        </table:table-row>
        <table:table-row table:style-name="ro1">
          <table:table-cell office:value-type="float" office:value="1.5877" calcext:value-type="float">
            <text:p>1.5877</text:p>
          </table:table-cell>
          <table:table-cell office:value-type="float" office:value="201" calcext:value-type="float">
            <text:p>201</text:p>
          </table:table-cell>
          <table:table-cell office:value-type="float" office:value="0.00115809" calcext:value-type="float">
            <text:p>0.00115809</text:p>
          </table:table-cell>
          <table:table-cell office:value-type="float" office:value="0.12467" calcext:value-type="float">
            <text:p>0.12467</text:p>
          </table:table-cell>
          <table:table-cell office:value-type="float" office:value="854.94" calcext:value-type="float">
            <text:p>854.94</text:p>
          </table:table-cell>
          <table:table-cell office:value-type="float" office:value="2594.7" calcext:value-type="float">
            <text:p>2594.7</text:p>
          </table:table-cell>
          <table:table-cell office:value-type="float" office:value="856.78" calcext:value-type="float">
            <text:p>856.78</text:p>
          </table:table-cell>
          <table:table-cell office:value-type="float" office:value="2792.6" calcext:value-type="float">
            <text:p>2792.6</text:p>
          </table:table-cell>
          <table:table-cell office:value-type="float" office:value="2.34" calcext:value-type="float">
            <text:p>2.34</text:p>
          </table:table-cell>
          <table:table-cell office:value-type="float" office:value="6.4227" calcext:value-type="float">
            <text:p>6.42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1.37" calcext:value-type="float">
            <text:p>201.37</text:p>
          </table:table-cell>
          <table:table-cell office:value-type="float" office:value="0.00115868" calcext:value-type="float">
            <text:p>0.00115868</text:p>
          </table:table-cell>
          <table:table-cell office:value-type="float" office:value="0.12374" calcext:value-type="float">
            <text:p>0.12374</text:p>
          </table:table-cell>
          <table:table-cell office:value-type="float" office:value="856.61" calcext:value-type="float">
            <text:p>856.61</text:p>
          </table:table-cell>
          <table:table-cell office:value-type="float" office:value="2594.8" calcext:value-type="float">
            <text:p>2594.8</text:p>
          </table:table-cell>
          <table:table-cell office:value-type="float" office:value="858.46" calcext:value-type="float">
            <text:p>858.46</text:p>
          </table:table-cell>
          <table:table-cell office:value-type="float" office:value="2792.8" calcext:value-type="float">
            <text:p>2792.8</text:p>
          </table:table-cell>
          <table:table-cell office:value-type="float" office:value="2.3435" calcext:value-type="float">
            <text:p>2.3435</text:p>
          </table:table-cell>
          <table:table-cell office:value-type="float" office:value="6.4199" calcext:value-type="float">
            <text:p>6.4199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202" calcext:value-type="float">
            <text:p>202</text:p>
          </table:table-cell>
          <table:table-cell office:value-type="float" office:value="0.00115967" calcext:value-type="float">
            <text:p>0.00115967</text:p>
          </table:table-cell>
          <table:table-cell office:value-type="float" office:value="0.12218" calcext:value-type="float">
            <text:p>0.12218</text:p>
          </table:table-cell>
          <table:table-cell office:value-type="float" office:value="859.42" calcext:value-type="float">
            <text:p>859.42</text:p>
          </table:table-cell>
          <table:table-cell office:value-type="float" office:value="2595.1" calcext:value-type="float">
            <text:p>2595.1</text:p>
          </table:table-cell>
          <table:table-cell office:value-type="float" office:value="861.3" calcext:value-type="float">
            <text:p>861.3</text:p>
          </table:table-cell>
          <table:table-cell office:value-type="float" office:value="2793.2" calcext:value-type="float">
            <text:p>2793.2</text:p>
          </table:table-cell>
          <table:table-cell office:value-type="float" office:value="2.3494" calcext:value-type="float">
            <text:p>2.3494</text:p>
          </table:table-cell>
          <table:table-cell office:value-type="float" office:value="6.4152" calcext:value-type="float">
            <text:p>6.415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02.856" calcext:value-type="float">
            <text:p>202.856</text:p>
          </table:table-cell>
          <table:table-cell office:value-type="float" office:value="0.00116103" calcext:value-type="float">
            <text:p>0.00116103</text:p>
          </table:table-cell>
          <table:table-cell office:value-type="float" office:value="0.1201" calcext:value-type="float">
            <text:p>0.1201</text:p>
          </table:table-cell>
          <table:table-cell office:value-type="float" office:value="863.25" calcext:value-type="float">
            <text:p>863.25</text:p>
          </table:table-cell>
          <table:table-cell office:value-type="float" office:value="2595.5" calcext:value-type="float">
            <text:p>2595.5</text:p>
          </table:table-cell>
          <table:table-cell office:value-type="float" office:value="865.17" calcext:value-type="float">
            <text:p>865.17</text:p>
          </table:table-cell>
          <table:table-cell office:value-type="float" office:value="2793.7" calcext:value-type="float">
            <text:p>2793.7</text:p>
          </table:table-cell>
          <table:table-cell office:value-type="float" office:value="2.3575" calcext:value-type="float">
            <text:p>2.3575</text:p>
          </table:table-cell>
          <table:table-cell office:value-type="float" office:value="6.4089" calcext:value-type="float">
            <text:p>6.4089</text:p>
          </table:table-cell>
        </table:table-row>
        <table:table-row table:style-name="ro1">
          <table:table-cell office:value-type="float" office:value="1.6549" calcext:value-type="float">
            <text:p>1.6549</text:p>
          </table:table-cell>
          <table:table-cell office:value-type="float" office:value="203" calcext:value-type="float">
            <text:p>203</text:p>
          </table:table-cell>
          <table:table-cell office:value-type="float" office:value="0.00116126" calcext:value-type="float">
            <text:p>0.00116126</text:p>
          </table:table-cell>
          <table:table-cell office:value-type="float" office:value="0.11976" calcext:value-type="float">
            <text:p>0.11976</text:p>
          </table:table-cell>
          <table:table-cell office:value-type="float" office:value="863.9" calcext:value-type="float">
            <text:p>863.9</text:p>
          </table:table-cell>
          <table:table-cell office:value-type="float" office:value="2595.5" calcext:value-type="float">
            <text:p>2595.5</text:p>
          </table:table-cell>
          <table:table-cell office:value-type="float" office:value="865.82" calcext:value-type="float">
            <text:p>865.82</text:p>
          </table:table-cell>
          <table:table-cell office:value-type="float" office:value="2793.7" calcext:value-type="float">
            <text:p>2793.7</text:p>
          </table:table-cell>
          <table:table-cell office:value-type="float" office:value="2.3588" calcext:value-type="float">
            <text:p>2.3588</text:p>
          </table:table-cell>
          <table:table-cell office:value-type="float" office:value="6.4078" calcext:value-type="float">
            <text:p>6.4078</text:p>
          </table:table-cell>
        </table:table-row>
        <table:table-row table:style-name="ro1">
          <table:table-cell office:value-type="float" office:value="1.6893" calcext:value-type="float">
            <text:p>1.6893</text:p>
          </table:table-cell>
          <table:table-cell office:value-type="float" office:value="204" calcext:value-type="float">
            <text:p>204</text:p>
          </table:table-cell>
          <table:table-cell office:value-type="float" office:value="0.00116286" calcext:value-type="float">
            <text:p>0.00116286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868.39" calcext:value-type="float">
            <text:p>868.39</text:p>
          </table:table-cell>
          <table:table-cell office:value-type="float" office:value="2596" calcext:value-type="float">
            <text:p>2596</text:p>
          </table:table-cell>
          <table:table-cell office:value-type="float" office:value="870.35" calcext:value-type="float">
            <text:p>870.35</text:p>
          </table:table-cell>
          <table:table-cell office:value-type="float" office:value="2794.3" calcext:value-type="float">
            <text:p>2794.3</text:p>
          </table:table-cell>
          <table:table-cell office:value-type="float" office:value="2.3683" calcext:value-type="float">
            <text:p>2.3683</text:p>
          </table:table-cell>
          <table:table-cell office:value-type="float" office:value="6.4004" calcext:value-type="float">
            <text:p>6.40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04.307" calcext:value-type="float">
            <text:p>204.307</text:p>
          </table:table-cell>
          <table:table-cell office:value-type="float" office:value="0.00116336" calcext:value-type="float">
            <text:p>0.00116336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869.76" calcext:value-type="float">
            <text:p>869.76</text:p>
          </table:table-cell>
          <table:table-cell office:value-type="float" office:value="2596.2" calcext:value-type="float">
            <text:p>2596.2</text:p>
          </table:table-cell>
          <table:table-cell office:value-type="float" office:value="871.74" calcext:value-type="float">
            <text:p>871.74</text:p>
          </table:table-cell>
          <table:table-cell office:value-type="float" office:value="2794.5" calcext:value-type="float">
            <text:p>2794.5</text:p>
          </table:table-cell>
          <table:table-cell office:value-type="float" office:value="2.3711" calcext:value-type="float">
            <text:p>2.3711</text:p>
          </table:table-cell>
          <table:table-cell office:value-type="float" office:value="6.3981" calcext:value-type="float">
            <text:p>6.3981</text:p>
          </table:table-cell>
        </table:table-row>
        <table:table-row table:style-name="ro1">
          <table:table-cell office:value-type="float" office:value="1.7243" calcext:value-type="float">
            <text:p>1.7243</text:p>
          </table:table-cell>
          <table:table-cell office:value-type="float" office:value="205" calcext:value-type="float">
            <text:p>205</text:p>
          </table:table-cell>
          <table:table-cell office:value-type="float" office:value="0.00116448" calcext:value-type="float">
            <text:p>0.00116448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872.87" calcext:value-type="float">
            <text:p>872.87</text:p>
          </table:table-cell>
          <table:table-cell office:value-type="float" office:value="2596.4" calcext:value-type="float">
            <text:p>2596.4</text:p>
          </table:table-cell>
          <table:table-cell office:value-type="float" office:value="874.88" calcext:value-type="float">
            <text:p>874.88</text:p>
          </table:table-cell>
          <table:table-cell office:value-type="float" office:value="2794.8" calcext:value-type="float">
            <text:p>2794.8</text:p>
          </table:table-cell>
          <table:table-cell office:value-type="float" office:value="2.3777" calcext:value-type="float">
            <text:p>2.3777</text:p>
          </table:table-cell>
          <table:table-cell office:value-type="float" office:value="6.393" calcext:value-type="float">
            <text:p>6.3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05.725" calcext:value-type="float">
            <text:p>205.725</text:p>
          </table:table-cell>
          <table:table-cell office:value-type="float" office:value="0.00116565" calcext:value-type="float">
            <text:p>0.00116565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876.13" calcext:value-type="float">
            <text:p>876.13</text:p>
          </table:table-cell>
          <table:table-cell office:value-type="float" office:value="2596.7" calcext:value-type="float">
            <text:p>2596.7</text:p>
          </table:table-cell>
          <table:table-cell office:value-type="float" office:value="878.17" calcext:value-type="float">
            <text:p>878.17</text:p>
          </table:table-cell>
          <table:table-cell office:value-type="float" office:value="2795.2" calcext:value-type="float">
            <text:p>2795.2</text:p>
          </table:table-cell>
          <table:table-cell office:value-type="float" office:value="2.3845" calcext:value-type="float">
            <text:p>2.3845</text:p>
          </table:table-cell>
          <table:table-cell office:value-type="float" office:value="6.3877" calcext:value-type="float">
            <text:p>6.3877</text:p>
          </table:table-cell>
        </table:table-row>
        <table:table-row table:style-name="ro1">
          <table:table-cell office:value-type="float" office:value="1.7598" calcext:value-type="float">
            <text:p>1.7598</text:p>
          </table:table-cell>
          <table:table-cell office:value-type="float" office:value="206" calcext:value-type="float">
            <text:p>206</text:p>
          </table:table-cell>
          <table:table-cell office:value-type="float" office:value="0.0011661" calcext:value-type="float">
            <text:p>0.0011661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877.37" calcext:value-type="float">
            <text:p>877.37</text:p>
          </table:table-cell>
          <table:table-cell office:value-type="float" office:value="2596.8" calcext:value-type="float">
            <text:p>2596.8</text:p>
          </table:table-cell>
          <table:table-cell office:value-type="float" office:value="879.42" calcext:value-type="float">
            <text:p>879.42</text:p>
          </table:table-cell>
          <table:table-cell office:value-type="float" office:value="2795.3" calcext:value-type="float">
            <text:p>2795.3</text:p>
          </table:table-cell>
          <table:table-cell office:value-type="float" office:value="2.3871" calcext:value-type="float">
            <text:p>2.3871</text:p>
          </table:table-cell>
          <table:table-cell office:value-type="float" office:value="6.3856" calcext:value-type="float">
            <text:p>6.3856</text:p>
          </table:table-cell>
        </table:table-row>
        <table:table-row table:style-name="ro1">
          <table:table-cell office:value-type="float" office:value="1.7959" calcext:value-type="float">
            <text:p>1.7959</text:p>
          </table:table-cell>
          <table:table-cell office:value-type="float" office:value="207" calcext:value-type="float">
            <text:p>207</text:p>
          </table:table-cell>
          <table:table-cell office:value-type="float" office:value="0.00116774" calcext:value-type="float">
            <text:p>0.00116774</text:p>
          </table:table-cell>
          <table:table-cell office:value-type="float" office:value="0.11061" calcext:value-type="float">
            <text:p>0.11061</text:p>
          </table:table-cell>
          <table:table-cell office:value-type="float" office:value="881.86" calcext:value-type="float">
            <text:p>881.86</text:p>
          </table:table-cell>
          <table:table-cell office:value-type="float" office:value="2597.3" calcext:value-type="float">
            <text:p>2597.3</text:p>
          </table:table-cell>
          <table:table-cell office:value-type="float" office:value="883.96" calcext:value-type="float">
            <text:p>883.96</text:p>
          </table:table-cell>
          <table:table-cell office:value-type="float" office:value="2795.9" calcext:value-type="float">
            <text:p>2795.9</text:p>
          </table:table-cell>
          <table:table-cell office:value-type="float" office:value="2.3964" calcext:value-type="float">
            <text:p>2.3964</text:p>
          </table:table-cell>
          <table:table-cell office:value-type="float" office:value="6.3783" calcext:value-type="float">
            <text:p>6.37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7.112" calcext:value-type="float">
            <text:p>207.112</text:p>
          </table:table-cell>
          <table:table-cell office:value-type="float" office:value="0.00116792" calcext:value-type="float">
            <text:p>0.00116792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882.37" calcext:value-type="float">
            <text:p>882.37</text:p>
          </table:table-cell>
          <table:table-cell office:value-type="float" office:value="2597.2" calcext:value-type="float">
            <text:p>2597.2</text:p>
          </table:table-cell>
          <table:table-cell office:value-type="float" office:value="884.47" calcext:value-type="float">
            <text:p>884.47</text:p>
          </table:table-cell>
          <table:table-cell office:value-type="float" office:value="2795.9" calcext:value-type="float">
            <text:p>2795.9</text:p>
          </table:table-cell>
          <table:table-cell office:value-type="float" office:value="2.3975" calcext:value-type="float">
            <text:p>2.3975</text:p>
          </table:table-cell>
          <table:table-cell office:value-type="float" office:value="6.3775" calcext:value-type="float">
            <text:p>6.3775</text:p>
          </table:table-cell>
        </table:table-row>
        <table:table-row table:style-name="ro1">
          <table:table-cell office:value-type="float" office:value="1.8326" calcext:value-type="float">
            <text:p>1.8326</text:p>
          </table:table-cell>
          <table:table-cell office:value-type="float" office:value="208" calcext:value-type="float">
            <text:p>208</text:p>
          </table:table-cell>
          <table:table-cell office:value-type="float" office:value="0.00116939" calcext:value-type="float">
            <text:p>0.00116939</text:p>
          </table:table-cell>
          <table:table-cell office:value-type="float" office:value="0.10846" calcext:value-type="float">
            <text:p>0.10846</text:p>
          </table:table-cell>
          <table:table-cell office:value-type="float" office:value="886.37" calcext:value-type="float">
            <text:p>886.37</text:p>
          </table:table-cell>
          <table:table-cell office:value-type="float" office:value="2597.5" calcext:value-type="float">
            <text:p>2597.5</text:p>
          </table:table-cell>
          <table:table-cell office:value-type="float" office:value="888.51" calcext:value-type="float">
            <text:p>888.51</text:p>
          </table:table-cell>
          <table:table-cell office:value-type="float" office:value="2796.3" calcext:value-type="float">
            <text:p>2796.3</text:p>
          </table:table-cell>
          <table:table-cell office:value-type="float" office:value="2.4058" calcext:value-type="float">
            <text:p>2.4058</text:p>
          </table:table-cell>
          <table:table-cell office:value-type="float" office:value="6.371" calcext:value-type="float">
            <text:p>6.37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08.469" calcext:value-type="float">
            <text:p>208.469</text:p>
          </table:table-cell>
          <table:table-cell office:value-type="float" office:value="0.00117016" calcext:value-type="float">
            <text:p>0.00117016</text:p>
          </table:table-cell>
          <table:table-cell office:value-type="float" office:value="0.10746" calcext:value-type="float">
            <text:p>0.10746</text:p>
          </table:table-cell>
          <table:table-cell office:value-type="float" office:value="888.49" calcext:value-type="float">
            <text:p>888.49</text:p>
          </table:table-cell>
          <table:table-cell office:value-type="float" office:value="2597.8" calcext:value-type="float">
            <text:p>2597.8</text:p>
          </table:table-cell>
          <table:table-cell office:value-type="float" office:value="890.65" calcext:value-type="float">
            <text:p>890.65</text:p>
          </table:table-cell>
          <table:table-cell office:value-type="float" office:value="2796.6" calcext:value-type="float">
            <text:p>2796.6</text:p>
          </table:table-cell>
          <table:table-cell office:value-type="float" office:value="2.4102" calcext:value-type="float">
            <text:p>2.4102</text:p>
          </table:table-cell>
          <table:table-cell office:value-type="float" office:value="6.3675" calcext:value-type="float">
            <text:p>6.3675</text:p>
          </table:table-cell>
        </table:table-row>
        <table:table-row table:style-name="ro1">
          <table:table-cell office:value-type="float" office:value="1.8698" calcext:value-type="float">
            <text:p>1.8698</text:p>
          </table:table-cell>
          <table:table-cell office:value-type="float" office:value="209" calcext:value-type="float">
            <text:p>209</text:p>
          </table:table-cell>
          <table:table-cell office:value-type="float" office:value="0.00117105" calcext:value-type="float">
            <text:p>0.00117105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890.88" calcext:value-type="float">
            <text:p>890.88</text:p>
          </table:table-cell>
          <table:table-cell office:value-type="float" office:value="2597.9" calcext:value-type="float">
            <text:p>2597.9</text:p>
          </table:table-cell>
          <table:table-cell office:value-type="float" office:value="893.07" calcext:value-type="float">
            <text:p>893.07</text:p>
          </table:table-cell>
          <table:table-cell office:value-type="float" office:value="2796.8" calcext:value-type="float">
            <text:p>2796.8</text:p>
          </table:table-cell>
          <table:table-cell office:value-type="float" office:value="2.4152" calcext:value-type="float">
            <text:p>2.4152</text:p>
          </table:table-cell>
          <table:table-cell office:value-type="float" office:value="6.3636" calcext:value-type="float">
            <text:p>6.363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09.798" calcext:value-type="float">
            <text:p>209.798</text:p>
          </table:table-cell>
          <table:table-cell office:value-type="float" office:value="0.00117238" calcext:value-type="float">
            <text:p>0.00117238</text:p>
          </table:table-cell>
          <table:table-cell office:value-type="float" office:value="0.1047" calcext:value-type="float">
            <text:p>0.1047</text:p>
          </table:table-cell>
          <table:table-cell office:value-type="float" office:value="894.48" calcext:value-type="float">
            <text:p>894.48</text:p>
          </table:table-cell>
          <table:table-cell office:value-type="float" office:value="2598.3" calcext:value-type="float">
            <text:p>2598.3</text:p>
          </table:table-cell>
          <table:table-cell office:value-type="float" office:value="896.71" calcext:value-type="float">
            <text:p>896.71</text:p>
          </table:table-cell>
          <table:table-cell office:value-type="float" office:value="2797.2" calcext:value-type="float">
            <text:p>2797.2</text:p>
          </table:table-cell>
          <table:table-cell office:value-type="float" office:value="2.4227" calcext:value-type="float">
            <text:p>2.4227</text:p>
          </table:table-cell>
          <table:table-cell office:value-type="float" office:value="6.3578" calcext:value-type="float">
            <text:p>6.3578</text:p>
          </table:table-cell>
        </table:table-row>
        <table:table-row table:style-name="ro1">
          <table:table-cell office:value-type="float" office:value="1.9077" calcext:value-type="float">
            <text:p>1.9077</text:p>
          </table:table-cell>
          <table:table-cell office:value-type="float" office:value="210" calcext:value-type="float">
            <text:p>210</text:p>
          </table:table-cell>
          <table:table-cell office:value-type="float" office:value="0.00117272" calcext:value-type="float">
            <text:p>0.00117272</text:p>
          </table:table-cell>
          <table:table-cell office:value-type="float" office:value="0.10429" calcext:value-type="float">
            <text:p>0.10429</text:p>
          </table:table-cell>
          <table:table-cell office:value-type="float" office:value="895.39" calcext:value-type="float">
            <text:p>895.39</text:p>
          </table:table-cell>
          <table:table-cell office:value-type="float" office:value="2598.3" calcext:value-type="float">
            <text:p>2598.3</text:p>
          </table:table-cell>
          <table:table-cell office:value-type="float" office:value="897.63" calcext:value-type="float">
            <text:p>897.63</text:p>
          </table:table-cell>
          <table:table-cell office:value-type="float" office:value="2797.3" calcext:value-type="float">
            <text:p>2797.3</text:p>
          </table:table-cell>
          <table:table-cell office:value-type="float" office:value="2.4245" calcext:value-type="float">
            <text:p>2.4245</text:p>
          </table:table-cell>
          <table:table-cell office:value-type="float" office:value="6.3563" calcext:value-type="float">
            <text:p>6.3563</text:p>
          </table:table-cell>
        </table:table-row>
        <table:table-row table:style-name="ro1">
          <table:table-cell office:value-type="float" office:value="1.9461" calcext:value-type="float">
            <text:p>1.9461</text:p>
          </table:table-cell>
          <table:table-cell office:value-type="float" office:value="211" calcext:value-type="float">
            <text:p>211</text:p>
          </table:table-cell>
          <table:table-cell office:value-type="float" office:value="0.00117441" calcext:value-type="float">
            <text:p>0.00117441</text:p>
          </table:table-cell>
          <table:table-cell office:value-type="float" office:value="0.10228" calcext:value-type="float">
            <text:p>0.10228</text:p>
          </table:table-cell>
          <table:table-cell office:value-type="float" office:value="899.91" calcext:value-type="float">
            <text:p>899.91</text:p>
          </table:table-cell>
          <table:table-cell office:value-type="float" office:value="2598.7" calcext:value-type="float">
            <text:p>2598.7</text:p>
          </table:table-cell>
          <table:table-cell office:value-type="float" office:value="902.2" calcext:value-type="float">
            <text:p>902.2</text:p>
          </table:table-cell>
          <table:table-cell office:value-type="float" office:value="2797.7" calcext:value-type="float">
            <text:p>2797.7</text:p>
          </table:table-cell>
          <table:table-cell office:value-type="float" office:value="2.4339" calcext:value-type="float">
            <text:p>2.4339</text:p>
          </table:table-cell>
          <table:table-cell office:value-type="float" office:value="6.349" calcext:value-type="float">
            <text:p>6.34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11.101" calcext:value-type="float">
            <text:p>211.101</text:p>
          </table:table-cell>
          <table:table-cell office:value-type="float" office:value="0.00117458" calcext:value-type="float">
            <text:p>0.00117458</text:p>
          </table:table-cell>
          <table:table-cell office:value-type="float" office:value="0.10208" calcext:value-type="float">
            <text:p>0.10208</text:p>
          </table:table-cell>
          <table:table-cell office:value-type="float" office:value="900.37" calcext:value-type="float">
            <text:p>900.37</text:p>
          </table:table-cell>
          <table:table-cell office:value-type="float" office:value="2598.7" calcext:value-type="float">
            <text:p>2598.7</text:p>
          </table:table-cell>
          <table:table-cell office:value-type="float" office:value="902.66" calcext:value-type="float">
            <text:p>902.66</text:p>
          </table:table-cell>
          <table:table-cell office:value-type="float" office:value="2797.8" calcext:value-type="float">
            <text:p>2797.8</text:p>
          </table:table-cell>
          <table:table-cell office:value-type="float" office:value="2.4348" calcext:value-type="float">
            <text:p>2.4348</text:p>
          </table:table-cell>
          <table:table-cell office:value-type="float" office:value="6.3483" calcext:value-type="float">
            <text:p>6.3483</text:p>
          </table:table-cell>
        </table:table-row>
        <table:table-row table:style-name="ro1">
          <table:table-cell office:value-type="float" office:value="1.9851" calcext:value-type="float">
            <text:p>1.9851</text:p>
          </table:table-cell>
          <table:table-cell office:value-type="float" office:value="212" calcext:value-type="float">
            <text:p>212</text:p>
          </table:table-cell>
          <table:table-cell office:value-type="float" office:value="0.00117611" calcext:value-type="float">
            <text:p>0.00117611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904.44" calcext:value-type="float">
            <text:p>904.44</text:p>
          </table:table-cell>
          <table:table-cell office:value-type="float" office:value="2599" calcext:value-type="float">
            <text:p>2599</text:p>
          </table:table-cell>
          <table:table-cell office:value-type="float" office:value="906.77" calcext:value-type="float">
            <text:p>906.77</text:p>
          </table:table-cell>
          <table:table-cell office:value-type="float" office:value="2798.1" calcext:value-type="float">
            <text:p>2798.1</text:p>
          </table:table-cell>
          <table:table-cell office:value-type="float" office:value="2.4432" calcext:value-type="float">
            <text:p>2.4432</text:p>
          </table:table-cell>
          <table:table-cell office:value-type="float" office:value="6.3417" calcext:value-type="float">
            <text:p>6.3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377" calcext:value-type="float">
            <text:p>212.377</text:p>
          </table:table-cell>
          <table:table-cell office:value-type="float" office:value="0.00117675" calcext:value-type="float">
            <text:p>0.00117675</text:p>
          </table:table-cell>
          <table:table-cell office:value-type="float" office:value="0.099585" calcext:value-type="float">
            <text:p>0.099585</text:p>
          </table:table-cell>
          <table:table-cell office:value-type="float" office:value="906.15" calcext:value-type="float">
            <text:p>906.15</text:p>
          </table:table-cell>
          <table:table-cell office:value-type="float" office:value="2599.1" calcext:value-type="float">
            <text:p>2599.1</text:p>
          </table:table-cell>
          <table:table-cell office:value-type="float" office:value="908.5" calcext:value-type="float">
            <text:p>908.5</text:p>
          </table:table-cell>
          <table:table-cell office:value-type="float" office:value="2798.3" calcext:value-type="float">
            <text:p>2798.3</text:p>
          </table:table-cell>
          <table:table-cell office:value-type="float" office:value="2.4468" calcext:value-type="float">
            <text:p>2.4468</text:p>
          </table:table-cell>
          <table:table-cell office:value-type="float" office:value="6.339" calcext:value-type="float">
            <text:p>6.339</text:p>
          </table:table-cell>
        </table:table-row>
        <table:table-row table:style-name="ro1">
          <table:table-cell office:value-type="float" office:value="2.0247" calcext:value-type="float">
            <text:p>2.0247</text:p>
          </table:table-cell>
          <table:table-cell office:value-type="float" office:value="213" calcext:value-type="float">
            <text:p>213</text:p>
          </table:table-cell>
          <table:table-cell office:value-type="float" office:value="0.00117782" calcext:value-type="float">
            <text:p>0.00117782</text:p>
          </table:table-cell>
          <table:table-cell office:value-type="float" office:value="0.098394" calcext:value-type="float">
            <text:p>0.098394</text:p>
          </table:table-cell>
          <table:table-cell office:value-type="float" office:value="908.97" calcext:value-type="float">
            <text:p>908.97</text:p>
          </table:table-cell>
          <table:table-cell office:value-type="float" office:value="2599.3" calcext:value-type="float">
            <text:p>2599.3</text:p>
          </table:table-cell>
          <table:table-cell office:value-type="float" office:value="911.35" calcext:value-type="float">
            <text:p>911.35</text:p>
          </table:table-cell>
          <table:table-cell office:value-type="float" office:value="2798.5" calcext:value-type="float">
            <text:p>2798.5</text:p>
          </table:table-cell>
          <table:table-cell office:value-type="float" office:value="2.4526" calcext:value-type="float">
            <text:p>2.4526</text:p>
          </table:table-cell>
          <table:table-cell office:value-type="float" office:value="6.3345" calcext:value-type="float">
            <text:p>6.3345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214" calcext:value-type="float">
            <text:p>214</text:p>
          </table:table-cell>
          <table:table-cell office:value-type="float" office:value="0.00117954" calcext:value-type="float">
            <text:p>0.00117954</text:p>
          </table:table-cell>
          <table:table-cell office:value-type="float" office:value="0.096516" calcext:value-type="float">
            <text:p>0.096516</text:p>
          </table:table-cell>
          <table:table-cell office:value-type="float" office:value="913.5" calcext:value-type="float">
            <text:p>913.5</text:p>
          </table:table-cell>
          <table:table-cell office:value-type="float" office:value="2599.6" calcext:value-type="float">
            <text:p>2599.6</text:p>
          </table:table-cell>
          <table:table-cell office:value-type="float" office:value="915.94" calcext:value-type="float">
            <text:p>915.94</text:p>
          </table:table-cell>
          <table:table-cell office:value-type="float" office:value="2798.9" calcext:value-type="float">
            <text:p>2798.9</text:p>
          </table:table-cell>
          <table:table-cell office:value-type="float" office:value="2.4619" calcext:value-type="float">
            <text:p>2.4619</text:p>
          </table:table-cell>
          <table:table-cell office:value-type="float" office:value="6.3272" calcext:value-type="float">
            <text:p>6.327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14.858" calcext:value-type="float">
            <text:p>214.858</text:p>
          </table:table-cell>
          <table:table-cell office:value-type="float" office:value="0.00118103" calcext:value-type="float">
            <text:p>0.00118103</text:p>
          </table:table-cell>
          <table:table-cell office:value-type="float" office:value="0.094938" calcext:value-type="float">
            <text:p>0.094938</text:p>
          </table:table-cell>
          <table:table-cell office:value-type="float" office:value="917.39" calcext:value-type="float">
            <text:p>917.39</text:p>
          </table:table-cell>
          <table:table-cell office:value-type="float" office:value="2599.9" calcext:value-type="float">
            <text:p>2599.9</text:p>
          </table:table-cell>
          <table:table-cell office:value-type="float" office:value="919.87" calcext:value-type="float">
            <text:p>919.87</text:p>
          </table:table-cell>
          <table:table-cell office:value-type="float" office:value="2799.3" calcext:value-type="float">
            <text:p>2799.3</text:p>
          </table:table-cell>
          <table:table-cell office:value-type="float" office:value="2.4699" calcext:value-type="float">
            <text:p>2.4699</text:p>
          </table:table-cell>
          <table:table-cell office:value-type="float" office:value="6.321" calcext:value-type="float">
            <text:p>6.321</text:p>
          </table:table-cell>
        </table:table-row>
        <table:table-row table:style-name="ro1">
          <table:table-cell office:value-type="float" office:value="2.1058" calcext:value-type="float">
            <text:p>2.1058</text:p>
          </table:table-cell>
          <table:table-cell office:value-type="float" office:value="215" calcext:value-type="float">
            <text:p>215</text:p>
          </table:table-cell>
          <table:table-cell office:value-type="float" office:value="0.00118128" calcext:value-type="float">
            <text:p>0.00118128</text:p>
          </table:table-cell>
          <table:table-cell office:value-type="float" office:value="0.094679" calcext:value-type="float">
            <text:p>0.094679</text:p>
          </table:table-cell>
          <table:table-cell office:value-type="float" office:value="918.04" calcext:value-type="float">
            <text:p>918.04</text:p>
          </table:table-cell>
          <table:table-cell office:value-type="float" office:value="2599.9" calcext:value-type="float">
            <text:p>2599.9</text:p>
          </table:table-cell>
          <table:table-cell office:value-type="float" office:value="920.53" calcext:value-type="float">
            <text:p>920.53</text:p>
          </table:table-cell>
          <table:table-cell office:value-type="float" office:value="2799.3" calcext:value-type="float">
            <text:p>2799.3</text:p>
          </table:table-cell>
          <table:table-cell office:value-type="float" office:value="2.4712" calcext:value-type="float">
            <text:p>2.471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1473" calcext:value-type="float">
            <text:p>2.1473</text:p>
          </table:table-cell>
          <table:table-cell office:value-type="float" office:value="216" calcext:value-type="float">
            <text:p>216</text:p>
          </table:table-cell>
          <table:table-cell office:value-type="float" office:value="0.00118303" calcext:value-type="float">
            <text:p>0.00118303</text:p>
          </table:table-cell>
          <table:table-cell office:value-type="float" office:value="0.092884" calcext:value-type="float">
            <text:p>0.092884</text:p>
          </table:table-cell>
          <table:table-cell office:value-type="float" office:value="922.58" calcext:value-type="float">
            <text:p>922.58</text:p>
          </table:table-cell>
          <table:table-cell office:value-type="float" office:value="2600.3" calcext:value-type="float">
            <text:p>2600.3</text:p>
          </table:table-cell>
          <table:table-cell office:value-type="float" office:value="925.12" calcext:value-type="float">
            <text:p>925.12</text:p>
          </table:table-cell>
          <table:table-cell office:value-type="float" office:value="2799.7" calcext:value-type="float">
            <text:p>2799.7</text:p>
          </table:table-cell>
          <table:table-cell office:value-type="float" office:value="2.4805" calcext:value-type="float">
            <text:p>2.4805</text:p>
          </table:table-cell>
          <table:table-cell office:value-type="float" office:value="6.3128" calcext:value-type="float">
            <text:p>6.3128</text:p>
          </table:table-cell>
        </table:table-row>
        <table:table-row table:style-name="ro1">
          <table:table-cell office:value-type="float" office:value="2.1894" calcext:value-type="float">
            <text:p>2.1894</text:p>
          </table:table-cell>
          <table:table-cell office:value-type="float" office:value="217" calcext:value-type="float">
            <text:p>217</text:p>
          </table:table-cell>
          <table:table-cell office:value-type="float" office:value="0.00118479" calcext:value-type="float">
            <text:p>0.00118479</text:p>
          </table:table-cell>
          <table:table-cell office:value-type="float" office:value="0.091129" calcext:value-type="float">
            <text:p>0.091129</text:p>
          </table:table-cell>
          <table:table-cell office:value-type="float" office:value="927.14" calcext:value-type="float">
            <text:p>927.14</text:p>
          </table:table-cell>
          <table:table-cell office:value-type="float" office:value="2600.5" calcext:value-type="float">
            <text:p>2600.5</text:p>
          </table:table-cell>
          <table:table-cell office:value-type="float" office:value="929.73" calcext:value-type="float">
            <text:p>929.73</text:p>
          </table:table-cell>
          <table:table-cell office:value-type="float" office:value="2800" calcext:value-type="float">
            <text:p>2800</text:p>
          </table:table-cell>
          <table:table-cell office:value-type="float" office:value="2.4898" calcext:value-type="float">
            <text:p>2.4898</text:p>
          </table:table-cell>
          <table:table-cell office:value-type="float" office:value="6.3056" calcext:value-type="float">
            <text:p>6.305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17.249" calcext:value-type="float">
            <text:p>217.249</text:p>
          </table:table-cell>
          <table:table-cell office:value-type="float" office:value="0.00118523" calcext:value-type="float">
            <text:p>0.00118523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928.26" calcext:value-type="float">
            <text:p>928.26</text:p>
          </table:table-cell>
          <table:table-cell office:value-type="float" office:value="2600.6" calcext:value-type="float">
            <text:p>2600.6</text:p>
          </table:table-cell>
          <table:table-cell office:value-type="float" office:value="930.87" calcext:value-type="float">
            <text:p>930.87</text:p>
          </table:table-cell>
          <table:table-cell office:value-type="float" office:value="2800.1" calcext:value-type="float">
            <text:p>2800.1</text:p>
          </table:table-cell>
          <table:table-cell office:value-type="float" office:value="2.4921" calcext:value-type="float">
            <text:p>2.4921</text:p>
          </table:table-cell>
          <table:table-cell office:value-type="float" office:value="6.3038" calcext:value-type="float">
            <text:p>6.3038</text:p>
          </table:table-cell>
        </table:table-row>
        <table:table-row table:style-name="ro1">
          <table:table-cell office:value-type="float" office:value="2.2322" calcext:value-type="float">
            <text:p>2.2322</text:p>
          </table:table-cell>
          <table:table-cell office:value-type="float" office:value="218" calcext:value-type="float">
            <text:p>218</text:p>
          </table:table-cell>
          <table:table-cell office:value-type="float" office:value="0.00118657" calcext:value-type="float">
            <text:p>0.00118657</text:p>
          </table:table-cell>
          <table:table-cell office:value-type="float" office:value="0.089413" calcext:value-type="float">
            <text:p>0.089413</text:p>
          </table:table-cell>
          <table:table-cell office:value-type="float" office:value="931.69" calcext:value-type="float">
            <text:p>931.69</text:p>
          </table:table-cell>
          <table:table-cell office:value-type="float" office:value="2600.7" calcext:value-type="float">
            <text:p>2600.7</text:p>
          </table:table-cell>
          <table:table-cell office:value-type="float" office:value="934.34" calcext:value-type="float">
            <text:p>934.34</text:p>
          </table:table-cell>
          <table:table-cell office:value-type="float" office:value="2800.3" calcext:value-type="float">
            <text:p>2800.3</text:p>
          </table:table-cell>
          <table:table-cell office:value-type="float" office:value="2.4991" calcext:value-type="float">
            <text:p>2.4991</text:p>
          </table:table-cell>
          <table:table-cell office:value-type="float" office:value="6.2984" calcext:value-type="float">
            <text:p>6.2984</text:p>
          </table:table-cell>
        </table:table-row>
        <table:table-row table:style-name="ro1">
          <table:table-cell office:value-type="float" office:value="2.2756" calcext:value-type="float">
            <text:p>2.2756</text:p>
          </table:table-cell>
          <table:table-cell office:value-type="float" office:value="219" calcext:value-type="float">
            <text:p>219</text:p>
          </table:table-cell>
          <table:table-cell office:value-type="float" office:value="0.00118836" calcext:value-type="float">
            <text:p>0.00118836</text:p>
          </table:table-cell>
          <table:table-cell office:value-type="float" office:value="0.087734" calcext:value-type="float">
            <text:p>0.087734</text:p>
          </table:table-cell>
          <table:table-cell office:value-type="float" office:value="936.26" calcext:value-type="float">
            <text:p>936.26</text:p>
          </table:table-cell>
          <table:table-cell office:value-type="float" office:value="2601.1" calcext:value-type="float">
            <text:p>2601.1</text:p>
          </table:table-cell>
          <table:table-cell office:value-type="float" office:value="938.96" calcext:value-type="float">
            <text:p>938.96</text:p>
          </table:table-cell>
          <table:table-cell office:value-type="float" office:value="2800.7" calcext:value-type="float">
            <text:p>2800.7</text:p>
          </table:table-cell>
          <table:table-cell office:value-type="float" office:value="2.5084" calcext:value-type="float">
            <text:p>2.5084</text:p>
          </table:table-cell>
          <table:table-cell office:value-type="float" office:value="6.2912" calcext:value-type="float">
            <text:p>6.291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9.557" calcext:value-type="float">
            <text:p>219.557</text:p>
          </table:table-cell>
          <table:table-cell office:value-type="float" office:value="0.00118936" calcext:value-type="float">
            <text:p>0.00118936</text:p>
          </table:table-cell>
          <table:table-cell office:value-type="float" office:value="0.086815" calcext:value-type="float">
            <text:p>0.086815</text:p>
          </table:table-cell>
          <table:table-cell office:value-type="float" office:value="938.79" calcext:value-type="float">
            <text:p>938.79</text:p>
          </table:table-cell>
          <table:table-cell office:value-type="float" office:value="2601.1" calcext:value-type="float">
            <text:p>2601.1</text:p>
          </table:table-cell>
          <table:table-cell office:value-type="float" office:value="941.53" calcext:value-type="float">
            <text:p>941.53</text:p>
          </table:table-cell>
          <table:table-cell office:value-type="float" office:value="2800.8" calcext:value-type="float">
            <text:p>2800.8</text:p>
          </table:table-cell>
          <table:table-cell office:value-type="float" office:value="2.5136" calcext:value-type="float">
            <text:p>2.5136</text:p>
          </table:table-cell>
          <table:table-cell office:value-type="float" office:value="6.2872" calcext:value-type="float">
            <text:p>6.2872</text:p>
          </table:table-cell>
        </table:table-row>
        <table:table-row table:style-name="ro1">
          <table:table-cell office:value-type="float" office:value="2.3196" calcext:value-type="float">
            <text:p>2.3196</text:p>
          </table:table-cell>
          <table:table-cell office:value-type="float" office:value="220" calcext:value-type="float">
            <text:p>220</text:p>
          </table:table-cell>
          <table:table-cell office:value-type="float" office:value="0.00119017" calcext:value-type="float">
            <text:p>0.00119017</text:p>
          </table:table-cell>
          <table:table-cell office:value-type="float" office:value="0.086092" calcext:value-type="float">
            <text:p>0.086092</text:p>
          </table:table-cell>
          <table:table-cell office:value-type="float" office:value="940.82" calcext:value-type="float">
            <text:p>940.82</text:p>
          </table:table-cell>
          <table:table-cell office:value-type="float" office:value="2601.2" calcext:value-type="float">
            <text:p>2601.2</text:p>
          </table:table-cell>
          <table:table-cell office:value-type="float" office:value="943.58" calcext:value-type="float">
            <text:p>943.58</text:p>
          </table:table-cell>
          <table:table-cell office:value-type="float" office:value="2800.9" calcext:value-type="float">
            <text:p>2800.9</text:p>
          </table:table-cell>
          <table:table-cell office:value-type="float" office:value="2.5177" calcext:value-type="float">
            <text:p>2.5177</text:p>
          </table:table-cell>
          <table:table-cell office:value-type="float" office:value="6.284" calcext:value-type="float">
            <text:p>6.284</text:p>
          </table:table-cell>
        </table:table-row>
        <table:table-row table:style-name="ro1">
          <table:table-cell office:value-type="float" office:value="2.3643" calcext:value-type="float">
            <text:p>2.3643</text:p>
          </table:table-cell>
          <table:table-cell office:value-type="float" office:value="221" calcext:value-type="float">
            <text:p>221</text:p>
          </table:table-cell>
          <table:table-cell office:value-type="float" office:value="0.00119198" calcext:value-type="float">
            <text:p>0.00119198</text:p>
          </table:table-cell>
          <table:table-cell office:value-type="float" office:value="0.084486" calcext:value-type="float">
            <text:p>0.084486</text:p>
          </table:table-cell>
          <table:table-cell office:value-type="float" office:value="945.39" calcext:value-type="float">
            <text:p>945.39</text:p>
          </table:table-cell>
          <table:table-cell office:value-type="float" office:value="2601.4" calcext:value-type="float">
            <text:p>2601.4</text:p>
          </table:table-cell>
          <table:table-cell office:value-type="float" office:value="948.21" calcext:value-type="float">
            <text:p>948.21</text:p>
          </table:table-cell>
          <table:table-cell office:value-type="float" office:value="2801.2" calcext:value-type="float">
            <text:p>2801.2</text:p>
          </table:table-cell>
          <table:table-cell office:value-type="float" office:value="2.5269" calcext:value-type="float">
            <text:p>2.5269</text:p>
          </table:table-cell>
          <table:table-cell office:value-type="float" office:value="6.2768" calcext:value-type="float">
            <text:p>6.276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21.789" calcext:value-type="float">
            <text:p>221.789</text:p>
          </table:table-cell>
          <table:table-cell office:value-type="float" office:value="0.00119343" calcext:value-type="float">
            <text:p>0.00119343</text:p>
          </table:table-cell>
          <table:table-cell office:value-type="float" office:value="0.083244" calcext:value-type="float">
            <text:p>0.083244</text:p>
          </table:table-cell>
          <table:table-cell office:value-type="float" office:value="949.01" calcext:value-type="float">
            <text:p>949.01</text:p>
          </table:table-cell>
          <table:table-cell office:value-type="float" office:value="2601.6" calcext:value-type="float">
            <text:p>2601.6</text:p>
          </table:table-cell>
          <table:table-cell office:value-type="float" office:value="951.87" calcext:value-type="float">
            <text:p>951.87</text:p>
          </table:table-cell>
          <table:table-cell office:value-type="float" office:value="2801.4" calcext:value-type="float">
            <text:p>2801.4</text:p>
          </table:table-cell>
          <table:table-cell office:value-type="float" office:value="2.5343" calcext:value-type="float">
            <text:p>2.5343</text:p>
          </table:table-cell>
          <table:table-cell office:value-type="float" office:value="6.2712" calcext:value-type="float">
            <text:p>6.2712</text:p>
          </table:table-cell>
        </table:table-row>
        <table:table-row table:style-name="ro1">
          <table:table-cell office:value-type="float" office:value="2.4096" calcext:value-type="float">
            <text:p>2.4096</text:p>
          </table:table-cell>
          <table:table-cell office:value-type="float" office:value="222" calcext:value-type="float">
            <text:p>222</text:p>
          </table:table-cell>
          <table:table-cell office:value-type="float" office:value="0.00119382" calcext:value-type="float">
            <text:p>0.00119382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949.97" calcext:value-type="float">
            <text:p>949.97</text:p>
          </table:table-cell>
          <table:table-cell office:value-type="float" office:value="2601.7" calcext:value-type="float">
            <text:p>2601.7</text:p>
          </table:table-cell>
          <table:table-cell office:value-type="float" office:value="952.85" calcext:value-type="float">
            <text:p>952.85</text:p>
          </table:table-cell>
          <table:table-cell office:value-type="float" office:value="2801.5" calcext:value-type="float">
            <text:p>2801.5</text:p>
          </table:table-cell>
          <table:table-cell office:value-type="float" office:value="2.5362" calcext:value-type="float">
            <text:p>2.5362</text:p>
          </table:table-cell>
          <table:table-cell office:value-type="float" office:value="6.2697" calcext:value-type="float">
            <text:p>6.2697</text:p>
          </table:table-cell>
        </table:table-row>
        <table:table-row table:style-name="ro1">
          <table:table-cell office:value-type="float" office:value="2.4556" calcext:value-type="float">
            <text:p>2.4556</text:p>
          </table:table-cell>
          <table:table-cell office:value-type="float" office:value="223" calcext:value-type="float">
            <text:p>223</text:p>
          </table:table-cell>
          <table:table-cell office:value-type="float" office:value="0.00119567" calcext:value-type="float">
            <text:p>0.00119567</text:p>
          </table:table-cell>
          <table:table-cell office:value-type="float" office:value="0.081379" calcext:value-type="float">
            <text:p>0.081379</text:p>
          </table:table-cell>
          <table:table-cell office:value-type="float" office:value="954.55" calcext:value-type="float">
            <text:p>954.55</text:p>
          </table:table-cell>
          <table:table-cell office:value-type="float" office:value="2601.9" calcext:value-type="float">
            <text:p>2601.9</text:p>
          </table:table-cell>
          <table:table-cell office:value-type="float" office:value="957.49" calcext:value-type="float">
            <text:p>957.49</text:p>
          </table:table-cell>
          <table:table-cell office:value-type="float" office:value="2801.7" calcext:value-type="float">
            <text:p>2801.7</text:p>
          </table:table-cell>
          <table:table-cell office:value-type="float" office:value="2.5455" calcext:value-type="float">
            <text:p>2.5455</text:p>
          </table:table-cell>
          <table:table-cell office:value-type="float" office:value="6.2625" calcext:value-type="float">
            <text:p>6.26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23.95" calcext:value-type="float">
            <text:p>223.95</text:p>
          </table:table-cell>
          <table:table-cell office:value-type="float" office:value="0.00119743" calcext:value-type="float">
            <text:p>0.00119743</text:p>
          </table:table-cell>
          <table:table-cell office:value-type="float" office:value="0.079949" calcext:value-type="float">
            <text:p>0.079949</text:p>
          </table:table-cell>
          <table:table-cell office:value-type="float" office:value="958.92" calcext:value-type="float">
            <text:p>958.92</text:p>
          </table:table-cell>
          <table:table-cell office:value-type="float" office:value="2602" calcext:value-type="float">
            <text:p>2602</text:p>
          </table:table-cell>
          <table:table-cell office:value-type="float" office:value="961.91" calcext:value-type="float">
            <text:p>961.91</text:p>
          </table:table-cell>
          <table:table-cell office:value-type="float" office:value="2801.9" calcext:value-type="float">
            <text:p>2801.9</text:p>
          </table:table-cell>
          <table:table-cell office:value-type="float" office:value="2.5543" calcext:value-type="float">
            <text:p>2.5543</text:p>
          </table:table-cell>
          <table:table-cell office:value-type="float" office:value="6.2558" calcext:value-type="float">
            <text:p>6.2558</text:p>
          </table:table-cell>
        </table:table-row>
        <table:table-row table:style-name="ro1">
          <table:table-cell office:value-type="float" office:value="2.5023" calcext:value-type="float">
            <text:p>2.5023</text:p>
          </table:table-cell>
          <table:table-cell office:value-type="float" office:value="224" calcext:value-type="float">
            <text:p>224</text:p>
          </table:table-cell>
          <table:table-cell office:value-type="float" office:value="0.00119753" calcext:value-type="float">
            <text:p>0.00119753</text:p>
          </table:table-cell>
          <table:table-cell office:value-type="float" office:value="0.079875" calcext:value-type="float">
            <text:p>0.079875</text:p>
          </table:table-cell>
          <table:table-cell office:value-type="float" office:value="959.14" calcext:value-type="float">
            <text:p>959.14</text:p>
          </table:table-cell>
          <table:table-cell office:value-type="float" office:value="2602" calcext:value-type="float">
            <text:p>2602</text:p>
          </table:table-cell>
          <table:table-cell office:value-type="float" office:value="962.14" calcext:value-type="float">
            <text:p>962.14</text:p>
          </table:table-cell>
          <table:table-cell office:value-type="float" office:value="2801.9" calcext:value-type="float">
            <text:p>2801.9</text:p>
          </table:table-cell>
          <table:table-cell office:value-type="float" office:value="2.5547" calcext:value-type="float">
            <text:p>2.5547</text:p>
          </table:table-cell>
          <table:table-cell office:value-type="float" office:value="6.2554" calcext:value-type="float">
            <text:p>6.2554</text:p>
          </table:table-cell>
        </table:table-row>
        <table:table-row table:style-name="ro1">
          <table:table-cell office:value-type="float" office:value="2.5497" calcext:value-type="float">
            <text:p>2.5497</text:p>
          </table:table-cell>
          <table:table-cell office:value-type="float" office:value="225" calcext:value-type="float">
            <text:p>225</text:p>
          </table:table-cell>
          <table:table-cell office:value-type="float" office:value="0.0011994" calcext:value-type="float">
            <text:p>0.0011994</text:p>
          </table:table-cell>
          <table:table-cell office:value-type="float" office:value="0.078403" calcext:value-type="float">
            <text:p>0.078403</text:p>
          </table:table-cell>
          <table:table-cell office:value-type="float" office:value="963.74" calcext:value-type="float">
            <text:p>963.74</text:p>
          </table:table-cell>
          <table:table-cell office:value-type="float" office:value="2602.2" calcext:value-type="float">
            <text:p>2602.2</text:p>
          </table:table-cell>
          <table:table-cell office:value-type="float" office:value="966.8" calcext:value-type="float">
            <text:p>966.8</text:p>
          </table:table-cell>
          <table:table-cell office:value-type="float" office:value="2802.1" calcext:value-type="float">
            <text:p>2802.1</text:p>
          </table:table-cell>
          <table:table-cell office:value-type="float" office:value="2.564" calcext:value-type="float">
            <text:p>2.564</text:p>
          </table:table-cell>
          <table:table-cell office:value-type="float" office:value="6.2483" calcext:value-type="float">
            <text:p>6.2483</text:p>
          </table:table-cell>
        </table:table-row>
        <table:table-row table:style-name="ro1">
          <table:table-cell office:value-type="float" office:value="2.5978" calcext:value-type="float">
            <text:p>2.5978</text:p>
          </table:table-cell>
          <table:table-cell office:value-type="float" office:value="226" calcext:value-type="float">
            <text:p>226</text:p>
          </table:table-cell>
          <table:table-cell office:value-type="float" office:value="0.0012013" calcext:value-type="float">
            <text:p>0.0012013</text:p>
          </table:table-cell>
          <table:table-cell office:value-type="float" office:value="0.076964" calcext:value-type="float">
            <text:p>0.076964</text:p>
          </table:table-cell>
          <table:table-cell office:value-type="float" office:value="968.34" calcext:value-type="float">
            <text:p>968.34</text:p>
          </table:table-cell>
          <table:table-cell office:value-type="float" office:value="2602.4" calcext:value-type="float">
            <text:p>2602.4</text:p>
          </table:table-cell>
          <table:table-cell office:value-type="float" office:value="971.46" calcext:value-type="float">
            <text:p>971.46</text:p>
          </table:table-cell>
          <table:table-cell office:value-type="float" office:value="2802.3" calcext:value-type="float">
            <text:p>2802.3</text:p>
          </table:table-cell>
          <table:table-cell office:value-type="float" office:value="2.5732" calcext:value-type="float">
            <text:p>2.5732</text:p>
          </table:table-cell>
          <table:table-cell office:value-type="float" office:value="6.2412" calcext:value-type="float">
            <text:p>6.241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26.046" calcext:value-type="float">
            <text:p>226.046</text:p>
          </table:table-cell>
          <table:table-cell office:value-type="float" office:value="0.00120138" calcext:value-type="float">
            <text:p>0.00120138</text:p>
          </table:table-cell>
          <table:table-cell office:value-type="float" office:value="0.076899" calcext:value-type="float">
            <text:p>0.076899</text:p>
          </table:table-cell>
          <table:table-cell office:value-type="float" office:value="968.55" calcext:value-type="float">
            <text:p>968.55</text:p>
          </table:table-cell>
          <table:table-cell office:value-type="float" office:value="2602.4" calcext:value-type="float">
            <text:p>2602.4</text:p>
          </table:table-cell>
          <table:table-cell office:value-type="float" office:value="971.67" calcext:value-type="float">
            <text:p>971.67</text:p>
          </table:table-cell>
          <table:table-cell office:value-type="float" office:value="2802.3" calcext:value-type="float">
            <text:p>2802.3</text:p>
          </table:table-cell>
          <table:table-cell office:value-type="float" office:value="2.5736" calcext:value-type="float">
            <text:p>2.5736</text:p>
          </table:table-cell>
          <table:table-cell office:value-type="float" office:value="6.2409" calcext:value-type="float">
            <text:p>6.2409</text:p>
          </table:table-cell>
        </table:table-row>
        <table:table-row table:style-name="ro1">
          <table:table-cell office:value-type="float" office:value="2.6466" calcext:value-type="float">
            <text:p>2.6466</text:p>
          </table:table-cell>
          <table:table-cell office:value-type="float" office:value="227" calcext:value-type="float">
            <text:p>227</text:p>
          </table:table-cell>
          <table:table-cell office:value-type="float" office:value="0.0012032" calcext:value-type="float">
            <text:p>0.0012032</text:p>
          </table:table-cell>
          <table:table-cell office:value-type="float" office:value="0.075554" calcext:value-type="float">
            <text:p>0.075554</text:p>
          </table:table-cell>
          <table:table-cell office:value-type="float" office:value="972.95" calcext:value-type="float">
            <text:p>972.95</text:p>
          </table:table-cell>
          <table:table-cell office:value-type="float" office:value="2602.5" calcext:value-type="float">
            <text:p>2602.5</text:p>
          </table:table-cell>
          <table:table-cell office:value-type="float" office:value="976.13" calcext:value-type="float">
            <text:p>976.13</text:p>
          </table:table-cell>
          <table:table-cell office:value-type="float" office:value="2802.5" calcext:value-type="float">
            <text:p>2802.5</text:p>
          </table:table-cell>
          <table:table-cell office:value-type="float" office:value="2.5824" calcext:value-type="float">
            <text:p>2.5824</text:p>
          </table:table-cell>
          <table:table-cell office:value-type="float" office:value="6.2341" calcext:value-type="float">
            <text:p>6.2341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 office:value-type="float" office:value="228" calcext:value-type="float">
            <text:p>228</text:p>
          </table:table-cell>
          <table:table-cell office:value-type="float" office:value="0.00120512" calcext:value-type="float">
            <text:p>0.00120512</text:p>
          </table:table-cell>
          <table:table-cell office:value-type="float" office:value="0.074175" calcext:value-type="float">
            <text:p>0.074175</text:p>
          </table:table-cell>
          <table:table-cell office:value-type="float" office:value="977.56" calcext:value-type="float">
            <text:p>977.56</text:p>
          </table:table-cell>
          <table:table-cell office:value-type="float" office:value="2602.7" calcext:value-type="float">
            <text:p>2602.7</text:p>
          </table:table-cell>
          <table:table-cell office:value-type="float" office:value="980.81" calcext:value-type="float">
            <text:p>980.81</text:p>
          </table:table-cell>
          <table:table-cell office:value-type="float" office:value="2802.7" calcext:value-type="float">
            <text:p>2802.7</text:p>
          </table:table-cell>
          <table:table-cell office:value-type="float" office:value="2.5917" calcext:value-type="float">
            <text:p>2.5917</text:p>
          </table:table-cell>
          <table:table-cell office:value-type="float" office:value="6.227" calcext:value-type="float">
            <text:p>6.22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28.08" calcext:value-type="float">
            <text:p>228.08</text:p>
          </table:table-cell>
          <table:table-cell office:value-type="float" office:value="0.00120528" calcext:value-type="float">
            <text:p>0.00120528</text:p>
          </table:table-cell>
          <table:table-cell office:value-type="float" office:value="0.074066" calcext:value-type="float">
            <text:p>0.074066</text:p>
          </table:table-cell>
          <table:table-cell office:value-type="float" office:value="977.93" calcext:value-type="float">
            <text:p>977.93</text:p>
          </table:table-cell>
          <table:table-cell office:value-type="float" office:value="2602.7" calcext:value-type="float">
            <text:p>2602.7</text:p>
          </table:table-cell>
          <table:table-cell office:value-type="float" office:value="981.18" calcext:value-type="float">
            <text:p>981.18</text:p>
          </table:table-cell>
          <table:table-cell office:value-type="float" office:value="2802.7" calcext:value-type="float">
            <text:p>2802.7</text:p>
          </table:table-cell>
          <table:table-cell office:value-type="float" office:value="2.5924" calcext:value-type="float">
            <text:p>2.5924</text:p>
          </table:table-cell>
          <table:table-cell office:value-type="float" office:value="6.2264" calcext:value-type="float">
            <text:p>6.2264</text:p>
          </table:table-cell>
        </table:table-row>
        <table:table-row table:style-name="ro1">
          <table:table-cell office:value-type="float" office:value="2.7462" calcext:value-type="float">
            <text:p>2.7462</text:p>
          </table:table-cell>
          <table:table-cell office:value-type="float" office:value="229" calcext:value-type="float">
            <text:p>229</text:p>
          </table:table-cell>
          <table:table-cell office:value-type="float" office:value="0.00120706" calcext:value-type="float">
            <text:p>0.00120706</text:p>
          </table:table-cell>
          <table:table-cell office:value-type="float" office:value="0.072825" calcext:value-type="float">
            <text:p>0.072825</text:p>
          </table:table-cell>
          <table:table-cell office:value-type="float" office:value="982.19" calcext:value-type="float">
            <text:p>982.19</text:p>
          </table:table-cell>
          <table:table-cell office:value-type="float" office:value="2602.8" calcext:value-type="float">
            <text:p>2602.8</text:p>
          </table:table-cell>
          <table:table-cell office:value-type="float" office:value="985.5" calcext:value-type="float">
            <text:p>985.5</text:p>
          </table:table-cell>
          <table:table-cell office:value-type="float" office:value="2802.8" calcext:value-type="float">
            <text:p>2802.8</text:p>
          </table:table-cell>
          <table:table-cell office:value-type="float" office:value="2.6009" calcext:value-type="float">
            <text:p>2.6009</text:p>
          </table:table-cell>
          <table:table-cell office:value-type="float" office:value="6.2199" calcext:value-type="float">
            <text:p>6.2199</text:p>
          </table:table-cell>
        </table:table-row>
        <table:table-row table:style-name="ro1">
          <table:table-cell office:value-type="float" office:value="2.7971" calcext:value-type="float">
            <text:p>2.7971</text:p>
          </table:table-cell>
          <table:table-cell office:value-type="float" office:value="230" calcext:value-type="float">
            <text:p>230</text:p>
          </table:table-cell>
          <table:table-cell office:value-type="float" office:value="0.00120902" calcext:value-type="float">
            <text:p>0.00120902</text:p>
          </table:table-cell>
          <table:table-cell office:value-type="float" office:value="0.071503" calcext:value-type="float">
            <text:p>0.071503</text:p>
          </table:table-cell>
          <table:table-cell office:value-type="float" office:value="986.81" calcext:value-type="float">
            <text:p>986.81</text:p>
          </table:table-cell>
          <table:table-cell office:value-type="float" office:value="2602.9" calcext:value-type="float">
            <text:p>2602.9</text:p>
          </table:table-cell>
          <table:table-cell office:value-type="float" office:value="990.19" calcext:value-type="float">
            <text:p>990.19</text:p>
          </table:table-cell>
          <table:table-cell office:value-type="float" office:value="2802.9" calcext:value-type="float">
            <text:p>2802.9</text:p>
          </table:table-cell>
          <table:table-cell office:value-type="float" office:value="2.6101" calcext:value-type="float">
            <text:p>2.6101</text:p>
          </table:table-cell>
          <table:table-cell office:value-type="float" office:value="6.2128" calcext:value-type="float">
            <text:p>6.212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30.057" calcext:value-type="float">
            <text:p>230.057</text:p>
          </table:table-cell>
          <table:table-cell office:value-type="float" office:value="0.00120913" calcext:value-type="float">
            <text:p>0.00120913</text:p>
          </table:table-cell>
          <table:table-cell office:value-type="float" office:value="0.071429" calcext:value-type="float">
            <text:p>0.071429</text:p>
          </table:table-cell>
          <table:table-cell office:value-type="float" office:value="987.07" calcext:value-type="float">
            <text:p>987.07</text:p>
          </table:table-cell>
          <table:table-cell office:value-type="float" office:value="2602.9" calcext:value-type="float">
            <text:p>2602.9</text:p>
          </table:table-cell>
          <table:table-cell office:value-type="float" office:value="990.46" calcext:value-type="float">
            <text:p>990.46</text:p>
          </table:table-cell>
          <table:table-cell office:value-type="float" office:value="2802.9" calcext:value-type="float">
            <text:p>2802.9</text:p>
          </table:table-cell>
          <table:table-cell office:value-type="float" office:value="2.6106" calcext:value-type="float">
            <text:p>2.6106</text:p>
          </table:table-cell>
          <table:table-cell office:value-type="float" office:value="6.2124" calcext:value-type="float">
            <text:p>6.2124</text:p>
          </table:table-cell>
        </table:table-row>
        <table:table-row table:style-name="ro1">
          <table:table-cell office:value-type="float" office:value="2.8487" calcext:value-type="float">
            <text:p>2.8487</text:p>
          </table:table-cell>
          <table:table-cell office:value-type="float" office:value="231" calcext:value-type="float">
            <text:p>231</text:p>
          </table:table-cell>
          <table:table-cell office:value-type="float" office:value="0.00121098" calcext:value-type="float">
            <text:p>0.00121098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991.44" calcext:value-type="float">
            <text:p>991.44</text:p>
          </table:table-cell>
          <table:table-cell office:value-type="float" office:value="2603" calcext:value-type="float">
            <text:p>2603</text:p>
          </table:table-cell>
          <table:table-cell office:value-type="float" office:value="994.89" calcext:value-type="float">
            <text:p>994.89</text:p>
          </table:table-cell>
          <table:table-cell office:value-type="float" office:value="2803" calcext:value-type="float">
            <text:p>2803</text:p>
          </table:table-cell>
          <table:table-cell office:value-type="float" office:value="2.6193" calcext:value-type="float">
            <text:p>2.6193</text:p>
          </table:table-cell>
          <table:table-cell office:value-type="float" office:value="6.2057" calcext:value-type="float">
            <text:p>6.205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31.98" calcext:value-type="float">
            <text:p>231.98</text:p>
          </table:table-cell>
          <table:table-cell office:value-type="float" office:value="0.00121293" calcext:value-type="float">
            <text:p>0.00121293</text:p>
          </table:table-cell>
          <table:table-cell office:value-type="float" office:value="0.068968" calcext:value-type="float">
            <text:p>0.068968</text:p>
          </table:table-cell>
          <table:table-cell office:value-type="float" office:value="995.99" calcext:value-type="float">
            <text:p>995.99</text:p>
          </table:table-cell>
          <table:table-cell office:value-type="float" office:value="2603.1" calcext:value-type="float">
            <text:p>2603.1</text:p>
          </table:table-cell>
          <table:table-cell office:value-type="float" office:value="999.51" calcext:value-type="float">
            <text:p>999.51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283" calcext:value-type="float">
            <text:p>2.6283</text:p>
          </table:table-cell>
          <table:table-cell office:value-type="float" office:value="6.1988" calcext:value-type="float">
            <text:p>6.1988</text:p>
          </table:table-cell>
        </table:table-row>
        <table:table-row table:style-name="ro1">
          <table:table-cell office:value-type="float" office:value="2.901" calcext:value-type="float">
            <text:p>2.901</text:p>
          </table:table-cell>
          <table:table-cell office:value-type="float" office:value="232" calcext:value-type="float">
            <text:p>232</text:p>
          </table:table-cell>
          <table:table-cell office:value-type="float" office:value="0.00121297" calcext:value-type="float">
            <text:p>0.00121297</text:p>
          </table:table-cell>
          <table:table-cell office:value-type="float" office:value="0.068943" calcext:value-type="float">
            <text:p>0.068943</text:p>
          </table:table-cell>
          <table:table-cell office:value-type="float" office:value="996.08" calcext:value-type="float">
            <text:p>996.08</text:p>
          </table:table-cell>
          <table:table-cell office:value-type="float" office:value="2603.1" calcext:value-type="float">
            <text:p>2603.1</text:p>
          </table:table-cell>
          <table:table-cell office:value-type="float" office:value="999.6" calcext:value-type="float">
            <text:p>999.6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285" calcext:value-type="float">
            <text:p>2.6285</text:p>
          </table:table-cell>
          <table:table-cell office:value-type="float" office:value="6.1987" calcext:value-type="float">
            <text:p>6.1987</text:p>
          </table:table-cell>
        </table:table-row>
        <table:table-row table:style-name="ro1">
          <table:table-cell office:value-type="float" office:value="2.9541" calcext:value-type="float">
            <text:p>2.9541</text:p>
          </table:table-cell>
          <table:table-cell office:value-type="float" office:value="233" calcext:value-type="float">
            <text:p>233</text:p>
          </table:table-cell>
          <table:table-cell office:value-type="float" office:value="0.00121497" calcext:value-type="float">
            <text:p>0.00121497</text:p>
          </table:table-cell>
          <table:table-cell office:value-type="float" office:value="0.067702" calcext:value-type="float">
            <text:p>0.067702</text:p>
          </table:table-cell>
          <table:table-cell office:value-type="float" office:value="1000.7" calcext:value-type="float">
            <text:p>1000.7</text:p>
          </table:table-cell>
          <table:table-cell office:value-type="float" office:value="2603.1" calcext:value-type="float">
            <text:p>2603.1</text:p>
          </table:table-cell>
          <table:table-cell office:value-type="float" office:value="1004.3" calcext:value-type="float">
            <text:p>1004.3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377" calcext:value-type="float">
            <text:p>2.6377</text:p>
          </table:table-cell>
          <table:table-cell office:value-type="float" office:value="6.1916" calcext:value-type="float">
            <text:p>6.1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3.853" calcext:value-type="float">
            <text:p>233.853</text:p>
          </table:table-cell>
          <table:table-cell office:value-type="float" office:value="0.00121669" calcext:value-type="float">
            <text:p>0.00121669</text:p>
          </table:table-cell>
          <table:table-cell office:value-type="float" office:value="0.066664" calcext:value-type="float">
            <text:p>0.066664</text:p>
          </table:table-cell>
          <table:table-cell office:value-type="float" office:value="1004.6" calcext:value-type="float">
            <text:p>1004.6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08.3" calcext:value-type="float">
            <text:p>1008.3</text:p>
          </table:table-cell>
          <table:table-cell office:value-type="float" office:value="2803.2" calcext:value-type="float">
            <text:p>2803.2</text:p>
          </table:table-cell>
          <table:table-cell office:value-type="float" office:value="2.6455" calcext:value-type="float">
            <text:p>2.6455</text:p>
          </table:table-cell>
          <table:table-cell office:value-type="float" office:value="6.1856" calcext:value-type="float">
            <text:p>6.1856</text:p>
          </table:table-cell>
        </table:table-row>
        <table:table-row table:style-name="ro1">
          <table:table-cell office:value-type="float" office:value="3.008" calcext:value-type="float">
            <text:p>3.008</text:p>
          </table:table-cell>
          <table:table-cell office:value-type="float" office:value="234" calcext:value-type="float">
            <text:p>234</text:p>
          </table:table-cell>
          <table:table-cell office:value-type="float" office:value="0.00121699" calcext:value-type="float">
            <text:p>0.00121699</text:p>
          </table:table-cell>
          <table:table-cell office:value-type="float" office:value="0.066488" calcext:value-type="float">
            <text:p>0.066488</text:p>
          </table:table-cell>
          <table:table-cell office:value-type="float" office:value="1005.3" calcext:value-type="float">
            <text:p>1005.3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09" calcext:value-type="float">
            <text:p>1009</text:p>
          </table:table-cell>
          <table:table-cell office:value-type="float" office:value="2803.2" calcext:value-type="float">
            <text:p>2803.2</text:p>
          </table:table-cell>
          <table:table-cell office:value-type="float" office:value="2.6469" calcext:value-type="float">
            <text:p>2.6469</text:p>
          </table:table-cell>
          <table:table-cell office:value-type="float" office:value="6.1845" calcext:value-type="float">
            <text:p>6.1845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235" calcext:value-type="float">
            <text:p>235</text:p>
          </table:table-cell>
          <table:table-cell office:value-type="float" office:value="0.00121902" calcext:value-type="float">
            <text:p>0.00121902</text:p>
          </table:table-cell>
          <table:table-cell office:value-type="float" office:value="0.065298" calcext:value-type="float">
            <text:p>0.065298</text:p>
          </table:table-cell>
          <table:table-cell office:value-type="float" office:value="1010.1" calcext:value-type="float">
            <text:p>1010.1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13.8" calcext:value-type="float">
            <text:p>1013.8</text:p>
          </table:table-cell>
          <table:table-cell office:value-type="float" office:value="2803.2" calcext:value-type="float">
            <text:p>2803.2</text:p>
          </table:table-cell>
          <table:table-cell office:value-type="float" office:value="2.6561" calcext:value-type="float">
            <text:p>2.6561</text:p>
          </table:table-cell>
          <table:table-cell office:value-type="float" office:value="6.1775" calcext:value-type="float">
            <text:p>6.17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35.679" calcext:value-type="float">
            <text:p>235.679</text:p>
          </table:table-cell>
          <table:table-cell office:value-type="float" office:value="0.00122042" calcext:value-type="float">
            <text:p>0.00122042</text:p>
          </table:table-cell>
          <table:table-cell office:value-type="float" office:value="0.064504" calcext:value-type="float">
            <text:p>0.064504</text:p>
          </table:table-cell>
          <table:table-cell office:value-type="float" office:value="1013.2" calcext:value-type="float">
            <text:p>1013.2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17" calcext:value-type="float">
            <text:p>1017</text:p>
          </table:table-cell>
          <table:table-cell office:value-type="float" office:value="2803.2" calcext:value-type="float">
            <text:p>2803.2</text:p>
          </table:table-cell>
          <table:table-cell office:value-type="float" office:value="2.6623" calcext:value-type="float">
            <text:p>2.6623</text:p>
          </table:table-cell>
          <table:table-cell office:value-type="float" office:value="6.1727" calcext:value-type="float">
            <text:p>6.1727</text:p>
          </table:table-cell>
        </table:table-row>
        <table:table-row table:style-name="ro1">
          <table:table-cell office:value-type="float" office:value="3.1179" calcext:value-type="float">
            <text:p>3.1179</text:p>
          </table:table-cell>
          <table:table-cell office:value-type="float" office:value="236" calcext:value-type="float">
            <text:p>236</text:p>
          </table:table-cell>
          <table:table-cell office:value-type="float" office:value="0.00122108" calcext:value-type="float">
            <text:p>0.00122108</text:p>
          </table:table-cell>
          <table:table-cell office:value-type="float" office:value="0.064133" calcext:value-type="float">
            <text:p>0.064133</text:p>
          </table:table-cell>
          <table:table-cell office:value-type="float" office:value="1014.7" calcext:value-type="float">
            <text:p>1014.7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18.5" calcext:value-type="float">
            <text:p>1018.5</text:p>
          </table:table-cell>
          <table:table-cell office:value-type="float" office:value="2803.2" calcext:value-type="float">
            <text:p>2803.2</text:p>
          </table:table-cell>
          <table:table-cell office:value-type="float" office:value="2.6653" calcext:value-type="float">
            <text:p>2.6653</text:p>
          </table:table-cell>
          <table:table-cell office:value-type="float" office:value="6.1704" calcext:value-type="float">
            <text:p>6.1704</text:p>
          </table:table-cell>
        </table:table-row>
        <table:table-row table:style-name="ro1">
          <table:table-cell office:value-type="float" office:value="3.174" calcext:value-type="float">
            <text:p>3.174</text:p>
          </table:table-cell>
          <table:table-cell office:value-type="float" office:value="237" calcext:value-type="float">
            <text:p>237</text:p>
          </table:table-cell>
          <table:table-cell office:value-type="float" office:value="0.00122315" calcext:value-type="float">
            <text:p>0.00122315</text:p>
          </table:table-cell>
          <table:table-cell office:value-type="float" office:value="0.062991" calcext:value-type="float">
            <text:p>0.062991</text:p>
          </table:table-cell>
          <table:table-cell office:value-type="float" office:value="1019.4" calcext:value-type="float">
            <text:p>1019.4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23.3" calcext:value-type="float">
            <text:p>1023.3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745" calcext:value-type="float">
            <text:p>2.6745</text:p>
          </table:table-cell>
          <table:table-cell office:value-type="float" office:value="6.1634" calcext:value-type="float">
            <text:p>6.16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37.459" calcext:value-type="float">
            <text:p>237.459</text:p>
          </table:table-cell>
          <table:table-cell office:value-type="float" office:value="0.0012241" calcext:value-type="float">
            <text:p>0.0012241</text:p>
          </table:table-cell>
          <table:table-cell office:value-type="float" office:value="0.062475" calcext:value-type="float">
            <text:p>0.062475</text:p>
          </table:table-cell>
          <table:table-cell office:value-type="float" office:value="1021.5" calcext:value-type="float">
            <text:p>1021.5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25.4" calcext:value-type="float">
            <text:p>1025.4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787" calcext:value-type="float">
            <text:p>2.6787</text:p>
          </table:table-cell>
          <table:table-cell office:value-type="float" office:value="6.1602" calcext:value-type="float">
            <text:p>6.1602</text:p>
          </table:table-cell>
        </table:table-row>
        <table:table-row table:style-name="ro1">
          <table:table-cell office:value-type="float" office:value="3.2308" calcext:value-type="float">
            <text:p>3.2308</text:p>
          </table:table-cell>
          <table:table-cell office:value-type="float" office:value="238" calcext:value-type="float">
            <text:p>238</text:p>
          </table:table-cell>
          <table:table-cell office:value-type="float" office:value="0.00122523" calcext:value-type="float">
            <text:p>0.00122523</text:p>
          </table:table-cell>
          <table:table-cell office:value-type="float" office:value="0.061873" calcext:value-type="float">
            <text:p>0.061873</text:p>
          </table:table-cell>
          <table:table-cell office:value-type="float" office:value="1024" calcext:value-type="float">
            <text:p>1024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28" calcext:value-type="float">
            <text:p>1028</text:p>
          </table:table-cell>
          <table:table-cell office:value-type="float" office:value="2803.1" calcext:value-type="float">
            <text:p>2803.1</text:p>
          </table:table-cell>
          <table:table-cell office:value-type="float" office:value="2.6836" calcext:value-type="float">
            <text:p>2.6836</text:p>
          </table:table-cell>
          <table:table-cell office:value-type="float" office:value="6.1564" calcext:value-type="float">
            <text:p>6.1564</text:p>
          </table:table-cell>
        </table:table-row>
        <table:table-row table:style-name="ro1">
          <table:table-cell office:value-type="float" office:value="3.2885" calcext:value-type="float">
            <text:p>3.2885</text:p>
          </table:table-cell>
          <table:table-cell office:value-type="float" office:value="239" calcext:value-type="float">
            <text:p>239</text:p>
          </table:table-cell>
          <table:table-cell office:value-type="float" office:value="0.00122734" calcext:value-type="float">
            <text:p>0.00122734</text:p>
          </table:table-cell>
          <table:table-cell office:value-type="float" office:value="0.060778" calcext:value-type="float">
            <text:p>0.060778</text:p>
          </table:table-cell>
          <table:table-cell office:value-type="float" office:value="1028.8" calcext:value-type="float">
            <text:p>1028.8</text:p>
          </table:table-cell>
          <table:table-cell office:value-type="float" office:value="2603.1" calcext:value-type="float">
            <text:p>2603.1</text:p>
          </table:table-cell>
          <table:table-cell office:value-type="float" office:value="1032.8" calcext:value-type="float">
            <text:p>1032.8</text:p>
          </table:table-cell>
          <table:table-cell office:value-type="float" office:value="2803" calcext:value-type="float">
            <text:p>2803</text:p>
          </table:table-cell>
          <table:table-cell office:value-type="float" office:value="2.6928" calcext:value-type="float">
            <text:p>2.6928</text:p>
          </table:table-cell>
          <table:table-cell office:value-type="float" office:value="6.1493" calcext:value-type="float">
            <text:p>6.149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39.198" calcext:value-type="float">
            <text:p>239.198</text:p>
          </table:table-cell>
          <table:table-cell office:value-type="float" office:value="0.00122776" calcext:value-type="float">
            <text:p>0.00122776</text:p>
          </table:table-cell>
          <table:table-cell office:value-type="float" office:value="0.060564" calcext:value-type="float">
            <text:p>0.060564</text:p>
          </table:table-cell>
          <table:table-cell office:value-type="float" office:value="1029.6" calcext:value-type="float">
            <text:p>1029.6</text:p>
          </table:table-cell>
          <table:table-cell office:value-type="float" office:value="2603.1" calcext:value-type="float">
            <text:p>2603.1</text:p>
          </table:table-cell>
          <table:table-cell office:value-type="float" office:value="1033.7" calcext:value-type="float">
            <text:p>1033.7</text:p>
          </table:table-cell>
          <table:table-cell office:value-type="float" office:value="2803" calcext:value-type="float">
            <text:p>2803</text:p>
          </table:table-cell>
          <table:table-cell office:value-type="float" office:value="2.6946" calcext:value-type="float">
            <text:p>2.6946</text:p>
          </table:table-cell>
          <table:table-cell office:value-type="float" office:value="6.1479" calcext:value-type="float">
            <text:p>6.1479</text:p>
          </table:table-cell>
        </table:table-row>
        <table:table-row table:style-name="ro1">
          <table:table-cell office:value-type="float" office:value="3.3469" calcext:value-type="float">
            <text:p>3.3469</text:p>
          </table:table-cell>
          <table:table-cell office:value-type="float" office:value="240" calcext:value-type="float">
            <text:p>240</text:p>
          </table:table-cell>
          <table:table-cell office:value-type="float" office:value="0.00122946" calcext:value-type="float">
            <text:p>0.00122946</text:p>
          </table:table-cell>
          <table:table-cell office:value-type="float" office:value="0.059705" calcext:value-type="float">
            <text:p>0.059705</text:p>
          </table:table-cell>
          <table:table-cell office:value-type="float" office:value="1033.5" calcext:value-type="float">
            <text:p>1033.5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37.6" calcext:value-type="float">
            <text:p>1037.6</text:p>
          </table:table-cell>
          <table:table-cell office:value-type="float" office:value="2803" calcext:value-type="float">
            <text:p>2803</text:p>
          </table:table-cell>
          <table:table-cell office:value-type="float" office:value="2.702" calcext:value-type="float">
            <text:p>2.702</text:p>
          </table:table-cell>
          <table:table-cell office:value-type="float" office:value="6.1423" calcext:value-type="float">
            <text:p>6.1423</text:p>
          </table:table-cell>
        </table:table-row>
        <table:table-row table:style-name="ro1">
          <table:table-cell office:value-type="float" office:value="3.3469" calcext:value-type="float">
            <text:p>3.3469</text:p>
          </table:table-cell>
          <table:table-cell office:value-type="float" office:value="240" calcext:value-type="float">
            <text:p>240</text:p>
          </table:table-cell>
          <table:table-cell office:value-type="float" office:value="0.00122946" calcext:value-type="float">
            <text:p>0.00122946</text:p>
          </table:table-cell>
          <table:table-cell office:value-type="float" office:value="0.059705" calcext:value-type="float">
            <text:p>0.059705</text:p>
          </table:table-cell>
          <table:table-cell office:value-type="float" office:value="1033.5" calcext:value-type="float">
            <text:p>1033.5</text:p>
          </table:table-cell>
          <table:table-cell office:value-type="float" office:value="2603.2" calcext:value-type="float">
            <text:p>2603.2</text:p>
          </table:table-cell>
          <table:table-cell office:value-type="float" office:value="1037.6" calcext:value-type="float">
            <text:p>1037.6</text:p>
          </table:table-cell>
          <table:table-cell office:value-type="float" office:value="2803" calcext:value-type="float">
            <text:p>2803</text:p>
          </table:table-cell>
          <table:table-cell office:value-type="float" office:value="2.702" calcext:value-type="float">
            <text:p>2.702</text:p>
          </table:table-cell>
          <table:table-cell office:value-type="float" office:value="6.1423" calcext:value-type="float">
            <text:p>6.142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40.897" calcext:value-type="float">
            <text:p>240.897</text:p>
          </table:table-cell>
          <table:table-cell office:value-type="float" office:value="0.00123138" calcext:value-type="float">
            <text:p>0.00123138</text:p>
          </table:table-cell>
          <table:table-cell office:value-type="float" office:value="0.058761" calcext:value-type="float">
            <text:p>0.058761</text:p>
          </table:table-cell>
          <table:table-cell office:value-type="float" office:value="1037.6" calcext:value-type="float">
            <text:p>1037.6</text:p>
          </table:table-cell>
          <table:table-cell office:value-type="float" office:value="2603.1" calcext:value-type="float">
            <text:p>2603.1</text:p>
          </table:table-cell>
          <table:table-cell office:value-type="float" office:value="1041.8" calcext:value-type="float">
            <text:p>1041.8</text:p>
          </table:table-cell>
          <table:table-cell office:value-type="float" office:value="2802.9" calcext:value-type="float">
            <text:p>2802.9</text:p>
          </table:table-cell>
          <table:table-cell office:value-type="float" office:value="2.7102" calcext:value-type="float">
            <text:p>2.7102</text:p>
          </table:table-cell>
          <table:table-cell office:value-type="float" office:value="6.136" calcext:value-type="float">
            <text:p>6.136</text:p>
          </table:table-cell>
        </table:table-row>
        <table:table-row table:style-name="ro1">
          <table:table-cell office:value-type="float" office:value="3.4062" calcext:value-type="float">
            <text:p>3.4062</text:p>
          </table:table-cell>
          <table:table-cell office:value-type="float" office:value="241" calcext:value-type="float">
            <text:p>241</text:p>
          </table:table-cell>
          <table:table-cell office:value-type="float" office:value="0.0012316" calcext:value-type="float">
            <text:p>0.0012316</text:p>
          </table:table-cell>
          <table:table-cell office:value-type="float" office:value="0.058654" calcext:value-type="float">
            <text:p>0.058654</text:p>
          </table:table-cell>
          <table:table-cell office:value-type="float" office:value="1038.1" calcext:value-type="float">
            <text:p>1038.1</text:p>
          </table:table-cell>
          <table:table-cell office:value-type="float" office:value="2603.1" calcext:value-type="float">
            <text:p>2603.1</text:p>
          </table:table-cell>
          <table:table-cell office:value-type="float" office:value="1042.3" calcext:value-type="float">
            <text:p>1042.3</text:p>
          </table:table-cell>
          <table:table-cell office:value-type="float" office:value="2802.9" calcext:value-type="float">
            <text:p>2802.9</text:p>
          </table:table-cell>
          <table:table-cell office:value-type="float" office:value="2.7111" calcext:value-type="float">
            <text:p>2.7111</text:p>
          </table:table-cell>
          <table:table-cell office:value-type="float" office:value="6.1353" calcext:value-type="float">
            <text:p>6.1353</text:p>
          </table:table-cell>
        </table:table-row>
        <table:table-row table:style-name="ro1">
          <table:table-cell office:value-type="float" office:value="3.4662" calcext:value-type="float">
            <text:p>3.4662</text:p>
          </table:table-cell>
          <table:table-cell office:value-type="float" office:value="242" calcext:value-type="float">
            <text:p>242</text:p>
          </table:table-cell>
          <table:table-cell office:value-type="float" office:value="0.00123376" calcext:value-type="float">
            <text:p>0.00123376</text:p>
          </table:table-cell>
          <table:table-cell office:value-type="float" office:value="0.057623" calcext:value-type="float">
            <text:p>0.057623</text:p>
          </table:table-cell>
          <table:table-cell office:value-type="float" office:value="1042.8" calcext:value-type="float">
            <text:p>1042.8</text:p>
          </table:table-cell>
          <table:table-cell office:value-type="float" office:value="2603" calcext:value-type="float">
            <text:p>2603</text:p>
          </table:table-cell>
          <table:table-cell office:value-type="float" office:value="1047.1" calcext:value-type="float">
            <text:p>1047.1</text:p>
          </table:table-cell>
          <table:table-cell office:value-type="float" office:value="2802.7" calcext:value-type="float">
            <text:p>2802.7</text:p>
          </table:table-cell>
          <table:table-cell office:value-type="float" office:value="2.7203" calcext:value-type="float">
            <text:p>2.7203</text:p>
          </table:table-cell>
          <table:table-cell office:value-type="float" office:value="6.1282" calcext:value-type="float">
            <text:p>6.128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2.557" calcext:value-type="float">
            <text:p>242.557</text:p>
          </table:table-cell>
          <table:table-cell office:value-type="float" office:value="0.00123497" calcext:value-type="float">
            <text:p>0.00123497</text:p>
          </table:table-cell>
          <table:table-cell office:value-type="float" office:value="0.057058" calcext:value-type="float">
            <text:p>0.057058</text:p>
          </table:table-cell>
          <table:table-cell office:value-type="float" office:value="1045.5" calcext:value-type="float">
            <text:p>1045.5</text:p>
          </table:table-cell>
          <table:table-cell office:value-type="float" office:value="2602.9" calcext:value-type="float">
            <text:p>2602.9</text:p>
          </table:table-cell>
          <table:table-cell office:value-type="float" office:value="1049.8" calcext:value-type="float">
            <text:p>1049.8</text:p>
          </table:table-cell>
          <table:table-cell office:value-type="float" office:value="2802.6" calcext:value-type="float">
            <text:p>2802.6</text:p>
          </table:table-cell>
          <table:table-cell office:value-type="float" office:value="2.7254" calcext:value-type="float">
            <text:p>2.7254</text:p>
          </table:table-cell>
          <table:table-cell office:value-type="float" office:value="6.1243" calcext:value-type="float">
            <text:p>6.1243</text:p>
          </table:table-cell>
        </table:table-row>
        <table:table-row table:style-name="ro1">
          <table:table-cell office:value-type="float" office:value="3.527" calcext:value-type="float">
            <text:p>3.527</text:p>
          </table:table-cell>
          <table:table-cell office:value-type="float" office:value="243" calcext:value-type="float">
            <text:p>243</text:p>
          </table:table-cell>
          <table:table-cell office:value-type="float" office:value="0.00123594" calcext:value-type="float">
            <text:p>0.00123594</text:p>
          </table:table-cell>
          <table:table-cell office:value-type="float" office:value="0.056613" calcext:value-type="float">
            <text:p>0.056613</text:p>
          </table:table-cell>
          <table:table-cell office:value-type="float" office:value="1047.5" calcext:value-type="float">
            <text:p>1047.5</text:p>
          </table:table-cell>
          <table:table-cell office:value-type="float" office:value="2602.9" calcext:value-type="float">
            <text:p>2602.9</text:p>
          </table:table-cell>
          <table:table-cell office:value-type="float" office:value="1051.9" calcext:value-type="float">
            <text:p>1051.9</text:p>
          </table:table-cell>
          <table:table-cell office:value-type="float" office:value="2802.6" calcext:value-type="float">
            <text:p>2802.6</text:p>
          </table:table-cell>
          <table:table-cell office:value-type="float" office:value="2.7295" calcext:value-type="float">
            <text:p>2.7295</text:p>
          </table:table-cell>
          <table:table-cell office:value-type="float" office:value="6.1212" calcext:value-type="float">
            <text:p>6.1212</text:p>
          </table:table-cell>
        </table:table-row>
        <table:table-row table:style-name="ro1">
          <table:table-cell office:value-type="float" office:value="3.5887" calcext:value-type="float">
            <text:p>3.5887</text:p>
          </table:table-cell>
          <table:table-cell office:value-type="float" office:value="244" calcext:value-type="float">
            <text:p>244</text:p>
          </table:table-cell>
          <table:table-cell office:value-type="float" office:value="0.00123813" calcext:value-type="float">
            <text:p>0.00123813</text:p>
          </table:table-cell>
          <table:table-cell office:value-type="float" office:value="0.055624" calcext:value-type="float">
            <text:p>0.055624</text:p>
          </table:table-cell>
          <table:table-cell office:value-type="float" office:value="1052.3" calcext:value-type="float">
            <text:p>1052.3</text:p>
          </table:table-cell>
          <table:table-cell office:value-type="float" office:value="2602.8" calcext:value-type="float">
            <text:p>2602.8</text:p>
          </table:table-cell>
          <table:table-cell office:value-type="float" office:value="1056.7" calcext:value-type="float">
            <text:p>1056.7</text:p>
          </table:table-cell>
          <table:table-cell office:value-type="float" office:value="2802.4" calcext:value-type="float">
            <text:p>2802.4</text:p>
          </table:table-cell>
          <table:table-cell office:value-type="float" office:value="2.7386" calcext:value-type="float">
            <text:p>2.7386</text:p>
          </table:table-cell>
          <table:table-cell office:value-type="float" office:value="6.1142" calcext:value-type="float">
            <text:p>6.114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44.182" calcext:value-type="float">
            <text:p>244.182</text:p>
          </table:table-cell>
          <table:table-cell office:value-type="float" office:value="0.00123854" calcext:value-type="float">
            <text:p>0.00123854</text:p>
          </table:table-cell>
          <table:table-cell office:value-type="float" office:value="0.055446" calcext:value-type="float">
            <text:p>0.055446</text:p>
          </table:table-cell>
          <table:table-cell office:value-type="float" office:value="1053.1" calcext:value-type="float">
            <text:p>1053.1</text:p>
          </table:table-cell>
          <table:table-cell office:value-type="float" office:value="2602.8" calcext:value-type="float">
            <text:p>2602.8</text:p>
          </table:table-cell>
          <table:table-cell office:value-type="float" office:value="1057.6" calcext:value-type="float">
            <text:p>1057.6</text:p>
          </table:table-cell>
          <table:table-cell office:value-type="float" office:value="2802.4" calcext:value-type="float">
            <text:p>2802.4</text:p>
          </table:table-cell>
          <table:table-cell office:value-type="float" office:value="2.7403" calcext:value-type="float">
            <text:p>2.7403</text:p>
          </table:table-cell>
          <table:table-cell office:value-type="float" office:value="6.1129" calcext:value-type="float">
            <text:p>6.1129</text:p>
          </table:table-cell>
        </table:table-row>
        <table:table-row table:style-name="ro1">
          <table:table-cell office:value-type="float" office:value="3.6512" calcext:value-type="float">
            <text:p>3.6512</text:p>
          </table:table-cell>
          <table:table-cell office:value-type="float" office:value="245" calcext:value-type="float">
            <text:p>245</text:p>
          </table:table-cell>
          <table:table-cell office:value-type="float" office:value="0.00124035" calcext:value-type="float">
            <text:p>0.00124035</text:p>
          </table:table-cell>
          <table:table-cell office:value-type="float" office:value="0.054654" calcext:value-type="float">
            <text:p>0.054654</text:p>
          </table:table-cell>
          <table:table-cell office:value-type="float" office:value="1057" calcext:value-type="float">
            <text:p>1057</text:p>
          </table:table-cell>
          <table:table-cell office:value-type="float" office:value="2602.6" calcext:value-type="float">
            <text:p>2602.6</text:p>
          </table:table-cell>
          <table:table-cell office:value-type="float" office:value="1061.5" calcext:value-type="float">
            <text:p>1061.5</text:p>
          </table:table-cell>
          <table:table-cell office:value-type="float" office:value="2802.2" calcext:value-type="float">
            <text:p>2802.2</text:p>
          </table:table-cell>
          <table:table-cell office:value-type="float" office:value="2.7478" calcext:value-type="float">
            <text:p>2.7478</text:p>
          </table:table-cell>
          <table:table-cell office:value-type="float" office:value="6.1072" calcext:value-type="float">
            <text:p>6.107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45.772" calcext:value-type="float">
            <text:p>245.772</text:p>
          </table:table-cell>
          <table:table-cell office:value-type="float" office:value="0.00124208" calcext:value-type="float">
            <text:p>0.00124208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1060.7" calcext:value-type="float">
            <text:p>1060.7</text:p>
          </table:table-cell>
          <table:table-cell office:value-type="float" office:value="2602.6" calcext:value-type="float">
            <text:p>2602.6</text:p>
          </table:table-cell>
          <table:table-cell office:value-type="float" office:value="1065.3" calcext:value-type="float">
            <text:p>1065.3</text:p>
          </table:table-cell>
          <table:table-cell office:value-type="float" office:value="2802.1" calcext:value-type="float">
            <text:p>2802.1</text:p>
          </table:table-cell>
          <table:table-cell office:value-type="float" office:value="2.7549" calcext:value-type="float">
            <text:p>2.7549</text:p>
          </table:table-cell>
          <table:table-cell office:value-type="float" office:value="6.1018" calcext:value-type="float">
            <text:p>6.1018</text:p>
          </table:table-cell>
        </table:table-row>
        <table:table-row table:style-name="ro1">
          <table:table-cell office:value-type="float" office:value="3.7145" calcext:value-type="float">
            <text:p>3.7145</text:p>
          </table:table-cell>
          <table:table-cell office:value-type="float" office:value="246" calcext:value-type="float">
            <text:p>246</text:p>
          </table:table-cell>
          <table:table-cell office:value-type="float" office:value="0.00124259" calcext:value-type="float">
            <text:p>0.00124259</text:p>
          </table:table-cell>
          <table:table-cell office:value-type="float" office:value="0.053703" calcext:value-type="float">
            <text:p>0.053703</text:p>
          </table:table-cell>
          <table:table-cell office:value-type="float" office:value="1061.8" calcext:value-type="float">
            <text:p>1061.8</text:p>
          </table:table-cell>
          <table:table-cell office:value-type="float" office:value="2602.5" calcext:value-type="float">
            <text:p>2602.5</text:p>
          </table:table-cell>
          <table:table-cell office:value-type="float" office:value="1066.4" calcext:value-type="float">
            <text:p>1066.4</text:p>
          </table:table-cell>
          <table:table-cell office:value-type="float" office:value="2802" calcext:value-type="float">
            <text:p>2802</text:p>
          </table:table-cell>
          <table:table-cell office:value-type="float" office:value="2.7569" calcext:value-type="float">
            <text:p>2.7569</text:p>
          </table:table-cell>
          <table:table-cell office:value-type="float" office:value="6.1002" calcext:value-type="float">
            <text:p>6.1002</text:p>
          </table:table-cell>
        </table:table-row>
        <table:table-row table:style-name="ro1">
          <table:table-cell office:value-type="float" office:value="3.7786" calcext:value-type="float">
            <text:p>3.7786</text:p>
          </table:table-cell>
          <table:table-cell office:value-type="float" office:value="247" calcext:value-type="float">
            <text:p>247</text:p>
          </table:table-cell>
          <table:table-cell office:value-type="float" office:value="0.00124484" calcext:value-type="float">
            <text:p>0.00124484</text:p>
          </table:table-cell>
          <table:table-cell office:value-type="float" office:value="0.052771" calcext:value-type="float">
            <text:p>0.052771</text:p>
          </table:table-cell>
          <table:table-cell office:value-type="float" office:value="1066.5" calcext:value-type="float">
            <text:p>1066.5</text:p>
          </table:table-cell>
          <table:table-cell office:value-type="float" office:value="2602.4" calcext:value-type="float">
            <text:p>2602.4</text:p>
          </table:table-cell>
          <table:table-cell office:value-type="float" office:value="1071.2" calcext:value-type="float">
            <text:p>1071.2</text:p>
          </table:table-cell>
          <table:table-cell office:value-type="float" office:value="2801.8" calcext:value-type="float">
            <text:p>2801.8</text:p>
          </table:table-cell>
          <table:table-cell office:value-type="float" office:value="2.7661" calcext:value-type="float">
            <text:p>2.7661</text:p>
          </table:table-cell>
          <table:table-cell office:value-type="float" office:value="6.0931" calcext:value-type="float">
            <text:p>6.093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47.33" calcext:value-type="float">
            <text:p>247.33</text:p>
          </table:table-cell>
          <table:table-cell office:value-type="float" office:value="0.00124559" calcext:value-type="float">
            <text:p>0.00124559</text:p>
          </table:table-cell>
          <table:table-cell office:value-type="float" office:value="0.052467" calcext:value-type="float">
            <text:p>0.052467</text:p>
          </table:table-cell>
          <table:table-cell office:value-type="float" office:value="1068.1" calcext:value-type="float">
            <text:p>1068.1</text:p>
          </table:table-cell>
          <table:table-cell office:value-type="float" office:value="2602.3" calcext:value-type="float">
            <text:p>2602.3</text:p>
          </table:table-cell>
          <table:table-cell office:value-type="float" office:value="1072.8" calcext:value-type="float">
            <text:p>1072.8</text:p>
          </table:table-cell>
          <table:table-cell office:value-type="float" office:value="2801.7" calcext:value-type="float">
            <text:p>2801.7</text:p>
          </table:table-cell>
          <table:table-cell office:value-type="float" office:value="2.7691" calcext:value-type="float">
            <text:p>2.7691</text:p>
          </table:table-cell>
          <table:table-cell office:value-type="float" office:value="6.0908" calcext:value-type="float">
            <text:p>6.0908</text:p>
          </table:table-cell>
        </table:table-row>
        <table:table-row table:style-name="ro1">
          <table:table-cell office:value-type="float" office:value="3.8436" calcext:value-type="float">
            <text:p>3.8436</text:p>
          </table:table-cell>
          <table:table-cell office:value-type="float" office:value="248" calcext:value-type="float">
            <text:p>248</text:p>
          </table:table-cell>
          <table:table-cell office:value-type="float" office:value="0.00124712" calcext:value-type="float">
            <text:p>0.00124712</text:p>
          </table:table-cell>
          <table:table-cell office:value-type="float" office:value="0.051857" calcext:value-type="float">
            <text:p>0.051857</text:p>
          </table:table-cell>
          <table:table-cell office:value-type="float" office:value="1071.3" calcext:value-type="float">
            <text:p>1071.3</text:p>
          </table:table-cell>
          <table:table-cell office:value-type="float" office:value="2602.2" calcext:value-type="float">
            <text:p>2602.2</text:p>
          </table:table-cell>
          <table:table-cell office:value-type="float" office:value="1076.1" calcext:value-type="float">
            <text:p>1076.1</text:p>
          </table:table-cell>
          <table:table-cell office:value-type="float" office:value="2801.5" calcext:value-type="float">
            <text:p>2801.5</text:p>
          </table:table-cell>
          <table:table-cell office:value-type="float" office:value="2.7752" calcext:value-type="float">
            <text:p>2.7752</text:p>
          </table:table-cell>
          <table:table-cell office:value-type="float" office:value="6.0861" calcext:value-type="float">
            <text:p>6.086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48.857" calcext:value-type="float">
            <text:p>248.857</text:p>
          </table:table-cell>
          <table:table-cell office:value-type="float" office:value="0.00124908" calcext:value-type="float">
            <text:p>0.00124908</text:p>
          </table:table-cell>
          <table:table-cell office:value-type="float" office:value="0.051089" calcext:value-type="float">
            <text:p>0.051089</text:p>
          </table:table-cell>
          <table:table-cell office:value-type="float" office:value="1075.3" calcext:value-type="float">
            <text:p>1075.3</text:p>
          </table:table-cell>
          <table:table-cell office:value-type="float" office:value="2602.1" calcext:value-type="float">
            <text:p>2602.1</text:p>
          </table:table-cell>
          <table:table-cell office:value-type="float" office:value="1080.2" calcext:value-type="float">
            <text:p>1080.2</text:p>
          </table:table-cell>
          <table:table-cell office:value-type="float" office:value="2801.3" calcext:value-type="float">
            <text:p>2801.3</text:p>
          </table:table-cell>
          <table:table-cell office:value-type="float" office:value="2.7831" calcext:value-type="float">
            <text:p>2.7831</text:p>
          </table:table-cell>
          <table:table-cell office:value-type="float" office:value="6.0801" calcext:value-type="float">
            <text:p>6.0801</text:p>
          </table:table-cell>
        </table:table-row>
        <table:table-row table:style-name="ro1">
          <table:table-cell office:value-type="float" office:value="3.9095" calcext:value-type="float">
            <text:p>3.9095</text:p>
          </table:table-cell>
          <table:table-cell office:value-type="float" office:value="249" calcext:value-type="float">
            <text:p>249</text:p>
          </table:table-cell>
          <table:table-cell office:value-type="float" office:value="0.00124941" calcext:value-type="float">
            <text:p>0.00124941</text:p>
          </table:table-cell>
          <table:table-cell office:value-type="float" office:value="0.050961" calcext:value-type="float">
            <text:p>0.050961</text:p>
          </table:table-cell>
          <table:table-cell office:value-type="float" office:value="1076" calcext:value-type="float">
            <text:p>1076</text:p>
          </table:table-cell>
          <table:table-cell office:value-type="float" office:value="2602" calcext:value-type="float">
            <text:p>2602</text:p>
          </table:table-cell>
          <table:table-cell office:value-type="float" office:value="1080.9" calcext:value-type="float">
            <text:p>1080.9</text:p>
          </table:table-cell>
          <table:table-cell office:value-type="float" office:value="2801.2" calcext:value-type="float">
            <text:p>2801.2</text:p>
          </table:table-cell>
          <table:table-cell office:value-type="float" office:value="2.7844" calcext:value-type="float">
            <text:p>2.7844</text:p>
          </table:table-cell>
          <table:table-cell office:value-type="float" office:value="6.0791" calcext:value-type="float">
            <text:p>6.0791</text:p>
          </table:table-cell>
        </table:table-row>
        <table:table-row table:style-name="ro1">
          <table:table-cell office:value-type="float" office:value="3.9762" calcext:value-type="float">
            <text:p>3.9762</text:p>
          </table:table-cell>
          <table:table-cell office:value-type="float" office:value="250" calcext:value-type="float">
            <text:p>250</text:p>
          </table:table-cell>
          <table:table-cell office:value-type="float" office:value="0.00125173" calcext:value-type="float">
            <text:p>0.00125173</text:p>
          </table:table-cell>
          <table:table-cell office:value-type="float" office:value="0.050083" calcext:value-type="float">
            <text:p>0.050083</text:p>
          </table:table-cell>
          <table:table-cell office:value-type="float" office:value="1080.8" calcext:value-type="float">
            <text:p>1080.8</text:p>
          </table:table-cell>
          <table:table-cell office:value-type="float" office:value="2601.8" calcext:value-type="float">
            <text:p>2601.8</text:p>
          </table:table-cell>
          <table:table-cell office:value-type="float" office:value="1085.8" calcext:value-type="float">
            <text:p>1085.8</text:p>
          </table:table-cell>
          <table:table-cell office:value-type="float" office:value="2800.9" calcext:value-type="float">
            <text:p>2800.9</text:p>
          </table:table-cell>
          <table:table-cell office:value-type="float" office:value="2.7935" calcext:value-type="float">
            <text:p>2.7935</text:p>
          </table:table-cell>
          <table:table-cell office:value-type="float" office:value="6.0721" calcext:value-type="float">
            <text:p>6.0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.354" calcext:value-type="float">
            <text:p>250.354</text:p>
          </table:table-cell>
          <table:table-cell office:value-type="float" office:value="0.00125256" calcext:value-type="float">
            <text:p>0.00125256</text:p>
          </table:table-cell>
          <table:table-cell office:value-type="float" office:value="0.049776" calcext:value-type="float">
            <text:p>0.049776</text:p>
          </table:table-cell>
          <table:table-cell office:value-type="float" office:value="1082.5" calcext:value-type="float">
            <text:p>1082.5</text:p>
          </table:table-cell>
          <table:table-cell office:value-type="float" office:value="2601.7" calcext:value-type="float">
            <text:p>2601.7</text:p>
          </table:table-cell>
          <table:table-cell office:value-type="float" office:value="1087.5" calcext:value-type="float">
            <text:p>1087.5</text:p>
          </table:table-cell>
          <table:table-cell office:value-type="float" office:value="2800.8" calcext:value-type="float">
            <text:p>2800.8</text:p>
          </table:table-cell>
          <table:table-cell office:value-type="float" office:value="2.7968" calcext:value-type="float">
            <text:p>2.7968</text:p>
          </table:table-cell>
          <table:table-cell office:value-type="float" office:value="6.0696" calcext:value-type="float">
            <text:p>6.0696</text:p>
          </table:table-cell>
        </table:table-row>
        <table:table-row table:style-name="ro1">
          <table:table-cell office:value-type="float" office:value="4.0438" calcext:value-type="float">
            <text:p>4.0438</text:p>
          </table:table-cell>
          <table:table-cell office:value-type="float" office:value="251" calcext:value-type="float">
            <text:p>251</text:p>
          </table:table-cell>
          <table:table-cell office:value-type="float" office:value="0.00125407" calcext:value-type="float">
            <text:p>0.00125407</text:p>
          </table:table-cell>
          <table:table-cell office:value-type="float" office:value="0.049222" calcext:value-type="float">
            <text:p>0.049222</text:p>
          </table:table-cell>
          <table:table-cell office:value-type="float" office:value="1085.5" calcext:value-type="float">
            <text:p>1085.5</text:p>
          </table:table-cell>
          <table:table-cell office:value-type="float" office:value="2601.6" calcext:value-type="float">
            <text:p>2601.6</text:p>
          </table:table-cell>
          <table:table-cell office:value-type="float" office:value="1090.6" calcext:value-type="float">
            <text:p>1090.6</text:p>
          </table:table-cell>
          <table:table-cell office:value-type="float" office:value="2800.6" calcext:value-type="float">
            <text:p>2800.6</text:p>
          </table:table-cell>
          <table:table-cell office:value-type="float" office:value="2.8027" calcext:value-type="float">
            <text:p>2.8027</text:p>
          </table:table-cell>
          <table:table-cell office:value-type="float" office:value="6.065" calcext:value-type="float">
            <text:p>6.06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51.823" calcext:value-type="float">
            <text:p>251.823</text:p>
          </table:table-cell>
          <table:table-cell office:value-type="float" office:value="0.00125601" calcext:value-type="float">
            <text:p>0.00125601</text:p>
          </table:table-cell>
          <table:table-cell office:value-type="float" office:value="0.048525" calcext:value-type="float">
            <text:p>0.048525</text:p>
          </table:table-cell>
          <table:table-cell office:value-type="float" office:value="1089.6" calcext:value-type="float">
            <text:p>1089.6</text:p>
          </table:table-cell>
          <table:table-cell office:value-type="float" office:value="2601.3" calcext:value-type="float">
            <text:p>2601.3</text:p>
          </table:table-cell>
          <table:table-cell office:value-type="float" office:value="1094.7" calcext:value-type="float">
            <text:p>1094.7</text:p>
          </table:table-cell>
          <table:table-cell office:value-type="float" office:value="2800.3" calcext:value-type="float">
            <text:p>2800.3</text:p>
          </table:table-cell>
          <table:table-cell office:value-type="float" office:value="2.8102" calcext:value-type="float">
            <text:p>2.8102</text:p>
          </table:table-cell>
          <table:table-cell office:value-type="float" office:value="6.0592" calcext:value-type="float">
            <text:p>6.0592</text:p>
          </table:table-cell>
        </table:table-row>
        <table:table-row table:style-name="ro1">
          <table:table-cell office:value-type="float" office:value="4.1122" calcext:value-type="float">
            <text:p>4.1122</text:p>
          </table:table-cell>
          <table:table-cell office:value-type="float" office:value="252" calcext:value-type="float">
            <text:p>252</text:p>
          </table:table-cell>
          <table:table-cell office:value-type="float" office:value="0.00125643" calcext:value-type="float">
            <text:p>0.00125643</text:p>
          </table:table-cell>
          <table:table-cell office:value-type="float" office:value="0.048377" calcext:value-type="float">
            <text:p>0.048377</text:p>
          </table:table-cell>
          <table:table-cell office:value-type="float" office:value="1090.3" calcext:value-type="float">
            <text:p>1090.3</text:p>
          </table:table-cell>
          <table:table-cell office:value-type="float" office:value="2601.4" calcext:value-type="float">
            <text:p>2601.4</text:p>
          </table:table-cell>
          <table:table-cell office:value-type="float" office:value="1095.5" calcext:value-type="float">
            <text:p>1095.5</text:p>
          </table:table-cell>
          <table:table-cell office:value-type="float" office:value="2800.3" calcext:value-type="float">
            <text:p>2800.3</text:p>
          </table:table-cell>
          <table:table-cell office:value-type="float" office:value="2.8118" calcext:value-type="float">
            <text:p>2.8118</text:p>
          </table:table-cell>
          <table:table-cell office:value-type="float" office:value="6.058" calcext:value-type="float">
            <text:p>6.058</text:p>
          </table:table-cell>
        </table:table-row>
        <table:table-row table:style-name="ro1">
          <table:table-cell office:value-type="float" office:value="4.1815" calcext:value-type="float">
            <text:p>4.1815</text:p>
          </table:table-cell>
          <table:table-cell office:value-type="float" office:value="253" calcext:value-type="float">
            <text:p>253</text:p>
          </table:table-cell>
          <table:table-cell office:value-type="float" office:value="0.00125881" calcext:value-type="float">
            <text:p>0.00125881</text:p>
          </table:table-cell>
          <table:table-cell office:value-type="float" office:value="0.047548" calcext:value-type="float">
            <text:p>0.047548</text:p>
          </table:table-cell>
          <table:table-cell office:value-type="float" office:value="1095.1" calcext:value-type="float">
            <text:p>1095.1</text:p>
          </table:table-cell>
          <table:table-cell office:value-type="float" office:value="2601.1" calcext:value-type="float">
            <text:p>2601.1</text:p>
          </table:table-cell>
          <table:table-cell office:value-type="float" office:value="1100.4" calcext:value-type="float">
            <text:p>1100.4</text:p>
          </table:table-cell>
          <table:table-cell office:value-type="float" office:value="2799.9" calcext:value-type="float">
            <text:p>2799.9</text:p>
          </table:table-cell>
          <table:table-cell office:value-type="float" office:value="2.821" calcext:value-type="float">
            <text:p>2.821</text:p>
          </table:table-cell>
          <table:table-cell office:value-type="float" office:value="6.051" calcext:value-type="float">
            <text:p>6.05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3.264" calcext:value-type="float">
            <text:p>253.264</text:p>
          </table:table-cell>
          <table:table-cell office:value-type="float" office:value="0.00125944" calcext:value-type="float">
            <text:p>0.00125944</text:p>
          </table:table-cell>
          <table:table-cell office:value-type="float" office:value="0.047332" calcext:value-type="float">
            <text:p>0.047332</text:p>
          </table:table-cell>
          <table:table-cell office:value-type="float" office:value="1096.4" calcext:value-type="float">
            <text:p>1096.4</text:p>
          </table:table-cell>
          <table:table-cell office:value-type="float" office:value="2601" calcext:value-type="float">
            <text:p>2601</text:p>
          </table:table-cell>
          <table:table-cell office:value-type="float" office:value="1101.7" calcext:value-type="float">
            <text:p>1101.7</text:p>
          </table:table-cell>
          <table:table-cell office:value-type="float" office:value="2799.8" calcext:value-type="float">
            <text:p>2799.8</text:p>
          </table:table-cell>
          <table:table-cell office:value-type="float" office:value="2.8234" calcext:value-type="float">
            <text:p>2.8234</text:p>
          </table:table-cell>
          <table:table-cell office:value-type="float" office:value="6.0491" calcext:value-type="float">
            <text:p>6.0491</text:p>
          </table:table-cell>
        </table:table-row>
        <table:table-row table:style-name="ro1">
          <table:table-cell office:value-type="float" office:value="4.2518" calcext:value-type="float">
            <text:p>4.2518</text:p>
          </table:table-cell>
          <table:table-cell office:value-type="float" office:value="254" calcext:value-type="float">
            <text:p>254</text:p>
          </table:table-cell>
          <table:table-cell office:value-type="float" office:value="0.00126121" calcext:value-type="float">
            <text:p>0.00126121</text:p>
          </table:table-cell>
          <table:table-cell office:value-type="float" office:value="0.046736" calcext:value-type="float">
            <text:p>0.046736</text:p>
          </table:table-cell>
          <table:table-cell office:value-type="float" office:value="1099.9" calcext:value-type="float">
            <text:p>1099.9</text:p>
          </table:table-cell>
          <table:table-cell office:value-type="float" office:value="2600.8" calcext:value-type="float">
            <text:p>2600.8</text:p>
          </table:table-cell>
          <table:table-cell office:value-type="float" office:value="1105.3" calcext:value-type="float">
            <text:p>1105.3</text:p>
          </table:table-cell>
          <table:table-cell office:value-type="float" office:value="2799.5" calcext:value-type="float">
            <text:p>2799.5</text:p>
          </table:table-cell>
          <table:table-cell office:value-type="float" office:value="2.8301" calcext:value-type="float">
            <text:p>2.8301</text:p>
          </table:table-cell>
          <table:table-cell office:value-type="float" office:value="6.0439" calcext:value-type="float">
            <text:p>6.043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54.68" calcext:value-type="float">
            <text:p>254.68</text:p>
          </table:table-cell>
          <table:table-cell office:value-type="float" office:value="0.00126286" calcext:value-type="float">
            <text:p>0.00126286</text:p>
          </table:table-cell>
          <table:table-cell office:value-type="float" office:value="0.046192" calcext:value-type="float">
            <text:p>0.046192</text:p>
          </table:table-cell>
          <table:table-cell office:value-type="float" office:value="1103.3" calcext:value-type="float">
            <text:p>1103.3</text:p>
          </table:table-cell>
          <table:table-cell office:value-type="float" office:value="2600.6" calcext:value-type="float">
            <text:p>2600.6</text:p>
          </table:table-cell>
          <table:table-cell office:value-type="float" office:value="1108.7" calcext:value-type="float">
            <text:p>1108.7</text:p>
          </table:table-cell>
          <table:table-cell office:value-type="float" office:value="2799.2" calcext:value-type="float">
            <text:p>2799.2</text:p>
          </table:table-cell>
          <table:table-cell office:value-type="float" office:value="2.8363" calcext:value-type="float">
            <text:p>2.8363</text:p>
          </table:table-cell>
          <table:table-cell office:value-type="float" office:value="6.0391" calcext:value-type="float">
            <text:p>6.0391</text:p>
          </table:table-cell>
        </table:table-row>
        <table:table-row table:style-name="ro1">
          <table:table-cell office:value-type="float" office:value="4.3229" calcext:value-type="float">
            <text:p>4.3229</text:p>
          </table:table-cell>
          <table:table-cell office:value-type="float" office:value="255" calcext:value-type="float">
            <text:p>255</text:p>
          </table:table-cell>
          <table:table-cell office:value-type="float" office:value="0.00126364" calcext:value-type="float">
            <text:p>0.00126364</text:p>
          </table:table-cell>
          <table:table-cell office:value-type="float" office:value="0.045938" calcext:value-type="float">
            <text:p>0.045938</text:p>
          </table:table-cell>
          <table:table-cell office:value-type="float" office:value="1104.7" calcext:value-type="float">
            <text:p>1104.7</text:p>
          </table:table-cell>
          <table:table-cell office:value-type="float" office:value="2600.5" calcext:value-type="float">
            <text:p>2600.5</text:p>
          </table:table-cell>
          <table:table-cell office:value-type="float" office:value="1110.2" calcext:value-type="float">
            <text:p>1110.2</text:p>
          </table:table-cell>
          <table:table-cell office:value-type="float" office:value="2799.1" calcext:value-type="float">
            <text:p>2799.1</text:p>
          </table:table-cell>
          <table:table-cell office:value-type="float" office:value="2.8392" calcext:value-type="float">
            <text:p>2.8392</text:p>
          </table:table-cell>
          <table:table-cell office:value-type="float" office:value="6.0369" calcext:value-type="float">
            <text:p>6.0369</text:p>
          </table:table-cell>
        </table:table-row>
        <table:table-row table:style-name="ro1">
          <table:table-cell office:value-type="float" office:value="4.3949" calcext:value-type="float">
            <text:p>4.3949</text:p>
          </table:table-cell>
          <table:table-cell office:value-type="float" office:value="256" calcext:value-type="float">
            <text:p>256</text:p>
          </table:table-cell>
          <table:table-cell office:value-type="float" office:value="0.00126609" calcext:value-type="float">
            <text:p>0.00126609</text:p>
          </table:table-cell>
          <table:table-cell office:value-type="float" office:value="0.045156" calcext:value-type="float">
            <text:p>0.045156</text:p>
          </table:table-cell>
          <table:table-cell office:value-type="float" office:value="1109.6" calcext:value-type="float">
            <text:p>1109.6</text:p>
          </table:table-cell>
          <table:table-cell office:value-type="float" office:value="2600.1" calcext:value-type="float">
            <text:p>2600.1</text:p>
          </table:table-cell>
          <table:table-cell office:value-type="float" office:value="1115.2" calcext:value-type="float">
            <text:p>1115.2</text:p>
          </table:table-cell>
          <table:table-cell office:value-type="float" office:value="2798.6" calcext:value-type="float">
            <text:p>2798.6</text:p>
          </table:table-cell>
          <table:table-cell office:value-type="float" office:value="2.8484" calcext:value-type="float">
            <text:p>2.8484</text:p>
          </table:table-cell>
          <table:table-cell office:value-type="float" office:value="6.0298" calcext:value-type="float">
            <text:p>6.0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6.07" calcext:value-type="float">
            <text:p>256.07</text:p>
          </table:table-cell>
          <table:table-cell office:value-type="float" office:value="0.00126626" calcext:value-type="float">
            <text:p>0.00126626</text:p>
          </table:table-cell>
          <table:table-cell office:value-type="float" office:value="0.045102" calcext:value-type="float">
            <text:p>0.045102</text:p>
          </table:table-cell>
          <table:table-cell office:value-type="float" office:value="1109.9" calcext:value-type="float">
            <text:p>1109.9</text:p>
          </table:table-cell>
          <table:table-cell office:value-type="float" office:value="2600.2" calcext:value-type="float">
            <text:p>2600.2</text:p>
          </table:table-cell>
          <table:table-cell office:value-type="float" office:value="1115.5" calcext:value-type="float">
            <text:p>1115.5</text:p>
          </table:table-cell>
          <table:table-cell office:value-type="float" office:value="2798.6" calcext:value-type="float">
            <text:p>2798.6</text:p>
          </table:table-cell>
          <table:table-cell office:value-type="float" office:value="2.849" calcext:value-type="float">
            <text:p>2.849</text:p>
          </table:table-cell>
          <table:table-cell office:value-type="float" office:value="6.0293" calcext:value-type="float">
            <text:p>6.0293</text:p>
          </table:table-cell>
        </table:table-row>
        <table:table-row table:style-name="ro1">
          <table:table-cell office:value-type="float" office:value="4.4679" calcext:value-type="float">
            <text:p>4.4679</text:p>
          </table:table-cell>
          <table:table-cell office:value-type="float" office:value="257" calcext:value-type="float">
            <text:p>257</text:p>
          </table:table-cell>
          <table:table-cell office:value-type="float" office:value="0.00126856" calcext:value-type="float">
            <text:p>0.00126856</text:p>
          </table:table-cell>
          <table:table-cell office:value-type="float" office:value="0.044389" calcext:value-type="float">
            <text:p>0.044389</text:p>
          </table:table-cell>
          <table:table-cell office:value-type="float" office:value="1114.4" calcext:value-type="float">
            <text:p>1114.4</text:p>
          </table:table-cell>
          <table:table-cell office:value-type="float" office:value="2599.9" calcext:value-type="float">
            <text:p>2599.9</text:p>
          </table:table-cell>
          <table:table-cell office:value-type="float" office:value="1120.1" calcext:value-type="float">
            <text:p>1120.1</text:p>
          </table:table-cell>
          <table:table-cell office:value-type="float" office:value="2798.2" calcext:value-type="float">
            <text:p>2798.2</text:p>
          </table:table-cell>
          <table:table-cell office:value-type="float" office:value="2.8575" calcext:value-type="float">
            <text:p>2.8575</text:p>
          </table:table-cell>
          <table:table-cell office:value-type="float" office:value="6.0228" calcext:value-type="float">
            <text:p>6.022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7.437" calcext:value-type="float">
            <text:p>257.437</text:p>
          </table:table-cell>
          <table:table-cell office:value-type="float" office:value="0.00126965" calcext:value-type="float">
            <text:p>0.00126965</text:p>
          </table:table-cell>
          <table:table-cell office:value-type="float" office:value="0.044059" calcext:value-type="float">
            <text:p>0.044059</text:p>
          </table:table-cell>
          <table:table-cell office:value-type="float" office:value="1116.5" calcext:value-type="float">
            <text:p>1116.5</text:p>
          </table:table-cell>
          <table:table-cell office:value-type="float" office:value="2599.6" calcext:value-type="float">
            <text:p>2599.6</text:p>
          </table:table-cell>
          <table:table-cell office:value-type="float" office:value="1122.2" calcext:value-type="float">
            <text:p>1122.2</text:p>
          </table:table-cell>
          <table:table-cell office:value-type="float" office:value="2797.9" calcext:value-type="float">
            <text:p>2797.9</text:p>
          </table:table-cell>
          <table:table-cell office:value-type="float" office:value="2.8615" calcext:value-type="float">
            <text:p>2.8615</text:p>
          </table:table-cell>
          <table:table-cell office:value-type="float" office:value="6.0197" calcext:value-type="float">
            <text:p>6.0197</text:p>
          </table:table-cell>
        </table:table-row>
        <table:table-row table:style-name="ro1">
          <table:table-cell office:value-type="float" office:value="4.5417" calcext:value-type="float">
            <text:p>4.5417</text:p>
          </table:table-cell>
          <table:table-cell office:value-type="float" office:value="258" calcext:value-type="float">
            <text:p>258</text:p>
          </table:table-cell>
          <table:table-cell office:value-type="float" office:value="0.00127106" calcext:value-type="float">
            <text:p>0.00127106</text:p>
          </table:table-cell>
          <table:table-cell office:value-type="float" office:value="0.043637" calcext:value-type="float">
            <text:p>0.043637</text:p>
          </table:table-cell>
          <table:table-cell office:value-type="float" office:value="1119.2" calcext:value-type="float">
            <text:p>1119.2</text:p>
          </table:table-cell>
          <table:table-cell office:value-type="float" office:value="2599.5" calcext:value-type="float">
            <text:p>2599.5</text:p>
          </table:table-cell>
          <table:table-cell office:value-type="float" office:value="1125" calcext:value-type="float">
            <text:p>1125</text:p>
          </table:table-cell>
          <table:table-cell office:value-type="float" office:value="2797.7" calcext:value-type="float">
            <text:p>2797.7</text:p>
          </table:table-cell>
          <table:table-cell office:value-type="float" office:value="2.8667" calcext:value-type="float">
            <text:p>2.8667</text:p>
          </table:table-cell>
          <table:table-cell office:value-type="float" office:value="6.0157" calcext:value-type="float">
            <text:p>6.015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8.78" calcext:value-type="float">
            <text:p>258.78</text:p>
          </table:table-cell>
          <table:table-cell office:value-type="float" office:value="0.00127302" calcext:value-type="float">
            <text:p>0.00127302</text:p>
          </table:table-cell>
          <table:table-cell office:value-type="float" office:value="0.043059" calcext:value-type="float">
            <text:p>0.043059</text:p>
          </table:table-cell>
          <table:table-cell office:value-type="float" office:value="1123" calcext:value-type="float">
            <text:p>1123</text:p>
          </table:table-cell>
          <table:table-cell office:value-type="float" office:value="2599.2" calcext:value-type="float">
            <text:p>2599.2</text:p>
          </table:table-cell>
          <table:table-cell office:value-type="float" office:value="1128.9" calcext:value-type="float">
            <text:p>1128.9</text:p>
          </table:table-cell>
          <table:table-cell office:value-type="float" office:value="2797.3" calcext:value-type="float">
            <text:p>2797.3</text:p>
          </table:table-cell>
          <table:table-cell office:value-type="float" office:value="2.8738" calcext:value-type="float">
            <text:p>2.8738</text:p>
          </table:table-cell>
          <table:table-cell office:value-type="float" office:value="6.0102" calcext:value-type="float">
            <text:p>6.0102</text:p>
          </table:table-cell>
        </table:table-row>
        <table:table-row table:style-name="ro1">
          <table:table-cell office:value-type="float" office:value="4.6165" calcext:value-type="float">
            <text:p>4.6165</text:p>
          </table:table-cell>
          <table:table-cell office:value-type="float" office:value="259" calcext:value-type="float">
            <text:p>259</text:p>
          </table:table-cell>
          <table:table-cell office:value-type="float" office:value="0.00127358" calcext:value-type="float">
            <text:p>0.00127358</text:p>
          </table:table-cell>
          <table:table-cell office:value-type="float" office:value="0.042898" calcext:value-type="float">
            <text:p>0.042898</text:p>
          </table:table-cell>
          <table:table-cell office:value-type="float" office:value="1124.1" calcext:value-type="float">
            <text:p>1124.1</text:p>
          </table:table-cell>
          <table:table-cell office:value-type="float" office:value="2599.1" calcext:value-type="float">
            <text:p>2599.1</text:p>
          </table:table-cell>
          <table:table-cell office:value-type="float" office:value="1130" calcext:value-type="float">
            <text:p>1130</text:p>
          </table:table-cell>
          <table:table-cell office:value-type="float" office:value="2797.1" calcext:value-type="float">
            <text:p>2797.1</text:p>
          </table:table-cell>
          <table:table-cell office:value-type="float" office:value="2.8758" calcext:value-type="float">
            <text:p>2.8758</text:p>
          </table:table-cell>
          <table:table-cell office:value-type="float" office:value="6.0087" calcext:value-type="float">
            <text:p>6.0087</text:p>
          </table:table-cell>
        </table:table-row>
        <table:table-row table:style-name="ro1">
          <table:table-cell office:value-type="float" office:value="4.6923" calcext:value-type="float">
            <text:p>4.6923</text:p>
          </table:table-cell>
          <table:table-cell office:value-type="float" office:value="260" calcext:value-type="float">
            <text:p>260</text:p>
          </table:table-cell>
          <table:table-cell office:value-type="float" office:value="0.00127612" calcext:value-type="float">
            <text:p>0.00127612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1129" calcext:value-type="float">
            <text:p>1129</text:p>
          </table:table-cell>
          <table:table-cell office:value-type="float" office:value="2598.7" calcext:value-type="float">
            <text:p>2598.7</text:p>
          </table:table-cell>
          <table:table-cell office:value-type="float" office:value="1135" calcext:value-type="float">
            <text:p>1135</text:p>
          </table:table-cell>
          <table:table-cell office:value-type="float" office:value="2796.6" calcext:value-type="float">
            <text:p>2796.6</text:p>
          </table:table-cell>
          <table:table-cell office:value-type="float" office:value="2.8849" calcext:value-type="float">
            <text:p>2.8849</text:p>
          </table:table-cell>
          <table:table-cell office:value-type="float" office:value="6.0016" calcext:value-type="float">
            <text:p>6.001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60.101" calcext:value-type="float">
            <text:p>260.101</text:p>
          </table:table-cell>
          <table:table-cell office:value-type="float" office:value="0.00127638" calcext:value-type="float">
            <text:p>0.00127638</text:p>
          </table:table-cell>
          <table:table-cell office:value-type="float" office:value="0.0421" calcext:value-type="float">
            <text:p>0.0421</text:p>
          </table:table-cell>
          <table:table-cell office:value-type="float" office:value="1129.5" calcext:value-type="float">
            <text:p>1129.5</text:p>
          </table:table-cell>
          <table:table-cell office:value-type="float" office:value="2598.6" calcext:value-type="float">
            <text:p>2598.6</text:p>
          </table:table-cell>
          <table:table-cell office:value-type="float" office:value="1135.5" calcext:value-type="float">
            <text:p>1135.5</text:p>
          </table:table-cell>
          <table:table-cell office:value-type="float" office:value="2796.5" calcext:value-type="float">
            <text:p>2796.5</text:p>
          </table:table-cell>
          <table:table-cell office:value-type="float" office:value="2.8859" calcext:value-type="float">
            <text:p>2.8859</text:p>
          </table:table-cell>
          <table:table-cell office:value-type="float" office:value="6.0009" calcext:value-type="float">
            <text:p>6.0009</text:p>
          </table:table-cell>
        </table:table-row>
        <table:table-row table:style-name="ro1">
          <table:table-cell office:value-type="float" office:value="4.7689" calcext:value-type="float">
            <text:p>4.7689</text:p>
          </table:table-cell>
          <table:table-cell office:value-type="float" office:value="261" calcext:value-type="float">
            <text:p>261</text:p>
          </table:table-cell>
          <table:table-cell office:value-type="float" office:value="0.00127869" calcext:value-type="float">
            <text:p>0.00127869</text:p>
          </table:table-cell>
          <table:table-cell office:value-type="float" office:value="0.041462" calcext:value-type="float">
            <text:p>0.041462</text:p>
          </table:table-cell>
          <table:table-cell office:value-type="float" office:value="1133.8" calcext:value-type="float">
            <text:p>1133.8</text:p>
          </table:table-cell>
          <table:table-cell office:value-type="float" office:value="2598.3" calcext:value-type="float">
            <text:p>2598.3</text:p>
          </table:table-cell>
          <table:table-cell office:value-type="float" office:value="1139.9" calcext:value-type="float">
            <text:p>1139.9</text:p>
          </table:table-cell>
          <table:table-cell office:value-type="float" office:value="2796" calcext:value-type="float">
            <text:p>2796</text:p>
          </table:table-cell>
          <table:table-cell office:value-type="float" office:value="2.8941" calcext:value-type="float">
            <text:p>2.8941</text:p>
          </table:table-cell>
          <table:table-cell office:value-type="float" office:value="5.9945" calcext:value-type="float">
            <text:p>5.994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61.402" calcext:value-type="float">
            <text:p>261.402</text:p>
          </table:table-cell>
          <table:table-cell office:value-type="float" office:value="0.00127973" calcext:value-type="float">
            <text:p>0.00127973</text:p>
          </table:table-cell>
          <table:table-cell office:value-type="float" office:value="0.04118" calcext:value-type="float">
            <text:p>0.04118</text:p>
          </table:table-cell>
          <table:table-cell office:value-type="float" office:value="1135.8" calcext:value-type="float">
            <text:p>1135.8</text:p>
          </table:table-cell>
          <table:table-cell office:value-type="float" office:value="2598.1" calcext:value-type="float">
            <text:p>2598.1</text:p>
          </table:table-cell>
          <table:table-cell office:value-type="float" office:value="1141.9" calcext:value-type="float">
            <text:p>1141.9</text:p>
          </table:table-cell>
          <table:table-cell office:value-type="float" office:value="2795.8" calcext:value-type="float">
            <text:p>2795.8</text:p>
          </table:table-cell>
          <table:table-cell office:value-type="float" office:value="2.8978" calcext:value-type="float">
            <text:p>2.8978</text:p>
          </table:table-cell>
          <table:table-cell office:value-type="float" office:value="5.9917" calcext:value-type="float">
            <text:p>5.9917</text:p>
          </table:table-cell>
        </table:table-row>
        <table:table-row table:style-name="ro1">
          <table:table-cell office:value-type="float" office:value="4.8466" calcext:value-type="float">
            <text:p>4.8466</text:p>
          </table:table-cell>
          <table:table-cell office:value-type="float" office:value="262" calcext:value-type="float">
            <text:p>262</text:p>
          </table:table-cell>
          <table:table-cell office:value-type="float" office:value="0.00128128" calcext:value-type="float">
            <text:p>0.00128128</text:p>
          </table:table-cell>
          <table:table-cell office:value-type="float" office:value="0.040764" calcext:value-type="float">
            <text:p>0.040764</text:p>
          </table:table-cell>
          <table:table-cell office:value-type="float" office:value="1138.7" calcext:value-type="float">
            <text:p>1138.7</text:p>
          </table:table-cell>
          <table:table-cell office:value-type="float" office:value="2597.8" calcext:value-type="float">
            <text:p>2597.8</text:p>
          </table:table-cell>
          <table:table-cell office:value-type="float" office:value="1144.9" calcext:value-type="float">
            <text:p>1144.9</text:p>
          </table:table-cell>
          <table:table-cell office:value-type="float" office:value="2795.4" calcext:value-type="float">
            <text:p>2795.4</text:p>
          </table:table-cell>
          <table:table-cell office:value-type="float" office:value="2.9032" calcext:value-type="float">
            <text:p>2.9032</text:p>
          </table:table-cell>
          <table:table-cell office:value-type="float" office:value="5.9874" calcext:value-type="float">
            <text:p>5.987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62.681" calcext:value-type="float">
            <text:p>262.681</text:p>
          </table:table-cell>
          <table:table-cell office:value-type="float" office:value="0.00128306" calcext:value-type="float">
            <text:p>0.00128306</text:p>
          </table:table-cell>
          <table:table-cell office:value-type="float" office:value="0.040296" calcext:value-type="float">
            <text:p>0.040296</text:p>
          </table:table-cell>
          <table:table-cell office:value-type="float" office:value="1142" calcext:value-type="float">
            <text:p>1142</text:p>
          </table:table-cell>
          <table:table-cell office:value-type="float" office:value="2597.5" calcext:value-type="float">
            <text:p>2597.5</text:p>
          </table:table-cell>
          <table:table-cell office:value-type="float" office:value="1148.3" calcext:value-type="float">
            <text:p>1148.3</text:p>
          </table:table-cell>
          <table:table-cell office:value-type="float" office:value="2795" calcext:value-type="float">
            <text:p>2795</text:p>
          </table:table-cell>
          <table:table-cell office:value-type="float" office:value="2.9095" calcext:value-type="float">
            <text:p>2.9095</text:p>
          </table:table-cell>
          <table:table-cell office:value-type="float" office:value="5.9826" calcext:value-type="float">
            <text:p>5.9826</text:p>
          </table:table-cell>
        </table:table-row>
        <table:table-row table:style-name="ro1">
          <table:table-cell office:value-type="float" office:value="4.9252" calcext:value-type="float">
            <text:p>4.9252</text:p>
          </table:table-cell>
          <table:table-cell office:value-type="float" office:value="263" calcext:value-type="float">
            <text:p>263</text:p>
          </table:table-cell>
          <table:table-cell office:value-type="float" office:value="0.0012839" calcext:value-type="float">
            <text:p>0.0012839</text:p>
          </table:table-cell>
          <table:table-cell office:value-type="float" office:value="0.040079" calcext:value-type="float">
            <text:p>0.040079</text:p>
          </table:table-cell>
          <table:table-cell office:value-type="float" office:value="1143.6" calcext:value-type="float">
            <text:p>1143.6</text:p>
          </table:table-cell>
          <table:table-cell office:value-type="float" office:value="2597.4" calcext:value-type="float">
            <text:p>2597.4</text:p>
          </table:table-cell>
          <table:table-cell office:value-type="float" office:value="1149.9" calcext:value-type="float">
            <text:p>1149.9</text:p>
          </table:table-cell>
          <table:table-cell office:value-type="float" office:value="2794.8" calcext:value-type="float">
            <text:p>2794.8</text:p>
          </table:table-cell>
          <table:table-cell office:value-type="float" office:value="2.9124" calcext:value-type="float">
            <text:p>2.9124</text:p>
          </table:table-cell>
          <table:table-cell office:value-type="float" office:value="5.9804" calcext:value-type="float">
            <text:p>5.9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.941" calcext:value-type="float">
            <text:p>263.941</text:p>
          </table:table-cell>
          <table:table-cell office:value-type="float" office:value="0.00128639" calcext:value-type="float">
            <text:p>0.00128639</text:p>
          </table:table-cell>
          <table:table-cell office:value-type="float" office:value="0.039446" calcext:value-type="float">
            <text:p>0.039446</text:p>
          </table:table-cell>
          <table:table-cell office:value-type="float" office:value="1148.2" calcext:value-type="float">
            <text:p>1148.2</text:p>
          </table:table-cell>
          <table:table-cell office:value-type="float" office:value="2597" calcext:value-type="float">
            <text:p>2597</text:p>
          </table:table-cell>
          <table:table-cell office:value-type="float" office:value="1154.6" calcext:value-type="float">
            <text:p>1154.6</text:p>
          </table:table-cell>
          <table:table-cell office:value-type="float" office:value="2794.2" calcext:value-type="float">
            <text:p>2794.2</text:p>
          </table:table-cell>
          <table:table-cell office:value-type="float" office:value="2.921" calcext:value-type="float">
            <text:p>2.921</text:p>
          </table:table-cell>
          <table:table-cell office:value-type="float" office:value="5.9737" calcext:value-type="float">
            <text:p>5.9737</text:p>
          </table:table-cell>
        </table:table-row>
        <table:table-row table:style-name="ro1">
          <table:table-cell office:value-type="float" office:value="5.0047" calcext:value-type="float">
            <text:p>5.0047</text:p>
          </table:table-cell>
          <table:table-cell office:value-type="float" office:value="264" calcext:value-type="float">
            <text:p>264</text:p>
          </table:table-cell>
          <table:table-cell office:value-type="float" office:value="0.00128655" calcext:value-type="float">
            <text:p>0.00128655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1148.5" calcext:value-type="float">
            <text:p>1148.5</text:p>
          </table:table-cell>
          <table:table-cell office:value-type="float" office:value="2597" calcext:value-type="float">
            <text:p>2597</text:p>
          </table:table-cell>
          <table:table-cell office:value-type="float" office:value="1154.9" calcext:value-type="float">
            <text:p>1154.9</text:p>
          </table:table-cell>
          <table:table-cell office:value-type="float" office:value="2794.2" calcext:value-type="float">
            <text:p>2794.2</text:p>
          </table:table-cell>
          <table:table-cell office:value-type="float" office:value="2.9215" calcext:value-type="float">
            <text:p>2.9215</text:p>
          </table:table-cell>
          <table:table-cell office:value-type="float" office:value="5.9732" calcext:value-type="float">
            <text:p>5.9732</text:p>
          </table:table-cell>
        </table:table-row>
        <table:table-row table:style-name="ro1">
          <table:table-cell office:value-type="float" office:value="5.0853" calcext:value-type="float">
            <text:p>5.0853</text:p>
          </table:table-cell>
          <table:table-cell office:value-type="float" office:value="265" calcext:value-type="float">
            <text:p>265</text:p>
          </table:table-cell>
          <table:table-cell office:value-type="float" office:value="0.00128922" calcext:value-type="float">
            <text:p>0.00128922</text:p>
          </table:table-cell>
          <table:table-cell office:value-type="float" office:value="0.038746" calcext:value-type="float">
            <text:p>0.038746</text:p>
          </table:table-cell>
          <table:table-cell office:value-type="float" office:value="1153.4" calcext:value-type="float">
            <text:p>1153.4</text:p>
          </table:table-cell>
          <table:table-cell office:value-type="float" office:value="2596.5" calcext:value-type="float">
            <text:p>2596.5</text:p>
          </table:table-cell>
          <table:table-cell office:value-type="float" office:value="1160" calcext:value-type="float">
            <text:p>1160</text:p>
          </table:table-cell>
          <table:table-cell office:value-type="float" office:value="2793.5" calcext:value-type="float">
            <text:p>2793.5</text:p>
          </table:table-cell>
          <table:table-cell office:value-type="float" office:value="2.9307" calcext:value-type="float">
            <text:p>2.9307</text:p>
          </table:table-cell>
          <table:table-cell office:value-type="float" office:value="5.9661" calcext:value-type="float">
            <text:p>5.966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65.181" calcext:value-type="float">
            <text:p>265.181</text:p>
          </table:table-cell>
          <table:table-cell office:value-type="float" office:value="0.00128971" calcext:value-type="float">
            <text:p>0.00128971</text:p>
          </table:table-cell>
          <table:table-cell office:value-type="float" office:value="0.038628" calcext:value-type="float">
            <text:p>0.038628</text:p>
          </table:table-cell>
          <table:table-cell office:value-type="float" office:value="1154.3" calcext:value-type="float">
            <text:p>1154.3</text:p>
          </table:table-cell>
          <table:table-cell office:value-type="float" office:value="2596.4" calcext:value-type="float">
            <text:p>2596.4</text:p>
          </table:table-cell>
          <table:table-cell office:value-type="float" office:value="1160.9" calcext:value-type="float">
            <text:p>1160.9</text:p>
          </table:table-cell>
          <table:table-cell office:value-type="float" office:value="2793.4" calcext:value-type="float">
            <text:p>2793.4</text:p>
          </table:table-cell>
          <table:table-cell office:value-type="float" office:value="2.9323" calcext:value-type="float">
            <text:p>2.9323</text:p>
          </table:table-cell>
          <table:table-cell office:value-type="float" office:value="5.9648" calcext:value-type="float">
            <text:p>5.9648</text:p>
          </table:table-cell>
        </table:table-row>
        <table:table-row table:style-name="ro1">
          <table:table-cell office:value-type="float" office:value="5.1668" calcext:value-type="float">
            <text:p>5.1668</text:p>
          </table:table-cell>
          <table:table-cell office:value-type="float" office:value="266" calcext:value-type="float">
            <text:p>266</text:p>
          </table:table-cell>
          <table:table-cell office:value-type="float" office:value="0.00129192" calcext:value-type="float">
            <text:p>0.00129192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1158.3" calcext:value-type="float">
            <text:p>1158.3</text:p>
          </table:table-cell>
          <table:table-cell office:value-type="float" office:value="2596" calcext:value-type="float">
            <text:p>2596</text:p>
          </table:table-cell>
          <table:table-cell office:value-type="float" office:value="1165" calcext:value-type="float">
            <text:p>1165</text:p>
          </table:table-cell>
          <table:table-cell office:value-type="float" office:value="2792.8" calcext:value-type="float">
            <text:p>2792.8</text:p>
          </table:table-cell>
          <table:table-cell office:value-type="float" office:value="2.9398" calcext:value-type="float">
            <text:p>2.9398</text:p>
          </table:table-cell>
          <table:table-cell office:value-type="float" office:value="5.959" calcext:value-type="float">
            <text:p>5.95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66.403" calcext:value-type="float">
            <text:p>266.403</text:p>
          </table:table-cell>
          <table:table-cell office:value-type="float" office:value="0.00129302" calcext:value-type="float">
            <text:p>0.00129302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1160.3" calcext:value-type="float">
            <text:p>1160.3</text:p>
          </table:table-cell>
          <table:table-cell office:value-type="float" office:value="2595.7" calcext:value-type="float">
            <text:p>2595.7</text:p>
          </table:table-cell>
          <table:table-cell office:value-type="float" office:value="1167" calcext:value-type="float">
            <text:p>1167</text:p>
          </table:table-cell>
          <table:table-cell office:value-type="float" office:value="2792.5" calcext:value-type="float">
            <text:p>2792.5</text:p>
          </table:table-cell>
          <table:table-cell office:value-type="float" office:value="2.9435" calcext:value-type="float">
            <text:p>2.9435</text:p>
          </table:table-cell>
          <table:table-cell office:value-type="float" office:value="5.9561" calcext:value-type="float">
            <text:p>5.9561</text:p>
          </table:table-cell>
        </table:table-row>
        <table:table-row table:style-name="ro1">
          <table:table-cell office:value-type="float" office:value="5.2494" calcext:value-type="float">
            <text:p>5.2494</text:p>
          </table:table-cell>
          <table:table-cell office:value-type="float" office:value="267" calcext:value-type="float">
            <text:p>267</text:p>
          </table:table-cell>
          <table:table-cell office:value-type="float" office:value="0.00129465" calcext:value-type="float">
            <text:p>0.00129465</text:p>
          </table:table-cell>
          <table:table-cell office:value-type="float" office:value="0.037462" calcext:value-type="float">
            <text:p>0.037462</text:p>
          </table:table-cell>
          <table:table-cell office:value-type="float" office:value="1163.2" calcext:value-type="float">
            <text:p>1163.2</text:p>
          </table:table-cell>
          <table:table-cell office:value-type="float" office:value="2595.4" calcext:value-type="float">
            <text:p>2595.4</text:p>
          </table:table-cell>
          <table:table-cell office:value-type="float" office:value="1170" calcext:value-type="float">
            <text:p>1170</text:p>
          </table:table-cell>
          <table:table-cell office:value-type="float" office:value="2792.1" calcext:value-type="float">
            <text:p>2792.1</text:p>
          </table:table-cell>
          <table:table-cell office:value-type="float" office:value="2.949" calcext:value-type="float">
            <text:p>2.949</text:p>
          </table:table-cell>
          <table:table-cell office:value-type="float" office:value="5.9519" calcext:value-type="float">
            <text:p>5.951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67.608" calcext:value-type="float">
            <text:p>267.608</text:p>
          </table:table-cell>
          <table:table-cell office:value-type="float" office:value="0.00129632" calcext:value-type="float">
            <text:p>0.00129632</text:p>
          </table:table-cell>
          <table:table-cell office:value-type="float" office:value="0.037081" calcext:value-type="float">
            <text:p>0.037081</text:p>
          </table:table-cell>
          <table:table-cell office:value-type="float" office:value="1166.2" calcext:value-type="float">
            <text:p>1166.2</text:p>
          </table:table-cell>
          <table:table-cell office:value-type="float" office:value="2595.1" calcext:value-type="float">
            <text:p>2595.1</text:p>
          </table:table-cell>
          <table:table-cell office:value-type="float" office:value="1173.1" calcext:value-type="float">
            <text:p>1173.1</text:p>
          </table:table-cell>
          <table:table-cell office:value-type="float" office:value="2791.6" calcext:value-type="float">
            <text:p>2791.6</text:p>
          </table:table-cell>
          <table:table-cell office:value-type="float" office:value="2.9546" calcext:value-type="float">
            <text:p>2.9546</text:p>
          </table:table-cell>
          <table:table-cell office:value-type="float" office:value="5.9475" calcext:value-type="float">
            <text:p>5.9475</text:p>
          </table:table-cell>
        </table:table-row>
        <table:table-row table:style-name="ro1">
          <table:table-cell office:value-type="float" office:value="5.3329" calcext:value-type="float">
            <text:p>5.3329</text:p>
          </table:table-cell>
          <table:table-cell office:value-type="float" office:value="268" calcext:value-type="float">
            <text:p>268</text:p>
          </table:table-cell>
          <table:table-cell office:value-type="float" office:value="0.0012974" calcext:value-type="float">
            <text:p>0.0012974</text:p>
          </table:table-cell>
          <table:table-cell office:value-type="float" office:value="0.036837" calcext:value-type="float">
            <text:p>0.036837</text:p>
          </table:table-cell>
          <table:table-cell office:value-type="float" office:value="1168.2" calcext:value-type="float">
            <text:p>1168.2</text:p>
          </table:table-cell>
          <table:table-cell office:value-type="float" office:value="2594.9" calcext:value-type="float">
            <text:p>2594.9</text:p>
          </table:table-cell>
          <table:table-cell office:value-type="float" office:value="1175.1" calcext:value-type="float">
            <text:p>1175.1</text:p>
          </table:table-cell>
          <table:table-cell office:value-type="float" office:value="2791.3" calcext:value-type="float">
            <text:p>2791.3</text:p>
          </table:table-cell>
          <table:table-cell office:value-type="float" office:value="2.9582" calcext:value-type="float">
            <text:p>2.9582</text:p>
          </table:table-cell>
          <table:table-cell office:value-type="float" office:value="5.9447" calcext:value-type="float">
            <text:p>5.944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68.795" calcext:value-type="float">
            <text:p>268.795</text:p>
          </table:table-cell>
          <table:table-cell office:value-type="float" office:value="0.00129961" calcext:value-type="float">
            <text:p>0.00129961</text:p>
          </table:table-cell>
          <table:table-cell office:value-type="float" office:value="0.036348" calcext:value-type="float">
            <text:p>0.036348</text:p>
          </table:table-cell>
          <table:table-cell office:value-type="float" office:value="1172.1" calcext:value-type="float">
            <text:p>1172.1</text:p>
          </table:table-cell>
          <table:table-cell office:value-type="float" office:value="2594.4" calcext:value-type="float">
            <text:p>2594.4</text:p>
          </table:table-cell>
          <table:table-cell office:value-type="float" office:value="1179.1" calcext:value-type="float">
            <text:p>1179.1</text:p>
          </table:table-cell>
          <table:table-cell office:value-type="float" office:value="2790.7" calcext:value-type="float">
            <text:p>2790.7</text:p>
          </table:table-cell>
          <table:table-cell office:value-type="float" office:value="2.9654" calcext:value-type="float">
            <text:p>2.9654</text:p>
          </table:table-cell>
          <table:table-cell office:value-type="float" office:value="5.9391" calcext:value-type="float">
            <text:p>5.9391</text:p>
          </table:table-cell>
        </table:table-row>
        <table:table-row table:style-name="ro1">
          <table:table-cell office:value-type="float" office:value="5.4174" calcext:value-type="float">
            <text:p>5.4174</text:p>
          </table:table-cell>
          <table:table-cell office:value-type="float" office:value="269" calcext:value-type="float">
            <text:p>269</text:p>
          </table:table-cell>
          <table:table-cell office:value-type="float" office:value="0.00130019" calcext:value-type="float">
            <text:p>0.00130019</text:p>
          </table:table-cell>
          <table:table-cell office:value-type="float" office:value="0.036223" calcext:value-type="float">
            <text:p>0.036223</text:p>
          </table:table-cell>
          <table:table-cell office:value-type="float" office:value="1173.2" calcext:value-type="float">
            <text:p>1173.2</text:p>
          </table:table-cell>
          <table:table-cell office:value-type="float" office:value="2594.3" calcext:value-type="float">
            <text:p>2594.3</text:p>
          </table:table-cell>
          <table:table-cell office:value-type="float" office:value="1180.2" calcext:value-type="float">
            <text:p>1180.2</text:p>
          </table:table-cell>
          <table:table-cell office:value-type="float" office:value="2790.5" calcext:value-type="float">
            <text:p>2790.5</text:p>
          </table:table-cell>
          <table:table-cell office:value-type="float" office:value="2.9673" calcext:value-type="float">
            <text:p>2.9673</text:p>
          </table:table-cell>
          <table:table-cell office:value-type="float" office:value="5.9376" calcext:value-type="float">
            <text:p>5.937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69.965" calcext:value-type="float">
            <text:p>269.965</text:p>
          </table:table-cell>
          <table:table-cell office:value-type="float" office:value="0.0013029" calcext:value-type="float">
            <text:p>0.0013029</text:p>
          </table:table-cell>
          <table:table-cell office:value-type="float" office:value="0.035642" calcext:value-type="float">
            <text:p>0.035642</text:p>
          </table:table-cell>
          <table:table-cell office:value-type="float" office:value="1177.9" calcext:value-type="float">
            <text:p>1177.9</text:p>
          </table:table-cell>
          <table:table-cell office:value-type="float" office:value="2593.7" calcext:value-type="float">
            <text:p>2593.7</text:p>
          </table:table-cell>
          <table:table-cell office:value-type="float" office:value="1185.1" calcext:value-type="float">
            <text:p>1185.1</text:p>
          </table:table-cell>
          <table:table-cell office:value-type="float" office:value="2789.7" calcext:value-type="float">
            <text:p>2789.7</text:p>
          </table:table-cell>
          <table:table-cell office:value-type="float" office:value="2.9762" calcext:value-type="float">
            <text:p>2.9762</text:p>
          </table:table-cell>
          <table:table-cell office:value-type="float" office:value="5.9307" calcext:value-type="float">
            <text:p>5.9307</text:p>
          </table:table-cell>
        </table:table-row>
        <table:table-row table:style-name="ro1">
          <table:table-cell office:value-type="float" office:value="5.503" calcext:value-type="float">
            <text:p>5.503</text:p>
          </table:table-cell>
          <table:table-cell office:value-type="float" office:value="270" calcext:value-type="float">
            <text:p>270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35621" calcext:value-type="float">
            <text:p>0.035621</text:p>
          </table:table-cell>
          <table:table-cell office:value-type="float" office:value="1178.1" calcext:value-type="float">
            <text:p>1178.1</text:p>
          </table:table-cell>
          <table:table-cell office:value-type="float" office:value="2593.7" calcext:value-type="float">
            <text:p>2593.7</text:p>
          </table:table-cell>
          <table:table-cell office:value-type="float" office:value="1185.3" calcext:value-type="float">
            <text:p>1185.3</text:p>
          </table:table-cell>
          <table:table-cell office:value-type="float" office:value="2789.7" calcext:value-type="float">
            <text:p>2789.7</text:p>
          </table:table-cell>
          <table:table-cell office:value-type="float" office:value="2.9765" calcext:value-type="float">
            <text:p>2.9765</text:p>
          </table:table-cell>
          <table:table-cell office:value-type="float" office:value="5.9304" calcext:value-type="float">
            <text:p>5.9304</text:p>
          </table:table-cell>
        </table:table-row>
        <table:table-row table:style-name="ro1">
          <table:table-cell office:value-type="float" office:value="5.5896" calcext:value-type="float">
            <text:p>5.5896</text:p>
          </table:table-cell>
          <table:table-cell office:value-type="float" office:value="271" calcext:value-type="float">
            <text:p>271</text:p>
          </table:table-cell>
          <table:table-cell office:value-type="float" office:value="0.00130584" calcext:value-type="float">
            <text:p>0.00130584</text:p>
          </table:table-cell>
          <table:table-cell office:value-type="float" office:value="0.035029" calcext:value-type="float">
            <text:p>0.035029</text:p>
          </table:table-cell>
          <table:table-cell office:value-type="float" office:value="1183.1" calcext:value-type="float">
            <text:p>1183.1</text:p>
          </table:table-cell>
          <table:table-cell office:value-type="float" office:value="2593" calcext:value-type="float">
            <text:p>2593</text:p>
          </table:table-cell>
          <table:table-cell office:value-type="float" office:value="1190.4" calcext:value-type="float">
            <text:p>1190.4</text:p>
          </table:table-cell>
          <table:table-cell office:value-type="float" office:value="2788.8" calcext:value-type="float">
            <text:p>2788.8</text:p>
          </table:table-cell>
          <table:table-cell office:value-type="float" office:value="2.9857" calcext:value-type="float">
            <text:p>2.9857</text:p>
          </table:table-cell>
          <table:table-cell office:value-type="float" office:value="5.9232" calcext:value-type="float">
            <text:p>5.923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71.12" calcext:value-type="float">
            <text:p>271.12</text:p>
          </table:table-cell>
          <table:table-cell office:value-type="float" office:value="0.00130618" calcext:value-type="float">
            <text:p>0.00130618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1183.7" calcext:value-type="float">
            <text:p>1183.7</text:p>
          </table:table-cell>
          <table:table-cell office:value-type="float" office:value="2592.9" calcext:value-type="float">
            <text:p>2592.9</text:p>
          </table:table-cell>
          <table:table-cell office:value-type="float" office:value="1191" calcext:value-type="float">
            <text:p>1191</text:p>
          </table:table-cell>
          <table:table-cell office:value-type="float" office:value="2788.7" calcext:value-type="float">
            <text:p>2788.7</text:p>
          </table:table-cell>
          <table:table-cell office:value-type="float" office:value="2.9868" calcext:value-type="float">
            <text:p>2.9868</text:p>
          </table:table-cell>
          <table:table-cell office:value-type="float" office:value="5.9224" calcext:value-type="float">
            <text:p>5.9224</text:p>
          </table:table-cell>
        </table:table-row>
        <table:table-row table:style-name="ro1">
          <table:table-cell office:value-type="float" office:value="5.6772" calcext:value-type="float">
            <text:p>5.6772</text:p>
          </table:table-cell>
          <table:table-cell office:value-type="float" office:value="272" calcext:value-type="float">
            <text:p>272</text:p>
          </table:table-cell>
          <table:table-cell office:value-type="float" office:value="0.00130871" calcext:value-type="float">
            <text:p>0.00130871</text:p>
          </table:table-cell>
          <table:table-cell office:value-type="float" office:value="0.034448" calcext:value-type="float">
            <text:p>0.034448</text:p>
          </table:table-cell>
          <table:table-cell office:value-type="float" office:value="1188.1" calcext:value-type="float">
            <text:p>1188.1</text:p>
          </table:table-cell>
          <table:table-cell office:value-type="float" office:value="2592.4" calcext:value-type="float">
            <text:p>2592.4</text:p>
          </table:table-cell>
          <table:table-cell office:value-type="float" office:value="1195.5" calcext:value-type="float">
            <text:p>1195.5</text:p>
          </table:table-cell>
          <table:table-cell office:value-type="float" office:value="2788" calcext:value-type="float">
            <text:p>2788</text:p>
          </table:table-cell>
          <table:table-cell office:value-type="float" office:value="2.9948" calcext:value-type="float">
            <text:p>2.9948</text:p>
          </table:table-cell>
          <table:table-cell office:value-type="float" office:value="5.916" calcext:value-type="float">
            <text:p>5.91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72.258" calcext:value-type="float">
            <text:p>272.258</text:p>
          </table:table-cell>
          <table:table-cell office:value-type="float" office:value="0.00130946" calcext:value-type="float">
            <text:p>0.00130946</text:p>
          </table:table-cell>
          <table:table-cell office:value-type="float" office:value="0.0343" calcext:value-type="float">
            <text:p>0.0343</text:p>
          </table:table-cell>
          <table:table-cell office:value-type="float" office:value="1189.3" calcext:value-type="float">
            <text:p>1189.3</text:p>
          </table:table-cell>
          <table:table-cell office:value-type="float" office:value="2592.2" calcext:value-type="float">
            <text:p>2592.2</text:p>
          </table:table-cell>
          <table:table-cell office:value-type="float" office:value="1196.8" calcext:value-type="float">
            <text:p>1196.8</text:p>
          </table:table-cell>
          <table:table-cell office:value-type="float" office:value="2787.7" calcext:value-type="float">
            <text:p>2787.7</text:p>
          </table:table-cell>
          <table:table-cell office:value-type="float" office:value="2.9972" calcext:value-type="float">
            <text:p>2.9972</text:p>
          </table:table-cell>
          <table:table-cell office:value-type="float" office:value="5.9142" calcext:value-type="float">
            <text:p>5.9142</text:p>
          </table:table-cell>
        </table:table-row>
        <table:table-row table:style-name="ro1">
          <table:table-cell office:value-type="float" office:value="5.7659" calcext:value-type="float">
            <text:p>5.7659</text:p>
          </table:table-cell>
          <table:table-cell office:value-type="float" office:value="273" calcext:value-type="float">
            <text:p>273</text:p>
          </table:table-cell>
          <table:table-cell office:value-type="float" office:value="0.00131161" calcext:value-type="float">
            <text:p>0.00131161</text:p>
          </table:table-cell>
          <table:table-cell office:value-type="float" office:value="0.033877" calcext:value-type="float">
            <text:p>0.033877</text:p>
          </table:table-cell>
          <table:table-cell office:value-type="float" office:value="1193" calcext:value-type="float">
            <text:p>1193</text:p>
          </table:table-cell>
          <table:table-cell office:value-type="float" office:value="2591.8" calcext:value-type="float">
            <text:p>2591.8</text:p>
          </table:table-cell>
          <table:table-cell office:value-type="float" office:value="1200.6" calcext:value-type="float">
            <text:p>1200.6</text:p>
          </table:table-cell>
          <table:table-cell office:value-type="float" office:value="2787.1" calcext:value-type="float">
            <text:p>2787.1</text:p>
          </table:table-cell>
          <table:table-cell office:value-type="float" office:value="3.004" calcext:value-type="float">
            <text:p>3.004</text:p>
          </table:table-cell>
          <table:table-cell office:value-type="float" office:value="5.9088" calcext:value-type="float">
            <text:p>5.908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73.382" calcext:value-type="float">
            <text:p>273.382</text:p>
          </table:table-cell>
          <table:table-cell office:value-type="float" office:value="0.00131273" calcext:value-type="float">
            <text:p>0.00131273</text:p>
          </table:table-cell>
          <table:table-cell office:value-type="float" office:value="0.033662" calcext:value-type="float">
            <text:p>0.033662</text:p>
          </table:table-cell>
          <table:table-cell office:value-type="float" office:value="1195" calcext:value-type="float">
            <text:p>1195</text:p>
          </table:table-cell>
          <table:table-cell office:value-type="float" office:value="2591.5" calcext:value-type="float">
            <text:p>2591.5</text:p>
          </table:table-cell>
          <table:table-cell office:value-type="float" office:value="1202.6" calcext:value-type="float">
            <text:p>1202.6</text:p>
          </table:table-cell>
          <table:table-cell office:value-type="float" office:value="2786.7" calcext:value-type="float">
            <text:p>2786.7</text:p>
          </table:table-cell>
          <table:table-cell office:value-type="float" office:value="3.0075" calcext:value-type="float">
            <text:p>3.0075</text:p>
          </table:table-cell>
          <table:table-cell office:value-type="float" office:value="5.9061" calcext:value-type="float">
            <text:p>5.9061</text:p>
          </table:table-cell>
        </table:table-row>
        <table:table-row table:style-name="ro1">
          <table:table-cell office:value-type="float" office:value="5.8556" calcext:value-type="float">
            <text:p>5.8556</text:p>
          </table:table-cell>
          <table:table-cell office:value-type="float" office:value="274" calcext:value-type="float">
            <text:p>274</text:p>
          </table:table-cell>
          <table:table-cell office:value-type="float" office:value="0.00131455" calcext:value-type="float">
            <text:p>0.00131455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1198" calcext:value-type="float">
            <text:p>1198</text:p>
          </table:table-cell>
          <table:table-cell office:value-type="float" office:value="2591" calcext:value-type="float">
            <text:p>2591</text:p>
          </table:table-cell>
          <table:table-cell office:value-type="float" office:value="1205.7" calcext:value-type="float">
            <text:p>1205.7</text:p>
          </table:table-cell>
          <table:table-cell office:value-type="float" office:value="2786.1" calcext:value-type="float">
            <text:p>2786.1</text:p>
          </table:table-cell>
          <table:table-cell office:value-type="float" office:value="3.0132" calcext:value-type="float">
            <text:p>3.0132</text:p>
          </table:table-cell>
          <table:table-cell office:value-type="float" office:value="5.9016" calcext:value-type="float">
            <text:p>5.901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74.49" calcext:value-type="float">
            <text:p>274.49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33045" calcext:value-type="float">
            <text:p>0.033045</text:p>
          </table:table-cell>
          <table:table-cell office:value-type="float" office:value="1200.5" calcext:value-type="float">
            <text:p>1200.5</text:p>
          </table:table-cell>
          <table:table-cell office:value-type="float" office:value="2590.7" calcext:value-type="float">
            <text:p>2590.7</text:p>
          </table:table-cell>
          <table:table-cell office:value-type="float" office:value="1208.3" calcext:value-type="float">
            <text:p>1208.3</text:p>
          </table:table-cell>
          <table:table-cell office:value-type="float" office:value="2785.7" calcext:value-type="float">
            <text:p>2785.7</text:p>
          </table:table-cell>
          <table:table-cell office:value-type="float" office:value="3.0177" calcext:value-type="float">
            <text:p>3.0177</text:p>
          </table:table-cell>
          <table:table-cell office:value-type="float" office:value="5.8981" calcext:value-type="float">
            <text:p>5.8981</text:p>
          </table:table-cell>
        </table:table-row>
        <table:table-row table:style-name="ro1">
          <table:table-cell office:value-type="float" office:value="5.9464" calcext:value-type="float">
            <text:p>5.9464</text:p>
          </table:table-cell>
          <table:table-cell office:value-type="float" office:value="275" calcext:value-type="float">
            <text:p>275</text:p>
          </table:table-cell>
          <table:table-cell office:value-type="float" office:value="0.00131751" calcext:value-type="float">
            <text:p>0.00131751</text:p>
          </table:table-cell>
          <table:table-cell office:value-type="float" office:value="0.032766" calcext:value-type="float">
            <text:p>0.032766</text:p>
          </table:table-cell>
          <table:table-cell office:value-type="float" office:value="1203.1" calcext:value-type="float">
            <text:p>1203.1</text:p>
          </table:table-cell>
          <table:table-cell office:value-type="float" office:value="2590.4" calcext:value-type="float">
            <text:p>2590.4</text:p>
          </table:table-cell>
          <table:table-cell office:value-type="float" office:value="1210.9" calcext:value-type="float">
            <text:p>1210.9</text:p>
          </table:table-cell>
          <table:table-cell office:value-type="float" office:value="2785.2" calcext:value-type="float">
            <text:p>2785.2</text:p>
          </table:table-cell>
          <table:table-cell office:value-type="float" office:value="3.0224" calcext:value-type="float">
            <text:p>3.0224</text:p>
          </table:table-cell>
          <table:table-cell office:value-type="float" office:value="5.8944" calcext:value-type="float">
            <text:p>5.8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5.585" calcext:value-type="float">
            <text:p>275.585</text:p>
          </table:table-cell>
          <table:table-cell office:value-type="float" office:value="0.00131926" calcext:value-type="float">
            <text:p>0.00131926</text:p>
          </table:table-cell>
          <table:table-cell office:value-type="float" office:value="0.032448" calcext:value-type="float">
            <text:p>0.032448</text:p>
          </table:table-cell>
          <table:table-cell office:value-type="float" office:value="1206" calcext:value-type="float">
            <text:p>1206</text:p>
          </table:table-cell>
          <table:table-cell office:value-type="float" office:value="2589.9" calcext:value-type="float">
            <text:p>2589.9</text:p>
          </table:table-cell>
          <table:table-cell office:value-type="float" office:value="1213.9" calcext:value-type="float">
            <text:p>1213.9</text:p>
          </table:table-cell>
          <table:table-cell office:value-type="float" office:value="2784.6" calcext:value-type="float">
            <text:p>2784.6</text:p>
          </table:table-cell>
          <table:table-cell office:value-type="float" office:value="3.0278" calcext:value-type="float">
            <text:p>3.0278</text:p>
          </table:table-cell>
          <table:table-cell office:value-type="float" office:value="5.8901" calcext:value-type="float">
            <text:p>5.8901</text:p>
          </table:table-cell>
        </table:table-row>
        <table:table-row table:style-name="ro1">
          <table:table-cell office:value-type="float" office:value="6.0383" calcext:value-type="float">
            <text:p>6.0383</text:p>
          </table:table-cell>
          <table:table-cell office:value-type="float" office:value="276" calcext:value-type="float">
            <text:p>276</text:p>
          </table:table-cell>
          <table:table-cell office:value-type="float" office:value="0.00132051" calcext:value-type="float">
            <text:p>0.00132051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1208.1" calcext:value-type="float">
            <text:p>1208.1</text:p>
          </table:table-cell>
          <table:table-cell office:value-type="float" office:value="2589.6" calcext:value-type="float">
            <text:p>2589.6</text:p>
          </table:table-cell>
          <table:table-cell office:value-type="float" office:value="1216.1" calcext:value-type="float">
            <text:p>1216.1</text:p>
          </table:table-cell>
          <table:table-cell office:value-type="float" office:value="2784.2" calcext:value-type="float">
            <text:p>2784.2</text:p>
          </table:table-cell>
          <table:table-cell office:value-type="float" office:value="3.0316" calcext:value-type="float">
            <text:p>3.0316</text:p>
          </table:table-cell>
          <table:table-cell office:value-type="float" office:value="5.8871" calcext:value-type="float">
            <text:p>5.887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76.666" calcext:value-type="float">
            <text:p>276.666</text:p>
          </table:table-cell>
          <table:table-cell office:value-type="float" office:value="0.00132253" calcext:value-type="float">
            <text:p>0.00132253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1211.4" calcext:value-type="float">
            <text:p>1211.4</text:p>
          </table:table-cell>
          <table:table-cell office:value-type="float" office:value="2589.1" calcext:value-type="float">
            <text:p>2589.1</text:p>
          </table:table-cell>
          <table:table-cell office:value-type="float" office:value="1219.5" calcext:value-type="float">
            <text:p>1219.5</text:p>
          </table:table-cell>
          <table:table-cell office:value-type="float" office:value="2783.5" calcext:value-type="float">
            <text:p>2783.5</text:p>
          </table:table-cell>
          <table:table-cell office:value-type="float" office:value="3.0377" calcext:value-type="float">
            <text:p>3.0377</text:p>
          </table:table-cell>
          <table:table-cell office:value-type="float" office:value="5.8823" calcext:value-type="float">
            <text:p>5.8823</text:p>
          </table:table-cell>
        </table:table-row>
        <table:table-row table:style-name="ro1">
          <table:table-cell office:value-type="float" office:value="6.1312" calcext:value-type="float">
            <text:p>6.1312</text:p>
          </table:table-cell>
          <table:table-cell office:value-type="float" office:value="277" calcext:value-type="float">
            <text:p>277</text:p>
          </table:table-cell>
          <table:table-cell office:value-type="float" office:value="0.00132354" calcext:value-type="float">
            <text:p>0.00132354</text:p>
          </table:table-cell>
          <table:table-cell office:value-type="float" office:value="0.031693" calcext:value-type="float">
            <text:p>0.031693</text:p>
          </table:table-cell>
          <table:table-cell office:value-type="float" office:value="1213.2" calcext:value-type="float">
            <text:p>1213.2</text:p>
          </table:table-cell>
          <table:table-cell office:value-type="float" office:value="2588.8" calcext:value-type="float">
            <text:p>2588.8</text:p>
          </table:table-cell>
          <table:table-cell office:value-type="float" office:value="1221.3" calcext:value-type="float">
            <text:p>1221.3</text:p>
          </table:table-cell>
          <table:table-cell office:value-type="float" office:value="2783.1" calcext:value-type="float">
            <text:p>2783.1</text:p>
          </table:table-cell>
          <table:table-cell office:value-type="float" office:value="3.0408" calcext:value-type="float">
            <text:p>3.0408</text:p>
          </table:table-cell>
          <table:table-cell office:value-type="float" office:value="5.8798" calcext:value-type="float">
            <text:p>5.87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77.733" calcext:value-type="float">
            <text:p>277.733</text:p>
          </table:table-cell>
          <table:table-cell office:value-type="float" office:value="0.00132579" calcext:value-type="float">
            <text:p>0.00132579</text:p>
          </table:table-cell>
          <table:table-cell office:value-type="float" office:value="0.031309" calcext:value-type="float">
            <text:p>0.031309</text:p>
          </table:table-cell>
          <table:table-cell office:value-type="float" office:value="1216.9" calcext:value-type="float">
            <text:p>1216.9</text:p>
          </table:table-cell>
          <table:table-cell office:value-type="float" office:value="2588.3" calcext:value-type="float">
            <text:p>2588.3</text:p>
          </table:table-cell>
          <table:table-cell office:value-type="float" office:value="1225.1" calcext:value-type="float">
            <text:p>1225.1</text:p>
          </table:table-cell>
          <table:table-cell office:value-type="float" office:value="2782.4" calcext:value-type="float">
            <text:p>2782.4</text:p>
          </table:table-cell>
          <table:table-cell office:value-type="float" office:value="3.0476" calcext:value-type="float">
            <text:p>3.0476</text:p>
          </table:table-cell>
          <table:table-cell office:value-type="float" office:value="5.8745" calcext:value-type="float">
            <text:p>5.8745</text:p>
          </table:table-cell>
        </table:table-row>
        <table:table-row table:style-name="ro1">
          <table:table-cell office:value-type="float" office:value="6.2252" calcext:value-type="float">
            <text:p>6.2252</text:p>
          </table:table-cell>
          <table:table-cell office:value-type="float" office:value="278" calcext:value-type="float">
            <text:p>278</text:p>
          </table:table-cell>
          <table:table-cell office:value-type="float" office:value="0.00132661" calcext:value-type="float">
            <text:p>0.00132661</text:p>
          </table:table-cell>
          <table:table-cell office:value-type="float" office:value="0.031171" calcext:value-type="float">
            <text:p>0.031171</text:p>
          </table:table-cell>
          <table:table-cell office:value-type="float" office:value="1218.1" calcext:value-type="float">
            <text:p>1218.1</text:p>
          </table:table-cell>
          <table:table-cell office:value-type="float" office:value="2588.1" calcext:value-type="float">
            <text:p>2588.1</text:p>
          </table:table-cell>
          <table:table-cell office:value-type="float" office:value="1226.4" calcext:value-type="float">
            <text:p>1226.4</text:p>
          </table:table-cell>
          <table:table-cell office:value-type="float" office:value="2782.1" calcext:value-type="float">
            <text:p>2782.1</text:p>
          </table:table-cell>
          <table:table-cell office:value-type="float" office:value="3.05" calcext:value-type="float">
            <text:p>3.05</text:p>
          </table:table-cell>
          <table:table-cell office:value-type="float" office:value="5.8725" calcext:value-type="float">
            <text:p>5.87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78.787" calcext:value-type="float">
            <text:p>278.787</text:p>
          </table:table-cell>
          <table:table-cell office:value-type="float" office:value="0.00132905" calcext:value-type="float">
            <text:p>0.00132905</text:p>
          </table:table-cell>
          <table:table-cell office:value-type="float" office:value="0.030766" calcext:value-type="float">
            <text:p>0.030766</text:p>
          </table:table-cell>
          <table:table-cell office:value-type="float" office:value="1222.1" calcext:value-type="float">
            <text:p>1222.1</text:p>
          </table:table-cell>
          <table:table-cell office:value-type="float" office:value="2587.4" calcext:value-type="float">
            <text:p>2587.4</text:p>
          </table:table-cell>
          <table:table-cell office:value-type="float" office:value="1230.5" calcext:value-type="float">
            <text:p>1230.5</text:p>
          </table:table-cell>
          <table:table-cell office:value-type="float" office:value="2781.2" calcext:value-type="float">
            <text:p>2781.2</text:p>
          </table:table-cell>
          <table:table-cell office:value-type="float" office:value="3.0573" calcext:value-type="float">
            <text:p>3.0573</text:p>
          </table:table-cell>
          <table:table-cell office:value-type="float" office:value="5.8668" calcext:value-type="float">
            <text:p>5.8668</text:p>
          </table:table-cell>
        </table:table-row>
        <table:table-row table:style-name="ro1">
          <table:table-cell office:value-type="float" office:value="6.3203" calcext:value-type="float">
            <text:p>6.3203</text:p>
          </table:table-cell>
          <table:table-cell office:value-type="float" office:value="279" calcext:value-type="float">
            <text:p>279</text:p>
          </table:table-cell>
          <table:table-cell office:value-type="float" office:value="0.00132971" calcext:value-type="float">
            <text:p>0.00132971</text:p>
          </table:table-cell>
          <table:table-cell office:value-type="float" office:value="0.030657" calcext:value-type="float">
            <text:p>0.030657</text:p>
          </table:table-cell>
          <table:table-cell office:value-type="float" office:value="1223.3" calcext:value-type="float">
            <text:p>1223.3</text:p>
          </table:table-cell>
          <table:table-cell office:value-type="float" office:value="2587.2" calcext:value-type="float">
            <text:p>2587.2</text:p>
          </table:table-cell>
          <table:table-cell office:value-type="float" office:value="1231.7" calcext:value-type="float">
            <text:p>1231.7</text:p>
          </table:table-cell>
          <table:table-cell office:value-type="float" office:value="2781" calcext:value-type="float">
            <text:p>2781</text:p>
          </table:table-cell>
          <table:table-cell office:value-type="float" office:value="3.0592" calcext:value-type="float">
            <text:p>3.0592</text:p>
          </table:table-cell>
          <table:table-cell office:value-type="float" office:value="5.8652" calcext:value-type="float">
            <text:p>5.865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79.829" calcext:value-type="float">
            <text:p>279.829</text:p>
          </table:table-cell>
          <table:table-cell office:value-type="float" office:value="0.0013323" calcext:value-type="float">
            <text:p>0.0013323</text:p>
          </table:table-cell>
          <table:table-cell office:value-type="float" office:value="0.030238" calcext:value-type="float">
            <text:p>0.030238</text:p>
          </table:table-cell>
          <table:table-cell office:value-type="float" office:value="1227.5" calcext:value-type="float">
            <text:p>1227.5</text:p>
          </table:table-cell>
          <table:table-cell office:value-type="float" office:value="2586.6" calcext:value-type="float">
            <text:p>2586.6</text:p>
          </table:table-cell>
          <table:table-cell office:value-type="float" office:value="1236" calcext:value-type="float">
            <text:p>1236</text:p>
          </table:table-cell>
          <table:table-cell office:value-type="float" office:value="2780.1" calcext:value-type="float">
            <text:p>2780.1</text:p>
          </table:table-cell>
          <table:table-cell office:value-type="float" office:value="3.0669" calcext:value-type="float">
            <text:p>3.0669</text:p>
          </table:table-cell>
          <table:table-cell office:value-type="float" office:value="5.8592" calcext:value-type="float">
            <text:p>5.8592</text:p>
          </table:table-cell>
        </table:table-row>
        <table:table-row table:style-name="ro1">
          <table:table-cell office:value-type="float" office:value="6.4166" calcext:value-type="float">
            <text:p>6.4166</text:p>
          </table:table-cell>
          <table:table-cell office:value-type="float" office:value="280" calcext:value-type="float">
            <text:p>280</text:p>
          </table:table-cell>
          <table:table-cell office:value-type="float" office:value="0.00133284" calcext:value-type="float">
            <text:p>0.00133284</text:p>
          </table:table-cell>
          <table:table-cell office:value-type="float" office:value="0.030153" calcext:value-type="float">
            <text:p>0.030153</text:p>
          </table:table-cell>
          <table:table-cell office:value-type="float" office:value="1228.3" calcext:value-type="float">
            <text:p>1228.3</text:p>
          </table:table-cell>
          <table:table-cell office:value-type="float" office:value="2586.4" calcext:value-type="float">
            <text:p>2586.4</text:p>
          </table:table-cell>
          <table:table-cell office:value-type="float" office:value="1236.9" calcext:value-type="float">
            <text:p>1236.9</text:p>
          </table:table-cell>
          <table:table-cell office:value-type="float" office:value="2779.9" calcext:value-type="float">
            <text:p>2779.9</text:p>
          </table:table-cell>
          <table:table-cell office:value-type="float" office:value="3.0685" calcext:value-type="float">
            <text:p>3.0685</text:p>
          </table:table-cell>
          <table:table-cell office:value-type="float" office:value="5.8579" calcext:value-type="float">
            <text:p>5.8579</text:p>
          </table:table-cell>
        </table:table-row>
        <table:table-row table:style-name="ro1">
          <table:table-cell office:value-type="float" office:value="6.4166" calcext:value-type="float">
            <text:p>6.4166</text:p>
          </table:table-cell>
          <table:table-cell office:value-type="float" office:value="280" calcext:value-type="float">
            <text:p>280</text:p>
          </table:table-cell>
          <table:table-cell office:value-type="float" office:value="0.00133284" calcext:value-type="float">
            <text:p>0.00133284</text:p>
          </table:table-cell>
          <table:table-cell office:value-type="float" office:value="0.030153" calcext:value-type="float">
            <text:p>0.030153</text:p>
          </table:table-cell>
          <table:table-cell office:value-type="float" office:value="1228.3" calcext:value-type="float">
            <text:p>1228.3</text:p>
          </table:table-cell>
          <table:table-cell office:value-type="float" office:value="2586.4" calcext:value-type="float">
            <text:p>2586.4</text:p>
          </table:table-cell>
          <table:table-cell office:value-type="float" office:value="1236.9" calcext:value-type="float">
            <text:p>1236.9</text:p>
          </table:table-cell>
          <table:table-cell office:value-type="float" office:value="2779.9" calcext:value-type="float">
            <text:p>2779.9</text:p>
          </table:table-cell>
          <table:table-cell office:value-type="float" office:value="3.0685" calcext:value-type="float">
            <text:p>3.0685</text:p>
          </table:table-cell>
          <table:table-cell office:value-type="float" office:value="5.8579" calcext:value-type="float">
            <text:p>5.85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80.858" calcext:value-type="float">
            <text:p>280.858</text:p>
          </table:table-cell>
          <table:table-cell office:value-type="float" office:value="0.00133556" calcext:value-type="float">
            <text:p>0.00133556</text:p>
          </table:table-cell>
          <table:table-cell office:value-type="float" office:value="0.029727" calcext:value-type="float">
            <text:p>0.029727</text:p>
          </table:table-cell>
          <table:table-cell office:value-type="float" office:value="1232.7" calcext:value-type="float">
            <text:p>1232.7</text:p>
          </table:table-cell>
          <table:table-cell office:value-type="float" office:value="2585.7" calcext:value-type="float">
            <text:p>2585.7</text:p>
          </table:table-cell>
          <table:table-cell office:value-type="float" office:value="1241.4" calcext:value-type="float">
            <text:p>1241.4</text:p>
          </table:table-cell>
          <table:table-cell office:value-type="float" office:value="2778.9" calcext:value-type="float">
            <text:p>2778.9</text:p>
          </table:table-cell>
          <table:table-cell office:value-type="float" office:value="3.0764" calcext:value-type="float">
            <text:p>3.0764</text:p>
          </table:table-cell>
          <table:table-cell office:value-type="float" office:value="5.8516" calcext:value-type="float">
            <text:p>5.8516</text:p>
          </table:table-cell>
        </table:table-row>
        <table:table-row table:style-name="ro1">
          <table:table-cell office:value-type="float" office:value="6.5139" calcext:value-type="float">
            <text:p>6.5139</text:p>
          </table:table-cell>
          <table:table-cell office:value-type="float" office:value="281" calcext:value-type="float">
            <text:p>281</text:p>
          </table:table-cell>
          <table:table-cell office:value-type="float" office:value="0.00133602" calcext:value-type="float">
            <text:p>0.00133602</text:p>
          </table:table-cell>
          <table:table-cell office:value-type="float" office:value="0.029657" calcext:value-type="float">
            <text:p>0.029657</text:p>
          </table:table-cell>
          <table:table-cell office:value-type="float" office:value="1233.4" calcext:value-type="float">
            <text:p>1233.4</text:p>
          </table:table-cell>
          <table:table-cell office:value-type="float" office:value="2585.5" calcext:value-type="float">
            <text:p>2585.5</text:p>
          </table:table-cell>
          <table:table-cell office:value-type="float" office:value="1242.1" calcext:value-type="float">
            <text:p>1242.1</text:p>
          </table:table-cell>
          <table:table-cell office:value-type="float" office:value="2778.7" calcext:value-type="float">
            <text:p>2778.7</text:p>
          </table:table-cell>
          <table:table-cell office:value-type="float" office:value="3.0777" calcext:value-type="float">
            <text:p>3.0777</text:p>
          </table:table-cell>
          <table:table-cell office:value-type="float" office:value="5.8506" calcext:value-type="float">
            <text:p>5.850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81.875" calcext:value-type="float">
            <text:p>281.875</text:p>
          </table:table-cell>
          <table:table-cell office:value-type="float" office:value="0.00133882" calcext:value-type="float">
            <text:p>0.0013388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1237.9" calcext:value-type="float">
            <text:p>1237.9</text:p>
          </table:table-cell>
          <table:table-cell office:value-type="float" office:value="2584.8" calcext:value-type="float">
            <text:p>2584.8</text:p>
          </table:table-cell>
          <table:table-cell office:value-type="float" office:value="1246.7" calcext:value-type="float">
            <text:p>1246.7</text:p>
          </table:table-cell>
          <table:table-cell office:value-type="float" office:value="2777.7" calcext:value-type="float">
            <text:p>2777.7</text:p>
          </table:table-cell>
          <table:table-cell office:value-type="float" office:value="3.0858" calcext:value-type="float">
            <text:p>3.0858</text:p>
          </table:table-cell>
          <table:table-cell office:value-type="float" office:value="5.8441" calcext:value-type="float">
            <text:p>5.8441</text:p>
          </table:table-cell>
        </table:table-row>
        <table:table-row table:style-name="ro1">
          <table:table-cell office:value-type="float" office:value="6.6124" calcext:value-type="float">
            <text:p>6.6124</text:p>
          </table:table-cell>
          <table:table-cell office:value-type="float" office:value="282" calcext:value-type="float">
            <text:p>282</text:p>
          </table:table-cell>
          <table:table-cell office:value-type="float" office:value="0.00133922" calcext:value-type="float">
            <text:p>0.0013392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1238.5" calcext:value-type="float">
            <text:p>1238.5</text:p>
          </table:table-cell>
          <table:table-cell office:value-type="float" office:value="2584.6" calcext:value-type="float">
            <text:p>2584.6</text:p>
          </table:table-cell>
          <table:table-cell office:value-type="float" office:value="1247.4" calcext:value-type="float">
            <text:p>1247.4</text:p>
          </table:table-cell>
          <table:table-cell office:value-type="float" office:value="2777.5" calcext:value-type="float">
            <text:p>2777.5</text:p>
          </table:table-cell>
          <table:table-cell office:value-type="float" office:value="3.0869" calcext:value-type="float">
            <text:p>3.0869</text:p>
          </table:table-cell>
          <table:table-cell office:value-type="float" office:value="5.8432" calcext:value-type="float">
            <text:p>5.843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82.88" calcext:value-type="float">
            <text:p>282.88</text:p>
          </table:table-cell>
          <table:table-cell office:value-type="float" office:value="0.00134208" calcext:value-type="float">
            <text:p>0.00134208</text:p>
          </table:table-cell>
          <table:table-cell office:value-type="float" office:value="0.028747" calcext:value-type="float">
            <text:p>0.028747</text:p>
          </table:table-cell>
          <table:table-cell office:value-type="float" office:value="1243" calcext:value-type="float">
            <text:p>1243</text:p>
          </table:table-cell>
          <table:table-cell office:value-type="float" office:value="2583.8" calcext:value-type="float">
            <text:p>2583.8</text:p>
          </table:table-cell>
          <table:table-cell office:value-type="float" office:value="1252" calcext:value-type="float">
            <text:p>1252</text:p>
          </table:table-cell>
          <table:table-cell office:value-type="float" office:value="2776.4" calcext:value-type="float">
            <text:p>2776.4</text:p>
          </table:table-cell>
          <table:table-cell office:value-type="float" office:value="3.0951" calcext:value-type="float">
            <text:p>3.0951</text:p>
          </table:table-cell>
          <table:table-cell office:value-type="float" office:value="5.8367" calcext:value-type="float">
            <text:p>5.8367</text:p>
          </table:table-cell>
        </table:table-row>
        <table:table-row table:style-name="ro1">
          <table:table-cell office:value-type="float" office:value="6.712" calcext:value-type="float">
            <text:p>6.712</text:p>
          </table:table-cell>
          <table:table-cell office:value-type="float" office:value="283" calcext:value-type="float">
            <text:p>283</text:p>
          </table:table-cell>
          <table:table-cell office:value-type="float" office:value="0.00134247" calcext:value-type="float">
            <text:p>0.00134247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1243.7" calcext:value-type="float">
            <text:p>1243.7</text:p>
          </table:table-cell>
          <table:table-cell office:value-type="float" office:value="2583.7" calcext:value-type="float">
            <text:p>2583.7</text:p>
          </table:table-cell>
          <table:table-cell office:value-type="float" office:value="1252.7" calcext:value-type="float">
            <text:p>1252.7</text:p>
          </table:table-cell>
          <table:table-cell office:value-type="float" office:value="2776.3" calcext:value-type="float">
            <text:p>2776.3</text:p>
          </table:table-cell>
          <table:table-cell office:value-type="float" office:value="3.0962" calcext:value-type="float">
            <text:p>3.0962</text:p>
          </table:table-cell>
          <table:table-cell office:value-type="float" office:value="5.8358" calcext:value-type="float">
            <text:p>5.835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83.874" calcext:value-type="float">
            <text:p>283.874</text:p>
          </table:table-cell>
          <table:table-cell office:value-type="float" office:value="0.00134533" calcext:value-type="float">
            <text:p>0.00134533</text:p>
          </table:table-cell>
          <table:table-cell office:value-type="float" office:value="0.028278" calcext:value-type="float">
            <text:p>0.028278</text:p>
          </table:table-cell>
          <table:table-cell office:value-type="float" office:value="1248.2" calcext:value-type="float">
            <text:p>1248.2</text:p>
          </table:table-cell>
          <table:table-cell office:value-type="float" office:value="2582.9" calcext:value-type="float">
            <text:p>2582.9</text:p>
          </table:table-cell>
          <table:table-cell office:value-type="float" office:value="1257.3" calcext:value-type="float">
            <text:p>1257.3</text:p>
          </table:table-cell>
          <table:table-cell office:value-type="float" office:value="2775.2" calcext:value-type="float">
            <text:p>2775.2</text:p>
          </table:table-cell>
          <table:table-cell office:value-type="float" office:value="3.1043" calcext:value-type="float">
            <text:p>3.1043</text:p>
          </table:table-cell>
          <table:table-cell office:value-type="float" office:value="5.8293" calcext:value-type="float">
            <text:p>5.8293</text:p>
          </table:table-cell>
        </table:table-row>
        <table:table-row table:style-name="ro1">
          <table:table-cell office:value-type="float" office:value="6.8128" calcext:value-type="float">
            <text:p>6.8128</text:p>
          </table:table-cell>
          <table:table-cell office:value-type="float" office:value="284" calcext:value-type="float">
            <text:p>284</text:p>
          </table:table-cell>
          <table:table-cell office:value-type="float" office:value="0.00134575" calcext:value-type="float">
            <text:p>0.00134575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1248.7" calcext:value-type="float">
            <text:p>1248.7</text:p>
          </table:table-cell>
          <table:table-cell office:value-type="float" office:value="2582.7" calcext:value-type="float">
            <text:p>2582.7</text:p>
          </table:table-cell>
          <table:table-cell office:value-type="float" office:value="1257.9" calcext:value-type="float">
            <text:p>1257.9</text:p>
          </table:table-cell>
          <table:table-cell office:value-type="float" office:value="2775" calcext:value-type="float">
            <text:p>2775</text:p>
          </table:table-cell>
          <table:table-cell office:value-type="float" office:value="3.1054" calcext:value-type="float">
            <text:p>3.1054</text:p>
          </table:table-cell>
          <table:table-cell office:value-type="float" office:value="5.8284" calcext:value-type="float">
            <text:p>5.828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84.857" calcext:value-type="float">
            <text:p>284.857</text:p>
          </table:table-cell>
          <table:table-cell office:value-type="float" office:value="0.00134859" calcext:value-type="float">
            <text:p>0.00134859</text:p>
          </table:table-cell>
          <table:table-cell office:value-type="float" office:value="0.027822" calcext:value-type="float">
            <text:p>0.027822</text:p>
          </table:table-cell>
          <table:table-cell office:value-type="float" office:value="1253.2" calcext:value-type="float">
            <text:p>1253.2</text:p>
          </table:table-cell>
          <table:table-cell office:value-type="float" office:value="2581.9" calcext:value-type="float">
            <text:p>2581.9</text:p>
          </table:table-cell>
          <table:table-cell office:value-type="float" office:value="1262.5" calcext:value-type="float">
            <text:p>1262.5</text:p>
          </table:table-cell>
          <table:table-cell office:value-type="float" office:value="2773.9" calcext:value-type="float">
            <text:p>2773.9</text:p>
          </table:table-cell>
          <table:table-cell office:value-type="float" office:value="3.1134" calcext:value-type="float">
            <text:p>3.1134</text:p>
          </table:table-cell>
          <table:table-cell office:value-type="float" office:value="5.822" calcext:value-type="float">
            <text:p>5.822</text:p>
          </table:table-cell>
        </table:table-row>
        <table:table-row table:style-name="ro1">
          <table:table-cell office:value-type="float" office:value="6.9147" calcext:value-type="float">
            <text:p>6.9147</text:p>
          </table:table-cell>
          <table:table-cell office:value-type="float" office:value="285" calcext:value-type="float">
            <text:p>285</text:p>
          </table:table-cell>
          <table:table-cell office:value-type="float" office:value="0.00134907" calcext:value-type="float">
            <text:p>0.00134907</text:p>
          </table:table-cell>
          <table:table-cell office:value-type="float" office:value="0.027756" calcext:value-type="float">
            <text:p>0.027756</text:p>
          </table:table-cell>
          <table:table-cell office:value-type="float" office:value="1253.9" calcext:value-type="float">
            <text:p>1253.9</text:p>
          </table:table-cell>
          <table:table-cell office:value-type="float" office:value="2581.8" calcext:value-type="float">
            <text:p>2581.8</text:p>
          </table:table-cell>
          <table:table-cell office:value-type="float" office:value="1263.2" calcext:value-type="float">
            <text:p>1263.2</text:p>
          </table:table-cell>
          <table:table-cell office:value-type="float" office:value="2773.7" calcext:value-type="float">
            <text:p>2773.7</text:p>
          </table:table-cell>
          <table:table-cell office:value-type="float" office:value="3.1147" calcext:value-type="float">
            <text:p>3.1147</text:p>
          </table:table-cell>
          <table:table-cell office:value-type="float" office:value="5.8209" calcext:value-type="float">
            <text:p>5.8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5.829" calcext:value-type="float">
            <text:p>285.829</text:p>
          </table:table-cell>
          <table:table-cell office:value-type="float" office:value="0.00135186" calcext:value-type="float">
            <text:p>0.00135186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1258.2" calcext:value-type="float">
            <text:p>1258.2</text:p>
          </table:table-cell>
          <table:table-cell office:value-type="float" office:value="2581" calcext:value-type="float">
            <text:p>2581</text:p>
          </table:table-cell>
          <table:table-cell office:value-type="float" office:value="1267.7" calcext:value-type="float">
            <text:p>1267.7</text:p>
          </table:table-cell>
          <table:table-cell office:value-type="float" office:value="2772.6" calcext:value-type="float">
            <text:p>2772.6</text:p>
          </table:table-cell>
          <table:table-cell office:value-type="float" office:value="3.1224" calcext:value-type="float">
            <text:p>3.1224</text:p>
          </table:table-cell>
          <table:table-cell office:value-type="float" office:value="5.8148" calcext:value-type="float">
            <text:p>5.8148</text:p>
          </table:table-cell>
        </table:table-row>
        <table:table-row table:style-name="ro1">
          <table:table-cell office:value-type="float" office:value="7.0177" calcext:value-type="float">
            <text:p>7.0177</text:p>
          </table:table-cell>
          <table:table-cell office:value-type="float" office:value="286" calcext:value-type="float">
            <text:p>286</text:p>
          </table:table-cell>
          <table:table-cell office:value-type="float" office:value="0.00135243" calcext:value-type="float">
            <text:p>0.00135243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1259.1" calcext:value-type="float">
            <text:p>1259.1</text:p>
          </table:table-cell>
          <table:table-cell office:value-type="float" office:value="2580.8" calcext:value-type="float">
            <text:p>2580.8</text:p>
          </table:table-cell>
          <table:table-cell office:value-type="float" office:value="1268.6" calcext:value-type="float">
            <text:p>1268.6</text:p>
          </table:table-cell>
          <table:table-cell office:value-type="float" office:value="2772.4" calcext:value-type="float">
            <text:p>2772.4</text:p>
          </table:table-cell>
          <table:table-cell office:value-type="float" office:value="3.124" calcext:value-type="float">
            <text:p>3.124</text:p>
          </table:table-cell>
          <table:table-cell office:value-type="float" office:value="5.8135" calcext:value-type="float">
            <text:p>5.813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86.79" calcext:value-type="float">
            <text:p>286.79</text:p>
          </table:table-cell>
          <table:table-cell office:value-type="float" office:value="0.00135512" calcext:value-type="float">
            <text:p>0.00135512</text:p>
          </table:table-cell>
          <table:table-cell office:value-type="float" office:value="0.026947" calcext:value-type="float">
            <text:p>0.026947</text:p>
          </table:table-cell>
          <table:table-cell office:value-type="float" office:value="1263.2" calcext:value-type="float">
            <text:p>1263.2</text:p>
          </table:table-cell>
          <table:table-cell office:value-type="float" office:value="2580" calcext:value-type="float">
            <text:p>2580</text:p>
          </table:table-cell>
          <table:table-cell office:value-type="float" office:value="1272.8" calcext:value-type="float">
            <text:p>1272.8</text:p>
          </table:table-cell>
          <table:table-cell office:value-type="float" office:value="2771.3" calcext:value-type="float">
            <text:p>2771.3</text:p>
          </table:table-cell>
          <table:table-cell office:value-type="float" office:value="3.1313" calcext:value-type="float">
            <text:p>3.1313</text:p>
          </table:table-cell>
          <table:table-cell office:value-type="float" office:value="5.8076" calcext:value-type="float">
            <text:p>5.8076</text:p>
          </table:table-cell>
        </table:table-row>
        <table:table-row table:style-name="ro1">
          <table:table-cell office:value-type="float" office:value="7.122" calcext:value-type="float">
            <text:p>7.122</text:p>
          </table:table-cell>
          <table:table-cell office:value-type="float" office:value="287" calcext:value-type="float">
            <text:p>287</text:p>
          </table:table-cell>
          <table:table-cell office:value-type="float" office:value="0.00135584" calcext:value-type="float">
            <text:p>0.00135584</text:p>
          </table:table-cell>
          <table:table-cell office:value-type="float" office:value="0.026853" calcext:value-type="float">
            <text:p>0.026853</text:p>
          </table:table-cell>
          <table:table-cell office:value-type="float" office:value="1264.2" calcext:value-type="float">
            <text:p>1264.2</text:p>
          </table:table-cell>
          <table:table-cell office:value-type="float" office:value="2579.8" calcext:value-type="float">
            <text:p>2579.8</text:p>
          </table:table-cell>
          <table:table-cell office:value-type="float" office:value="1273.9" calcext:value-type="float">
            <text:p>1273.9</text:p>
          </table:table-cell>
          <table:table-cell office:value-type="float" office:value="2771" calcext:value-type="float">
            <text:p>2771</text:p>
          </table:table-cell>
          <table:table-cell office:value-type="float" office:value="3.1333" calcext:value-type="float">
            <text:p>3.1333</text:p>
          </table:table-cell>
          <table:table-cell office:value-type="float" office:value="5.806" calcext:value-type="float">
            <text:p>5.80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87.741" calcext:value-type="float">
            <text:p>287.741</text:p>
          </table:table-cell>
          <table:table-cell office:value-type="float" office:value="0.00135839" calcext:value-type="float">
            <text:p>0.0013583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1268.1" calcext:value-type="float">
            <text:p>1268.1</text:p>
          </table:table-cell>
          <table:table-cell office:value-type="float" office:value="2579" calcext:value-type="float">
            <text:p>2579</text:p>
          </table:table-cell>
          <table:table-cell office:value-type="float" office:value="1277.9" calcext:value-type="float">
            <text:p>1277.9</text:p>
          </table:table-cell>
          <table:table-cell office:value-type="float" office:value="2770" calcext:value-type="float">
            <text:p>2770</text:p>
          </table:table-cell>
          <table:table-cell office:value-type="float" office:value="3.1402" calcext:value-type="float">
            <text:p>3.1402</text:p>
          </table:table-cell>
          <table:table-cell office:value-type="float" office:value="5.8004" calcext:value-type="float">
            <text:p>5.8004</text:p>
          </table:table-cell>
        </table:table-row>
        <table:table-row table:style-name="ro1">
          <table:table-cell office:value-type="float" office:value="7.2274" calcext:value-type="float">
            <text:p>7.2274</text:p>
          </table:table-cell>
          <table:table-cell office:value-type="float" office:value="288" calcext:value-type="float">
            <text:p>288</text:p>
          </table:table-cell>
          <table:table-cell office:value-type="float" office:value="0.00135928" calcext:value-type="float">
            <text:p>0.00135928</text:p>
          </table:table-cell>
          <table:table-cell office:value-type="float" office:value="0.026413" calcext:value-type="float">
            <text:p>0.026413</text:p>
          </table:table-cell>
          <table:table-cell office:value-type="float" office:value="1269.5" calcext:value-type="float">
            <text:p>1269.5</text:p>
          </table:table-cell>
          <table:table-cell office:value-type="float" office:value="2578.7" calcext:value-type="float">
            <text:p>2578.7</text:p>
          </table:table-cell>
          <table:table-cell office:value-type="float" office:value="1279.3" calcext:value-type="float">
            <text:p>1279.3</text:p>
          </table:table-cell>
          <table:table-cell office:value-type="float" office:value="2769.6" calcext:value-type="float">
            <text:p>2769.6</text:p>
          </table:table-cell>
          <table:table-cell office:value-type="float" office:value="3.1426" calcext:value-type="float">
            <text:p>3.1426</text:p>
          </table:table-cell>
          <table:table-cell office:value-type="float" office:value="5.7985" calcext:value-type="float">
            <text:p>5.798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88.682" calcext:value-type="float">
            <text:p>288.682</text:p>
          </table:table-cell>
          <table:table-cell office:value-type="float" office:value="0.00136166" calcext:value-type="float">
            <text:p>0.00136166</text:p>
          </table:table-cell>
          <table:table-cell office:value-type="float" office:value="0.026117" calcext:value-type="float">
            <text:p>0.026117</text:p>
          </table:table-cell>
          <table:table-cell office:value-type="float" office:value="1273" calcext:value-type="float">
            <text:p>1273</text:p>
          </table:table-cell>
          <table:table-cell office:value-type="float" office:value="2577.9" calcext:value-type="float">
            <text:p>2577.9</text:p>
          </table:table-cell>
          <table:table-cell office:value-type="float" office:value="1282.9" calcext:value-type="float">
            <text:p>1282.9</text:p>
          </table:table-cell>
          <table:table-cell office:value-type="float" office:value="2768.6" calcext:value-type="float">
            <text:p>2768.6</text:p>
          </table:table-cell>
          <table:table-cell office:value-type="float" office:value="3.1489" calcext:value-type="float">
            <text:p>3.1489</text:p>
          </table:table-cell>
          <table:table-cell office:value-type="float" office:value="5.7933" calcext:value-type="float">
            <text:p>5.7933</text:p>
          </table:table-cell>
        </table:table-row>
        <table:table-row table:style-name="ro1">
          <table:table-cell office:value-type="float" office:value="7.334" calcext:value-type="float">
            <text:p>7.334</text:p>
          </table:table-cell>
          <table:table-cell office:value-type="float" office:value="289" calcext:value-type="float">
            <text:p>289</text:p>
          </table:table-cell>
          <table:table-cell office:value-type="float" office:value="0.00136277" calcext:value-type="float">
            <text:p>0.00136277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1274.6" calcext:value-type="float">
            <text:p>1274.6</text:p>
          </table:table-cell>
          <table:table-cell office:value-type="float" office:value="2577.7" calcext:value-type="float">
            <text:p>2577.7</text:p>
          </table:table-cell>
          <table:table-cell office:value-type="float" office:value="1284.6" calcext:value-type="float">
            <text:p>1284.6</text:p>
          </table:table-cell>
          <table:table-cell office:value-type="float" office:value="2768.2" calcext:value-type="float">
            <text:p>2768.2</text:p>
          </table:table-cell>
          <table:table-cell office:value-type="float" office:value="3.1519" calcext:value-type="float">
            <text:p>3.1519</text:p>
          </table:table-cell>
          <table:table-cell office:value-type="float" office:value="5.7909" calcext:value-type="float">
            <text:p>5.790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89.614" calcext:value-type="float">
            <text:p>289.614</text:p>
          </table:table-cell>
          <table:table-cell office:value-type="float" office:value="0.00136493" calcext:value-type="float">
            <text:p>0.00136493</text:p>
          </table:table-cell>
          <table:table-cell office:value-type="float" office:value="0.025718" calcext:value-type="float">
            <text:p>0.025718</text:p>
          </table:table-cell>
          <table:table-cell office:value-type="float" office:value="1277.8" calcext:value-type="float">
            <text:p>1277.8</text:p>
          </table:table-cell>
          <table:table-cell office:value-type="float" office:value="2577" calcext:value-type="float">
            <text:p>2577</text:p>
          </table:table-cell>
          <table:table-cell office:value-type="float" office:value="1287.9" calcext:value-type="float">
            <text:p>1287.9</text:p>
          </table:table-cell>
          <table:table-cell office:value-type="float" office:value="2767.3" calcext:value-type="float">
            <text:p>2767.3</text:p>
          </table:table-cell>
          <table:table-cell office:value-type="float" office:value="3.1576" calcext:value-type="float">
            <text:p>3.1576</text:p>
          </table:table-cell>
          <table:table-cell office:value-type="float" office:value="5.7863" calcext:value-type="float">
            <text:p>5.7863</text:p>
          </table:table-cell>
        </table:table-row>
        <table:table-row table:style-name="ro1">
          <table:table-cell office:value-type="float" office:value="7.4418" calcext:value-type="float">
            <text:p>7.4418</text:p>
          </table:table-cell>
          <table:table-cell office:value-type="float" office:value="290" calcext:value-type="float">
            <text:p>290</text:p>
          </table:table-cell>
          <table:table-cell office:value-type="float" office:value="0.0013663" calcext:value-type="float">
            <text:p>0.0013663</text:p>
          </table:table-cell>
          <table:table-cell office:value-type="float" office:value="0.025555" calcext:value-type="float">
            <text:p>0.025555</text:p>
          </table:table-cell>
          <table:table-cell office:value-type="float" office:value="1279.8" calcext:value-type="float">
            <text:p>1279.8</text:p>
          </table:table-cell>
          <table:table-cell office:value-type="float" office:value="2576.5" calcext:value-type="float">
            <text:p>2576.5</text:p>
          </table:table-cell>
          <table:table-cell office:value-type="float" office:value="1290" calcext:value-type="float">
            <text:p>1290</text:p>
          </table:table-cell>
          <table:table-cell office:value-type="float" office:value="2766.7" calcext:value-type="float">
            <text:p>2766.7</text:p>
          </table:table-cell>
          <table:table-cell office:value-type="float" office:value="3.1612" calcext:value-type="float">
            <text:p>3.1612</text:p>
          </table:table-cell>
          <table:table-cell office:value-type="float" office:value="5.7834" calcext:value-type="float">
            <text:p>5.783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90.535" calcext:value-type="float">
            <text:p>290.535</text:p>
          </table:table-cell>
          <table:table-cell office:value-type="float" office:value="0.00136821" calcext:value-type="float">
            <text:p>0.00136821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1282.6" calcext:value-type="float">
            <text:p>1282.6</text:p>
          </table:table-cell>
          <table:table-cell office:value-type="float" office:value="2575.9" calcext:value-type="float">
            <text:p>2575.9</text:p>
          </table:table-cell>
          <table:table-cell office:value-type="float" office:value="1292.9" calcext:value-type="float">
            <text:p>1292.9</text:p>
          </table:table-cell>
          <table:table-cell office:value-type="float" office:value="2765.9" calcext:value-type="float">
            <text:p>2765.9</text:p>
          </table:table-cell>
          <table:table-cell office:value-type="float" office:value="3.1662" calcext:value-type="float">
            <text:p>3.1662</text:p>
          </table:table-cell>
          <table:table-cell office:value-type="float" office:value="5.7793" calcext:value-type="float">
            <text:p>5.7793</text:p>
          </table:table-cell>
        </table:table-row>
        <table:table-row table:style-name="ro1">
          <table:table-cell office:value-type="float" office:value="7.5508" calcext:value-type="float">
            <text:p>7.5508</text:p>
          </table:table-cell>
          <table:table-cell office:value-type="float" office:value="291" calcext:value-type="float">
            <text:p>291</text:p>
          </table:table-cell>
          <table:table-cell office:value-type="float" office:value="0.00136987" calcext:value-type="float">
            <text:p>0.00136987</text:p>
          </table:table-cell>
          <table:table-cell office:value-type="float" office:value="0.025136" calcext:value-type="float">
            <text:p>0.025136</text:p>
          </table:table-cell>
          <table:table-cell office:value-type="float" office:value="1285.1" calcext:value-type="float">
            <text:p>1285.1</text:p>
          </table:table-cell>
          <table:table-cell office:value-type="float" office:value="2575.4" calcext:value-type="float">
            <text:p>2575.4</text:p>
          </table:table-cell>
          <table:table-cell office:value-type="float" office:value="1295.4" calcext:value-type="float">
            <text:p>1295.4</text:p>
          </table:table-cell>
          <table:table-cell office:value-type="float" office:value="2765.2" calcext:value-type="float">
            <text:p>2765.2</text:p>
          </table:table-cell>
          <table:table-cell office:value-type="float" office:value="3.1705" calcext:value-type="float">
            <text:p>3.1705</text:p>
          </table:table-cell>
          <table:table-cell office:value-type="float" office:value="5.7758" calcext:value-type="float">
            <text:p>5.775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1.448" calcext:value-type="float">
            <text:p>291.448</text:p>
          </table:table-cell>
          <table:table-cell office:value-type="float" office:value="0.00137149" calcext:value-type="float">
            <text:p>0.00137149</text:p>
          </table:table-cell>
          <table:table-cell office:value-type="float" office:value="0.024951" calcext:value-type="float">
            <text:p>0.024951</text:p>
          </table:table-cell>
          <table:table-cell office:value-type="float" office:value="1287.5" calcext:value-type="float">
            <text:p>1287.5</text:p>
          </table:table-cell>
          <table:table-cell office:value-type="float" office:value="2574.9" calcext:value-type="float">
            <text:p>2574.9</text:p>
          </table:table-cell>
          <table:table-cell office:value-type="float" office:value="1297.9" calcext:value-type="float">
            <text:p>1297.9</text:p>
          </table:table-cell>
          <table:table-cell office:value-type="float" office:value="2764.5" calcext:value-type="float">
            <text:p>2764.5</text:p>
          </table:table-cell>
          <table:table-cell office:value-type="float" office:value="3.1747" calcext:value-type="float">
            <text:p>3.1747</text:p>
          </table:table-cell>
          <table:table-cell office:value-type="float" office:value="5.7723" calcext:value-type="float">
            <text:p>5.7723</text:p>
          </table:table-cell>
        </table:table-row>
        <table:table-row table:style-name="ro1">
          <table:table-cell office:value-type="float" office:value="7.661" calcext:value-type="float">
            <text:p>7.661</text:p>
          </table:table-cell>
          <table:table-cell office:value-type="float" office:value="292" calcext:value-type="float">
            <text:p>292</text:p>
          </table:table-cell>
          <table:table-cell office:value-type="float" office:value="0.00137349" calcext:value-type="float">
            <text:p>0.00137349</text:p>
          </table:table-cell>
          <table:table-cell office:value-type="float" office:value="0.024724" calcext:value-type="float">
            <text:p>0.024724</text:p>
          </table:table-cell>
          <table:table-cell office:value-type="float" office:value="1290.4" calcext:value-type="float">
            <text:p>1290.4</text:p>
          </table:table-cell>
          <table:table-cell office:value-type="float" office:value="2574.2" calcext:value-type="float">
            <text:p>2574.2</text:p>
          </table:table-cell>
          <table:table-cell office:value-type="float" office:value="1300.9" calcext:value-type="float">
            <text:p>1300.9</text:p>
          </table:table-cell>
          <table:table-cell office:value-type="float" office:value="2763.6" calcext:value-type="float">
            <text:p>2763.6</text:p>
          </table:table-cell>
          <table:table-cell office:value-type="float" office:value="3.1799" calcext:value-type="float">
            <text:p>3.1799</text:p>
          </table:table-cell>
          <table:table-cell office:value-type="float" office:value="5.7681" calcext:value-type="float">
            <text:p>5.768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92.351" calcext:value-type="float">
            <text:p>292.351</text:p>
          </table:table-cell>
          <table:table-cell office:value-type="float" office:value="0.00137477" calcext:value-type="float">
            <text:p>0.00137477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1292.2" calcext:value-type="float">
            <text:p>1292.2</text:p>
          </table:table-cell>
          <table:table-cell office:value-type="float" office:value="2573.8" calcext:value-type="float">
            <text:p>2573.8</text:p>
          </table:table-cell>
          <table:table-cell office:value-type="float" office:value="1302.8" calcext:value-type="float">
            <text:p>1302.8</text:p>
          </table:table-cell>
          <table:table-cell office:value-type="float" office:value="2763.1" calcext:value-type="float">
            <text:p>2763.1</text:p>
          </table:table-cell>
          <table:table-cell office:value-type="float" office:value="3.1832" calcext:value-type="float">
            <text:p>3.1832</text:p>
          </table:table-cell>
          <table:table-cell office:value-type="float" office:value="5.7654" calcext:value-type="float">
            <text:p>5.7654</text:p>
          </table:table-cell>
        </table:table-row>
        <table:table-row table:style-name="ro1">
          <table:table-cell office:value-type="float" office:value="7.7725" calcext:value-type="float">
            <text:p>7.7725</text:p>
          </table:table-cell>
          <table:table-cell office:value-type="float" office:value="293" calcext:value-type="float">
            <text:p>293</text:p>
          </table:table-cell>
          <table:table-cell office:value-type="float" office:value="0.00137716" calcext:value-type="float">
            <text:p>0.00137716</text:p>
          </table:table-cell>
          <table:table-cell office:value-type="float" office:value="0.024319" calcext:value-type="float">
            <text:p>0.024319</text:p>
          </table:table-cell>
          <table:table-cell office:value-type="float" office:value="1295.6" calcext:value-type="float">
            <text:p>1295.6</text:p>
          </table:table-cell>
          <table:table-cell office:value-type="float" office:value="2573" calcext:value-type="float">
            <text:p>2573</text:p>
          </table:table-cell>
          <table:table-cell office:value-type="float" office:value="1306.3" calcext:value-type="float">
            <text:p>1306.3</text:p>
          </table:table-cell>
          <table:table-cell office:value-type="float" office:value="2762" calcext:value-type="float">
            <text:p>2762</text:p>
          </table:table-cell>
          <table:table-cell office:value-type="float" office:value="3.1892" calcext:value-type="float">
            <text:p>3.1892</text:p>
          </table:table-cell>
          <table:table-cell office:value-type="float" office:value="5.7605" calcext:value-type="float">
            <text:p>5.76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3.245" calcext:value-type="float">
            <text:p>293.245</text:p>
          </table:table-cell>
          <table:table-cell office:value-type="float" office:value="0.00137806" calcext:value-type="float">
            <text:p>0.00137806</text:p>
          </table:table-cell>
          <table:table-cell office:value-type="float" office:value="0.024221" calcext:value-type="float">
            <text:p>0.024221</text:p>
          </table:table-cell>
          <table:table-cell office:value-type="float" office:value="1297" calcext:value-type="float">
            <text:p>1297</text:p>
          </table:table-cell>
          <table:table-cell office:value-type="float" office:value="2572.7" calcext:value-type="float">
            <text:p>2572.7</text:p>
          </table:table-cell>
          <table:table-cell office:value-type="float" office:value="1307.7" calcext:value-type="float">
            <text:p>1307.7</text:p>
          </table:table-cell>
          <table:table-cell office:value-type="float" office:value="2761.6" calcext:value-type="float">
            <text:p>2761.6</text:p>
          </table:table-cell>
          <table:table-cell office:value-type="float" office:value="3.1915" calcext:value-type="float">
            <text:p>3.1915</text:p>
          </table:table-cell>
          <table:table-cell office:value-type="float" office:value="5.7586" calcext:value-type="float">
            <text:p>5.7586</text:p>
          </table:table-cell>
        </table:table-row>
        <table:table-row table:style-name="ro1">
          <table:table-cell office:value-type="float" office:value="7.8852" calcext:value-type="float">
            <text:p>7.8852</text:p>
          </table:table-cell>
          <table:table-cell office:value-type="float" office:value="294" calcext:value-type="float">
            <text:p>294</text:p>
          </table:table-cell>
          <table:table-cell office:value-type="float" office:value="0.00138087" calcext:value-type="float">
            <text:p>0.00138087</text:p>
          </table:table-cell>
          <table:table-cell office:value-type="float" office:value="0.023921" calcext:value-type="float">
            <text:p>0.023921</text:p>
          </table:table-cell>
          <table:table-cell office:value-type="float" office:value="1300.9" calcext:value-type="float">
            <text:p>1300.9</text:p>
          </table:table-cell>
          <table:table-cell office:value-type="float" office:value="2571.8" calcext:value-type="float">
            <text:p>2571.8</text:p>
          </table:table-cell>
          <table:table-cell office:value-type="float" office:value="1311.8" calcext:value-type="float">
            <text:p>1311.8</text:p>
          </table:table-cell>
          <table:table-cell office:value-type="float" office:value="2760.4" calcext:value-type="float">
            <text:p>2760.4</text:p>
          </table:table-cell>
          <table:table-cell office:value-type="float" office:value="3.1986" calcext:value-type="float">
            <text:p>3.1986</text:p>
          </table:table-cell>
          <table:table-cell office:value-type="float" office:value="5.7528" calcext:value-type="float">
            <text:p>5.752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94.131" calcext:value-type="float">
            <text:p>294.131</text:p>
          </table:table-cell>
          <table:table-cell office:value-type="float" office:value="0.00138136" calcext:value-type="float">
            <text:p>0.00138136</text:p>
          </table:table-cell>
          <table:table-cell office:value-type="float" office:value="0.023869" calcext:value-type="float">
            <text:p>0.023869</text:p>
          </table:table-cell>
          <table:table-cell office:value-type="float" office:value="1301.6" calcext:value-type="float">
            <text:p>1301.6</text:p>
          </table:table-cell>
          <table:table-cell office:value-type="float" office:value="2571.6" calcext:value-type="float">
            <text:p>2571.6</text:p>
          </table:table-cell>
          <table:table-cell office:value-type="float" office:value="1312.5" calcext:value-type="float">
            <text:p>1312.5</text:p>
          </table:table-cell>
          <table:table-cell office:value-type="float" office:value="2760.2" calcext:value-type="float">
            <text:p>2760.2</text:p>
          </table:table-cell>
          <table:table-cell office:value-type="float" office:value="3.1998" calcext:value-type="float">
            <text:p>3.1998</text:p>
          </table:table-cell>
          <table:table-cell office:value-type="float" office:value="5.7518" calcext:value-type="float">
            <text:p>5.7518</text:p>
          </table:table-cell>
        </table:table-row>
        <table:table-row table:style-name="ro1">
          <table:table-cell office:value-type="float" office:value="7.9991" calcext:value-type="float">
            <text:p>7.9991</text:p>
          </table:table-cell>
          <table:table-cell office:value-type="float" office:value="295" calcext:value-type="float">
            <text:p>295</text:p>
          </table:table-cell>
          <table:table-cell office:value-type="float" office:value="0.00138464" calcext:value-type="float">
            <text:p>0.00138464</text:p>
          </table:table-cell>
          <table:table-cell office:value-type="float" office:value="0.023529" calcext:value-type="float">
            <text:p>0.023529</text:p>
          </table:table-cell>
          <table:table-cell office:value-type="float" office:value="1306.2" calcext:value-type="float">
            <text:p>1306.2</text:p>
          </table:table-cell>
          <table:table-cell office:value-type="float" office:value="2570.5" calcext:value-type="float">
            <text:p>2570.5</text:p>
          </table:table-cell>
          <table:table-cell office:value-type="float" office:value="1317.3" calcext:value-type="float">
            <text:p>1317.3</text:p>
          </table:table-cell>
          <table:table-cell office:value-type="float" office:value="2758.7" calcext:value-type="float">
            <text:p>2758.7</text:p>
          </table:table-cell>
          <table:table-cell office:value-type="float" office:value="3.208" calcext:value-type="float">
            <text:p>3.208</text:p>
          </table:table-cell>
          <table:table-cell office:value-type="float" office:value="5.7451" calcext:value-type="float">
            <text:p>5.7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008" calcext:value-type="float">
            <text:p>295.008</text:p>
          </table:table-cell>
          <table:table-cell office:value-type="float" office:value="0.00138467" calcext:value-type="float">
            <text:p>0.00138467</text:p>
          </table:table-cell>
          <table:table-cell office:value-type="float" office:value="0.023526" calcext:value-type="float">
            <text:p>0.023526</text:p>
          </table:table-cell>
          <table:table-cell office:value-type="float" office:value="1306.2" calcext:value-type="float">
            <text:p>1306.2</text:p>
          </table:table-cell>
          <table:table-cell office:value-type="float" office:value="2570.5" calcext:value-type="float">
            <text:p>2570.5</text:p>
          </table:table-cell>
          <table:table-cell office:value-type="float" office:value="1317.3" calcext:value-type="float">
            <text:p>1317.3</text:p>
          </table:table-cell>
          <table:table-cell office:value-type="float" office:value="2758.7" calcext:value-type="float">
            <text:p>2758.7</text:p>
          </table:table-cell>
          <table:table-cell office:value-type="float" office:value="3.2081" calcext:value-type="float">
            <text:p>3.2081</text:p>
          </table:table-cell>
          <table:table-cell office:value-type="float" office:value="5.745" calcext:value-type="float">
            <text:p>5.74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5.876" calcext:value-type="float">
            <text:p>295.876</text:p>
          </table:table-cell>
          <table:table-cell office:value-type="float" office:value="0.00138797" calcext:value-type="float">
            <text:p>0.00138797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1310.9" calcext:value-type="float">
            <text:p>1310.9</text:p>
          </table:table-cell>
          <table:table-cell office:value-type="float" office:value="2569.4" calcext:value-type="float">
            <text:p>2569.4</text:p>
          </table:table-cell>
          <table:table-cell office:value-type="float" office:value="1322.1" calcext:value-type="float">
            <text:p>1322.1</text:p>
          </table:table-cell>
          <table:table-cell office:value-type="float" office:value="2757.2" calcext:value-type="float">
            <text:p>2757.2</text:p>
          </table:table-cell>
          <table:table-cell office:value-type="float" office:value="3.2162" calcext:value-type="float">
            <text:p>3.2162</text:p>
          </table:table-cell>
          <table:table-cell office:value-type="float" office:value="5.7383" calcext:value-type="float">
            <text:p>5.7383</text:p>
          </table:table-cell>
        </table:table-row>
        <table:table-row table:style-name="ro1">
          <table:table-cell office:value-type="float" office:value="8.1143" calcext:value-type="float">
            <text:p>8.1143</text:p>
          </table:table-cell>
          <table:table-cell office:value-type="float" office:value="296" calcext:value-type="float">
            <text:p>296</text:p>
          </table:table-cell>
          <table:table-cell office:value-type="float" office:value="0.00138845" calcext:value-type="float">
            <text:p>0.00138845</text:p>
          </table:table-cell>
          <table:table-cell office:value-type="float" office:value="0.023143" calcext:value-type="float">
            <text:p>0.023143</text:p>
          </table:table-cell>
          <table:table-cell office:value-type="float" office:value="1311.5" calcext:value-type="float">
            <text:p>1311.5</text:p>
          </table:table-cell>
          <table:table-cell office:value-type="float" office:value="2569.2" calcext:value-type="float">
            <text:p>2569.2</text:p>
          </table:table-cell>
          <table:table-cell office:value-type="float" office:value="1322.8" calcext:value-type="float">
            <text:p>1322.8</text:p>
          </table:table-cell>
          <table:table-cell office:value-type="float" office:value="2757" calcext:value-type="float">
            <text:p>2757</text:p>
          </table:table-cell>
          <table:table-cell office:value-type="float" office:value="3.2174" calcext:value-type="float">
            <text:p>3.2174</text:p>
          </table:table-cell>
          <table:table-cell office:value-type="float" office:value="5.7373" calcext:value-type="float">
            <text:p>5.737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6.737" calcext:value-type="float">
            <text:p>296.737</text:p>
          </table:table-cell>
          <table:table-cell office:value-type="float" office:value="0.00139129" calcext:value-type="float">
            <text:p>0.00139129</text:p>
          </table:table-cell>
          <table:table-cell office:value-type="float" office:value="0.022863" calcext:value-type="float">
            <text:p>0.022863</text:p>
          </table:table-cell>
          <table:table-cell office:value-type="float" office:value="1315.4" calcext:value-type="float">
            <text:p>1315.4</text:p>
          </table:table-cell>
          <table:table-cell office:value-type="float" office:value="2568.2" calcext:value-type="float">
            <text:p>2568.2</text:p>
          </table:table-cell>
          <table:table-cell office:value-type="float" office:value="1326.8" calcext:value-type="float">
            <text:p>1326.8</text:p>
          </table:table-cell>
          <table:table-cell office:value-type="float" office:value="2755.7" calcext:value-type="float">
            <text:p>2755.7</text:p>
          </table:table-cell>
          <table:table-cell office:value-type="float" office:value="3.2243" calcext:value-type="float">
            <text:p>3.2243</text:p>
          </table:table-cell>
          <table:table-cell office:value-type="float" office:value="5.7316" calcext:value-type="float">
            <text:p>5.7316</text:p>
          </table:table-cell>
        </table:table-row>
        <table:table-row table:style-name="ro1">
          <table:table-cell office:value-type="float" office:value="8.2308" calcext:value-type="float">
            <text:p>8.2308</text:p>
          </table:table-cell>
          <table:table-cell office:value-type="float" office:value="297" calcext:value-type="float">
            <text:p>297</text:p>
          </table:table-cell>
          <table:table-cell office:value-type="float" office:value="0.00139231" calcext:value-type="float">
            <text:p>0.00139231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1316.8" calcext:value-type="float">
            <text:p>1316.8</text:p>
          </table:table-cell>
          <table:table-cell office:value-type="float" office:value="2567.8" calcext:value-type="float">
            <text:p>2567.8</text:p>
          </table:table-cell>
          <table:table-cell office:value-type="float" office:value="1328.3" calcext:value-type="float">
            <text:p>1328.3</text:p>
          </table:table-cell>
          <table:table-cell office:value-type="float" office:value="2755.2" calcext:value-type="float">
            <text:p>2755.2</text:p>
          </table:table-cell>
          <table:table-cell office:value-type="float" office:value="3.2268" calcext:value-type="float">
            <text:p>3.2268</text:p>
          </table:table-cell>
          <table:table-cell office:value-type="float" office:value="5.7295" calcext:value-type="float">
            <text:p>5.729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97.589" calcext:value-type="float">
            <text:p>297.589</text:p>
          </table:table-cell>
          <table:table-cell office:value-type="float" office:value="0.00139461" calcext:value-type="float">
            <text:p>0.00139461</text:p>
          </table:table-cell>
          <table:table-cell office:value-type="float" office:value="0.022542" calcext:value-type="float">
            <text:p>0.022542</text:p>
          </table:table-cell>
          <table:table-cell office:value-type="float" office:value="1320" calcext:value-type="float">
            <text:p>1320</text:p>
          </table:table-cell>
          <table:table-cell office:value-type="float" office:value="2567" calcext:value-type="float">
            <text:p>2567</text:p>
          </table:table-cell>
          <table:table-cell office:value-type="float" office:value="1331.6" calcext:value-type="float">
            <text:p>1331.6</text:p>
          </table:table-cell>
          <table:table-cell office:value-type="float" office:value="2754.1" calcext:value-type="float">
            <text:p>2754.1</text:p>
          </table:table-cell>
          <table:table-cell office:value-type="float" office:value="3.2324" calcext:value-type="float">
            <text:p>3.2324</text:p>
          </table:table-cell>
          <table:table-cell office:value-type="float" office:value="5.7249" calcext:value-type="float">
            <text:p>5.7249</text:p>
          </table:table-cell>
        </table:table-row>
        <table:table-row table:style-name="ro1">
          <table:table-cell office:value-type="float" office:value="8.3485" calcext:value-type="float">
            <text:p>8.3485</text:p>
          </table:table-cell>
          <table:table-cell office:value-type="float" office:value="298" calcext:value-type="float">
            <text:p>298</text:p>
          </table:table-cell>
          <table:table-cell office:value-type="float" office:value="0.00139623" calcext:value-type="float">
            <text:p>0.00139623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1322.1" calcext:value-type="float">
            <text:p>1322.1</text:p>
          </table:table-cell>
          <table:table-cell office:value-type="float" office:value="2566.5" calcext:value-type="float">
            <text:p>2566.5</text:p>
          </table:table-cell>
          <table:table-cell office:value-type="float" office:value="1333.8" calcext:value-type="float">
            <text:p>1333.8</text:p>
          </table:table-cell>
          <table:table-cell office:value-type="float" office:value="2753.4" calcext:value-type="float">
            <text:p>2753.4</text:p>
          </table:table-cell>
          <table:table-cell office:value-type="float" office:value="3.2362" calcext:value-type="float">
            <text:p>3.2362</text:p>
          </table:table-cell>
          <table:table-cell office:value-type="float" office:value="5.7217" calcext:value-type="float">
            <text:p>5.721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8.434" calcext:value-type="float">
            <text:p>298.434</text:p>
          </table:table-cell>
          <table:table-cell office:value-type="float" office:value="0.00139795" calcext:value-type="float">
            <text:p>0.00139795</text:p>
          </table:table-cell>
          <table:table-cell office:value-type="float" office:value="0.022229" calcext:value-type="float">
            <text:p>0.022229</text:p>
          </table:table-cell>
          <table:table-cell office:value-type="float" office:value="1324.6" calcext:value-type="float">
            <text:p>1324.6</text:p>
          </table:table-cell>
          <table:table-cell office:value-type="float" office:value="2565.9" calcext:value-type="float">
            <text:p>2565.9</text:p>
          </table:table-cell>
          <table:table-cell office:value-type="float" office:value="1336.3" calcext:value-type="float">
            <text:p>1336.3</text:p>
          </table:table-cell>
          <table:table-cell office:value-type="float" office:value="2752.6" calcext:value-type="float">
            <text:p>2752.6</text:p>
          </table:table-cell>
          <table:table-cell office:value-type="float" office:value="3.2403" calcext:value-type="float">
            <text:p>3.2403</text:p>
          </table:table-cell>
          <table:table-cell office:value-type="float" office:value="5.7183" calcext:value-type="float">
            <text:p>5.7183</text:p>
          </table:table-cell>
        </table:table-row>
        <table:table-row table:style-name="ro1">
          <table:table-cell office:value-type="float" office:value="8.4676" calcext:value-type="float">
            <text:p>8.4676</text:p>
          </table:table-cell>
          <table:table-cell office:value-type="float" office:value="299" calcext:value-type="float">
            <text:p>299</text:p>
          </table:table-cell>
          <table:table-cell office:value-type="float" office:value="0.0014002" calcext:value-type="float">
            <text:p>0.0014002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1327.5" calcext:value-type="float">
            <text:p>1327.5</text:p>
          </table:table-cell>
          <table:table-cell office:value-type="float" office:value="2565" calcext:value-type="float">
            <text:p>2565</text:p>
          </table:table-cell>
          <table:table-cell office:value-type="float" office:value="1339.4" calcext:value-type="float">
            <text:p>1339.4</text:p>
          </table:table-cell>
          <table:table-cell office:value-type="float" office:value="2751.5" calcext:value-type="float">
            <text:p>2751.5</text:p>
          </table:table-cell>
          <table:table-cell office:value-type="float" office:value="3.2457" calcext:value-type="float">
            <text:p>3.2457</text:p>
          </table:table-cell>
          <table:table-cell office:value-type="float" office:value="5.7138" calcext:value-type="float">
            <text:p>5.713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0.00140128" calcext:value-type="float">
            <text:p>0.00140128</text:p>
          </table:table-cell>
          <table:table-cell office:value-type="float" office:value="0.021923" calcext:value-type="float">
            <text:p>0.021923</text:p>
          </table:table-cell>
          <table:table-cell office:value-type="float" office:value="1329" calcext:value-type="float">
            <text:p>1329</text:p>
          </table:table-cell>
          <table:table-cell office:value-type="float" office:value="2564.7" calcext:value-type="float">
            <text:p>2564.7</text:p>
          </table:table-cell>
          <table:table-cell office:value-type="float" office:value="1340.9" calcext:value-type="float">
            <text:p>1340.9</text:p>
          </table:table-cell>
          <table:table-cell office:value-type="float" office:value="2751" calcext:value-type="float">
            <text:p>2751</text:p>
          </table:table-cell>
          <table:table-cell office:value-type="float" office:value="3.2483" calcext:value-type="float">
            <text:p>3.2483</text:p>
          </table:table-cell>
          <table:table-cell office:value-type="float" office:value="5.7117" calcext:value-type="float">
            <text:p>5.7117</text:p>
          </table:table-cell>
        </table:table-row>
        <table:table-row table:style-name="ro1">
          <table:table-cell office:value-type="float" office:value="8.5879" calcext:value-type="float">
            <text:p>8.5879</text:p>
          </table:table-cell>
          <table:table-cell office:value-type="float" office:value="300" calcext:value-type="float">
            <text:p>300</text:p>
          </table:table-cell>
          <table:table-cell office:value-type="float" office:value="0.00140423" calcext:value-type="float">
            <text:p>0.00140423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1332.9" calcext:value-type="float">
            <text:p>1332.9</text:p>
          </table:table-cell>
          <table:table-cell office:value-type="float" office:value="2563.6" calcext:value-type="float">
            <text:p>2563.6</text:p>
          </table:table-cell>
          <table:table-cell office:value-type="float" office:value="1345" calcext:value-type="float">
            <text:p>1345</text:p>
          </table:table-cell>
          <table:table-cell office:value-type="float" office:value="2749.6" calcext:value-type="float">
            <text:p>2749.6</text:p>
          </table:table-cell>
          <table:table-cell office:value-type="float" office:value="3.2552" calcext:value-type="float">
            <text:p>3.2552</text:p>
          </table:table-cell>
          <table:table-cell office:value-type="float" office:value="5.7059" calcext:value-type="float">
            <text:p>5.705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00.1" calcext:value-type="float">
            <text:p>300.1</text:p>
          </table:table-cell>
          <table:table-cell office:value-type="float" office:value="0.00140463" calcext:value-type="float">
            <text:p>0.00140463</text:p>
          </table:table-cell>
          <table:table-cell office:value-type="float" office:value="0.021624" calcext:value-type="float">
            <text:p>0.021624</text:p>
          </table:table-cell>
          <table:table-cell office:value-type="float" office:value="1333.5" calcext:value-type="float">
            <text:p>1333.5</text:p>
          </table:table-cell>
          <table:table-cell office:value-type="float" office:value="2563.4" calcext:value-type="float">
            <text:p>2563.4</text:p>
          </table:table-cell>
          <table:table-cell office:value-type="float" office:value="1345.6" calcext:value-type="float">
            <text:p>1345.6</text:p>
          </table:table-cell>
          <table:table-cell office:value-type="float" office:value="2749.4" calcext:value-type="float">
            <text:p>2749.4</text:p>
          </table:table-cell>
          <table:table-cell office:value-type="float" office:value="3.2561" calcext:value-type="float">
            <text:p>3.2561</text:p>
          </table:table-cell>
          <table:table-cell office:value-type="float" office:value="5.7051" calcext:value-type="float">
            <text:p>5.705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00.922" calcext:value-type="float">
            <text:p>300.922</text:p>
          </table:table-cell>
          <table:table-cell office:value-type="float" office:value="0.00140799" calcext:value-type="float">
            <text:p>0.00140799</text:p>
          </table:table-cell>
          <table:table-cell office:value-type="float" office:value="0.021332" calcext:value-type="float">
            <text:p>0.021332</text:p>
          </table:table-cell>
          <table:table-cell office:value-type="float" office:value="1338" calcext:value-type="float">
            <text:p>1338</text:p>
          </table:table-cell>
          <table:table-cell office:value-type="float" office:value="2562.2" calcext:value-type="float">
            <text:p>2562.2</text:p>
          </table:table-cell>
          <table:table-cell office:value-type="float" office:value="1350.2" calcext:value-type="float">
            <text:p>1350.2</text:p>
          </table:table-cell>
          <table:table-cell office:value-type="float" office:value="2747.8" calcext:value-type="float">
            <text:p>2747.8</text:p>
          </table:table-cell>
          <table:table-cell office:value-type="float" office:value="3.2639" calcext:value-type="float">
            <text:p>3.2639</text:p>
          </table:table-cell>
          <table:table-cell office:value-type="float" office:value="5.6986" calcext:value-type="float">
            <text:p>5.6986</text:p>
          </table:table-cell>
        </table:table-row>
        <table:table-row table:style-name="ro1">
          <table:table-cell office:value-type="float" office:value="8.7095" calcext:value-type="float">
            <text:p>8.7095</text:p>
          </table:table-cell>
          <table:table-cell office:value-type="float" office:value="301" calcext:value-type="float">
            <text:p>301</text:p>
          </table:table-cell>
          <table:table-cell office:value-type="float" office:value="0.00140831" calcext:value-type="float">
            <text:p>0.00140831</text:p>
          </table:table-cell>
          <table:table-cell office:value-type="float" office:value="0.021304" calcext:value-type="float">
            <text:p>0.021304</text:p>
          </table:table-cell>
          <table:table-cell office:value-type="float" office:value="1338.3" calcext:value-type="float">
            <text:p>1338.3</text:p>
          </table:table-cell>
          <table:table-cell office:value-type="float" office:value="2562.2" calcext:value-type="float">
            <text:p>2562.2</text:p>
          </table:table-cell>
          <table:table-cell office:value-type="float" office:value="1350.6" calcext:value-type="float">
            <text:p>1350.6</text:p>
          </table:table-cell>
          <table:table-cell office:value-type="float" office:value="2747.7" calcext:value-type="float">
            <text:p>2747.7</text:p>
          </table:table-cell>
          <table:table-cell office:value-type="float" office:value="3.2647" calcext:value-type="float">
            <text:p>3.2647</text:p>
          </table:table-cell>
          <table:table-cell office:value-type="float" office:value="5.6979" calcext:value-type="float">
            <text:p>5.697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01.737" calcext:value-type="float">
            <text:p>301.737</text:p>
          </table:table-cell>
          <table:table-cell office:value-type="float" office:value="0.00141135" calcext:value-type="float">
            <text:p>0.00141135</text:p>
          </table:table-cell>
          <table:table-cell office:value-type="float" office:value="0.021045" calcext:value-type="float">
            <text:p>0.021045</text:p>
          </table:table-cell>
          <table:table-cell office:value-type="float" office:value="1342.4" calcext:value-type="float">
            <text:p>1342.4</text:p>
          </table:table-cell>
          <table:table-cell office:value-type="float" office:value="2561" calcext:value-type="float">
            <text:p>2561</text:p>
          </table:table-cell>
          <table:table-cell office:value-type="float" office:value="1354.8" calcext:value-type="float">
            <text:p>1354.8</text:p>
          </table:table-cell>
          <table:table-cell office:value-type="float" office:value="2746.2" calcext:value-type="float">
            <text:p>2746.2</text:p>
          </table:table-cell>
          <table:table-cell office:value-type="float" office:value="3.2717" calcext:value-type="float">
            <text:p>3.2717</text:p>
          </table:table-cell>
          <table:table-cell office:value-type="float" office:value="5.6921" calcext:value-type="float">
            <text:p>5.6921</text:p>
          </table:table-cell>
        </table:table-row>
        <table:table-row table:style-name="ro1">
          <table:table-cell office:value-type="float" office:value="8.8325" calcext:value-type="float">
            <text:p>8.8325</text:p>
          </table:table-cell>
          <table:table-cell office:value-type="float" office:value="302" calcext:value-type="float">
            <text:p>302</text:p>
          </table:table-cell>
          <table:table-cell office:value-type="float" office:value="0.00141245" calcext:value-type="float">
            <text:p>0.00141245</text:p>
          </table:table-cell>
          <table:table-cell office:value-type="float" office:value="0.020953" calcext:value-type="float">
            <text:p>0.020953</text:p>
          </table:table-cell>
          <table:table-cell office:value-type="float" office:value="1343.8" calcext:value-type="float">
            <text:p>1343.8</text:p>
          </table:table-cell>
          <table:table-cell office:value-type="float" office:value="2560.6" calcext:value-type="float">
            <text:p>2560.6</text:p>
          </table:table-cell>
          <table:table-cell office:value-type="float" office:value="1356.3" calcext:value-type="float">
            <text:p>1356.3</text:p>
          </table:table-cell>
          <table:table-cell office:value-type="float" office:value="2745.7" calcext:value-type="float">
            <text:p>2745.7</text:p>
          </table:table-cell>
          <table:table-cell office:value-type="float" office:value="3.2742" calcext:value-type="float">
            <text:p>3.2742</text:p>
          </table:table-cell>
          <table:table-cell office:value-type="float" office:value="5.6899" calcext:value-type="float">
            <text:p>5.689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02.544" calcext:value-type="float">
            <text:p>302.544</text:p>
          </table:table-cell>
          <table:table-cell office:value-type="float" office:value="0.00141473" calcext:value-type="float">
            <text:p>0.00141473</text:p>
          </table:table-cell>
          <table:table-cell office:value-type="float" office:value="0.020765" calcext:value-type="float">
            <text:p>0.020765</text:p>
          </table:table-cell>
          <table:table-cell office:value-type="float" office:value="1346.7" calcext:value-type="float">
            <text:p>1346.7</text:p>
          </table:table-cell>
          <table:table-cell office:value-type="float" office:value="2559.8" calcext:value-type="float">
            <text:p>2559.8</text:p>
          </table:table-cell>
          <table:table-cell office:value-type="float" office:value="1359.3" calcext:value-type="float">
            <text:p>1359.3</text:p>
          </table:table-cell>
          <table:table-cell office:value-type="float" office:value="2744.6" calcext:value-type="float">
            <text:p>2744.6</text:p>
          </table:table-cell>
          <table:table-cell office:value-type="float" office:value="3.2793" calcext:value-type="float">
            <text:p>3.2793</text:p>
          </table:table-cell>
          <table:table-cell office:value-type="float" office:value="5.6856" calcext:value-type="float">
            <text:p>5.6856</text:p>
          </table:table-cell>
        </table:table-row>
        <table:table-row table:style-name="ro1">
          <table:table-cell office:value-type="float" office:value="8.9568" calcext:value-type="float">
            <text:p>8.9568</text:p>
          </table:table-cell>
          <table:table-cell office:value-type="float" office:value="303" calcext:value-type="float">
            <text:p>303</text:p>
          </table:table-cell>
          <table:table-cell office:value-type="float" office:value="0.00141665" calcext:value-type="float">
            <text:p>0.00141665</text:p>
          </table:table-cell>
          <table:table-cell office:value-type="float" office:value="0.020608" calcext:value-type="float">
            <text:p>0.020608</text:p>
          </table:table-cell>
          <table:table-cell office:value-type="float" office:value="1349.2" calcext:value-type="float">
            <text:p>1349.2</text:p>
          </table:table-cell>
          <table:table-cell office:value-type="float" office:value="2559.1" calcext:value-type="float">
            <text:p>2559.1</text:p>
          </table:table-cell>
          <table:table-cell office:value-type="float" office:value="1361.9" calcext:value-type="float">
            <text:p>1361.9</text:p>
          </table:table-cell>
          <table:table-cell office:value-type="float" office:value="2743.7" calcext:value-type="float">
            <text:p>2743.7</text:p>
          </table:table-cell>
          <table:table-cell office:value-type="float" office:value="3.2837" calcext:value-type="float">
            <text:p>3.2837</text:p>
          </table:table-cell>
          <table:table-cell office:value-type="float" office:value="5.6819" calcext:value-type="float">
            <text:p>5.68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3.345" calcext:value-type="float">
            <text:p>303.345</text:p>
          </table:table-cell>
          <table:table-cell office:value-type="float" office:value="0.00141811" calcext:value-type="float">
            <text:p>0.00141811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1351.1" calcext:value-type="float">
            <text:p>1351.1</text:p>
          </table:table-cell>
          <table:table-cell office:value-type="float" office:value="2558.5" calcext:value-type="float">
            <text:p>2558.5</text:p>
          </table:table-cell>
          <table:table-cell office:value-type="float" office:value="1363.9" calcext:value-type="float">
            <text:p>1363.9</text:p>
          </table:table-cell>
          <table:table-cell office:value-type="float" office:value="2742.9" calcext:value-type="float">
            <text:p>2742.9</text:p>
          </table:table-cell>
          <table:table-cell office:value-type="float" office:value="3.287" calcext:value-type="float">
            <text:p>3.287</text:p>
          </table:table-cell>
          <table:table-cell office:value-type="float" office:value="5.6791" calcext:value-type="float">
            <text:p>5.6791</text:p>
          </table:table-cell>
        </table:table-row>
        <table:table-row table:style-name="ro1">
          <table:table-cell office:value-type="float" office:value="9.0824" calcext:value-type="float">
            <text:p>9.0824</text:p>
          </table:table-cell>
          <table:table-cell office:value-type="float" office:value="304" calcext:value-type="float">
            <text:p>304</text:p>
          </table:table-cell>
          <table:table-cell office:value-type="float" office:value="0.00142091" calcext:value-type="float">
            <text:p>0.00142091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1354.7" calcext:value-type="float">
            <text:p>1354.7</text:p>
          </table:table-cell>
          <table:table-cell office:value-type="float" office:value="2557.5" calcext:value-type="float">
            <text:p>2557.5</text:p>
          </table:table-cell>
          <table:table-cell office:value-type="float" office:value="1367.6" calcext:value-type="float">
            <text:p>1367.6</text:p>
          </table:table-cell>
          <table:table-cell office:value-type="float" office:value="2741.6" calcext:value-type="float">
            <text:p>2741.6</text:p>
          </table:table-cell>
          <table:table-cell office:value-type="float" office:value="3.2932" calcext:value-type="float">
            <text:p>3.2932</text:p>
          </table:table-cell>
          <table:table-cell office:value-type="float" office:value="5.6738" calcext:value-type="float">
            <text:p>5.673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4.139" calcext:value-type="float">
            <text:p>304.139</text:p>
          </table:table-cell>
          <table:table-cell office:value-type="float" office:value="0.00142151" calcext:value-type="float">
            <text:p>0.00142151</text:p>
          </table:table-cell>
          <table:table-cell office:value-type="float" office:value="0.020221" calcext:value-type="float">
            <text:p>0.020221</text:p>
          </table:table-cell>
          <table:table-cell office:value-type="float" office:value="1355.5" calcext:value-type="float">
            <text:p>1355.5</text:p>
          </table:table-cell>
          <table:table-cell office:value-type="float" office:value="2557.3" calcext:value-type="float">
            <text:p>2557.3</text:p>
          </table:table-cell>
          <table:table-cell office:value-type="float" office:value="1368.4" calcext:value-type="float">
            <text:p>1368.4</text:p>
          </table:table-cell>
          <table:table-cell office:value-type="float" office:value="2741.3" calcext:value-type="float">
            <text:p>2741.3</text:p>
          </table:table-cell>
          <table:table-cell office:value-type="float" office:value="3.2946" calcext:value-type="float">
            <text:p>3.2946</text:p>
          </table:table-cell>
          <table:table-cell office:value-type="float" office:value="5.6727" calcext:value-type="float">
            <text:p>5.672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04.926" calcext:value-type="float">
            <text:p>304.926</text:p>
          </table:table-cell>
          <table:table-cell office:value-type="float" office:value="0.00142491" calcext:value-type="float">
            <text:p>0.00142491</text:p>
          </table:table-cell>
          <table:table-cell office:value-type="float" office:value="0.019958" calcext:value-type="float">
            <text:p>0.019958</text:p>
          </table:table-cell>
          <table:table-cell office:value-type="float" office:value="1359.8" calcext:value-type="float">
            <text:p>1359.8</text:p>
          </table:table-cell>
          <table:table-cell office:value-type="float" office:value="2556" calcext:value-type="float">
            <text:p>2556</text:p>
          </table:table-cell>
          <table:table-cell office:value-type="float" office:value="1372.9" calcext:value-type="float">
            <text:p>1372.9</text:p>
          </table:table-cell>
          <table:table-cell office:value-type="float" office:value="2739.6" calcext:value-type="float">
            <text:p>2739.6</text:p>
          </table:table-cell>
          <table:table-cell office:value-type="float" office:value="3.3021" calcext:value-type="float">
            <text:p>3.3021</text:p>
          </table:table-cell>
          <table:table-cell office:value-type="float" office:value="5.6663" calcext:value-type="float">
            <text:p>5.6663</text:p>
          </table:table-cell>
        </table:table-row>
        <table:table-row table:style-name="ro1">
          <table:table-cell office:value-type="float" office:value="9.2094" calcext:value-type="float">
            <text:p>9.2094</text:p>
          </table:table-cell>
          <table:table-cell office:value-type="float" office:value="305" calcext:value-type="float">
            <text:p>305</text:p>
          </table:table-cell>
          <table:table-cell office:value-type="float" office:value="0.00142524" calcext:value-type="float">
            <text:p>0.00142524</text:p>
          </table:table-cell>
          <table:table-cell office:value-type="float" office:value="0.019933" calcext:value-type="float">
            <text:p>0.019933</text:p>
          </table:table-cell>
          <table:table-cell office:value-type="float" office:value="1360.2" calcext:value-type="float">
            <text:p>1360.2</text:p>
          </table:table-cell>
          <table:table-cell office:value-type="float" office:value="2555.8" calcext:value-type="float">
            <text:p>2555.8</text:p>
          </table:table-cell>
          <table:table-cell office:value-type="float" office:value="1373.3" calcext:value-type="float">
            <text:p>1373.3</text:p>
          </table:table-cell>
          <table:table-cell office:value-type="float" office:value="2739.4" calcext:value-type="float">
            <text:p>2739.4</text:p>
          </table:table-cell>
          <table:table-cell office:value-type="float" office:value="3.3028" calcext:value-type="float">
            <text:p>3.3028</text:p>
          </table:table-cell>
          <table:table-cell office:value-type="float" office:value="5.6657" calcext:value-type="float">
            <text:p>5.665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05.707" calcext:value-type="float">
            <text:p>305.707</text:p>
          </table:table-cell>
          <table:table-cell office:value-type="float" office:value="0.00142833" calcext:value-type="float">
            <text:p>0.00142833</text:p>
          </table:table-cell>
          <table:table-cell office:value-type="float" office:value="0.0197" calcext:value-type="float">
            <text:p>0.0197</text:p>
          </table:table-cell>
          <table:table-cell office:value-type="float" office:value="1364.1" calcext:value-type="float">
            <text:p>1364.1</text:p>
          </table:table-cell>
          <table:table-cell office:value-type="float" office:value="2554.7" calcext:value-type="float">
            <text:p>2554.7</text:p>
          </table:table-cell>
          <table:table-cell office:value-type="float" office:value="1377.4" calcext:value-type="float">
            <text:p>1377.4</text:p>
          </table:table-cell>
          <table:table-cell office:value-type="float" office:value="2737.9" calcext:value-type="float">
            <text:p>2737.9</text:p>
          </table:table-cell>
          <table:table-cell office:value-type="float" office:value="3.3096" calcext:value-type="float">
            <text:p>3.3096</text:p>
          </table:table-cell>
          <table:table-cell office:value-type="float" office:value="5.6599" calcext:value-type="float">
            <text:p>5.6599</text:p>
          </table:table-cell>
        </table:table-row>
        <table:table-row table:style-name="ro1">
          <table:table-cell office:value-type="float" office:value="9.3378" calcext:value-type="float">
            <text:p>9.3378</text:p>
          </table:table-cell>
          <table:table-cell office:value-type="float" office:value="306" calcext:value-type="float">
            <text:p>306</text:p>
          </table:table-cell>
          <table:table-cell office:value-type="float" office:value="0.00142963" calcext:value-type="float">
            <text:p>0.00142963</text:p>
          </table:table-cell>
          <table:table-cell office:value-type="float" office:value="0.019604" calcext:value-type="float">
            <text:p>0.019604</text:p>
          </table:table-cell>
          <table:table-cell office:value-type="float" office:value="1365.7" calcext:value-type="float">
            <text:p>1365.7</text:p>
          </table:table-cell>
          <table:table-cell office:value-type="float" office:value="2554.1" calcext:value-type="float">
            <text:p>2554.1</text:p>
          </table:table-cell>
          <table:table-cell office:value-type="float" office:value="1379" calcext:value-type="float">
            <text:p>1379</text:p>
          </table:table-cell>
          <table:table-cell office:value-type="float" office:value="2737.2" calcext:value-type="float">
            <text:p>2737.2</text:p>
          </table:table-cell>
          <table:table-cell office:value-type="float" office:value="3.3124" calcext:value-type="float">
            <text:p>3.3124</text:p>
          </table:table-cell>
          <table:table-cell office:value-type="float" office:value="5.6575" calcext:value-type="float">
            <text:p>5.657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06.481" calcext:value-type="float">
            <text:p>306.481</text:p>
          </table:table-cell>
          <table:table-cell office:value-type="float" office:value="0.00143176" calcext:value-type="float">
            <text:p>0.00143176</text:p>
          </table:table-cell>
          <table:table-cell office:value-type="float" office:value="0.019447" calcext:value-type="float">
            <text:p>0.019447</text:p>
          </table:table-cell>
          <table:table-cell office:value-type="float" office:value="1368.3" calcext:value-type="float">
            <text:p>1368.3</text:p>
          </table:table-cell>
          <table:table-cell office:value-type="float" office:value="2553.4" calcext:value-type="float">
            <text:p>2553.4</text:p>
          </table:table-cell>
          <table:table-cell office:value-type="float" office:value="1381.8" calcext:value-type="float">
            <text:p>1381.8</text:p>
          </table:table-cell>
          <table:table-cell office:value-type="float" office:value="2736.2" calcext:value-type="float">
            <text:p>2736.2</text:p>
          </table:table-cell>
          <table:table-cell office:value-type="float" office:value="3.317" calcext:value-type="float">
            <text:p>3.317</text:p>
          </table:table-cell>
          <table:table-cell office:value-type="float" office:value="5.6536" calcext:value-type="float">
            <text:p>5.6536</text:p>
          </table:table-cell>
        </table:table-row>
        <table:table-row table:style-name="ro1">
          <table:table-cell office:value-type="float" office:value="9.4675" calcext:value-type="float">
            <text:p>9.4675</text:p>
          </table:table-cell>
          <table:table-cell office:value-type="float" office:value="307" calcext:value-type="float">
            <text:p>307</text:p>
          </table:table-cell>
          <table:table-cell office:value-type="float" office:value="0.00143408" calcext:value-type="float">
            <text:p>0.00143408</text:p>
          </table:table-cell>
          <table:table-cell office:value-type="float" office:value="0.019279" calcext:value-type="float">
            <text:p>0.019279</text:p>
          </table:table-cell>
          <table:table-cell office:value-type="float" office:value="1371.2" calcext:value-type="float">
            <text:p>1371.2</text:p>
          </table:table-cell>
          <table:table-cell office:value-type="float" office:value="2552.5" calcext:value-type="float">
            <text:p>2552.5</text:p>
          </table:table-cell>
          <table:table-cell office:value-type="float" office:value="1384.8" calcext:value-type="float">
            <text:p>1384.8</text:p>
          </table:table-cell>
          <table:table-cell office:value-type="float" office:value="2735" calcext:value-type="float">
            <text:p>2735</text:p>
          </table:table-cell>
          <table:table-cell office:value-type="float" office:value="3.322" calcext:value-type="float">
            <text:p>3.322</text:p>
          </table:table-cell>
          <table:table-cell office:value-type="float" office:value="5.6493" calcext:value-type="float">
            <text:p>5.649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07.249" calcext:value-type="float">
            <text:p>307.249</text:p>
          </table:table-cell>
          <table:table-cell office:value-type="float" office:value="0.0014352" calcext:value-type="float">
            <text:p>0.0014352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1372.6" calcext:value-type="float">
            <text:p>1372.6</text:p>
          </table:table-cell>
          <table:table-cell office:value-type="float" office:value="2552" calcext:value-type="float">
            <text:p>2552</text:p>
          </table:table-cell>
          <table:table-cell office:value-type="float" office:value="1386.2" calcext:value-type="float">
            <text:p>1386.2</text:p>
          </table:table-cell>
          <table:table-cell office:value-type="float" office:value="2734.4" calcext:value-type="float">
            <text:p>2734.4</text:p>
          </table:table-cell>
          <table:table-cell office:value-type="float" office:value="3.3244" calcext:value-type="float">
            <text:p>3.3244</text:p>
          </table:table-cell>
          <table:table-cell office:value-type="float" office:value="5.6473" calcext:value-type="float">
            <text:p>5.6473</text:p>
          </table:table-cell>
        </table:table-row>
        <table:table-row table:style-name="ro1">
          <table:table-cell office:value-type="float" office:value="9.5986" calcext:value-type="float">
            <text:p>9.5986</text:p>
          </table:table-cell>
          <table:table-cell office:value-type="float" office:value="308" calcext:value-type="float">
            <text:p>308</text:p>
          </table:table-cell>
          <table:table-cell office:value-type="float" office:value="0.00143861" calcext:value-type="float">
            <text:p>0.0014386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1376.8" calcext:value-type="float">
            <text:p>1376.8</text:p>
          </table:table-cell>
          <table:table-cell office:value-type="float" office:value="2550.7" calcext:value-type="float">
            <text:p>2550.7</text:p>
          </table:table-cell>
          <table:table-cell office:value-type="float" office:value="1390.6" calcext:value-type="float">
            <text:p>1390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3.3316" calcext:value-type="float">
            <text:p>3.3316</text:p>
          </table:table-cell>
          <table:table-cell office:value-type="float" office:value="5.6411" calcext:value-type="float">
            <text:p>5.641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08.01" calcext:value-type="float">
            <text:p>308.01</text:p>
          </table:table-cell>
          <table:table-cell office:value-type="float" office:value="0.00143865" calcext:value-type="float">
            <text:p>0.00143865</text:p>
          </table:table-cell>
          <table:table-cell office:value-type="float" office:value="0.018956" calcext:value-type="float">
            <text:p>0.018956</text:p>
          </table:table-cell>
          <table:table-cell office:value-type="float" office:value="1376.8" calcext:value-type="float">
            <text:p>1376.8</text:p>
          </table:table-cell>
          <table:table-cell office:value-type="float" office:value="2550.7" calcext:value-type="float">
            <text:p>2550.7</text:p>
          </table:table-cell>
          <table:table-cell office:value-type="float" office:value="1390.6" calcext:value-type="float">
            <text:p>1390.6</text:p>
          </table:table-cell>
          <table:table-cell office:value-type="float" office:value="2732.7" calcext:value-type="float">
            <text:p>2732.7</text:p>
          </table:table-cell>
          <table:table-cell office:value-type="float" office:value="3.3317" calcext:value-type="float">
            <text:p>3.3317</text:p>
          </table:table-cell>
          <table:table-cell office:value-type="float" office:value="5.641" calcext:value-type="float">
            <text:p>5.64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08.766" calcext:value-type="float">
            <text:p>308.766</text:p>
          </table:table-cell>
          <table:table-cell office:value-type="float" office:value="0.00144212" calcext:value-type="float">
            <text:p>0.00144212</text:p>
          </table:table-cell>
          <table:table-cell office:value-type="float" office:value="0.018718" calcext:value-type="float">
            <text:p>0.018718</text:p>
          </table:table-cell>
          <table:table-cell office:value-type="float" office:value="1381" calcext:value-type="float">
            <text:p>1381</text:p>
          </table:table-cell>
          <table:table-cell office:value-type="float" office:value="2549.3" calcext:value-type="float">
            <text:p>2549.3</text:p>
          </table:table-cell>
          <table:table-cell office:value-type="float" office:value="1395" calcext:value-type="float">
            <text:p>1395</text:p>
          </table:table-cell>
          <table:table-cell office:value-type="float" office:value="2730.9" calcext:value-type="float">
            <text:p>2730.9</text:p>
          </table:table-cell>
          <table:table-cell office:value-type="float" office:value="3.339" calcext:value-type="float">
            <text:p>3.339</text:p>
          </table:table-cell>
          <table:table-cell office:value-type="float" office:value="5.6347" calcext:value-type="float">
            <text:p>5.6347</text:p>
          </table:table-cell>
        </table:table-row>
        <table:table-row table:style-name="ro1">
          <table:table-cell office:value-type="float" office:value="9.7311" calcext:value-type="float">
            <text:p>9.7311</text:p>
          </table:table-cell>
          <table:table-cell office:value-type="float" office:value="309" calcext:value-type="float">
            <text:p>309</text:p>
          </table:table-cell>
          <table:table-cell office:value-type="float" office:value="0.0014432" calcext:value-type="float">
            <text:p>0.0014432</text:p>
          </table:table-cell>
          <table:table-cell office:value-type="float" office:value="0.018645" calcext:value-type="float">
            <text:p>0.018645</text:p>
          </table:table-cell>
          <table:table-cell office:value-type="float" office:value="1382.4" calcext:value-type="float">
            <text:p>1382.4</text:p>
          </table:table-cell>
          <table:table-cell office:value-type="float" office:value="2549" calcext:value-type="float">
            <text:p>2549</text:p>
          </table:table-cell>
          <table:table-cell office:value-type="float" office:value="1396.4" calcext:value-type="float">
            <text:p>1396.4</text:p>
          </table:table-cell>
          <table:table-cell office:value-type="float" office:value="2730.4" calcext:value-type="float">
            <text:p>2730.4</text:p>
          </table:table-cell>
          <table:table-cell office:value-type="float" office:value="3.3413" calcext:value-type="float">
            <text:p>3.3413</text:p>
          </table:table-cell>
          <table:table-cell office:value-type="float" office:value="5.6327" calcext:value-type="float">
            <text:p>5.632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09.516" calcext:value-type="float">
            <text:p>309.516</text:p>
          </table:table-cell>
          <table:table-cell office:value-type="float" office:value="0.0014456" calcext:value-type="float">
            <text:p>0.0014456</text:p>
          </table:table-cell>
          <table:table-cell office:value-type="float" office:value="0.018484" calcext:value-type="float">
            <text:p>0.018484</text:p>
          </table:table-cell>
          <table:table-cell office:value-type="float" office:value="1385.2" calcext:value-type="float">
            <text:p>1385.2</text:p>
          </table:table-cell>
          <table:table-cell office:value-type="float" office:value="2548" calcext:value-type="float">
            <text:p>2548</text:p>
          </table:table-cell>
          <table:table-cell office:value-type="float" office:value="1399.4" calcext:value-type="float">
            <text:p>1399.4</text:p>
          </table:table-cell>
          <table:table-cell office:value-type="float" office:value="2729.1" calcext:value-type="float">
            <text:p>2729.1</text:p>
          </table:table-cell>
          <table:table-cell office:value-type="float" office:value="3.3463" calcext:value-type="float">
            <text:p>3.3463</text:p>
          </table:table-cell>
          <table:table-cell office:value-type="float" office:value="5.6284" calcext:value-type="float">
            <text:p>5.6284</text:p>
          </table:table-cell>
        </table:table-row>
        <table:table-row table:style-name="ro1">
          <table:table-cell office:value-type="float" office:value="9.8651" calcext:value-type="float">
            <text:p>9.8651</text:p>
          </table:table-cell>
          <table:table-cell office:value-type="float" office:value="310" calcext:value-type="float">
            <text:p>310</text:p>
          </table:table-cell>
          <table:table-cell office:value-type="float" office:value="0.00144787" calcext:value-type="float">
            <text:p>0.00144787</text:p>
          </table:table-cell>
          <table:table-cell office:value-type="float" office:value="0.018335" calcext:value-type="float">
            <text:p>0.018335</text:p>
          </table:table-cell>
          <table:table-cell office:value-type="float" office:value="1387.9" calcext:value-type="float">
            <text:p>1387.9</text:p>
          </table:table-cell>
          <table:table-cell office:value-type="float" office:value="2547" calcext:value-type="float">
            <text:p>2547</text:p>
          </table:table-cell>
          <table:table-cell office:value-type="float" office:value="1402.2" calcext:value-type="float">
            <text:p>1402.2</text:p>
          </table:table-cell>
          <table:table-cell office:value-type="float" office:value="2727.9" calcext:value-type="float">
            <text:p>2727.9</text:p>
          </table:table-cell>
          <table:table-cell office:value-type="float" office:value="3.351" calcext:value-type="float">
            <text:p>3.351</text:p>
          </table:table-cell>
          <table:table-cell office:value-type="float" office:value="5.6244" calcext:value-type="float">
            <text:p>5.624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10.259" calcext:value-type="float">
            <text:p>310.259</text:p>
          </table:table-cell>
          <table:table-cell office:value-type="float" office:value="0.00144909" calcext:value-type="float">
            <text:p>0.00144909</text:p>
          </table:table-cell>
          <table:table-cell office:value-type="float" office:value="0.018255" calcext:value-type="float">
            <text:p>0.018255</text:p>
          </table:table-cell>
          <table:table-cell office:value-type="float" office:value="1389.4" calcext:value-type="float">
            <text:p>1389.4</text:p>
          </table:table-cell>
          <table:table-cell office:value-type="float" office:value="2546.6" calcext:value-type="float">
            <text:p>2546.6</text:p>
          </table:table-cell>
          <table:table-cell office:value-type="float" office:value="1403.7" calcext:value-type="float">
            <text:p>1403.7</text:p>
          </table:table-cell>
          <table:table-cell office:value-type="float" office:value="2727.3" calcext:value-type="float">
            <text:p>2727.3</text:p>
          </table:table-cell>
          <table:table-cell office:value-type="float" office:value="3.3535" calcext:value-type="float">
            <text:p>3.3535</text:p>
          </table:table-cell>
          <table:table-cell office:value-type="float" office:value="5.6222" calcext:value-type="float">
            <text:p>5.6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float" office:value="0.00145261" calcext:value-type="float">
            <text:p>0.00145261</text:p>
          </table:table-cell>
          <table:table-cell office:value-type="float" office:value="0.018029" calcext:value-type="float">
            <text:p>0.018029</text:p>
          </table:table-cell>
          <table:table-cell office:value-type="float" office:value="1393.6" calcext:value-type="float">
            <text:p>1393.6</text:p>
          </table:table-cell>
          <table:table-cell office:value-type="float" office:value="2545.2" calcext:value-type="float">
            <text:p>2545.2</text:p>
          </table:table-cell>
          <table:table-cell office:value-type="float" office:value="1408.1" calcext:value-type="float">
            <text:p>1408.1</text:p>
          </table:table-cell>
          <table:table-cell office:value-type="float" office:value="2725.5" calcext:value-type="float">
            <text:p>2725.5</text:p>
          </table:table-cell>
          <table:table-cell office:value-type="float" office:value="3.3607" calcext:value-type="float">
            <text:p>3.3607</text:p>
          </table:table-cell>
          <table:table-cell office:value-type="float" office:value="5.6159" calcext:value-type="float">
            <text:p>5.6159</text:p>
          </table:table-cell>
        </table:table-row>
        <table:table-row table:style-name="ro1">
          <table:table-cell office:value-type="float" office:value="10.137" calcext:value-type="float">
            <text:p>10.137</text:p>
          </table:table-cell>
          <table:table-cell office:value-type="float" office:value="312" calcext:value-type="float">
            <text:p>312</text:p>
          </table:table-cell>
          <table:table-cell office:value-type="float" office:value="0.00145743" calcext:value-type="float">
            <text:p>0.00145743</text:p>
          </table:table-cell>
          <table:table-cell office:value-type="float" office:value="0.017728" calcext:value-type="float">
            <text:p>0.017728</text:p>
          </table:table-cell>
          <table:table-cell office:value-type="float" office:value="1399.2" calcext:value-type="float">
            <text:p>1399.2</text:p>
          </table:table-cell>
          <table:table-cell office:value-type="float" office:value="2543.3" calcext:value-type="float">
            <text:p>2543.3</text:p>
          </table:table-cell>
          <table:table-cell office:value-type="float" office:value="1414" calcext:value-type="float">
            <text:p>1414</text:p>
          </table:table-cell>
          <table:table-cell office:value-type="float" office:value="2723" calcext:value-type="float">
            <text:p>2723</text:p>
          </table:table-cell>
          <table:table-cell office:value-type="float" office:value="3.3704" calcext:value-type="float">
            <text:p>3.3704</text:p>
          </table:table-cell>
          <table:table-cell office:value-type="float" office:value="5.6074" calcext:value-type="float">
            <text:p>5.60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12.456" calcext:value-type="float">
            <text:p>312.456</text:p>
          </table:table-cell>
          <table:table-cell office:value-type="float" office:value="0.00145965" calcext:value-type="float">
            <text:p>0.00145965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1401.8" calcext:value-type="float">
            <text:p>1401.8</text:p>
          </table:table-cell>
          <table:table-cell office:value-type="float" office:value="2542.4" calcext:value-type="float">
            <text:p>2542.4</text:p>
          </table:table-cell>
          <table:table-cell office:value-type="float" office:value="1416.7" calcext:value-type="float">
            <text:p>1416.7</text:p>
          </table:table-cell>
          <table:table-cell office:value-type="float" office:value="2721.8" calcext:value-type="float">
            <text:p>2721.8</text:p>
          </table:table-cell>
          <table:table-cell office:value-type="float" office:value="3.3749" calcext:value-type="float">
            <text:p>3.3749</text:p>
          </table:table-cell>
          <table:table-cell office:value-type="float" office:value="5.6035" calcext:value-type="float">
            <text:p>5.6035</text:p>
          </table:table-cell>
        </table:table-row>
        <table:table-row table:style-name="ro1">
          <table:table-cell office:value-type="float" office:value="10.275" calcext:value-type="float">
            <text:p>10.275</text:p>
          </table:table-cell>
          <table:table-cell office:value-type="float" office:value="313" calcext:value-type="float">
            <text:p>313</text:p>
          </table:table-cell>
          <table:table-cell office:value-type="float" office:value="0.00146232" calcext:value-type="float">
            <text:p>0.00146232</text:p>
          </table:table-cell>
          <table:table-cell office:value-type="float" office:value="0.017431" calcext:value-type="float">
            <text:p>0.017431</text:p>
          </table:table-cell>
          <table:table-cell office:value-type="float" office:value="1404.9" calcext:value-type="float">
            <text:p>1404.9</text:p>
          </table:table-cell>
          <table:table-cell office:value-type="float" office:value="2541.3" calcext:value-type="float">
            <text:p>2541.3</text:p>
          </table:table-cell>
          <table:table-cell office:value-type="float" office:value="1419.9" calcext:value-type="float">
            <text:p>1419.9</text:p>
          </table:table-cell>
          <table:table-cell office:value-type="float" office:value="2720.4" calcext:value-type="float">
            <text:p>2720.4</text:p>
          </table:table-cell>
          <table:table-cell office:value-type="float" office:value="3.3802" calcext:value-type="float">
            <text:p>3.3802</text:p>
          </table:table-cell>
          <table:table-cell office:value-type="float" office:value="5.5989" calcext:value-type="float">
            <text:p>5.598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13.893" calcext:value-type="float">
            <text:p>313.893</text:p>
          </table:table-cell>
          <table:table-cell office:value-type="float" office:value="0.00146676" calcext:value-type="float">
            <text:p>0.00146676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1409.9" calcext:value-type="float">
            <text:p>1409.9</text:p>
          </table:table-cell>
          <table:table-cell office:value-type="float" office:value="2539.4" calcext:value-type="float">
            <text:p>2539.4</text:p>
          </table:table-cell>
          <table:table-cell office:value-type="float" office:value="1425.2" calcext:value-type="float">
            <text:p>1425.2</text:p>
          </table:table-cell>
          <table:table-cell office:value-type="float" office:value="2718" calcext:value-type="float">
            <text:p>2718</text:p>
          </table:table-cell>
          <table:table-cell office:value-type="float" office:value="3.3889" calcext:value-type="float">
            <text:p>3.3889</text:p>
          </table:table-cell>
          <table:table-cell office:value-type="float" office:value="5.5912" calcext:value-type="float">
            <text:p>5.5912</text:p>
          </table:table-cell>
        </table:table-row>
        <table:table-row table:style-name="ro1">
          <table:table-cell office:value-type="float" office:value="10.415" calcext:value-type="float">
            <text:p>10.415</text:p>
          </table:table-cell>
          <table:table-cell office:value-type="float" office:value="314" calcext:value-type="float">
            <text:p>314</text:p>
          </table:table-cell>
          <table:table-cell office:value-type="float" office:value="0.0014673" calcext:value-type="float">
            <text:p>0.0014673</text:p>
          </table:table-cell>
          <table:table-cell office:value-type="float" office:value="0.017139" calcext:value-type="float">
            <text:p>0.017139</text:p>
          </table:table-cell>
          <table:table-cell office:value-type="float" office:value="1410.5" calcext:value-type="float">
            <text:p>1410.5</text:p>
          </table:table-cell>
          <table:table-cell office:value-type="float" office:value="2539.3" calcext:value-type="float">
            <text:p>2539.3</text:p>
          </table:table-cell>
          <table:table-cell office:value-type="float" office:value="1425.8" calcext:value-type="float">
            <text:p>1425.8</text:p>
          </table:table-cell>
          <table:table-cell office:value-type="float" office:value="2717.8" calcext:value-type="float">
            <text:p>2717.8</text:p>
          </table:table-cell>
          <table:table-cell office:value-type="float" office:value="3.39" calcext:value-type="float">
            <text:p>3.39</text:p>
          </table:table-cell>
          <table:table-cell office:value-type="float" office:value="5.5903" calcext:value-type="float">
            <text:p>5.5903</text:p>
          </table:table-cell>
        </table:table-row>
        <table:table-row table:style-name="ro1">
          <table:table-cell office:value-type="float" office:value="10.556" calcext:value-type="float">
            <text:p>10.556</text:p>
          </table:table-cell>
          <table:table-cell office:value-type="float" office:value="315" calcext:value-type="float">
            <text:p>315</text:p>
          </table:table-cell>
          <table:table-cell office:value-type="float" office:value="0.00147236" calcext:value-type="float">
            <text:p>0.00147236</text:p>
          </table:table-cell>
          <table:table-cell office:value-type="float" office:value="0.016851" calcext:value-type="float">
            <text:p>0.016851</text:p>
          </table:table-cell>
          <table:table-cell office:value-type="float" office:value="1416.3" calcext:value-type="float">
            <text:p>1416.3</text:p>
          </table:table-cell>
          <table:table-cell office:value-type="float" office:value="2537.2" calcext:value-type="float">
            <text:p>2537.2</text:p>
          </table:table-cell>
          <table:table-cell office:value-type="float" office:value="1431.8" calcext:value-type="float">
            <text:p>1431.8</text:p>
          </table:table-cell>
          <table:table-cell office:value-type="float" office:value="2715.1" calcext:value-type="float">
            <text:p>2715.1</text:p>
          </table:table-cell>
          <table:table-cell office:value-type="float" office:value="3.3998" calcext:value-type="float">
            <text:p>3.3998</text:p>
          </table:table-cell>
          <table:table-cell office:value-type="float" office:value="5.5816" calcext:value-type="float">
            <text:p>5.581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15.308" calcext:value-type="float">
            <text:p>315.308</text:p>
          </table:table-cell>
          <table:table-cell office:value-type="float" office:value="0.00147394" calcext:value-type="float">
            <text:p>0.00147394</text:p>
          </table:table-cell>
          <table:table-cell office:value-type="float" office:value="0.016763" calcext:value-type="float">
            <text:p>0.016763</text:p>
          </table:table-cell>
          <table:table-cell office:value-type="float" office:value="1418.1" calcext:value-type="float">
            <text:p>1418.1</text:p>
          </table:table-cell>
          <table:table-cell office:value-type="float" office:value="2536.5" calcext:value-type="float">
            <text:p>2536.5</text:p>
          </table:table-cell>
          <table:table-cell office:value-type="float" office:value="1433.7" calcext:value-type="float">
            <text:p>1433.7</text:p>
          </table:table-cell>
          <table:table-cell office:value-type="float" office:value="2714.2" calcext:value-type="float">
            <text:p>2714.2</text:p>
          </table:table-cell>
          <table:table-cell office:value-type="float" office:value="3.4028" calcext:value-type="float">
            <text:p>3.4028</text:p>
          </table:table-cell>
          <table:table-cell office:value-type="float" office:value="5.5789" calcext:value-type="float">
            <text:p>5.5789</text:p>
          </table:table-cell>
        </table:table-row>
        <table:table-row table:style-name="ro1">
          <table:table-cell office:value-type="float" office:value="10.699" calcext:value-type="float">
            <text:p>10.699</text:p>
          </table:table-cell>
          <table:table-cell office:value-type="float" office:value="316" calcext:value-type="float">
            <text:p>316</text:p>
          </table:table-cell>
          <table:table-cell office:value-type="float" office:value="0.00147751" calcext:value-type="float">
            <text:p>0.00147751</text:p>
          </table:table-cell>
          <table:table-cell office:value-type="float" office:value="0.016567" calcext:value-type="float">
            <text:p>0.016567</text:p>
          </table:table-cell>
          <table:table-cell office:value-type="float" office:value="1422" calcext:value-type="float">
            <text:p>1422</text:p>
          </table:table-cell>
          <table:table-cell office:value-type="float" office:value="2535" calcext:value-type="float">
            <text:p>2535</text:p>
          </table:table-cell>
          <table:table-cell office:value-type="float" office:value="1437.8" calcext:value-type="float">
            <text:p>1437.8</text:p>
          </table:table-cell>
          <table:table-cell office:value-type="float" office:value="2712.3" calcext:value-type="float">
            <text:p>2712.3</text:p>
          </table:table-cell>
          <table:table-cell office:value-type="float" office:value="3.4097" calcext:value-type="float">
            <text:p>3.4097</text:p>
          </table:table-cell>
          <table:table-cell office:value-type="float" office:value="5.5729" calcext:value-type="float">
            <text:p>5.572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16.703" calcext:value-type="float">
            <text:p>316.703</text:p>
          </table:table-cell>
          <table:table-cell office:value-type="float" office:value="0.00148119" calcext:value-type="float">
            <text:p>0.00148119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1426.1" calcext:value-type="float">
            <text:p>1426.1</text:p>
          </table:table-cell>
          <table:table-cell office:value-type="float" office:value="2533.5" calcext:value-type="float">
            <text:p>2533.5</text:p>
          </table:table-cell>
          <table:table-cell office:value-type="float" office:value="1442.1" calcext:value-type="float">
            <text:p>1442.1</text:p>
          </table:table-cell>
          <table:table-cell office:value-type="float" office:value="2710.3" calcext:value-type="float">
            <text:p>2710.3</text:p>
          </table:table-cell>
          <table:table-cell office:value-type="float" office:value="3.4166" calcext:value-type="float">
            <text:p>3.4166</text:p>
          </table:table-cell>
          <table:table-cell office:value-type="float" office:value="5.5667" calcext:value-type="float">
            <text:p>5.5667</text:p>
          </table:table-cell>
        </table:table-row>
        <table:table-row table:style-name="ro1">
          <table:table-cell office:value-type="float" office:value="10.843" calcext:value-type="float">
            <text:p>10.843</text:p>
          </table:table-cell>
          <table:table-cell office:value-type="float" office:value="317" calcext:value-type="float">
            <text:p>317</text:p>
          </table:table-cell>
          <table:table-cell office:value-type="float" office:value="0.00148275" calcext:value-type="float">
            <text:p>0.00148275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1427.8" calcext:value-type="float">
            <text:p>1427.8</text:p>
          </table:table-cell>
          <table:table-cell office:value-type="float" office:value="2532.9" calcext:value-type="float">
            <text:p>2532.9</text:p>
          </table:table-cell>
          <table:table-cell office:value-type="float" office:value="1443.9" calcext:value-type="float">
            <text:p>1443.9</text:p>
          </table:table-cell>
          <table:table-cell office:value-type="float" office:value="2709.5" calcext:value-type="float">
            <text:p>2709.5</text:p>
          </table:table-cell>
          <table:table-cell office:value-type="float" office:value="3.4195" calcext:value-type="float">
            <text:p>3.4195</text:p>
          </table:table-cell>
          <table:table-cell office:value-type="float" office:value="5.5641" calcext:value-type="float">
            <text:p>5.5641</text:p>
          </table:table-cell>
        </table:table-row>
        <table:table-row table:style-name="ro1">
          <table:table-cell office:value-type="float" office:value="10.989" calcext:value-type="float">
            <text:p>10.989</text:p>
          </table:table-cell>
          <table:table-cell office:value-type="float" office:value="318" calcext:value-type="float">
            <text:p>318</text:p>
          </table:table-cell>
          <table:table-cell office:value-type="float" office:value="0.00148809" calcext:value-type="float">
            <text:p>0.00148809</text:p>
          </table:table-cell>
          <table:table-cell office:value-type="float" office:value="0.016011" calcext:value-type="float">
            <text:p>0.016011</text:p>
          </table:table-cell>
          <table:table-cell office:value-type="float" office:value="1433.6" calcext:value-type="float">
            <text:p>1433.6</text:p>
          </table:table-cell>
          <table:table-cell office:value-type="float" office:value="2530.7" calcext:value-type="float">
            <text:p>2530.7</text:p>
          </table:table-cell>
          <table:table-cell office:value-type="float" office:value="1450" calcext:value-type="float">
            <text:p>1450</text:p>
          </table:table-cell>
          <table:table-cell office:value-type="float" office:value="2706.6" calcext:value-type="float">
            <text:p>2706.6</text:p>
          </table:table-cell>
          <table:table-cell office:value-type="float" office:value="3.4295" calcext:value-type="float">
            <text:p>3.4295</text:p>
          </table:table-cell>
          <table:table-cell office:value-type="float" office:value="5.5552" calcext:value-type="float">
            <text:p>5.5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8.079" calcext:value-type="float">
            <text:p>318.079</text:p>
          </table:table-cell>
          <table:table-cell office:value-type="float" office:value="0.00148851" calcext:value-type="float">
            <text:p>0.00148851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1434" calcext:value-type="float">
            <text:p>1434</text:p>
          </table:table-cell>
          <table:table-cell office:value-type="float" office:value="2530.4" calcext:value-type="float">
            <text:p>2530.4</text:p>
          </table:table-cell>
          <table:table-cell office:value-type="float" office:value="1450.4" calcext:value-type="float">
            <text:p>1450.4</text:p>
          </table:table-cell>
          <table:table-cell office:value-type="float" office:value="2706.3" calcext:value-type="float">
            <text:p>2706.3</text:p>
          </table:table-cell>
          <table:table-cell office:value-type="float" office:value="3.4303" calcext:value-type="float">
            <text:p>3.4303</text:p>
          </table:table-cell>
          <table:table-cell office:value-type="float" office:value="5.5545" calcext:value-type="float">
            <text:p>5.554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19" calcext:value-type="float">
            <text:p>319</text:p>
          </table:table-cell>
          <table:table-cell office:value-type="float" office:value="0.00149351" calcext:value-type="float">
            <text:p>0.00149351</text:p>
          </table:table-cell>
          <table:table-cell office:value-type="float" office:value="0.015739" calcext:value-type="float">
            <text:p>0.015739</text:p>
          </table:table-cell>
          <table:table-cell office:value-type="float" office:value="1439.5" calcext:value-type="float">
            <text:p>1439.5</text:p>
          </table:table-cell>
          <table:table-cell office:value-type="float" office:value="2528.3" calcext:value-type="float">
            <text:p>2528.3</text:p>
          </table:table-cell>
          <table:table-cell office:value-type="float" office:value="1456.1" calcext:value-type="float">
            <text:p>1456.1</text:p>
          </table:table-cell>
          <table:table-cell office:value-type="float" office:value="2703.6" calcext:value-type="float">
            <text:p>2703.6</text:p>
          </table:table-cell>
          <table:table-cell office:value-type="float" office:value="3.4394" calcext:value-type="float">
            <text:p>3.4394</text:p>
          </table:table-cell>
          <table:table-cell office:value-type="float" office:value="5.5462" calcext:value-type="float">
            <text:p>5.546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19.434" calcext:value-type="float">
            <text:p>319.434</text:p>
          </table:table-cell>
          <table:table-cell office:value-type="float" office:value="0.0014959" calcext:value-type="float">
            <text:p>0.0014959</text:p>
          </table:table-cell>
          <table:table-cell office:value-type="float" office:value="0.015622" calcext:value-type="float">
            <text:p>0.015622</text:p>
          </table:table-cell>
          <table:table-cell office:value-type="float" office:value="1441.9" calcext:value-type="float">
            <text:p>1441.9</text:p>
          </table:table-cell>
          <table:table-cell office:value-type="float" office:value="2527.3" calcext:value-type="float">
            <text:p>2527.3</text:p>
          </table:table-cell>
          <table:table-cell office:value-type="float" office:value="1458.7" calcext:value-type="float">
            <text:p>1458.7</text:p>
          </table:table-cell>
          <table:table-cell office:value-type="float" office:value="2702.3" calcext:value-type="float">
            <text:p>2702.3</text:p>
          </table:table-cell>
          <table:table-cell office:value-type="float" office:value="3.4438" calcext:value-type="float">
            <text:p>3.4438</text:p>
          </table:table-cell>
          <table:table-cell office:value-type="float" office:value="5.5423" calcext:value-type="float">
            <text:p>5.5423</text:p>
          </table:table-cell>
        </table:table-row>
        <table:table-row table:style-name="ro1">
          <table:table-cell office:value-type="float" office:value="11.284" calcext:value-type="float">
            <text:p>11.284</text:p>
          </table:table-cell>
          <table:table-cell office:value-type="float" office:value="320" calcext:value-type="float">
            <text:p>320</text:p>
          </table:table-cell>
          <table:table-cell office:value-type="float" office:value="0.00149904" calcext:value-type="float">
            <text:p>0.00149904</text:p>
          </table:table-cell>
          <table:table-cell office:value-type="float" office:value="0.015471" calcext:value-type="float">
            <text:p>0.015471</text:p>
          </table:table-cell>
          <table:table-cell office:value-type="float" office:value="1445.3" calcext:value-type="float">
            <text:p>1445.3</text:p>
          </table:table-cell>
          <table:table-cell office:value-type="float" office:value="2526" calcext:value-type="float">
            <text:p>2526</text:p>
          </table:table-cell>
          <table:table-cell office:value-type="float" office:value="1462.2" calcext:value-type="float">
            <text:p>1462.2</text:p>
          </table:table-cell>
          <table:table-cell office:value-type="float" office:value="2700.6" calcext:value-type="float">
            <text:p>2700.6</text:p>
          </table:table-cell>
          <table:table-cell office:value-type="float" office:value="3.4494" calcext:value-type="float">
            <text:p>3.4494</text:p>
          </table:table-cell>
          <table:table-cell office:value-type="float" office:value="5.5372" calcext:value-type="float">
            <text:p>5.5372</text:p>
          </table:table-cell>
        </table:table-row>
        <table:table-row table:style-name="ro1">
          <table:table-cell office:value-type="float" office:value="11.284" calcext:value-type="float">
            <text:p>11.284</text:p>
          </table:table-cell>
          <table:table-cell office:value-type="float" office:value="320" calcext:value-type="float">
            <text:p>320</text:p>
          </table:table-cell>
          <table:table-cell office:value-type="float" office:value="0.00149904" calcext:value-type="float">
            <text:p>0.00149904</text:p>
          </table:table-cell>
          <table:table-cell office:value-type="float" office:value="0.015471" calcext:value-type="float">
            <text:p>0.015471</text:p>
          </table:table-cell>
          <table:table-cell office:value-type="float" office:value="1445.3" calcext:value-type="float">
            <text:p>1445.3</text:p>
          </table:table-cell>
          <table:table-cell office:value-type="float" office:value="2526" calcext:value-type="float">
            <text:p>2526</text:p>
          </table:table-cell>
          <table:table-cell office:value-type="float" office:value="1462.2" calcext:value-type="float">
            <text:p>1462.2</text:p>
          </table:table-cell>
          <table:table-cell office:value-type="float" office:value="2700.6" calcext:value-type="float">
            <text:p>2700.6</text:p>
          </table:table-cell>
          <table:table-cell office:value-type="float" office:value="3.4494" calcext:value-type="float">
            <text:p>3.4494</text:p>
          </table:table-cell>
          <table:table-cell office:value-type="float" office:value="5.5372" calcext:value-type="float">
            <text:p>5.537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20.771" calcext:value-type="float">
            <text:p>320.771</text:p>
          </table:table-cell>
          <table:table-cell office:value-type="float" office:value="0.00150337" calcext:value-type="float">
            <text:p>0.00150337</text:p>
          </table:table-cell>
          <table:table-cell office:value-type="float" office:value="0.015266" calcext:value-type="float">
            <text:p>0.015266</text:p>
          </table:table-cell>
          <table:table-cell office:value-type="float" office:value="1449.9" calcext:value-type="float">
            <text:p>1449.9</text:p>
          </table:table-cell>
          <table:table-cell office:value-type="float" office:value="2524.2" calcext:value-type="float">
            <text:p>2524.2</text:p>
          </table:table-cell>
          <table:table-cell office:value-type="float" office:value="1467" calcext:value-type="float">
            <text:p>1467</text:p>
          </table:table-cell>
          <table:table-cell office:value-type="float" office:value="2698.2" calcext:value-type="float">
            <text:p>2698.2</text:p>
          </table:table-cell>
          <table:table-cell office:value-type="float" office:value="3.4572" calcext:value-type="float">
            <text:p>3.4572</text:p>
          </table:table-cell>
          <table:table-cell office:value-type="float" office:value="5.5302" calcext:value-type="float">
            <text:p>5.5302</text:p>
          </table:table-cell>
        </table:table-row>
        <table:table-row table:style-name="ro1">
          <table:table-cell office:value-type="float" office:value="11.434" calcext:value-type="float">
            <text:p>11.434</text:p>
          </table:table-cell>
          <table:table-cell office:value-type="float" office:value="321" calcext:value-type="float">
            <text:p>321</text:p>
          </table:table-cell>
          <table:table-cell office:value-type="float" office:value="0.00150467" calcext:value-type="float">
            <text:p>0.00150467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1451.2" calcext:value-type="float">
            <text:p>1451.2</text:p>
          </table:table-cell>
          <table:table-cell office:value-type="float" office:value="2523.6" calcext:value-type="float">
            <text:p>2523.6</text:p>
          </table:table-cell>
          <table:table-cell office:value-type="float" office:value="1468.4" calcext:value-type="float">
            <text:p>1468.4</text:p>
          </table:table-cell>
          <table:table-cell office:value-type="float" office:value="2697.5" calcext:value-type="float">
            <text:p>2697.5</text:p>
          </table:table-cell>
          <table:table-cell office:value-type="float" office:value="3.4595" calcext:value-type="float">
            <text:p>3.4595</text:p>
          </table:table-cell>
          <table:table-cell office:value-type="float" office:value="5.5281" calcext:value-type="float">
            <text:p>5.5281</text:p>
          </table:table-cell>
        </table:table-row>
        <table:table-row table:style-name="ro1">
          <table:table-cell office:value-type="float" office:value="11.586" calcext:value-type="float">
            <text:p>11.586</text:p>
          </table:table-cell>
          <table:table-cell office:value-type="float" office:value="322" calcext:value-type="float">
            <text:p>322</text:p>
          </table:table-cell>
          <table:table-cell office:value-type="float" office:value="0.0015104" calcext:value-type="float">
            <text:p>0.0015104</text:p>
          </table:table-cell>
          <table:table-cell office:value-type="float" office:value="0.014945" calcext:value-type="float">
            <text:p>0.014945</text:p>
          </table:table-cell>
          <table:table-cell office:value-type="float" office:value="1457.1" calcext:value-type="float">
            <text:p>1457.1</text:p>
          </table:table-cell>
          <table:table-cell office:value-type="float" office:value="2521.1" calcext:value-type="float">
            <text:p>2521.1</text:p>
          </table:table-cell>
          <table:table-cell office:value-type="float" office:value="1474.6" calcext:value-type="float">
            <text:p>1474.6</text:p>
          </table:table-cell>
          <table:table-cell office:value-type="float" office:value="2694.3" calcext:value-type="float">
            <text:p>2694.3</text:p>
          </table:table-cell>
          <table:table-cell office:value-type="float" office:value="3.4695" calcext:value-type="float">
            <text:p>3.4695</text:p>
          </table:table-cell>
          <table:table-cell office:value-type="float" office:value="5.5189" calcext:value-type="float">
            <text:p>5.518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22.09" calcext:value-type="float">
            <text:p>322.09</text:p>
          </table:table-cell>
          <table:table-cell office:value-type="float" office:value="0.00151093" calcext:value-type="float">
            <text:p>0.00151093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1457.7" calcext:value-type="float">
            <text:p>1457.7</text:p>
          </table:table-cell>
          <table:table-cell office:value-type="float" office:value="2520.9" calcext:value-type="float">
            <text:p>2520.9</text:p>
          </table:table-cell>
          <table:table-cell office:value-type="float" office:value="1475.2" calcext:value-type="float">
            <text:p>1475.2</text:p>
          </table:table-cell>
          <table:table-cell office:value-type="float" office:value="2694" calcext:value-type="float">
            <text:p>2694</text:p>
          </table:table-cell>
          <table:table-cell office:value-type="float" office:value="3.4705" calcext:value-type="float">
            <text:p>3.4705</text:p>
          </table:table-cell>
          <table:table-cell office:value-type="float" office:value="5.5181" calcext:value-type="float">
            <text:p>5.5181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323" calcext:value-type="float">
            <text:p>323</text:p>
          </table:table-cell>
          <table:table-cell office:value-type="float" office:value="0.00151625" calcext:value-type="float">
            <text:p>0.00151625</text:p>
          </table:table-cell>
          <table:table-cell office:value-type="float" office:value="0.014688" calcext:value-type="float">
            <text:p>0.014688</text:p>
          </table:table-cell>
          <table:table-cell office:value-type="float" office:value="1463.1" calcext:value-type="float">
            <text:p>1463.1</text:p>
          </table:table-cell>
          <table:table-cell office:value-type="float" office:value="2518.7" calcext:value-type="float">
            <text:p>2518.7</text:p>
          </table:table-cell>
          <table:table-cell office:value-type="float" office:value="1480.9" calcext:value-type="float">
            <text:p>1480.9</text:p>
          </table:table-cell>
          <table:table-cell office:value-type="float" office:value="2691.1" calcext:value-type="float">
            <text:p>2691.1</text:p>
          </table:table-cell>
          <table:table-cell office:value-type="float" office:value="3.4797" calcext:value-type="float">
            <text:p>3.4797</text:p>
          </table:table-cell>
          <table:table-cell office:value-type="float" office:value="5.5096" calcext:value-type="float">
            <text:p>5.509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23.391" calcext:value-type="float">
            <text:p>323.391</text:p>
          </table:table-cell>
          <table:table-cell office:value-type="float" office:value="0.00151857" calcext:value-type="float">
            <text:p>0.00151857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1465.4" calcext:value-type="float">
            <text:p>1465.4</text:p>
          </table:table-cell>
          <table:table-cell office:value-type="float" office:value="2517.7" calcext:value-type="float">
            <text:p>2517.7</text:p>
          </table:table-cell>
          <table:table-cell office:value-type="float" office:value="1483.3" calcext:value-type="float">
            <text:p>1483.3</text:p>
          </table:table-cell>
          <table:table-cell office:value-type="float" office:value="2689.8" calcext:value-type="float">
            <text:p>2689.8</text:p>
          </table:table-cell>
          <table:table-cell office:value-type="float" office:value="3.4836" calcext:value-type="float">
            <text:p>3.4836</text:p>
          </table:table-cell>
          <table:table-cell office:value-type="float" office:value="5.506" calcext:value-type="float">
            <text:p>5.506</text:p>
          </table:table-cell>
        </table:table-row>
        <table:table-row table:style-name="ro1">
          <table:table-cell office:value-type="float" office:value="11.895" calcext:value-type="float">
            <text:p>11.895</text:p>
          </table:table-cell>
          <table:table-cell office:value-type="float" office:value="324" calcext:value-type="float">
            <text:p>324</text:p>
          </table:table-cell>
          <table:table-cell office:value-type="float" office:value="0.00152221" calcext:value-type="float">
            <text:p>0.00152221</text:p>
          </table:table-cell>
          <table:table-cell office:value-type="float" office:value="0.014434" calcext:value-type="float">
            <text:p>0.014434</text:p>
          </table:table-cell>
          <table:table-cell office:value-type="float" office:value="1469.1" calcext:value-type="float">
            <text:p>1469.1</text:p>
          </table:table-cell>
          <table:table-cell office:value-type="float" office:value="2516" calcext:value-type="float">
            <text:p>2516</text:p>
          </table:table-cell>
          <table:table-cell office:value-type="float" office:value="1487.2" calcext:value-type="float">
            <text:p>1487.2</text:p>
          </table:table-cell>
          <table:table-cell office:value-type="float" office:value="2687.7" calcext:value-type="float">
            <text:p>2687.7</text:p>
          </table:table-cell>
          <table:table-cell office:value-type="float" office:value="3.4898" calcext:value-type="float">
            <text:p>3.4898</text:p>
          </table:table-cell>
          <table:table-cell office:value-type="float" office:value="5.5003" calcext:value-type="float">
            <text:p>5.5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.675" calcext:value-type="float">
            <text:p>324.675</text:p>
          </table:table-cell>
          <table:table-cell office:value-type="float" office:value="0.0015263" calcext:value-type="float">
            <text:p>0.0015263</text:p>
          </table:table-cell>
          <table:table-cell office:value-type="float" office:value="0.014264" calcext:value-type="float">
            <text:p>0.014264</text:p>
          </table:table-cell>
          <table:table-cell office:value-type="float" office:value="1473.2" calcext:value-type="float">
            <text:p>1473.2</text:p>
          </table:table-cell>
          <table:table-cell office:value-type="float" office:value="2514.2" calcext:value-type="float">
            <text:p>2514.2</text:p>
          </table:table-cell>
          <table:table-cell office:value-type="float" office:value="1491.5" calcext:value-type="float">
            <text:p>1491.5</text:p>
          </table:table-cell>
          <table:table-cell office:value-type="float" office:value="2685.4" calcext:value-type="float">
            <text:p>2685.4</text:p>
          </table:table-cell>
          <table:table-cell office:value-type="float" office:value="3.4967" calcext:value-type="float">
            <text:p>3.4967</text:p>
          </table:table-cell>
          <table:table-cell office:value-type="float" office:value="5.4939" calcext:value-type="float">
            <text:p>5.4939</text:p>
          </table:table-cell>
        </table:table-row>
        <table:table-row table:style-name="ro1">
          <table:table-cell office:value-type="float" office:value="12.051" calcext:value-type="float">
            <text:p>12.051</text:p>
          </table:table-cell>
          <table:table-cell office:value-type="float" office:value="325" calcext:value-type="float">
            <text:p>325</text:p>
          </table:table-cell>
          <table:table-cell office:value-type="float" office:value="0.00152829" calcext:value-type="float">
            <text:p>0.00152829</text:p>
          </table:table-cell>
          <table:table-cell office:value-type="float" office:value="0.014183" calcext:value-type="float">
            <text:p>0.014183</text:p>
          </table:table-cell>
          <table:table-cell office:value-type="float" office:value="1475.1" calcext:value-type="float">
            <text:p>1475.1</text:p>
          </table:table-cell>
          <table:table-cell office:value-type="float" office:value="2513.4" calcext:value-type="float">
            <text:p>2513.4</text:p>
          </table:table-cell>
          <table:table-cell office:value-type="float" office:value="1493.5" calcext:value-type="float">
            <text:p>1493.5</text:p>
          </table:table-cell>
          <table:table-cell office:value-type="float" office:value="2684.3" calcext:value-type="float">
            <text:p>2684.3</text:p>
          </table:table-cell>
          <table:table-cell office:value-type="float" office:value="3.5" calcext:value-type="float">
            <text:p>3.5</text:p>
          </table:table-cell>
          <table:table-cell office:value-type="float" office:value="5.4908" calcext:value-type="float">
            <text:p>5.490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5.942" calcext:value-type="float">
            <text:p>325.942</text:p>
          </table:table-cell>
          <table:table-cell office:value-type="float" office:value="0.00153413" calcext:value-type="float">
            <text:p>0.0015341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1480.8" calcext:value-type="float">
            <text:p>1480.8</text:p>
          </table:table-cell>
          <table:table-cell office:value-type="float" office:value="2510.8" calcext:value-type="float">
            <text:p>2510.8</text:p>
          </table:table-cell>
          <table:table-cell office:value-type="float" office:value="1499.5" calcext:value-type="float">
            <text:p>1499.5</text:p>
          </table:table-cell>
          <table:table-cell office:value-type="float" office:value="2681" calcext:value-type="float">
            <text:p>2681</text:p>
          </table:table-cell>
          <table:table-cell office:value-type="float" office:value="3.5097" calcext:value-type="float">
            <text:p>3.5097</text:p>
          </table:table-cell>
          <table:table-cell office:value-type="float" office:value="5.4819" calcext:value-type="float">
            <text:p>5.4819</text:p>
          </table:table-cell>
        </table:table-row>
        <table:table-row table:style-name="ro1">
          <table:table-cell office:value-type="float" office:value="12.209" calcext:value-type="float">
            <text:p>12.209</text:p>
          </table:table-cell>
          <table:table-cell office:value-type="float" office:value="326" calcext:value-type="float">
            <text:p>326</text:p>
          </table:table-cell>
          <table:table-cell office:value-type="float" office:value="0.00153449" calcext:value-type="float">
            <text:p>0.00153449</text:p>
          </table:table-cell>
          <table:table-cell office:value-type="float" office:value="0.013936" calcext:value-type="float">
            <text:p>0.013936</text:p>
          </table:table-cell>
          <table:table-cell office:value-type="float" office:value="1481.2" calcext:value-type="float">
            <text:p>1481.2</text:p>
          </table:table-cell>
          <table:table-cell office:value-type="float" office:value="2510.7" calcext:value-type="float">
            <text:p>2510.7</text:p>
          </table:table-cell>
          <table:table-cell office:value-type="float" office:value="1499.9" calcext:value-type="float">
            <text:p>1499.9</text:p>
          </table:table-cell>
          <table:table-cell office:value-type="float" office:value="2680.8" calcext:value-type="float">
            <text:p>2680.8</text:p>
          </table:table-cell>
          <table:table-cell office:value-type="float" office:value="3.5103" calcext:value-type="float">
            <text:p>3.5103</text:p>
          </table:table-cell>
          <table:table-cell office:value-type="float" office:value="5.4813" calcext:value-type="float">
            <text:p>5.4813</text:p>
          </table:table-cell>
        </table:table-row>
        <table:table-row table:style-name="ro1">
          <table:table-cell office:value-type="float" office:value="12.369" calcext:value-type="float">
            <text:p>12.369</text:p>
          </table:table-cell>
          <table:table-cell office:value-type="float" office:value="327" calcext:value-type="float">
            <text:p>327</text:p>
          </table:table-cell>
          <table:table-cell office:value-type="float" office:value="0.00154081" calcext:value-type="float">
            <text:p>0.00154081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1487.2" calcext:value-type="float">
            <text:p>1487.2</text:p>
          </table:table-cell>
          <table:table-cell office:value-type="float" office:value="2507.9" calcext:value-type="float">
            <text:p>2507.9</text:p>
          </table:table-cell>
          <table:table-cell office:value-type="float" office:value="1506.3" calcext:value-type="float">
            <text:p>1506.3</text:p>
          </table:table-cell>
          <table:table-cell office:value-type="float" office:value="2677.3" calcext:value-type="float">
            <text:p>2677.3</text:p>
          </table:table-cell>
          <table:table-cell office:value-type="float" office:value="3.5206" calcext:value-type="float">
            <text:p>3.5206</text:p>
          </table:table-cell>
          <table:table-cell office:value-type="float" office:value="5.4717" calcext:value-type="float">
            <text:p>5.471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27.194" calcext:value-type="float">
            <text:p>327.194</text:p>
          </table:table-cell>
          <table:table-cell office:value-type="float" office:value="0.00154205" calcext:value-type="float">
            <text:p>0.00154205</text:p>
          </table:table-cell>
          <table:table-cell office:value-type="float" office:value="0.013645" calcext:value-type="float">
            <text:p>0.013645</text:p>
          </table:table-cell>
          <table:table-cell office:value-type="float" office:value="1488.5" calcext:value-type="float">
            <text:p>1488.5</text:p>
          </table:table-cell>
          <table:table-cell office:value-type="float" office:value="2507.4" calcext:value-type="float">
            <text:p>2507.4</text:p>
          </table:table-cell>
          <table:table-cell office:value-type="float" office:value="1507.6" calcext:value-type="float">
            <text:p>1507.6</text:p>
          </table:table-cell>
          <table:table-cell office:value-type="float" office:value="2676.6" calcext:value-type="float">
            <text:p>2676.6</text:p>
          </table:table-cell>
          <table:table-cell office:value-type="float" office:value="3.5226" calcext:value-type="float">
            <text:p>3.5226</text:p>
          </table:table-cell>
          <table:table-cell office:value-type="float" office:value="5.4698" calcext:value-type="float">
            <text:p>5.4698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328" calcext:value-type="float">
            <text:p>328</text:p>
          </table:table-cell>
          <table:table-cell office:value-type="float" office:value="0.00154727" calcext:value-type="float">
            <text:p>0.00154727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1493.4" calcext:value-type="float">
            <text:p>1493.4</text:p>
          </table:table-cell>
          <table:table-cell office:value-type="float" office:value="2505.1" calcext:value-type="float">
            <text:p>2505.1</text:p>
          </table:table-cell>
          <table:table-cell office:value-type="float" office:value="1512.8" calcext:value-type="float">
            <text:p>1512.8</text:p>
          </table:table-cell>
          <table:table-cell office:value-type="float" office:value="2673.6" calcext:value-type="float">
            <text:p>2673.6</text:p>
          </table:table-cell>
          <table:table-cell office:value-type="float" office:value="3.5309" calcext:value-type="float">
            <text:p>3.5309</text:p>
          </table:table-cell>
          <table:table-cell office:value-type="float" office:value="5.4619" calcext:value-type="float">
            <text:p>5.4619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8.429" calcext:value-type="float">
            <text:p>328.429</text:p>
          </table:table-cell>
          <table:table-cell office:value-type="float" office:value="0.00155009" calcext:value-type="float">
            <text:p>0.00155009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1496.1" calcext:value-type="float">
            <text:p>1496.1</text:p>
          </table:table-cell>
          <table:table-cell office:value-type="float" office:value="2503.8" calcext:value-type="float">
            <text:p>2503.8</text:p>
          </table:table-cell>
          <table:table-cell office:value-type="float" office:value="1515.6" calcext:value-type="float">
            <text:p>1515.6</text:p>
          </table:table-cell>
          <table:table-cell office:value-type="float" office:value="2672" calcext:value-type="float">
            <text:p>2672</text:p>
          </table:table-cell>
          <table:table-cell office:value-type="float" office:value="3.5354" calcext:value-type="float">
            <text:p>3.5354</text:p>
          </table:table-cell>
          <table:table-cell office:value-type="float" office:value="5.4577" calcext:value-type="float">
            <text:p>5.4577</text:p>
          </table:table-cell>
        </table:table-row>
        <table:table-row table:style-name="ro1">
          <table:table-cell office:value-type="float" office:value="12.693" calcext:value-type="float">
            <text:p>12.693</text:p>
          </table:table-cell>
          <table:table-cell office:value-type="float" office:value="329" calcext:value-type="float">
            <text:p>329</text:p>
          </table:table-cell>
          <table:table-cell office:value-type="float" office:value="0.00155387" calcext:value-type="float">
            <text:p>0.00155387</text:p>
          </table:table-cell>
          <table:table-cell office:value-type="float" office:value="0.013213" calcext:value-type="float">
            <text:p>0.013213</text:p>
          </table:table-cell>
          <table:table-cell office:value-type="float" office:value="1499.6" calcext:value-type="float">
            <text:p>1499.6</text:p>
          </table:table-cell>
          <table:table-cell office:value-type="float" office:value="2502.2" calcext:value-type="float">
            <text:p>2502.2</text:p>
          </table:table-cell>
          <table:table-cell office:value-type="float" office:value="1519.3" calcext:value-type="float">
            <text:p>1519.3</text:p>
          </table:table-cell>
          <table:table-cell office:value-type="float" office:value="2669.9" calcext:value-type="float">
            <text:p>2669.9</text:p>
          </table:table-cell>
          <table:table-cell office:value-type="float" office:value="3.5413" calcext:value-type="float">
            <text:p>3.5413</text:p>
          </table:table-cell>
          <table:table-cell office:value-type="float" office:value="5.4521" calcext:value-type="float">
            <text:p>5.4521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29.649" calcext:value-type="float">
            <text:p>329.649</text:p>
          </table:table-cell>
          <table:table-cell office:value-type="float" office:value="0.00155823" calcext:value-type="float">
            <text:p>0.00155823</text:p>
          </table:table-cell>
          <table:table-cell office:value-type="float" office:value="0.013061" calcext:value-type="float">
            <text:p>0.013061</text:p>
          </table:table-cell>
          <table:table-cell office:value-type="float" office:value="1503.7" calcext:value-type="float">
            <text:p>1503.7</text:p>
          </table:table-cell>
          <table:table-cell office:value-type="float" office:value="2500.2" calcext:value-type="float">
            <text:p>2500.2</text:p>
          </table:table-cell>
          <table:table-cell office:value-type="float" office:value="1523.6" calcext:value-type="float">
            <text:p>1523.6</text:p>
          </table:table-cell>
          <table:table-cell office:value-type="float" office:value="2667.4" calcext:value-type="float">
            <text:p>2667.4</text:p>
          </table:table-cell>
          <table:table-cell office:value-type="float" office:value="3.5481" calcext:value-type="float">
            <text:p>3.5481</text:p>
          </table:table-cell>
          <table:table-cell office:value-type="float" office:value="5.4457" calcext:value-type="float">
            <text:p>5.4457</text:p>
          </table:table-cell>
        </table:table-row>
        <table:table-row table:style-name="ro1">
          <table:table-cell office:value-type="float" office:value="12.858" calcext:value-type="float">
            <text:p>12.858</text:p>
          </table:table-cell>
          <table:table-cell office:value-type="float" office:value="330" calcext:value-type="float">
            <text:p>330</text:p>
          </table:table-cell>
          <table:table-cell office:value-type="float" office:value="0.00156061" calcext:value-type="float">
            <text:p>0.00156061</text:p>
          </table:table-cell>
          <table:table-cell office:value-type="float" office:value="0.012979" calcext:value-type="float">
            <text:p>0.012979</text:p>
          </table:table-cell>
          <table:table-cell office:value-type="float" office:value="1505.8" calcext:value-type="float">
            <text:p>1505.8</text:p>
          </table:table-cell>
          <table:table-cell office:value-type="float" office:value="2499.1" calcext:value-type="float">
            <text:p>2499.1</text:p>
          </table:table-cell>
          <table:table-cell office:value-type="float" office:value="1525.9" calcext:value-type="float">
            <text:p>1525.9</text:p>
          </table:table-cell>
          <table:table-cell office:value-type="float" office:value="2666" calcext:value-type="float">
            <text:p>2666</text:p>
          </table:table-cell>
          <table:table-cell office:value-type="float" office:value="3.5518" calcext:value-type="float">
            <text:p>3.5518</text:p>
          </table:table-cell>
          <table:table-cell office:value-type="float" office:value="5.4422" calcext:value-type="float">
            <text:p>5.4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0.854" calcext:value-type="float">
            <text:p>330.854</text:p>
          </table:table-cell>
          <table:table-cell office:value-type="float" office:value="0.00156649" calcext:value-type="float">
            <text:p>0.0015664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1511.1" calcext:value-type="float">
            <text:p>1511.1</text:p>
          </table:table-cell>
          <table:table-cell office:value-type="float" office:value="2496.6" calcext:value-type="float">
            <text:p>2496.6</text:p>
          </table:table-cell>
          <table:table-cell office:value-type="float" office:value="1531.5" calcext:value-type="float">
            <text:p>1531.5</text:p>
          </table:table-cell>
          <table:table-cell office:value-type="float" office:value="2662.7" calcext:value-type="float">
            <text:p>2662.7</text:p>
          </table:table-cell>
          <table:table-cell office:value-type="float" office:value="3.5608" calcext:value-type="float">
            <text:p>3.5608</text:p>
          </table:table-cell>
          <table:table-cell office:value-type="float" office:value="5.4336" calcext:value-type="float">
            <text:p>5.4336</text:p>
          </table:table-cell>
        </table:table-row>
        <table:table-row table:style-name="ro1">
          <table:table-cell office:value-type="float" office:value="13.024" calcext:value-type="float">
            <text:p>13.024</text:p>
          </table:table-cell>
          <table:table-cell office:value-type="float" office:value="331" calcext:value-type="float">
            <text:p>331</text:p>
          </table:table-cell>
          <table:table-cell office:value-type="float" office:value="0.00156751" calcext:value-type="float">
            <text:p>0.00156751</text:p>
          </table:table-cell>
          <table:table-cell office:value-type="float" office:value="0.012747" calcext:value-type="float">
            <text:p>0.012747</text:p>
          </table:table-cell>
          <table:table-cell office:value-type="float" office:value="1512.1" calcext:value-type="float">
            <text:p>1512.1</text:p>
          </table:table-cell>
          <table:table-cell office:value-type="float" office:value="2496.1" calcext:value-type="float">
            <text:p>2496.1</text:p>
          </table:table-cell>
          <table:table-cell office:value-type="float" office:value="1532.5" calcext:value-type="float">
            <text:p>1532.5</text:p>
          </table:table-cell>
          <table:table-cell office:value-type="float" office:value="2662.1" calcext:value-type="float">
            <text:p>2662.1</text:p>
          </table:table-cell>
          <table:table-cell office:value-type="float" office:value="3.5623" calcext:value-type="float">
            <text:p>3.5623</text:p>
          </table:table-cell>
          <table:table-cell office:value-type="float" office:value="5.4321" calcext:value-type="float">
            <text:p>5.4321</text:p>
          </table:table-cell>
        </table:table-row>
        <table:table-row table:style-name="ro1">
          <table:table-cell office:value-type="float" office:value="13.193" calcext:value-type="float">
            <text:p>13.193</text:p>
          </table:table-cell>
          <table:table-cell office:value-type="float" office:value="332" calcext:value-type="float">
            <text:p>332</text:p>
          </table:table-cell>
          <table:table-cell office:value-type="float" office:value="0.00157456" calcext:value-type="float">
            <text:p>0.00157456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1518.3" calcext:value-type="float">
            <text:p>1518.3</text:p>
          </table:table-cell>
          <table:table-cell office:value-type="float" office:value="2493" calcext:value-type="float">
            <text:p>2493</text:p>
          </table:table-cell>
          <table:table-cell office:value-type="float" office:value="1539.1" calcext:value-type="float">
            <text:p>1539.1</text:p>
          </table:table-cell>
          <table:table-cell office:value-type="float" office:value="2658.1" calcext:value-type="float">
            <text:p>2658.1</text:p>
          </table:table-cell>
          <table:table-cell office:value-type="float" office:value="3.5729" calcext:value-type="float">
            <text:p>3.5729</text:p>
          </table:table-cell>
          <table:table-cell office:value-type="float" office:value="5.4219" calcext:value-type="float">
            <text:p>5.421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2.044" calcext:value-type="float">
            <text:p>332.044</text:p>
          </table:table-cell>
          <table:table-cell office:value-type="float" office:value="0.00157487" calcext:value-type="float">
            <text:p>0.00157487</text:p>
          </table:table-cell>
          <table:table-cell office:value-type="float" office:value="0.012508" calcext:value-type="float">
            <text:p>0.012508</text:p>
          </table:table-cell>
          <table:table-cell office:value-type="float" office:value="1518.6" calcext:value-type="float">
            <text:p>1518.6</text:p>
          </table:table-cell>
          <table:table-cell office:value-type="float" office:value="2492.8" calcext:value-type="float">
            <text:p>2492.8</text:p>
          </table:table-cell>
          <table:table-cell office:value-type="float" office:value="1539.4" calcext:value-type="float">
            <text:p>1539.4</text:p>
          </table:table-cell>
          <table:table-cell office:value-type="float" office:value="2657.9" calcext:value-type="float">
            <text:p>2657.9</text:p>
          </table:table-cell>
          <table:table-cell office:value-type="float" office:value="3.5734" calcext:value-type="float">
            <text:p>3.5734</text:p>
          </table:table-cell>
          <table:table-cell office:value-type="float" office:value="5.4215" calcext:value-type="float">
            <text:p>5.4215</text:p>
          </table:table-cell>
        </table:table-row>
        <table:table-row table:style-name="ro1">
          <table:table-cell office:value-type="float" office:value="13.362" calcext:value-type="float">
            <text:p>13.362</text:p>
          </table:table-cell>
          <table:table-cell office:value-type="float" office:value="333" calcext:value-type="float">
            <text:p>333</text:p>
          </table:table-cell>
          <table:table-cell office:value-type="float" office:value="0.00158177" calcext:value-type="float">
            <text:p>0.00158177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1524.8" calcext:value-type="float">
            <text:p>1524.8</text:p>
          </table:table-cell>
          <table:table-cell office:value-type="float" office:value="2489.7" calcext:value-type="float">
            <text:p>2489.7</text:p>
          </table:table-cell>
          <table:table-cell office:value-type="float" office:value="1545.9" calcext:value-type="float">
            <text:p>1545.9</text:p>
          </table:table-cell>
          <table:table-cell office:value-type="float" office:value="2653.9" calcext:value-type="float">
            <text:p>2653.9</text:p>
          </table:table-cell>
          <table:table-cell office:value-type="float" office:value="3.5835" calcext:value-type="float">
            <text:p>3.5835</text:p>
          </table:table-cell>
          <table:table-cell office:value-type="float" office:value="5.4116" calcext:value-type="float">
            <text:p>5.411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33.22" calcext:value-type="float">
            <text:p>333.22</text:p>
          </table:table-cell>
          <table:table-cell office:value-type="float" office:value="0.00158338" calcext:value-type="float">
            <text:p>0.00158338</text:p>
          </table:table-cell>
          <table:table-cell office:value-type="float" office:value="0.012242" calcext:value-type="float">
            <text:p>0.012242</text:p>
          </table:table-cell>
          <table:table-cell office:value-type="float" office:value="1526.1" calcext:value-type="float">
            <text:p>1526.1</text:p>
          </table:table-cell>
          <table:table-cell office:value-type="float" office:value="2489" calcext:value-type="float">
            <text:p>2489</text:p>
          </table:table-cell>
          <table:table-cell office:value-type="float" office:value="1547.3" calcext:value-type="float">
            <text:p>1547.3</text:p>
          </table:table-cell>
          <table:table-cell office:value-type="float" office:value="2653" calcext:value-type="float">
            <text:p>2653</text:p>
          </table:table-cell>
          <table:table-cell office:value-type="float" office:value="3.5859" calcext:value-type="float">
            <text:p>3.5859</text:p>
          </table:table-cell>
          <table:table-cell office:value-type="float" office:value="5.4093" calcext:value-type="float">
            <text:p>5.4093</text:p>
          </table:table-cell>
        </table:table-row>
        <table:table-row table:style-name="ro1">
          <table:table-cell office:value-type="float" office:value="13.534" calcext:value-type="float">
            <text:p>13.534</text:p>
          </table:table-cell>
          <table:table-cell office:value-type="float" office:value="334" calcext:value-type="float">
            <text:p>334</text:p>
          </table:table-cell>
          <table:table-cell office:value-type="float" office:value="0.00158915" calcext:value-type="float">
            <text:p>0.00158915</text:p>
          </table:table-cell>
          <table:table-cell office:value-type="float" office:value="0.012068" calcext:value-type="float">
            <text:p>0.012068</text:p>
          </table:table-cell>
          <table:table-cell office:value-type="float" office:value="1531.1" calcext:value-type="float">
            <text:p>1531.1</text:p>
          </table:table-cell>
          <table:table-cell office:value-type="float" office:value="2486.4" calcext:value-type="float">
            <text:p>2486.4</text:p>
          </table:table-cell>
          <table:table-cell office:value-type="float" office:value="1552.6" calcext:value-type="float">
            <text:p>1552.6</text:p>
          </table:table-cell>
          <table:table-cell office:value-type="float" office:value="2649.7" calcext:value-type="float">
            <text:p>2649.7</text:p>
          </table:table-cell>
          <table:table-cell office:value-type="float" office:value="3.5943" calcext:value-type="float">
            <text:p>3.5943</text:p>
          </table:table-cell>
          <table:table-cell office:value-type="float" office:value="5.4012" calcext:value-type="float">
            <text:p>5.401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34.382" calcext:value-type="float">
            <text:p>334.382</text:p>
          </table:table-cell>
          <table:table-cell office:value-type="float" office:value="0.00159202" calcext:value-type="float">
            <text:p>0.00159202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1533.5" calcext:value-type="float">
            <text:p>1533.5</text:p>
          </table:table-cell>
          <table:table-cell office:value-type="float" office:value="2485" calcext:value-type="float">
            <text:p>2485</text:p>
          </table:table-cell>
          <table:table-cell office:value-type="float" office:value="1555.2" calcext:value-type="float">
            <text:p>1555.2</text:p>
          </table:table-cell>
          <table:table-cell office:value-type="float" office:value="2648" calcext:value-type="float">
            <text:p>2648</text:p>
          </table:table-cell>
          <table:table-cell office:value-type="float" office:value="3.5984" calcext:value-type="float">
            <text:p>3.5984</text:p>
          </table:table-cell>
          <table:table-cell office:value-type="float" office:value="5.3972" calcext:value-type="float">
            <text:p>5.3972</text:p>
          </table:table-cell>
        </table:table-row>
        <table:table-row table:style-name="ro1">
          <table:table-cell office:value-type="float" office:value="13.707" calcext:value-type="float">
            <text:p>13.707</text:p>
          </table:table-cell>
          <table:table-cell office:value-type="float" office:value="335" calcext:value-type="float">
            <text:p>335</text:p>
          </table:table-cell>
          <table:table-cell office:value-type="float" office:value="0.00159671" calcext:value-type="float">
            <text:p>0.00159671</text:p>
          </table:table-cell>
          <table:table-cell office:value-type="float" office:value="0.011847" calcext:value-type="float">
            <text:p>0.011847</text:p>
          </table:table-cell>
          <table:table-cell office:value-type="float" office:value="1537.6" calcext:value-type="float">
            <text:p>1537.6</text:p>
          </table:table-cell>
          <table:table-cell office:value-type="float" office:value="2483" calcext:value-type="float">
            <text:p>2483</text:p>
          </table:table-cell>
          <table:table-cell office:value-type="float" office:value="1559.5" calcext:value-type="float">
            <text:p>1559.5</text:p>
          </table:table-cell>
          <table:table-cell office:value-type="float" office:value="2645.4" calcext:value-type="float">
            <text:p>2645.4</text:p>
          </table:table-cell>
          <table:table-cell office:value-type="float" office:value="3.605" calcext:value-type="float">
            <text:p>3.605</text:p>
          </table:table-cell>
          <table:table-cell office:value-type="float" office:value="5.3906" calcext:value-type="float">
            <text:p>5.390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.531" calcext:value-type="float">
            <text:p>335.531</text:p>
          </table:table-cell>
          <table:table-cell office:value-type="float" office:value="0.00160081" calcext:value-type="float">
            <text:p>0.00160081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1541" calcext:value-type="float">
            <text:p>1541</text:p>
          </table:table-cell>
          <table:table-cell office:value-type="float" office:value="2481.1" calcext:value-type="float">
            <text:p>2481.1</text:p>
          </table:table-cell>
          <table:table-cell office:value-type="float" office:value="1563.1" calcext:value-type="float">
            <text:p>1563.1</text:p>
          </table:table-cell>
          <table:table-cell office:value-type="float" office:value="2643" calcext:value-type="float">
            <text:p>2643</text:p>
          </table:table-cell>
          <table:table-cell office:value-type="float" office:value="3.6108" calcext:value-type="float">
            <text:p>3.6108</text:p>
          </table:table-cell>
          <table:table-cell office:value-type="float" office:value="5.385" calcext:value-type="float">
            <text:p>5.385</text:p>
          </table:table-cell>
        </table:table-row>
        <table:table-row table:style-name="ro1">
          <table:table-cell office:value-type="float" office:value="13.882" calcext:value-type="float">
            <text:p>13.882</text:p>
          </table:table-cell>
          <table:table-cell office:value-type="float" office:value="336" calcext:value-type="float">
            <text:p>336</text:p>
          </table:table-cell>
          <table:table-cell office:value-type="float" office:value="0.00160447" calcext:value-type="float">
            <text:p>0.00160447</text:p>
          </table:table-cell>
          <table:table-cell office:value-type="float" office:value="0.011629" calcext:value-type="float">
            <text:p>0.011629</text:p>
          </table:table-cell>
          <table:table-cell office:value-type="float" office:value="1544" calcext:value-type="float">
            <text:p>1544</text:p>
          </table:table-cell>
          <table:table-cell office:value-type="float" office:value="2479.5" calcext:value-type="float">
            <text:p>2479.5</text:p>
          </table:table-cell>
          <table:table-cell office:value-type="float" office:value="1566.3" calcext:value-type="float">
            <text:p>1566.3</text:p>
          </table:table-cell>
          <table:table-cell office:value-type="float" office:value="2640.9" calcext:value-type="float">
            <text:p>2640.9</text:p>
          </table:table-cell>
          <table:table-cell office:value-type="float" office:value="3.6159" calcext:value-type="float">
            <text:p>3.6159</text:p>
          </table:table-cell>
          <table:table-cell office:value-type="float" office:value="5.3799" calcext:value-type="float">
            <text:p>5.37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6.666" calcext:value-type="float">
            <text:p>336.666</text:p>
          </table:table-cell>
          <table:table-cell office:value-type="float" office:value="0.00160974" calcext:value-type="float">
            <text:p>0.00160974</text:p>
          </table:table-cell>
          <table:table-cell office:value-type="float" office:value="0.011485" calcext:value-type="float">
            <text:p>0.011485</text:p>
          </table:table-cell>
          <table:table-cell office:value-type="float" office:value="1548.5" calcext:value-type="float">
            <text:p>1548.5</text:p>
          </table:table-cell>
          <table:table-cell office:value-type="float" office:value="2477.1" calcext:value-type="float">
            <text:p>2477.1</text:p>
          </table:table-cell>
          <table:table-cell office:value-type="float" office:value="1571" calcext:value-type="float">
            <text:p>1571</text:p>
          </table:table-cell>
          <table:table-cell office:value-type="float" office:value="2637.9" calcext:value-type="float">
            <text:p>2637.9</text:p>
          </table:table-cell>
          <table:table-cell office:value-type="float" office:value="3.6232" calcext:value-type="float">
            <text:p>3.6232</text:p>
          </table:table-cell>
          <table:table-cell office:value-type="float" office:value="5.3727" calcext:value-type="float">
            <text:p>5.3727</text:p>
          </table:table-cell>
        </table:table-row>
        <table:table-row table:style-name="ro1">
          <table:table-cell office:value-type="float" office:value="14.059" calcext:value-type="float">
            <text:p>14.059</text:p>
          </table:table-cell>
          <table:table-cell office:value-type="float" office:value="337" calcext:value-type="float">
            <text:p>337</text:p>
          </table:table-cell>
          <table:table-cell office:value-type="float" office:value="0.00161241" calcext:value-type="float">
            <text:p>0.00161241</text:p>
          </table:table-cell>
          <table:table-cell office:value-type="float" office:value="0.011413" calcext:value-type="float">
            <text:p>0.011413</text:p>
          </table:table-cell>
          <table:table-cell office:value-type="float" office:value="1550.6" calcext:value-type="float">
            <text:p>1550.6</text:p>
          </table:table-cell>
          <table:table-cell office:value-type="float" office:value="2475.8" calcext:value-type="float">
            <text:p>2475.8</text:p>
          </table:table-cell>
          <table:table-cell office:value-type="float" office:value="1573.3" calcext:value-type="float">
            <text:p>1573.3</text:p>
          </table:table-cell>
          <table:table-cell office:value-type="float" office:value="2636.3" calcext:value-type="float">
            <text:p>2636.3</text:p>
          </table:table-cell>
          <table:table-cell office:value-type="float" office:value="3.6268" calcext:value-type="float">
            <text:p>3.6268</text:p>
          </table:table-cell>
          <table:table-cell office:value-type="float" office:value="5.3691" calcext:value-type="float">
            <text:p>5.369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37.789" calcext:value-type="float">
            <text:p>337.789</text:p>
          </table:table-cell>
          <table:table-cell office:value-type="float" office:value="0.00161883" calcext:value-type="float">
            <text:p>0.00161883</text:p>
          </table:table-cell>
          <table:table-cell office:value-type="float" office:value="0.011245" calcext:value-type="float">
            <text:p>0.011245</text:p>
          </table:table-cell>
          <table:table-cell office:value-type="float" office:value="1555.8" calcext:value-type="float">
            <text:p>1555.8</text:p>
          </table:table-cell>
          <table:table-cell office:value-type="float" office:value="2472.9" calcext:value-type="float">
            <text:p>2472.9</text:p>
          </table:table-cell>
          <table:table-cell office:value-type="float" office:value="1578.8" calcext:value-type="float">
            <text:p>1578.8</text:p>
          </table:table-cell>
          <table:table-cell office:value-type="float" office:value="2632.6" calcext:value-type="float">
            <text:p>2632.6</text:p>
          </table:table-cell>
          <table:table-cell office:value-type="float" office:value="3.6355" calcext:value-type="float">
            <text:p>3.6355</text:p>
          </table:table-cell>
          <table:table-cell office:value-type="float" office:value="5.3604" calcext:value-type="float">
            <text:p>5.3604</text:p>
          </table:table-cell>
        </table:table-row>
        <table:table-row table:style-name="ro1">
          <table:table-cell office:value-type="float" office:value="14.238" calcext:value-type="float">
            <text:p>14.238</text:p>
          </table:table-cell>
          <table:table-cell office:value-type="float" office:value="338" calcext:value-type="float">
            <text:p>338</text:p>
          </table:table-cell>
          <table:table-cell office:value-type="float" office:value="0.00162057" calcext:value-type="float">
            <text:p>0.00162057</text:p>
          </table:table-cell>
          <table:table-cell office:value-type="float" office:value="0.0112" calcext:value-type="float">
            <text:p>0.0112</text:p>
          </table:table-cell>
          <table:table-cell office:value-type="float" office:value="1557.2" calcext:value-type="float">
            <text:p>1557.2</text:p>
          </table:table-cell>
          <table:table-cell office:value-type="float" office:value="2472.1" calcext:value-type="float">
            <text:p>2472.1</text:p>
          </table:table-cell>
          <table:table-cell office:value-type="float" office:value="1580.3" calcext:value-type="float">
            <text:p>1580.3</text:p>
          </table:table-cell>
          <table:table-cell office:value-type="float" office:value="2631.6" calcext:value-type="float">
            <text:p>2631.6</text:p>
          </table:table-cell>
          <table:table-cell office:value-type="float" office:value="3.6378" calcext:value-type="float">
            <text:p>3.6378</text:p>
          </table:table-cell>
          <table:table-cell office:value-type="float" office:value="5.3581" calcext:value-type="float">
            <text:p>5.358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38.899" calcext:value-type="float">
            <text:p>338.899</text:p>
          </table:table-cell>
          <table:table-cell office:value-type="float" office:value="0.00162809" calcext:value-type="float">
            <text:p>0.00162809</text:p>
          </table:table-cell>
          <table:table-cell office:value-type="float" office:value="0.011011" calcext:value-type="float">
            <text:p>0.011011</text:p>
          </table:table-cell>
          <table:table-cell office:value-type="float" office:value="1563.3" calcext:value-type="float">
            <text:p>1563.3</text:p>
          </table:table-cell>
          <table:table-cell office:value-type="float" office:value="2468.7" calcext:value-type="float">
            <text:p>2468.7</text:p>
          </table:table-cell>
          <table:table-cell office:value-type="float" office:value="1586.7" calcext:value-type="float">
            <text:p>1586.7</text:p>
          </table:table-cell>
          <table:table-cell office:value-type="float" office:value="2627.3" calcext:value-type="float">
            <text:p>2627.3</text:p>
          </table:table-cell>
          <table:table-cell office:value-type="float" office:value="3.6478" calcext:value-type="float">
            <text:p>3.6478</text:p>
          </table:table-cell>
          <table:table-cell office:value-type="float" office:value="5.3481" calcext:value-type="float">
            <text:p>5.3481</text:p>
          </table:table-cell>
        </table:table-row>
        <table:table-row table:style-name="ro1">
          <table:table-cell office:value-type="float" office:value="14.418" calcext:value-type="float">
            <text:p>14.418</text:p>
          </table:table-cell>
          <table:table-cell office:value-type="float" office:value="339" calcext:value-type="float">
            <text:p>339</text:p>
          </table:table-cell>
          <table:table-cell office:value-type="float" office:value="0.00162895" calcext:value-type="float">
            <text:p>0.00162895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1563.9" calcext:value-type="float">
            <text:p>1563.9</text:p>
          </table:table-cell>
          <table:table-cell office:value-type="float" office:value="2468.4" calcext:value-type="float">
            <text:p>2468.4</text:p>
          </table:table-cell>
          <table:table-cell office:value-type="float" office:value="1587.4" calcext:value-type="float">
            <text:p>1587.4</text:p>
          </table:table-cell>
          <table:table-cell office:value-type="float" office:value="2626.8" calcext:value-type="float">
            <text:p>2626.8</text:p>
          </table:table-cell>
          <table:table-cell office:value-type="float" office:value="3.6489" calcext:value-type="float">
            <text:p>3.6489</text:p>
          </table:table-cell>
          <table:table-cell office:value-type="float" office:value="5.3469" calcext:value-type="float">
            <text:p>5.346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39.996" calcext:value-type="float">
            <text:p>339.996</text:p>
          </table:table-cell>
          <table:table-cell office:value-type="float" office:value="0.00163752" calcext:value-type="float">
            <text:p>0.00163752</text:p>
          </table:table-cell>
          <table:table-cell office:value-type="float" office:value="0.010781" calcext:value-type="float">
            <text:p>0.010781</text:p>
          </table:table-cell>
          <table:table-cell office:value-type="float" office:value="1570.6" calcext:value-type="float">
            <text:p>1570.6</text:p>
          </table:table-cell>
          <table:table-cell office:value-type="float" office:value="2464.5" calcext:value-type="float">
            <text:p>2464.5</text:p>
          </table:table-cell>
          <table:table-cell office:value-type="float" office:value="1594.5" calcext:value-type="float">
            <text:p>1594.5</text:p>
          </table:table-cell>
          <table:table-cell office:value-type="float" office:value="2621.9" calcext:value-type="float">
            <text:p>2621.9</text:p>
          </table:table-cell>
          <table:table-cell office:value-type="float" office:value="3.6601" calcext:value-type="float">
            <text:p>3.6601</text:p>
          </table:table-cell>
          <table:table-cell office:value-type="float" office:value="5.3356" calcext:value-type="float">
            <text:p>5.3356</text:p>
          </table:table-cell>
        </table:table-row>
        <table:table-row table:style-name="ro1">
          <table:table-cell office:value-type="float" office:value="14.601" calcext:value-type="float">
            <text:p>14.601</text:p>
          </table:table-cell>
          <table:table-cell office:value-type="float" office:value="340" calcext:value-type="float">
            <text:p>340</text:p>
          </table:table-cell>
          <table:table-cell office:value-type="float" office:value="0.00163755" calcext:value-type="float">
            <text:p>0.00163755</text:p>
          </table:table-cell>
          <table:table-cell office:value-type="float" office:value="0.010781" calcext:value-type="float">
            <text:p>0.010781</text:p>
          </table:table-cell>
          <table:table-cell office:value-type="float" office:value="1570.6" calcext:value-type="float">
            <text:p>1570.6</text:p>
          </table:table-cell>
          <table:table-cell office:value-type="float" office:value="2464.4" calcext:value-type="float">
            <text:p>2464.4</text:p>
          </table:table-cell>
          <table:table-cell office:value-type="float" office:value="1594.5" calcext:value-type="float">
            <text:p>1594.5</text:p>
          </table:table-cell>
          <table:table-cell office:value-type="float" office:value="2621.8" calcext:value-type="float">
            <text:p>2621.8</text:p>
          </table:table-cell>
          <table:table-cell office:value-type="float" office:value="3.6601" calcext:value-type="float">
            <text:p>3.6601</text:p>
          </table:table-cell>
          <table:table-cell office:value-type="float" office:value="5.3356" calcext:value-type="float">
            <text:p>5.3356</text:p>
          </table:table-cell>
        </table:table-row>
        <table:table-row table:style-name="ro1">
          <table:table-cell office:value-type="float" office:value="14.785" calcext:value-type="float">
            <text:p>14.785</text:p>
          </table:table-cell>
          <table:table-cell office:value-type="float" office:value="341" calcext:value-type="float">
            <text:p>341</text:p>
          </table:table-cell>
          <table:table-cell office:value-type="float" office:value="0.0016464" calcext:value-type="float">
            <text:p>0.0016464</text:p>
          </table:table-cell>
          <table:table-cell office:value-type="float" office:value="0.010574" calcext:value-type="float">
            <text:p>0.010574</text:p>
          </table:table-cell>
          <table:table-cell office:value-type="float" office:value="1577.5" calcext:value-type="float">
            <text:p>1577.5</text:p>
          </table:table-cell>
          <table:table-cell office:value-type="float" office:value="2460.5" calcext:value-type="float">
            <text:p>2460.5</text:p>
          </table:table-cell>
          <table:table-cell office:value-type="float" office:value="1601.8" calcext:value-type="float">
            <text:p>1601.8</text:p>
          </table:table-cell>
          <table:table-cell office:value-type="float" office:value="2616.8" calcext:value-type="float">
            <text:p>2616.8</text:p>
          </table:table-cell>
          <table:table-cell office:value-type="float" office:value="3.6714" calcext:value-type="float">
            <text:p>3.6714</text:p>
          </table:table-cell>
          <table:table-cell office:value-type="float" office:value="5.3241" calcext:value-type="float">
            <text:p>5.324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41.082" calcext:value-type="float">
            <text:p>341.082</text:p>
          </table:table-cell>
          <table:table-cell office:value-type="float" office:value="0.00164714" calcext:value-type="float">
            <text:p>0.00164714</text:p>
          </table:table-cell>
          <table:table-cell office:value-type="float" office:value="0.010557" calcext:value-type="float">
            <text:p>0.010557</text:p>
          </table:table-cell>
          <table:table-cell office:value-type="float" office:value="1577.9" calcext:value-type="float">
            <text:p>1577.9</text:p>
          </table:table-cell>
          <table:table-cell office:value-type="float" office:value="2460.1" calcext:value-type="float">
            <text:p>2460.1</text:p>
          </table:table-cell>
          <table:table-cell office:value-type="float" office:value="1602.3" calcext:value-type="float">
            <text:p>1602.3</text:p>
          </table:table-cell>
          <table:table-cell office:value-type="float" office:value="2616.3" calcext:value-type="float">
            <text:p>2616.3</text:p>
          </table:table-cell>
          <table:table-cell office:value-type="float" office:value="3.6723" calcext:value-type="float">
            <text:p>3.6723</text:p>
          </table:table-cell>
          <table:table-cell office:value-type="float" office:value="5.3231" calcext:value-type="float">
            <text:p>5.3231</text:p>
          </table:table-cell>
        </table:table-row>
        <table:table-row table:style-name="ro1">
          <table:table-cell office:value-type="float" office:value="14.971" calcext:value-type="float">
            <text:p>14.971</text:p>
          </table:table-cell>
          <table:table-cell office:value-type="float" office:value="342" calcext:value-type="float">
            <text:p>342</text:p>
          </table:table-cell>
          <table:table-cell office:value-type="float" office:value="0.00165551" calcext:value-type="float">
            <text:p>0.0016555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1584.3" calcext:value-type="float">
            <text:p>1584.3</text:p>
          </table:table-cell>
          <table:table-cell office:value-type="float" office:value="2456.3" calcext:value-type="float">
            <text:p>2456.3</text:p>
          </table:table-cell>
          <table:table-cell office:value-type="float" office:value="1609.1" calcext:value-type="float">
            <text:p>1609.1</text:p>
          </table:table-cell>
          <table:table-cell office:value-type="float" office:value="2611.5" calcext:value-type="float">
            <text:p>2611.5</text:p>
          </table:table-cell>
          <table:table-cell office:value-type="float" office:value="3.6828" calcext:value-type="float">
            <text:p>3.6828</text:p>
          </table:table-cell>
          <table:table-cell office:value-type="float" office:value="5.3124" calcext:value-type="float">
            <text:p>5.3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.155" calcext:value-type="float">
            <text:p>342.155</text:p>
          </table:table-cell>
          <table:table-cell office:value-type="float" office:value="0.00165695" calcext:value-type="float">
            <text:p>0.00165695</text:p>
          </table:table-cell>
          <table:table-cell office:value-type="float" office:value="0.010338" calcext:value-type="float">
            <text:p>0.010338</text:p>
          </table:table-cell>
          <table:table-cell office:value-type="float" office:value="1585.3" calcext:value-type="float">
            <text:p>1585.3</text:p>
          </table:table-cell>
          <table:table-cell office:value-type="float" office:value="2455.6" calcext:value-type="float">
            <text:p>2455.6</text:p>
          </table:table-cell>
          <table:table-cell office:value-type="float" office:value="1610.2" calcext:value-type="float">
            <text:p>1610.2</text:p>
          </table:table-cell>
          <table:table-cell office:value-type="float" office:value="2610.7" calcext:value-type="float">
            <text:p>2610.7</text:p>
          </table:table-cell>
          <table:table-cell office:value-type="float" office:value="3.6846" calcext:value-type="float">
            <text:p>3.6846</text:p>
          </table:table-cell>
          <table:table-cell office:value-type="float" office:value="5.3106" calcext:value-type="float">
            <text:p>5.3106</text:p>
          </table:table-cell>
        </table:table-row>
        <table:table-row table:style-name="ro1">
          <table:table-cell office:value-type="float" office:value="15.159" calcext:value-type="float">
            <text:p>15.159</text:p>
          </table:table-cell>
          <table:table-cell office:value-type="float" office:value="343" calcext:value-type="float">
            <text:p>343</text:p>
          </table:table-cell>
          <table:table-cell office:value-type="float" office:value="0.0016649" calcext:value-type="float">
            <text:p>0.0016649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1591.2" calcext:value-type="float">
            <text:p>1591.2</text:p>
          </table:table-cell>
          <table:table-cell office:value-type="float" office:value="2452" calcext:value-type="float">
            <text:p>2452</text:p>
          </table:table-cell>
          <table:table-cell office:value-type="float" office:value="1616.4" calcext:value-type="float">
            <text:p>1616.4</text:p>
          </table:table-cell>
          <table:table-cell office:value-type="float" office:value="2606.1" calcext:value-type="float">
            <text:p>2606.1</text:p>
          </table:table-cell>
          <table:table-cell office:value-type="float" office:value="3.6943" calcext:value-type="float">
            <text:p>3.6943</text:p>
          </table:table-cell>
          <table:table-cell office:value-type="float" office:value="5.3005" calcext:value-type="float">
            <text:p>5.300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43.217" calcext:value-type="float">
            <text:p>343.217</text:p>
          </table:table-cell>
          <table:table-cell office:value-type="float" office:value="0.00166697" calcext:value-type="float">
            <text:p>0.00166697</text:p>
          </table:table-cell>
          <table:table-cell office:value-type="float" office:value="0.010124" calcext:value-type="float">
            <text:p>0.010124</text:p>
          </table:table-cell>
          <table:table-cell office:value-type="float" office:value="1592.8" calcext:value-type="float">
            <text:p>1592.8</text:p>
          </table:table-cell>
          <table:table-cell office:value-type="float" office:value="2451.1" calcext:value-type="float">
            <text:p>2451.1</text:p>
          </table:table-cell>
          <table:table-cell office:value-type="float" office:value="1618.1" calcext:value-type="float">
            <text:p>1618.1</text:p>
          </table:table-cell>
          <table:table-cell office:value-type="float" office:value="2605" calcext:value-type="float">
            <text:p>2605</text:p>
          </table:table-cell>
          <table:table-cell office:value-type="float" office:value="3.6968" calcext:value-type="float">
            <text:p>3.6968</text:p>
          </table:table-cell>
          <table:table-cell office:value-type="float" office:value="5.2979" calcext:value-type="float">
            <text:p>5.2979</text:p>
          </table:table-cell>
        </table:table-row>
        <table:table-row table:style-name="ro1">
          <table:table-cell office:value-type="float" office:value="15.349" calcext:value-type="float">
            <text:p>15.349</text:p>
          </table:table-cell>
          <table:table-cell office:value-type="float" office:value="344" calcext:value-type="float">
            <text:p>344</text:p>
          </table:table-cell>
          <table:table-cell office:value-type="float" office:value="0.00167457" calcext:value-type="float">
            <text:p>0.00167457</text:p>
          </table:table-cell>
          <table:table-cell office:value-type="float" office:value="0.0099674" calcext:value-type="float">
            <text:p>0.0099674</text:p>
          </table:table-cell>
          <table:table-cell office:value-type="float" office:value="1598.2" calcext:value-type="float">
            <text:p>1598.2</text:p>
          </table:table-cell>
          <table:table-cell office:value-type="float" office:value="2447.6" calcext:value-type="float">
            <text:p>2447.6</text:p>
          </table:table-cell>
          <table:table-cell office:value-type="float" office:value="1623.9" calcext:value-type="float">
            <text:p>1623.9</text:p>
          </table:table-cell>
          <table:table-cell office:value-type="float" office:value="2600.6" calcext:value-type="float">
            <text:p>2600.6</text:p>
          </table:table-cell>
          <table:table-cell office:value-type="float" office:value="3.7059" calcext:value-type="float">
            <text:p>3.7059</text:p>
          </table:table-cell>
          <table:table-cell office:value-type="float" office:value="5.2885" calcext:value-type="float">
            <text:p>5.288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44.268" calcext:value-type="float">
            <text:p>344.268</text:p>
          </table:table-cell>
          <table:table-cell office:value-type="float" office:value="0.00167722" calcext:value-type="float">
            <text:p>0.00167722</text:p>
          </table:table-cell>
          <table:table-cell office:value-type="float" office:value="0.009914" calcext:value-type="float">
            <text:p>0.009914</text:p>
          </table:table-cell>
          <table:table-cell office:value-type="float" office:value="1600.1" calcext:value-type="float">
            <text:p>1600.1</text:p>
          </table:table-cell>
          <table:table-cell office:value-type="float" office:value="2446.4" calcext:value-type="float">
            <text:p>2446.4</text:p>
          </table:table-cell>
          <table:table-cell office:value-type="float" office:value="1625.9" calcext:value-type="float">
            <text:p>1625.9</text:p>
          </table:table-cell>
          <table:table-cell office:value-type="float" office:value="2599.1" calcext:value-type="float">
            <text:p>2599.1</text:p>
          </table:table-cell>
          <table:table-cell office:value-type="float" office:value="3.709" calcext:value-type="float">
            <text:p>3.709</text:p>
          </table:table-cell>
          <table:table-cell office:value-type="float" office:value="5.2852" calcext:value-type="float">
            <text:p>5.2852</text:p>
          </table:table-cell>
        </table:table-row>
        <table:table-row table:style-name="ro1">
          <table:table-cell office:value-type="float" office:value="15.541" calcext:value-type="float">
            <text:p>15.541</text:p>
          </table:table-cell>
          <table:table-cell office:value-type="float" office:value="345" calcext:value-type="float">
            <text:p>345</text:p>
          </table:table-cell>
          <table:table-cell office:value-type="float" office:value="0.00168456" calcext:value-type="float">
            <text:p>0.00168456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1605.3" calcext:value-type="float">
            <text:p>1605.3</text:p>
          </table:table-cell>
          <table:table-cell office:value-type="float" office:value="2443.1" calcext:value-type="float">
            <text:p>2443.1</text:p>
          </table:table-cell>
          <table:table-cell office:value-type="float" office:value="1631.5" calcext:value-type="float">
            <text:p>1631.5</text:p>
          </table:table-cell>
          <table:table-cell office:value-type="float" office:value="2594.9" calcext:value-type="float">
            <text:p>2594.9</text:p>
          </table:table-cell>
          <table:table-cell office:value-type="float" office:value="3.7176" calcext:value-type="float">
            <text:p>3.7176</text:p>
          </table:table-cell>
          <table:table-cell office:value-type="float" office:value="5.2762" calcext:value-type="float">
            <text:p>5.276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45.308" calcext:value-type="float">
            <text:p>345.308</text:p>
          </table:table-cell>
          <table:table-cell office:value-type="float" office:value="0.0016877" calcext:value-type="float">
            <text:p>0.0016877</text:p>
          </table:table-cell>
          <table:table-cell office:value-type="float" office:value="0.0097083" calcext:value-type="float">
            <text:p>0.0097083</text:p>
          </table:table-cell>
          <table:table-cell office:value-type="float" office:value="1607.5" calcext:value-type="float">
            <text:p>1607.5</text:p>
          </table:table-cell>
          <table:table-cell office:value-type="float" office:value="2441.7" calcext:value-type="float">
            <text:p>2441.7</text:p>
          </table:table-cell>
          <table:table-cell office:value-type="float" office:value="1633.8" calcext:value-type="float">
            <text:p>1633.8</text:p>
          </table:table-cell>
          <table:table-cell office:value-type="float" office:value="2593.1" calcext:value-type="float">
            <text:p>2593.1</text:p>
          </table:table-cell>
          <table:table-cell office:value-type="float" office:value="3.7212" calcext:value-type="float">
            <text:p>3.7212</text:p>
          </table:table-cell>
          <table:table-cell office:value-type="float" office:value="5.2723" calcext:value-type="float">
            <text:p>5.2723</text:p>
          </table:table-cell>
        </table:table-row>
        <table:table-row table:style-name="ro1">
          <table:table-cell office:value-type="float" office:value="15.734" calcext:value-type="float">
            <text:p>15.734</text:p>
          </table:table-cell>
          <table:table-cell office:value-type="float" office:value="346" calcext:value-type="float">
            <text:p>346</text:p>
          </table:table-cell>
          <table:table-cell office:value-type="float" office:value="0.00169488" calcext:value-type="float">
            <text:p>0.00169488</text:p>
          </table:table-cell>
          <table:table-cell office:value-type="float" office:value="0.0095724" calcext:value-type="float">
            <text:p>0.0095724</text:p>
          </table:table-cell>
          <table:table-cell office:value-type="float" office:value="1612.4" calcext:value-type="float">
            <text:p>1612.4</text:p>
          </table:table-cell>
          <table:table-cell office:value-type="float" office:value="2438.4" calcext:value-type="float">
            <text:p>2438.4</text:p>
          </table:table-cell>
          <table:table-cell office:value-type="float" office:value="1639.1" calcext:value-type="float">
            <text:p>1639.1</text:p>
          </table:table-cell>
          <table:table-cell office:value-type="float" office:value="2589" calcext:value-type="float">
            <text:p>2589</text:p>
          </table:table-cell>
          <table:table-cell office:value-type="float" office:value="3.7295" calcext:value-type="float">
            <text:p>3.7295</text:p>
          </table:table-cell>
          <table:table-cell office:value-type="float" office:value="5.2636" calcext:value-type="float">
            <text:p>5.263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46.337" calcext:value-type="float">
            <text:p>346.337</text:p>
          </table:table-cell>
          <table:table-cell office:value-type="float" office:value="0.00169843" calcext:value-type="float">
            <text:p>0.00169843</text:p>
          </table:table-cell>
          <table:table-cell office:value-type="float" office:value="0.0095067" calcext:value-type="float">
            <text:p>0.0095067</text:p>
          </table:table-cell>
          <table:table-cell office:value-type="float" office:value="1614.9" calcext:value-type="float">
            <text:p>1614.9</text:p>
          </table:table-cell>
          <table:table-cell office:value-type="float" office:value="2436.8" calcext:value-type="float">
            <text:p>2436.8</text:p>
          </table:table-cell>
          <table:table-cell office:value-type="float" office:value="1641.7" calcext:value-type="float">
            <text:p>1641.7</text:p>
          </table:table-cell>
          <table:table-cell office:value-type="float" office:value="2587" calcext:value-type="float">
            <text:p>2587</text:p>
          </table:table-cell>
          <table:table-cell office:value-type="float" office:value="3.7335" calcext:value-type="float">
            <text:p>3.7335</text:p>
          </table:table-cell>
          <table:table-cell office:value-type="float" office:value="5.2594" calcext:value-type="float">
            <text:p>5.2594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347" calcext:value-type="float">
            <text:p>347</text:p>
          </table:table-cell>
          <table:table-cell office:value-type="float" office:value="0.00170556" calcext:value-type="float">
            <text:p>0.00170556</text:p>
          </table:table-cell>
          <table:table-cell office:value-type="float" office:value="0.0093776" calcext:value-type="float">
            <text:p>0.0093776</text:p>
          </table:table-cell>
          <table:table-cell office:value-type="float" office:value="1619.7" calcext:value-type="float">
            <text:p>1619.7</text:p>
          </table:table-cell>
          <table:table-cell office:value-type="float" office:value="2433.6" calcext:value-type="float">
            <text:p>2433.6</text:p>
          </table:table-cell>
          <table:table-cell office:value-type="float" office:value="1646.9" calcext:value-type="float">
            <text:p>1646.9</text:p>
          </table:table-cell>
          <table:table-cell office:value-type="float" office:value="2583" calcext:value-type="float">
            <text:p>2583</text:p>
          </table:table-cell>
          <table:table-cell office:value-type="float" office:value="3.7414" calcext:value-type="float">
            <text:p>3.7414</text:p>
          </table:table-cell>
          <table:table-cell office:value-type="float" office:value="5.2509" calcext:value-type="float">
            <text:p>5.25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7.355" calcext:value-type="float">
            <text:p>347.355</text:p>
          </table:table-cell>
          <table:table-cell office:value-type="float" office:value="0.00170944" calcext:value-type="float">
            <text:p>0.00170944</text:p>
          </table:table-cell>
          <table:table-cell office:value-type="float" office:value="0.0093088" calcext:value-type="float">
            <text:p>0.0093088</text:p>
          </table:table-cell>
          <table:table-cell office:value-type="float" office:value="1622.3" calcext:value-type="float">
            <text:p>1622.3</text:p>
          </table:table-cell>
          <table:table-cell office:value-type="float" office:value="2431.9" calcext:value-type="float">
            <text:p>2431.9</text:p>
          </table:table-cell>
          <table:table-cell office:value-type="float" office:value="1649.7" calcext:value-type="float">
            <text:p>1649.7</text:p>
          </table:table-cell>
          <table:table-cell office:value-type="float" office:value="2580.8" calcext:value-type="float">
            <text:p>2580.8</text:p>
          </table:table-cell>
          <table:table-cell office:value-type="float" office:value="3.7457" calcext:value-type="float">
            <text:p>3.7457</text:p>
          </table:table-cell>
          <table:table-cell office:value-type="float" office:value="5.2463" calcext:value-type="float">
            <text:p>5.246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48" calcext:value-type="float">
            <text:p>348</text:p>
          </table:table-cell>
          <table:table-cell office:value-type="float" office:value="0.00171662" calcext:value-type="float">
            <text:p>0.00171662</text:p>
          </table:table-cell>
          <table:table-cell office:value-type="float" office:value="0.0091844" calcext:value-type="float">
            <text:p>0.0091844</text:p>
          </table:table-cell>
          <table:table-cell office:value-type="float" office:value="1627.1" calcext:value-type="float">
            <text:p>1627.1</text:p>
          </table:table-cell>
          <table:table-cell office:value-type="float" office:value="2428.6" calcext:value-type="float">
            <text:p>2428.6</text:p>
          </table:table-cell>
          <table:table-cell office:value-type="float" office:value="1654.8" calcext:value-type="float">
            <text:p>1654.8</text:p>
          </table:table-cell>
          <table:table-cell office:value-type="float" office:value="2576.7" calcext:value-type="float">
            <text:p>2576.7</text:p>
          </table:table-cell>
          <table:table-cell office:value-type="float" office:value="3.7536" calcext:value-type="float">
            <text:p>3.7536</text:p>
          </table:table-cell>
          <table:table-cell office:value-type="float" office:value="5.2379" calcext:value-type="float">
            <text:p>5.237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48.362" calcext:value-type="float">
            <text:p>348.362</text:p>
          </table:table-cell>
          <table:table-cell office:value-type="float" office:value="0.00172073" calcext:value-type="float">
            <text:p>0.00172073</text:p>
          </table:table-cell>
          <table:table-cell office:value-type="float" office:value="0.0091147" calcext:value-type="float">
            <text:p>0.0091147</text:p>
          </table:table-cell>
          <table:table-cell office:value-type="float" office:value="1629.8" calcext:value-type="float">
            <text:p>1629.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657.7" calcext:value-type="float">
            <text:p>1657.7</text:p>
          </table:table-cell>
          <table:table-cell office:value-type="float" office:value="2574.4" calcext:value-type="float">
            <text:p>2574.4</text:p>
          </table:table-cell>
          <table:table-cell office:value-type="float" office:value="3.758" calcext:value-type="float">
            <text:p>3.758</text:p>
          </table:table-cell>
          <table:table-cell office:value-type="float" office:value="5.2331" calcext:value-type="float">
            <text:p>5.2331</text:p>
          </table:table-cell>
        </table:table-row>
        <table:table-row table:style-name="ro1">
          <table:table-cell office:value-type="float" office:value="16.328" calcext:value-type="float">
            <text:p>16.328</text:p>
          </table:table-cell>
          <table:table-cell office:value-type="float" office:value="349" calcext:value-type="float">
            <text:p>349</text:p>
          </table:table-cell>
          <table:table-cell office:value-type="float" office:value="0.0017281" calcext:value-type="float">
            <text:p>0.0017281</text:p>
          </table:table-cell>
          <table:table-cell office:value-type="float" office:value="0.0089927" calcext:value-type="float">
            <text:p>0.0089927</text:p>
          </table:table-cell>
          <table:table-cell office:value-type="float" office:value="1634.6" calcext:value-type="float">
            <text:p>1634.6</text:p>
          </table:table-cell>
          <table:table-cell office:value-type="float" office:value="2423.5" calcext:value-type="float">
            <text:p>2423.5</text:p>
          </table:table-cell>
          <table:table-cell office:value-type="float" office:value="1662.8" calcext:value-type="float">
            <text:p>1662.8</text:p>
          </table:table-cell>
          <table:table-cell office:value-type="float" office:value="2570.3" calcext:value-type="float">
            <text:p>2570.3</text:p>
          </table:table-cell>
          <table:table-cell office:value-type="float" office:value="3.7659" calcext:value-type="float">
            <text:p>3.7659</text:p>
          </table:table-cell>
          <table:table-cell office:value-type="float" office:value="5.2246" calcext:value-type="float">
            <text:p>5.224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49.36" calcext:value-type="float">
            <text:p>349.36</text:p>
          </table:table-cell>
          <table:table-cell office:value-type="float" office:value="0.00173233" calcext:value-type="float">
            <text:p>0.00173233</text:p>
          </table:table-cell>
          <table:table-cell office:value-type="float" office:value="0.008924" calcext:value-type="float">
            <text:p>0.008924</text:p>
          </table:table-cell>
          <table:table-cell office:value-type="float" office:value="1637.3" calcext:value-type="float">
            <text:p>1637.3</text:p>
          </table:table-cell>
          <table:table-cell office:value-type="float" office:value="2421.5" calcext:value-type="float">
            <text:p>2421.5</text:p>
          </table:table-cell>
          <table:table-cell office:value-type="float" office:value="1665.7" calcext:value-type="float">
            <text:p>1665.7</text:p>
          </table:table-cell>
          <table:table-cell office:value-type="float" office:value="2567.9" calcext:value-type="float">
            <text:p>2567.9</text:p>
          </table:table-cell>
          <table:table-cell office:value-type="float" office:value="3.7704" calcext:value-type="float">
            <text:p>3.7704</text:p>
          </table:table-cell>
          <table:table-cell office:value-type="float" office:value="5.2197" calcext:value-type="float">
            <text:p>5.2197</text:p>
          </table:table-cell>
        </table:table-row>
        <table:table-row table:style-name="ro1">
          <table:table-cell office:value-type="float" office:value="16.529" calcext:value-type="float">
            <text:p>16.529</text:p>
          </table:table-cell>
          <table:table-cell office:value-type="float" office:value="350" calcext:value-type="float">
            <text:p>350</text:p>
          </table:table-cell>
          <table:table-cell office:value-type="float" office:value="0.00174002" calcext:value-type="float">
            <text:p>0.00174002</text:p>
          </table:table-cell>
          <table:table-cell office:value-type="float" office:value="0.0088024" calcext:value-type="float">
            <text:p>0.0088024</text:p>
          </table:table-cell>
          <table:table-cell office:value-type="float" office:value="1642.1" calcext:value-type="float">
            <text:p>1642.1</text:p>
          </table:table-cell>
          <table:table-cell office:value-type="float" office:value="2418.1" calcext:value-type="float">
            <text:p>2418.1</text:p>
          </table:table-cell>
          <table:table-cell office:value-type="float" office:value="1670.9" calcext:value-type="float">
            <text:p>1670.9</text:p>
          </table:table-cell>
          <table:table-cell office:value-type="float" office:value="2563.6" calcext:value-type="float">
            <text:p>2563.6</text:p>
          </table:table-cell>
          <table:table-cell office:value-type="float" office:value="3.7784" calcext:value-type="float">
            <text:p>3.7784</text:p>
          </table:table-cell>
          <table:table-cell office:value-type="float" office:value="5.211" calcext:value-type="float">
            <text:p>5.21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50.347" calcext:value-type="float">
            <text:p>350.347</text:p>
          </table:table-cell>
          <table:table-cell office:value-type="float" office:value="0.00174427" calcext:value-type="float">
            <text:p>0.00174427</text:p>
          </table:table-cell>
          <table:table-cell office:value-type="float" office:value="0.0087366" calcext:value-type="float">
            <text:p>0.0087366</text:p>
          </table:table-cell>
          <table:table-cell office:value-type="float" office:value="1644.7" calcext:value-type="float">
            <text:p>1644.7</text:p>
          </table:table-cell>
          <table:table-cell office:value-type="float" office:value="2416.3" calcext:value-type="float">
            <text:p>2416.3</text:p>
          </table:table-cell>
          <table:table-cell office:value-type="float" office:value="1673.7" calcext:value-type="float">
            <text:p>1673.7</text:p>
          </table:table-cell>
          <table:table-cell office:value-type="float" office:value="2561.3" calcext:value-type="float">
            <text:p>2561.3</text:p>
          </table:table-cell>
          <table:table-cell office:value-type="float" office:value="3.7827" calcext:value-type="float">
            <text:p>3.7827</text:p>
          </table:table-cell>
          <table:table-cell office:value-type="float" office:value="5.2062" calcext:value-type="float">
            <text:p>5.2062</text:p>
          </table:table-cell>
        </table:table-row>
        <table:table-row table:style-name="ro1">
          <table:table-cell office:value-type="float" office:value="16.733" calcext:value-type="float">
            <text:p>16.733</text:p>
          </table:table-cell>
          <table:table-cell office:value-type="float" office:value="351" calcext:value-type="float">
            <text:p>351</text:p>
          </table:table-cell>
          <table:table-cell office:value-type="float" office:value="0.00175243" calcext:value-type="float">
            <text:p>0.00175243</text:p>
          </table:table-cell>
          <table:table-cell office:value-type="float" office:value="0.0086134" calcext:value-type="float">
            <text:p>0.0086134</text:p>
          </table:table-cell>
          <table:table-cell office:value-type="float" office:value="1649.8" calcext:value-type="float">
            <text:p>1649.8</text:p>
          </table:table-cell>
          <table:table-cell office:value-type="float" office:value="2412.7" calcext:value-type="float">
            <text:p>2412.7</text:p>
          </table:table-cell>
          <table:table-cell office:value-type="float" office:value="1679.1" calcext:value-type="float">
            <text:p>1679.1</text:p>
          </table:table-cell>
          <table:table-cell office:value-type="float" office:value="2556.8" calcext:value-type="float">
            <text:p>2556.8</text:p>
          </table:table-cell>
          <table:table-cell office:value-type="float" office:value="3.791" calcext:value-type="float">
            <text:p>3.791</text:p>
          </table:table-cell>
          <table:table-cell office:value-type="float" office:value="5.1971" calcext:value-type="float">
            <text:p>5.197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1.325" calcext:value-type="float">
            <text:p>351.325</text:p>
          </table:table-cell>
          <table:table-cell office:value-type="float" office:value="0.00175657" calcext:value-type="float">
            <text:p>0.00175657</text:p>
          </table:table-cell>
          <table:table-cell office:value-type="float" office:value="0.0085523" calcext:value-type="float">
            <text:p>0.0085523</text:p>
          </table:table-cell>
          <table:table-cell office:value-type="float" office:value="1652.4" calcext:value-type="float">
            <text:p>1652.4</text:p>
          </table:table-cell>
          <table:table-cell office:value-type="float" office:value="2410.8" calcext:value-type="float">
            <text:p>2410.8</text:p>
          </table:table-cell>
          <table:table-cell office:value-type="float" office:value="1681.9" calcext:value-type="float">
            <text:p>1681.9</text:p>
          </table:table-cell>
          <table:table-cell office:value-type="float" office:value="2554.5" calcext:value-type="float">
            <text:p>2554.5</text:p>
          </table:table-cell>
          <table:table-cell office:value-type="float" office:value="3.7952" calcext:value-type="float">
            <text:p>3.7952</text:p>
          </table:table-cell>
          <table:table-cell office:value-type="float" office:value="5.1925" calcext:value-type="float">
            <text:p>5.1925</text:p>
          </table:table-cell>
        </table:table-row>
        <table:table-row table:style-name="ro1">
          <table:table-cell office:value-type="float" office:value="16.939" calcext:value-type="float">
            <text:p>16.939</text:p>
          </table:table-cell>
          <table:table-cell office:value-type="float" office:value="352" calcext:value-type="float">
            <text:p>352</text:p>
          </table:table-cell>
          <table:table-cell office:value-type="float" office:value="0.00176536" calcext:value-type="float">
            <text:p>0.00176536</text:p>
          </table:table-cell>
          <table:table-cell office:value-type="float" office:value="0.0084257" calcext:value-type="float">
            <text:p>0.0084257</text:p>
          </table:table-cell>
          <table:table-cell office:value-type="float" office:value="1657.6" calcext:value-type="float">
            <text:p>1657.6</text:p>
          </table:table-cell>
          <table:table-cell office:value-type="float" office:value="2406.9" calcext:value-type="float">
            <text:p>2406.9</text:p>
          </table:table-cell>
          <table:table-cell office:value-type="float" office:value="1687.5" calcext:value-type="float">
            <text:p>1687.5</text:p>
          </table:table-cell>
          <table:table-cell office:value-type="float" office:value="2549.6" calcext:value-type="float">
            <text:p>2549.6</text:p>
          </table:table-cell>
          <table:table-cell office:value-type="float" office:value="3.8039" calcext:value-type="float">
            <text:p>3.8039</text:p>
          </table:table-cell>
          <table:table-cell office:value-type="float" office:value="5.1829" calcext:value-type="float">
            <text:p>5.18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.293" calcext:value-type="float">
            <text:p>352.293</text:p>
          </table:table-cell>
          <table:table-cell office:value-type="float" office:value="0.00176926" calcext:value-type="float">
            <text:p>0.00176926</text:p>
          </table:table-cell>
          <table:table-cell office:value-type="float" office:value="0.0083709" calcext:value-type="float">
            <text:p>0.0083709</text:p>
          </table:table-cell>
          <table:table-cell office:value-type="float" office:value="1659.9" calcext:value-type="float">
            <text:p>1659.9</text:p>
          </table:table-cell>
          <table:table-cell office:value-type="float" office:value="2405.2" calcext:value-type="float">
            <text:p>2405.2</text:p>
          </table:table-cell>
          <table:table-cell office:value-type="float" office:value="1690" calcext:value-type="float">
            <text:p>1690</text:p>
          </table:table-cell>
          <table:table-cell office:value-type="float" office:value="2547.5" calcext:value-type="float">
            <text:p>2547.5</text:p>
          </table:table-cell>
          <table:table-cell office:value-type="float" office:value="3.8077" calcext:value-type="float">
            <text:p>3.8077</text:p>
          </table:table-cell>
          <table:table-cell office:value-type="float" office:value="5.1787" calcext:value-type="float">
            <text:p>5.1787</text:p>
          </table:table-cell>
        </table:table-row>
        <table:table-row table:style-name="ro1">
          <table:table-cell office:value-type="float" office:value="17.147" calcext:value-type="float">
            <text:p>17.147</text:p>
          </table:table-cell>
          <table:table-cell office:value-type="float" office:value="353" calcext:value-type="float">
            <text:p>353</text:p>
          </table:table-cell>
          <table:table-cell office:value-type="float" office:value="0.00177888" calcext:value-type="float">
            <text:p>0.00177888</text:p>
          </table:table-cell>
          <table:table-cell office:value-type="float" office:value="0.008239" calcext:value-type="float">
            <text:p>0.008239</text:p>
          </table:table-cell>
          <table:table-cell office:value-type="float" office:value="1665.6" calcext:value-type="float">
            <text:p>1665.6</text:p>
          </table:table-cell>
          <table:table-cell office:value-type="float" office:value="2401" calcext:value-type="float">
            <text:p>2401</text:p>
          </table:table-cell>
          <table:table-cell office:value-type="float" office:value="1696.1" calcext:value-type="float">
            <text:p>1696.1</text:p>
          </table:table-cell>
          <table:table-cell office:value-type="float" office:value="2542.3" calcext:value-type="float">
            <text:p>2542.3</text:p>
          </table:table-cell>
          <table:table-cell office:value-type="float" office:value="3.817" calcext:value-type="float">
            <text:p>3.817</text:p>
          </table:table-cell>
          <table:table-cell office:value-type="float" office:value="5.1683" calcext:value-type="float">
            <text:p>5.168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53.251" calcext:value-type="float">
            <text:p>353.251</text:p>
          </table:table-cell>
          <table:table-cell office:value-type="float" office:value="0.00178237" calcext:value-type="float">
            <text:p>0.00178237</text:p>
          </table:table-cell>
          <table:table-cell office:value-type="float" office:value="0.0081923" calcext:value-type="float">
            <text:p>0.0081923</text:p>
          </table:table-cell>
          <table:table-cell office:value-type="float" office:value="1667.6" calcext:value-type="float">
            <text:p>1667.6</text:p>
          </table:table-cell>
          <table:table-cell office:value-type="float" office:value="2399.5" calcext:value-type="float">
            <text:p>2399.5</text:p>
          </table:table-cell>
          <table:table-cell office:value-type="float" office:value="1698.3" calcext:value-type="float">
            <text:p>1698.3</text:p>
          </table:table-cell>
          <table:table-cell office:value-type="float" office:value="2540.4" calcext:value-type="float">
            <text:p>2540.4</text:p>
          </table:table-cell>
          <table:table-cell office:value-type="float" office:value="3.8203" calcext:value-type="float">
            <text:p>3.8203</text:p>
          </table:table-cell>
          <table:table-cell office:value-type="float" office:value="5.1646" calcext:value-type="float">
            <text:p>5.1646</text:p>
          </table:table-cell>
        </table:table-row>
        <table:table-row table:style-name="ro1">
          <table:table-cell office:value-type="float" office:value="17.358" calcext:value-type="float">
            <text:p>17.358</text:p>
          </table:table-cell>
          <table:table-cell office:value-type="float" office:value="354" calcext:value-type="float">
            <text:p>354</text:p>
          </table:table-cell>
          <table:table-cell office:value-type="float" office:value="0.00179302" calcext:value-type="float">
            <text:p>0.00179302</text:p>
          </table:table-cell>
          <table:table-cell office:value-type="float" office:value="0.0080533" calcext:value-type="float">
            <text:p>0.0080533</text:p>
          </table:table-cell>
          <table:table-cell office:value-type="float" office:value="1673.7" calcext:value-type="float">
            <text:p>1673.7</text:p>
          </table:table-cell>
          <table:table-cell office:value-type="float" office:value="2394.8" calcext:value-type="float">
            <text:p>2394.8</text:p>
          </table:table-cell>
          <table:table-cell office:value-type="float" office:value="1704.8" calcext:value-type="float">
            <text:p>1704.8</text:p>
          </table:table-cell>
          <table:table-cell office:value-type="float" office:value="2534.6" calcext:value-type="float">
            <text:p>2534.6</text:p>
          </table:table-cell>
          <table:table-cell office:value-type="float" office:value="3.8303" calcext:value-type="float">
            <text:p>3.8303</text:p>
          </table:table-cell>
          <table:table-cell office:value-type="float" office:value="5.1534" calcext:value-type="float">
            <text:p>5.153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54.2" calcext:value-type="float">
            <text:p>354.2</text:p>
          </table:table-cell>
          <table:table-cell office:value-type="float" office:value="0.00179593" calcext:value-type="float">
            <text:p>0.00179593</text:p>
          </table:table-cell>
          <table:table-cell office:value-type="float" office:value="0.0080163" calcext:value-type="float">
            <text:p>0.0080163</text:p>
          </table:table-cell>
          <table:table-cell office:value-type="float" office:value="1675.4" calcext:value-type="float">
            <text:p>1675.4</text:p>
          </table:table-cell>
          <table:table-cell office:value-type="float" office:value="2393.5" calcext:value-type="float">
            <text:p>2393.5</text:p>
          </table:table-cell>
          <table:table-cell office:value-type="float" office:value="1706.6" calcext:value-type="float">
            <text:p>1706.6</text:p>
          </table:table-cell>
          <table:table-cell office:value-type="float" office:value="2533" calcext:value-type="float">
            <text:p>2533</text:p>
          </table:table-cell>
          <table:table-cell office:value-type="float" office:value="3.833" calcext:value-type="float">
            <text:p>3.833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355" calcext:value-type="float">
            <text:p>355</text:p>
          </table:table-cell>
          <table:table-cell office:value-type="float" office:value="0.00180786" calcext:value-type="float">
            <text:p>0.00180786</text:p>
          </table:table-cell>
          <table:table-cell office:value-type="float" office:value="0.0078684" calcext:value-type="float">
            <text:p>0.0078684</text:p>
          </table:table-cell>
          <table:table-cell office:value-type="float" office:value="1681.9" calcext:value-type="float">
            <text:p>1681.9</text:p>
          </table:table-cell>
          <table:table-cell office:value-type="float" office:value="2388.4" calcext:value-type="float">
            <text:p>2388.4</text:p>
          </table:table-cell>
          <table:table-cell office:value-type="float" office:value="1713.7" calcext:value-type="float">
            <text:p>1713.7</text:p>
          </table:table-cell>
          <table:table-cell office:value-type="float" office:value="2526.6" calcext:value-type="float">
            <text:p>2526.6</text:p>
          </table:table-cell>
          <table:table-cell office:value-type="float" office:value="3.8439" calcext:value-type="float">
            <text:p>3.8439</text:p>
          </table:table-cell>
          <table:table-cell office:value-type="float" office:value="5.138" calcext:value-type="float">
            <text:p>5.13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55.14" calcext:value-type="float">
            <text:p>355.1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78426" calcext:value-type="float">
            <text:p>0.0078426</text:p>
          </table:table-cell>
          <table:table-cell office:value-type="float" office:value="1683.1" calcext:value-type="float">
            <text:p>1683.1</text:p>
          </table:table-cell>
          <table:table-cell office:value-type="float" office:value="2387.5" calcext:value-type="float">
            <text:p>2387.5</text:p>
          </table:table-cell>
          <table:table-cell office:value-type="float" office:value="1715" calcext:value-type="float">
            <text:p>1715</text:p>
          </table:table-cell>
          <table:table-cell office:value-type="float" office:value="2525.5" calcext:value-type="float">
            <text:p>2525.5</text:p>
          </table:table-cell>
          <table:table-cell office:value-type="float" office:value="3.8458" calcext:value-type="float">
            <text:p>3.8458</text:p>
          </table:table-cell>
          <table:table-cell office:value-type="float" office:value="5.1359" calcext:value-type="float">
            <text:p>5.1359</text:p>
          </table:table-cell>
        </table:table-row>
        <table:table-row table:style-name="ro1">
          <table:table-cell office:value-type="float" office:value="17.785" calcext:value-type="float">
            <text:p>17.785</text:p>
          </table:table-cell>
          <table:table-cell office:value-type="float" office:value="356" calcext:value-type="float">
            <text:p>356</text:p>
          </table:table-cell>
          <table:table-cell office:value-type="float" office:value="0.00182347" calcext:value-type="float">
            <text:p>0.00182347</text:p>
          </table:table-cell>
          <table:table-cell office:value-type="float" office:value="0.0076841" calcext:value-type="float">
            <text:p>0.0076841</text:p>
          </table:table-cell>
          <table:table-cell office:value-type="float" office:value="1690.4" calcext:value-type="float">
            <text:p>1690.4</text:p>
          </table:table-cell>
          <table:table-cell office:value-type="float" office:value="2381.7" calcext:value-type="float">
            <text:p>2381.7</text:p>
          </table:table-cell>
          <table:table-cell office:value-type="float" office:value="1722.8" calcext:value-type="float">
            <text:p>1722.8</text:p>
          </table:table-cell>
          <table:table-cell office:value-type="float" office:value="2518.4" calcext:value-type="float">
            <text:p>2518.4</text:p>
          </table:table-cell>
          <table:table-cell office:value-type="float" office:value="3.8577" calcext:value-type="float">
            <text:p>3.8577</text:p>
          </table:table-cell>
          <table:table-cell office:value-type="float" office:value="5.1222" calcext:value-type="float">
            <text:p>5.122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56.071" calcext:value-type="float">
            <text:p>356.071</text:p>
          </table:table-cell>
          <table:table-cell office:value-type="float" office:value="0.0018246" calcext:value-type="float">
            <text:p>0.0018246</text:p>
          </table:table-cell>
          <table:table-cell office:value-type="float" office:value="0.0076712" calcext:value-type="float">
            <text:p>0.0076712</text:p>
          </table:table-cell>
          <table:table-cell office:value-type="float" office:value="1691" calcext:value-type="float">
            <text:p>1691</text:p>
          </table:table-cell>
          <table:table-cell office:value-type="float" office:value="2381.3" calcext:value-type="float">
            <text:p>2381.3</text:p>
          </table:table-cell>
          <table:table-cell office:value-type="float" office:value="1723.5" calcext:value-type="float">
            <text:p>1723.5</text:p>
          </table:table-cell>
          <table:table-cell office:value-type="float" office:value="2517.8" calcext:value-type="float">
            <text:p>2517.8</text:p>
          </table:table-cell>
          <table:table-cell office:value-type="float" office:value="3.8587" calcext:value-type="float">
            <text:p>3.8587</text:p>
          </table:table-cell>
          <table:table-cell office:value-type="float" office:value="5.1211" calcext:value-type="float">
            <text:p>5.12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6.992" calcext:value-type="float">
            <text:p>356.992</text:p>
          </table:table-cell>
          <table:table-cell office:value-type="float" office:value="0.0018398" calcext:value-type="float">
            <text:p>0.0018398</text:p>
          </table:table-cell>
          <table:table-cell office:value-type="float" office:value="0.0075017" calcext:value-type="float">
            <text:p>0.0075017</text:p>
          </table:table-cell>
          <table:table-cell office:value-type="float" office:value="1699" calcext:value-type="float">
            <text:p>1699</text:p>
          </table:table-cell>
          <table:table-cell office:value-type="float" office:value="2374.8" calcext:value-type="float">
            <text:p>2374.8</text:p>
          </table:table-cell>
          <table:table-cell office:value-type="float" office:value="1732.1" calcext:value-type="float">
            <text:p>1732.1</text:p>
          </table:table-cell>
          <table:table-cell office:value-type="float" office:value="2509.8" calcext:value-type="float">
            <text:p>2509.8</text:p>
          </table:table-cell>
          <table:table-cell office:value-type="float" office:value="3.8718" calcext:value-type="float">
            <text:p>3.8718</text:p>
          </table:table-cell>
          <table:table-cell office:value-type="float" office:value="5.1061" calcext:value-type="float">
            <text:p>5.1061</text:p>
          </table:table-cell>
        </table:table-row>
        <table:table-row table:style-name="ro1">
          <table:table-cell office:value-type="float" office:value="18.002" calcext:value-type="float">
            <text:p>18.002</text:p>
          </table:table-cell>
          <table:table-cell office:value-type="float" office:value="357" calcext:value-type="float">
            <text:p>357</text:p>
          </table:table-cell>
          <table:table-cell office:value-type="float" office:value="0.00183993" calcext:value-type="float">
            <text:p>0.00183993</text:p>
          </table:table-cell>
          <table:table-cell office:value-type="float" office:value="0.0075003" calcext:value-type="float">
            <text:p>0.0075003</text:p>
          </table:table-cell>
          <table:table-cell office:value-type="float" office:value="1699.1" calcext:value-type="float">
            <text:p>1699.1</text:p>
          </table:table-cell>
          <table:table-cell office:value-type="float" office:value="2374.8" calcext:value-type="float">
            <text:p>2374.8</text:p>
          </table:table-cell>
          <table:table-cell office:value-type="float" office:value="1732.2" calcext:value-type="float">
            <text:p>1732.2</text:p>
          </table:table-cell>
          <table:table-cell office:value-type="float" office:value="2509.8" calcext:value-type="float">
            <text:p>2509.8</text:p>
          </table:table-cell>
          <table:table-cell office:value-type="float" office:value="3.8719" calcext:value-type="float">
            <text:p>3.8719</text:p>
          </table:table-cell>
          <table:table-cell office:value-type="float" office:value="5.1059" calcext:value-type="float">
            <text:p>5.105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57.906" calcext:value-type="float">
            <text:p>357.906</text:p>
          </table:table-cell>
          <table:table-cell office:value-type="float" office:value="0.00185564" calcext:value-type="float">
            <text:p>0.00185564</text:p>
          </table:table-cell>
          <table:table-cell office:value-type="float" office:value="0.0073341" calcext:value-type="float">
            <text:p>0.0073341</text:p>
          </table:table-cell>
          <table:table-cell office:value-type="float" office:value="1707" calcext:value-type="float">
            <text:p>1707</text:p>
          </table:table-cell>
          <table:table-cell office:value-type="float" office:value="2368.1" calcext:value-type="float">
            <text:p>2368.1</text:p>
          </table:table-cell>
          <table:table-cell office:value-type="float" office:value="1740.8" calcext:value-type="float">
            <text:p>1740.8</text:p>
          </table:table-cell>
          <table:table-cell office:value-type="float" office:value="2501.6" calcext:value-type="float">
            <text:p>2501.6</text:p>
          </table:table-cell>
          <table:table-cell office:value-type="float" office:value="3.8851" calcext:value-type="float">
            <text:p>3.8851</text:p>
          </table:table-cell>
          <table:table-cell office:value-type="float" office:value="5.0907" calcext:value-type="float">
            <text:p>5.0907</text:p>
          </table:table-cell>
        </table:table-row>
        <table:table-row table:style-name="ro1">
          <table:table-cell office:value-type="float" office:value="18.221" calcext:value-type="float">
            <text:p>18.221</text:p>
          </table:table-cell>
          <table:table-cell office:value-type="float" office:value="358" calcext:value-type="float">
            <text:p>358</text:p>
          </table:table-cell>
          <table:table-cell office:value-type="float" office:value="0.00185733" calcext:value-type="float">
            <text:p>0.00185733</text:p>
          </table:table-cell>
          <table:table-cell office:value-type="float" office:value="0.0073168" calcext:value-type="float">
            <text:p>0.0073168</text:p>
          </table:table-cell>
          <table:table-cell office:value-type="float" office:value="1707.9" calcext:value-type="float">
            <text:p>1707.9</text:p>
          </table:table-cell>
          <table:table-cell office:value-type="float" office:value="2367.5" calcext:value-type="float">
            <text:p>2367.5</text:p>
          </table:table-cell>
          <table:table-cell office:value-type="float" office:value="1741.7" calcext:value-type="float">
            <text:p>1741.7</text:p>
          </table:table-cell>
          <table:table-cell office:value-type="float" office:value="2500.8" calcext:value-type="float">
            <text:p>2500.8</text:p>
          </table:table-cell>
          <table:table-cell office:value-type="float" office:value="3.8864" calcext:value-type="float">
            <text:p>3.8864</text:p>
          </table:table-cell>
          <table:table-cell office:value-type="float" office:value="5.0891" calcext:value-type="float">
            <text:p>5.089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58.81" calcext:value-type="float">
            <text:p>358.81</text:p>
          </table:table-cell>
          <table:table-cell office:value-type="float" office:value="0.00187219" calcext:value-type="float">
            <text:p>0.00187219</text:p>
          </table:table-cell>
          <table:table-cell office:value-type="float" office:value="0.0071681" calcext:value-type="float">
            <text:p>0.0071681</text:p>
          </table:table-cell>
          <table:table-cell office:value-type="float" office:value="1715.3" calcext:value-type="float">
            <text:p>1715.3</text:p>
          </table:table-cell>
          <table:table-cell office:value-type="float" office:value="2361.3" calcext:value-type="float">
            <text:p>2361.3</text:p>
          </table:table-cell>
          <table:table-cell office:value-type="float" office:value="1749.7" calcext:value-type="float">
            <text:p>1749.7</text:p>
          </table:table-cell>
          <table:table-cell office:value-type="float" office:value="2493.2" calcext:value-type="float">
            <text:p>2493.2</text:p>
          </table:table-cell>
          <table:table-cell office:value-type="float" office:value="3.8985" calcext:value-type="float">
            <text:p>3.8985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18.442" calcext:value-type="float">
            <text:p>18.442</text:p>
          </table:table-cell>
          <table:table-cell office:value-type="float" office:value="359" calcext:value-type="float">
            <text:p>359</text:p>
          </table:table-cell>
          <table:table-cell office:value-type="float" office:value="0.00187578" calcext:value-type="float">
            <text:p>0.00187578</text:p>
          </table:table-cell>
          <table:table-cell office:value-type="float" office:value="0.0071332" calcext:value-type="float">
            <text:p>0.0071332</text:p>
          </table:table-cell>
          <table:table-cell office:value-type="float" office:value="1716.9" calcext:value-type="float">
            <text:p>1716.9</text:p>
          </table:table-cell>
          <table:table-cell office:value-type="float" office:value="2359.8" calcext:value-type="float">
            <text:p>2359.8</text:p>
          </table:table-cell>
          <table:table-cell office:value-type="float" office:value="1751.5" calcext:value-type="float">
            <text:p>1751.5</text:p>
          </table:table-cell>
          <table:table-cell office:value-type="float" office:value="2491.4" calcext:value-type="float">
            <text:p>2491.4</text:p>
          </table:table-cell>
          <table:table-cell office:value-type="float" office:value="3.9014" calcext:value-type="float">
            <text:p>3.9014</text:p>
          </table:table-cell>
          <table:table-cell office:value-type="float" office:value="5.0717" calcext:value-type="float">
            <text:p>5.071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59.706" calcext:value-type="float">
            <text:p>359.706</text:p>
          </table:table-cell>
          <table:table-cell office:value-type="float" office:value="0.00188951" calcext:value-type="float">
            <text:p>0.00188951</text:p>
          </table:table-cell>
          <table:table-cell office:value-type="float" office:value="0.0070034" calcext:value-type="float">
            <text:p>0.0070034</text:p>
          </table:table-cell>
          <table:table-cell office:value-type="float" office:value="1723.6" calcext:value-type="float">
            <text:p>1723.6</text:p>
          </table:table-cell>
          <table:table-cell office:value-type="float" office:value="2354.1" calcext:value-type="float">
            <text:p>2354.1</text:p>
          </table:table-cell>
          <table:table-cell office:value-type="float" office:value="1758.7" calcext:value-type="float">
            <text:p>1758.7</text:p>
          </table:table-cell>
          <table:table-cell office:value-type="float" office:value="2484.4" calcext:value-type="float">
            <text:p>2484.4</text:p>
          </table:table-cell>
          <table:table-cell office:value-type="float" office:value="3.9121" calcext:value-type="float">
            <text:p>3.9121</text:p>
          </table:table-cell>
          <table:table-cell office:value-type="float" office:value="5.059" calcext:value-type="float">
            <text:p>5.059</text:p>
          </table:table-cell>
        </table:table-row>
        <table:table-row table:style-name="ro1">
          <table:table-cell office:value-type="float" office:value="18.666" calcext:value-type="float">
            <text:p>18.666</text:p>
          </table:table-cell>
          <table:table-cell office:value-type="float" office:value="360" calcext:value-type="float">
            <text:p>360</text:p>
          </table:table-cell>
          <table:table-cell office:value-type="float" office:value="0.00189541" calcext:value-type="float">
            <text:p>0.00189541</text:p>
          </table:table-cell>
          <table:table-cell office:value-type="float" office:value="0.0069493" calcext:value-type="float">
            <text:p>0.0069493</text:p>
          </table:table-cell>
          <table:table-cell office:value-type="float" office:value="1726.3" calcext:value-type="float">
            <text:p>1726.3</text:p>
          </table:table-cell>
          <table:table-cell office:value-type="float" office:value="2351.8" calcext:value-type="float">
            <text:p>2351.8</text:p>
          </table:table-cell>
          <table:table-cell office:value-type="float" office:value="1761.7" calcext:value-type="float">
            <text:p>1761.7</text:p>
          </table:table-cell>
          <table:table-cell office:value-type="float" office:value="2481.5" calcext:value-type="float">
            <text:p>2481.5</text:p>
          </table:table-cell>
          <table:table-cell office:value-type="float" office:value="3.9167" calcext:value-type="float">
            <text:p>3.9167</text:p>
          </table:table-cell>
          <table:table-cell office:value-type="float" office:value="5.0536" calcext:value-type="float">
            <text:p>5.053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60.594" calcext:value-type="float">
            <text:p>360.594</text:p>
          </table:table-cell>
          <table:table-cell office:value-type="float" office:value="0.00190767" calcext:value-type="float">
            <text:p>0.00190767</text:p>
          </table:table-cell>
          <table:table-cell office:value-type="float" office:value="0.0068399" calcext:value-type="float">
            <text:p>0.0068399</text:p>
          </table:table-cell>
          <table:table-cell office:value-type="float" office:value="1731.9" calcext:value-type="float">
            <text:p>1731.9</text:p>
          </table:table-cell>
          <table:table-cell office:value-type="float" office:value="2346.8" calcext:value-type="float">
            <text:p>2346.8</text:p>
          </table:table-cell>
          <table:table-cell office:value-type="float" office:value="1767.8" calcext:value-type="float">
            <text:p>1767.8</text:p>
          </table:table-cell>
          <table:table-cell office:value-type="float" office:value="2475.4" calcext:value-type="float">
            <text:p>2475.4</text:p>
          </table:table-cell>
          <table:table-cell office:value-type="float" office:value="3.926" calcext:value-type="float">
            <text:p>3.926</text:p>
          </table:table-cell>
          <table:table-cell office:value-type="float" office:value="5.0425" calcext:value-type="float">
            <text:p>5.0425</text:p>
          </table:table-cell>
        </table:table-row>
        <table:table-row table:style-name="ro1">
          <table:table-cell office:value-type="float" office:value="18.892" calcext:value-type="float">
            <text:p>18.892</text:p>
          </table:table-cell>
          <table:table-cell office:value-type="float" office:value="361" calcext:value-type="float">
            <text:p>361</text:p>
          </table:table-cell>
          <table:table-cell office:value-type="float" office:value="0.00191635" calcext:value-type="float">
            <text:p>0.00191635</text:p>
          </table:table-cell>
          <table:table-cell office:value-type="float" office:value="0.0067649" calcext:value-type="float">
            <text:p>0.0067649</text:p>
          </table:table-cell>
          <table:table-cell office:value-type="float" office:value="1735.9" calcext:value-type="float">
            <text:p>1735.9</text:p>
          </table:table-cell>
          <table:table-cell office:value-type="float" office:value="2343.3" calcext:value-type="float">
            <text:p>2343.3</text:p>
          </table:table-cell>
          <table:table-cell office:value-type="float" office:value="1772.1" calcext:value-type="float">
            <text:p>1772.1</text:p>
          </table:table-cell>
          <table:table-cell office:value-type="float" office:value="2471.1" calcext:value-type="float">
            <text:p>2471.1</text:p>
          </table:table-cell>
          <table:table-cell office:value-type="float" office:value="3.9325" calcext:value-type="float">
            <text:p>3.9325</text:p>
          </table:table-cell>
          <table:table-cell office:value-type="float" office:value="5.0347" calcext:value-type="float">
            <text:p>5.03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.473" calcext:value-type="float">
            <text:p>361.473</text:p>
          </table:table-cell>
          <table:table-cell office:value-type="float" office:value="0.00192677" calcext:value-type="float">
            <text:p>0.00192677</text:p>
          </table:table-cell>
          <table:table-cell office:value-type="float" office:value="0.0066773" calcext:value-type="float">
            <text:p>0.0066773</text:p>
          </table:table-cell>
          <table:table-cell office:value-type="float" office:value="1740.6" calcext:value-type="float">
            <text:p>1740.6</text:p>
          </table:table-cell>
          <table:table-cell office:value-type="float" office:value="2339.1" calcext:value-type="float">
            <text:p>2339.1</text:p>
          </table:table-cell>
          <table:table-cell office:value-type="float" office:value="1777.2" calcext:value-type="float">
            <text:p>1777.2</text:p>
          </table:table-cell>
          <table:table-cell office:value-type="float" office:value="2466" calcext:value-type="float">
            <text:p>2466</text:p>
          </table:table-cell>
          <table:table-cell office:value-type="float" office:value="3.9401" calcext:value-type="float">
            <text:p>3.9401</text:p>
          </table:table-cell>
          <table:table-cell office:value-type="float" office:value="5.0256" calcext:value-type="float">
            <text:p>5.0256</text:p>
          </table:table-cell>
        </table:table-row>
        <table:table-row table:style-name="ro1">
          <table:table-cell office:value-type="float" office:value="19.121" calcext:value-type="float">
            <text:p>19.121</text:p>
          </table:table-cell>
          <table:table-cell office:value-type="float" office:value="362" calcext:value-type="float">
            <text:p>362</text:p>
          </table:table-cell>
          <table:table-cell office:value-type="float" office:value="0.00193879" calcext:value-type="float">
            <text:p>0.00193879</text:p>
          </table:table-cell>
          <table:table-cell office:value-type="float" office:value="0.0065795" calcext:value-type="float">
            <text:p>0.0065795</text:p>
          </table:table-cell>
          <table:table-cell office:value-type="float" office:value="1745.8" calcext:value-type="float">
            <text:p>1745.8</text:p>
          </table:table-cell>
          <table:table-cell office:value-type="float" office:value="2334.4" calcext:value-type="float">
            <text:p>2334.4</text:p>
          </table:table-cell>
          <table:table-cell office:value-type="float" office:value="1782.9" calcext:value-type="float">
            <text:p>1782.9</text:p>
          </table:table-cell>
          <table:table-cell office:value-type="float" office:value="2460.2" calcext:value-type="float">
            <text:p>2460.2</text:p>
          </table:table-cell>
          <table:table-cell office:value-type="float" office:value="3.9488" calcext:value-type="float">
            <text:p>3.9488</text:p>
          </table:table-cell>
          <table:table-cell office:value-type="float" office:value="5.0151" calcext:value-type="float">
            <text:p>5.015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62.344" calcext:value-type="float">
            <text:p>362.344</text:p>
          </table:table-cell>
          <table:table-cell office:value-type="float" office:value="0.00194689" calcext:value-type="float">
            <text:p>0.00194689</text:p>
          </table:table-cell>
          <table:table-cell office:value-type="float" office:value="0.0065153" calcext:value-type="float">
            <text:p>0.0065153</text:p>
          </table:table-cell>
          <table:table-cell office:value-type="float" office:value="1749.3" calcext:value-type="float">
            <text:p>1749.3</text:p>
          </table:table-cell>
          <table:table-cell office:value-type="float" office:value="2331.1" calcext:value-type="float">
            <text:p>2331.1</text:p>
          </table:table-cell>
          <table:table-cell office:value-type="float" office:value="1786.7" calcext:value-type="float">
            <text:p>1786.7</text:p>
          </table:table-cell>
          <table:table-cell office:value-type="float" office:value="2456.2" calcext:value-type="float">
            <text:p>2456.2</text:p>
          </table:table-cell>
          <table:table-cell office:value-type="float" office:value="3.9545" calcext:value-type="float">
            <text:p>3.9545</text:p>
          </table:table-cell>
          <table:table-cell office:value-type="float" office:value="5.0081" calcext:value-type="float">
            <text:p>5.0081</text:p>
          </table:table-cell>
        </table:table-row>
        <table:table-row table:style-name="ro1">
          <table:table-cell office:value-type="float" office:value="19.352" calcext:value-type="float">
            <text:p>19.352</text:p>
          </table:table-cell>
          <table:table-cell office:value-type="float" office:value="363" calcext:value-type="float">
            <text:p>363</text:p>
          </table:table-cell>
          <table:table-cell office:value-type="float" office:value="0.0019629" calcext:value-type="float">
            <text:p>0.0019629</text:p>
          </table:table-cell>
          <table:table-cell office:value-type="float" office:value="0.0063925" calcext:value-type="float">
            <text:p>0.0063925</text:p>
          </table:table-cell>
          <table:table-cell office:value-type="float" office:value="1756.1" calcext:value-type="float">
            <text:p>1756.1</text:p>
          </table:table-cell>
          <table:table-cell office:value-type="float" office:value="2324.9" calcext:value-type="float">
            <text:p>2324.9</text:p>
          </table:table-cell>
          <table:table-cell office:value-type="float" office:value="1794.1" calcext:value-type="float">
            <text:p>1794.1</text:p>
          </table:table-cell>
          <table:table-cell office:value-type="float" office:value="2448.6" calcext:value-type="float">
            <text:p>2448.6</text:p>
          </table:table-cell>
          <table:table-cell office:value-type="float" office:value="3.9656" calcext:value-type="float">
            <text:p>3.9656</text:p>
          </table:table-cell>
          <table:table-cell office:value-type="float" office:value="4.9945" calcext:value-type="float">
            <text:p>4.994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63.208" calcext:value-type="float">
            <text:p>363.208</text:p>
          </table:table-cell>
          <table:table-cell office:value-type="float" office:value="0.00196814" calcext:value-type="float">
            <text:p>0.00196814</text:p>
          </table:table-cell>
          <table:table-cell office:value-type="float" office:value="0.0063535" calcext:value-type="float">
            <text:p>0.0063535</text:p>
          </table:table-cell>
          <table:table-cell office:value-type="float" office:value="1758.2" calcext:value-type="float">
            <text:p>1758.2</text:p>
          </table:table-cell>
          <table:table-cell office:value-type="float" office:value="2322.8" calcext:value-type="float">
            <text:p>2322.8</text:p>
          </table:table-cell>
          <table:table-cell office:value-type="float" office:value="1796.4" calcext:value-type="float">
            <text:p>1796.4</text:p>
          </table:table-cell>
          <table:table-cell office:value-type="float" office:value="2446.1" calcext:value-type="float">
            <text:p>2446.1</text:p>
          </table:table-cell>
          <table:table-cell office:value-type="float" office:value="3.9692" calcext:value-type="float">
            <text:p>3.9692</text:p>
          </table:table-cell>
          <table:table-cell office:value-type="float" office:value="4.9901" calcext:value-type="float">
            <text:p>4.9901</text:p>
          </table:table-cell>
        </table:table-row>
        <table:table-row table:style-name="ro1">
          <table:table-cell office:value-type="float" office:value="19.585" calcext:value-type="float">
            <text:p>19.585</text:p>
          </table:table-cell>
          <table:table-cell office:value-type="float" office:value="364" calcext:value-type="float">
            <text:p>364</text:p>
          </table:table-cell>
          <table:table-cell office:value-type="float" office:value="0.00198894" calcext:value-type="float">
            <text:p>0.00198894</text:p>
          </table:table-cell>
          <table:table-cell office:value-type="float" office:value="0.0062035" calcext:value-type="float">
            <text:p>0.0062035</text:p>
          </table:table-cell>
          <table:table-cell office:value-type="float" office:value="1766.7" calcext:value-type="float">
            <text:p>1766.7</text:p>
          </table:table-cell>
          <table:table-cell office:value-type="float" office:value="2314.7" calcext:value-type="float">
            <text:p>2314.7</text:p>
          </table:table-cell>
          <table:table-cell office:value-type="float" office:value="1805.7" calcext:value-type="float">
            <text:p>1805.7</text:p>
          </table:table-cell>
          <table:table-cell office:value-type="float" office:value="2436.2" calcext:value-type="float">
            <text:p>2436.2</text:p>
          </table:table-cell>
          <table:table-cell office:value-type="float" office:value="3.9831" calcext:value-type="float">
            <text:p>3.9831</text:p>
          </table:table-cell>
          <table:table-cell office:value-type="float" office:value="4.9727" calcext:value-type="float">
            <text:p>4.972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64.063" calcext:value-type="float">
            <text:p>364.063</text:p>
          </table:table-cell>
          <table:table-cell office:value-type="float" office:value="0.00199064" calcext:value-type="float">
            <text:p>0.00199064</text:p>
          </table:table-cell>
          <table:table-cell office:value-type="float" office:value="0.0061915" calcext:value-type="float">
            <text:p>0.0061915</text:p>
          </table:table-cell>
          <table:table-cell office:value-type="float" office:value="1767.4" calcext:value-type="float">
            <text:p>1767.4</text:p>
          </table:table-cell>
          <table:table-cell office:value-type="float" office:value="2314" calcext:value-type="float">
            <text:p>2314</text:p>
          </table:table-cell>
          <table:table-cell office:value-type="float" office:value="1806.4" calcext:value-type="float">
            <text:p>1806.4</text:p>
          </table:table-cell>
          <table:table-cell office:value-type="float" office:value="2435.4" calcext:value-type="float">
            <text:p>2435.4</text:p>
          </table:table-cell>
          <table:table-cell office:value-type="float" office:value="3.9843" calcext:value-type="float">
            <text:p>3.9843</text:p>
          </table:table-cell>
          <table:table-cell office:value-type="float" office:value="4.9713" calcext:value-type="float">
            <text:p>4.971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64.91" calcext:value-type="float">
            <text:p>364.91</text:p>
          </table:table-cell>
          <table:table-cell office:value-type="float" office:value="0.0020145" calcext:value-type="float">
            <text:p>0.0020145</text:p>
          </table:table-cell>
          <table:table-cell office:value-type="float" office:value="0.006029" calcext:value-type="float">
            <text:p>0.006029</text:p>
          </table:table-cell>
          <table:table-cell office:value-type="float" office:value="1776.8" calcext:value-type="float">
            <text:p>1776.8</text:p>
          </table:table-cell>
          <table:table-cell office:value-type="float" office:value="2304.8" calcext:value-type="float">
            <text:p>2304.8</text:p>
          </table:table-cell>
          <table:table-cell office:value-type="float" office:value="1816.7" calcext:value-type="float">
            <text:p>1816.7</text:p>
          </table:table-cell>
          <table:table-cell office:value-type="float" office:value="2424.2" calcext:value-type="float">
            <text:p>2424.2</text:p>
          </table:table-cell>
          <table:table-cell office:value-type="float" office:value="3.9997" calcext:value-type="float">
            <text:p>3.9997</text:p>
          </table:table-cell>
          <table:table-cell office:value-type="float" office:value="4.9518" calcext:value-type="float">
            <text:p>4.9518</text:p>
          </table:table-cell>
        </table:table-row>
        <table:table-row table:style-name="ro1">
          <table:table-cell office:value-type="float" office:value="19.821" calcext:value-type="float">
            <text:p>19.821</text:p>
          </table:table-cell>
          <table:table-cell office:value-type="float" office:value="365" calcext:value-type="float">
            <text:p>365</text:p>
          </table:table-cell>
          <table:table-cell office:value-type="float" office:value="0.0020172" calcext:value-type="float">
            <text:p>0.0020172</text:p>
          </table:table-cell>
          <table:table-cell office:value-type="float" office:value="0.0060115" calcext:value-type="float">
            <text:p>0.0060115</text:p>
          </table:table-cell>
          <table:table-cell office:value-type="float" office:value="1777.8" calcext:value-type="float">
            <text:p>1777.8</text:p>
          </table:table-cell>
          <table:table-cell office:value-type="float" office:value="2303.7" calcext:value-type="float">
            <text:p>2303.7</text:p>
          </table:table-cell>
          <table:table-cell office:value-type="float" office:value="1817.8" calcext:value-type="float">
            <text:p>1817.8</text:p>
          </table:table-cell>
          <table:table-cell office:value-type="float" office:value="2422.9" calcext:value-type="float">
            <text:p>2422.9</text:p>
          </table:table-cell>
          <table:table-cell office:value-type="float" office:value="4.0014" calcext:value-type="float">
            <text:p>4.0014</text:p>
          </table:table-cell>
          <table:table-cell office:value-type="float" office:value="4.9497" calcext:value-type="float">
            <text:p>4.9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5.749" calcext:value-type="float">
            <text:p>365.74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58652" calcext:value-type="float">
            <text:p>0.0058652</text:p>
          </table:table-cell>
          <table:table-cell office:value-type="float" office:value="1786.4" calcext:value-type="float">
            <text:p>1786.4</text:p>
          </table:table-cell>
          <table:table-cell office:value-type="float" office:value="2295" calcext:value-type="float">
            <text:p>2295</text:p>
          </table:table-cell>
          <table:table-cell office:value-type="float" office:value="1827.2" calcext:value-type="float">
            <text:p>1827.2</text:p>
          </table:table-cell>
          <table:table-cell office:value-type="float" office:value="2412.3" calcext:value-type="float">
            <text:p>2412.3</text:p>
          </table:table-cell>
          <table:table-cell office:value-type="float" office:value="4.0156" calcext:value-type="float">
            <text:p>4.0156</text:p>
          </table:table-cell>
          <table:table-cell office:value-type="float" office:value="4.9314" calcext:value-type="float">
            <text:p>4.9314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366" calcext:value-type="float">
            <text:p>36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58157" calcext:value-type="float">
            <text:p>0.0058157</text:p>
          </table:table-cell>
          <table:table-cell office:value-type="float" office:value="1789.4" calcext:value-type="float">
            <text:p>1789.4</text:p>
          </table:table-cell>
          <table:table-cell office:value-type="float" office:value="2292" calcext:value-type="float">
            <text:p>2292</text:p>
          </table:table-cell>
          <table:table-cell office:value-type="float" office:value="1830.5" calcext:value-type="float">
            <text:p>1830.5</text:p>
          </table:table-cell>
          <table:table-cell office:value-type="float" office:value="2408.7" calcext:value-type="float">
            <text:p>2408.7</text:p>
          </table:table-cell>
          <table:table-cell office:value-type="float" office:value="4.0205" calcext:value-type="float">
            <text:p>4.0205</text:p>
          </table:table-cell>
          <table:table-cell office:value-type="float" office:value="4.9251" calcext:value-type="float">
            <text:p>4.9251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66.581" calcext:value-type="float">
            <text:p>366.581</text:p>
          </table:table-cell>
          <table:table-cell office:value-type="float" office:value="0.0020674" calcext:value-type="float">
            <text:p>0.0020674</text:p>
          </table:table-cell>
          <table:table-cell office:value-type="float" office:value="0.0056996" calcext:value-type="float">
            <text:p>0.0056996</text:p>
          </table:table-cell>
          <table:table-cell office:value-type="float" office:value="1796.3" calcext:value-type="float">
            <text:p>1796.3</text:p>
          </table:table-cell>
          <table:table-cell office:value-type="float" office:value="2284.7" calcext:value-type="float">
            <text:p>2284.7</text:p>
          </table:table-cell>
          <table:table-cell office:value-type="float" office:value="1838.1" calcext:value-type="float">
            <text:p>1838.1</text:p>
          </table:table-cell>
          <table:table-cell office:value-type="float" office:value="2399.8" calcext:value-type="float">
            <text:p>2399.8</text:p>
          </table:table-cell>
          <table:table-cell office:value-type="float" office:value="4.032" calcext:value-type="float">
            <text:p>4.032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0.302" calcext:value-type="float">
            <text:p>20.302</text:p>
          </table:table-cell>
          <table:table-cell office:value-type="float" office:value="367" calcext:value-type="float">
            <text:p>367</text:p>
          </table:table-cell>
          <table:table-cell office:value-type="float" office:value="0.0020821" calcext:value-type="float">
            <text:p>0.0020821</text:p>
          </table:table-cell>
          <table:table-cell office:value-type="float" office:value="0.0056145" calcext:value-type="float">
            <text:p>0.0056145</text:p>
          </table:table-cell>
          <table:table-cell office:value-type="float" office:value="1801.5" calcext:value-type="float">
            <text:p>1801.5</text:p>
          </table:table-cell>
          <table:table-cell office:value-type="float" office:value="2279.1" calcext:value-type="float">
            <text:p>2279.1</text:p>
          </table:table-cell>
          <table:table-cell office:value-type="float" office:value="1843.8" calcext:value-type="float">
            <text:p>1843.8</text:p>
          </table:table-cell>
          <table:table-cell office:value-type="float" office:value="2393.1" calcext:value-type="float">
            <text:p>2393.1</text:p>
          </table:table-cell>
          <table:table-cell office:value-type="float" office:value="4.0406" calcext:value-type="float">
            <text:p>4.0406</text:p>
          </table:table-cell>
          <table:table-cell office:value-type="float" office:value="4.8986" calcext:value-type="float">
            <text:p>4.898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67.404" calcext:value-type="float">
            <text:p>367.404</text:p>
          </table:table-cell>
          <table:table-cell office:value-type="float" office:value="0.0020969" calcext:value-type="float">
            <text:p>0.0020969</text:p>
          </table:table-cell>
          <table:table-cell office:value-type="float" office:value="0.0055313" calcext:value-type="float">
            <text:p>0.0055313</text:p>
          </table:table-cell>
          <table:table-cell office:value-type="float" office:value="1806.7" calcext:value-type="float">
            <text:p>1806.7</text:p>
          </table:table-cell>
          <table:table-cell office:value-type="float" office:value="2273.5" calcext:value-type="float">
            <text:p>2273.5</text:p>
          </table:table-cell>
          <table:table-cell office:value-type="float" office:value="1849.5" calcext:value-type="float">
            <text:p>1849.5</text:p>
          </table:table-cell>
          <table:table-cell office:value-type="float" office:value="2386.3" calcext:value-type="float">
            <text:p>2386.3</text:p>
          </table:table-cell>
          <table:table-cell office:value-type="float" office:value="4.0491" calcext:value-type="float">
            <text:p>4.0491</text:p>
          </table:table-cell>
          <table:table-cell office:value-type="float" office:value="4.8872" calcext:value-type="float">
            <text:p>4.8872</text:p>
          </table:table-cell>
        </table:table-row>
        <table:table-row table:style-name="ro1">
          <table:table-cell office:value-type="float" office:value="20.546" calcext:value-type="float">
            <text:p>20.546</text:p>
          </table:table-cell>
          <table:table-cell office:value-type="float" office:value="368" calcext:value-type="float">
            <text:p>368</text:p>
          </table:table-cell>
          <table:table-cell office:value-type="float" office:value="0.0021201" calcext:value-type="float">
            <text:p>0.0021201</text:p>
          </table:table-cell>
          <table:table-cell office:value-type="float" office:value="0.0054061" calcext:value-type="float">
            <text:p>0.0054061</text:p>
          </table:table-cell>
          <table:table-cell office:value-type="float" office:value="1814.5" calcext:value-type="float">
            <text:p>1814.5</text:p>
          </table:table-cell>
          <table:table-cell office:value-type="float" office:value="2264.8" calcext:value-type="float">
            <text:p>2264.8</text:p>
          </table:table-cell>
          <table:table-cell office:value-type="float" office:value="1858.1" calcext:value-type="float">
            <text:p>1858.1</text:p>
          </table:table-cell>
          <table:table-cell office:value-type="float" office:value="2375.9" calcext:value-type="float">
            <text:p>2375.9</text:p>
          </table:table-cell>
          <table:table-cell office:value-type="float" office:value="4.0621" calcext:value-type="float">
            <text:p>4.0621</text:p>
          </table:table-cell>
          <table:table-cell office:value-type="float" office:value="4.8697" calcext:value-type="float">
            <text:p>4.869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68.22" calcext:value-type="float">
            <text:p>368.22</text:p>
          </table:table-cell>
          <table:table-cell office:value-type="float" office:value="0.0021291" calcext:value-type="float">
            <text:p>0.0021291</text:p>
          </table:table-cell>
          <table:table-cell office:value-type="float" office:value="0.005359" calcext:value-type="float">
            <text:p>0.005359</text:p>
          </table:table-cell>
          <table:table-cell office:value-type="float" office:value="1817.5" calcext:value-type="float">
            <text:p>1817.5</text:p>
          </table:table-cell>
          <table:table-cell office:value-type="float" office:value="2261.5" calcext:value-type="float">
            <text:p>2261.5</text:p>
          </table:table-cell>
          <table:table-cell office:value-type="float" office:value="1861.4" calcext:value-type="float">
            <text:p>1861.4</text:p>
          </table:table-cell>
          <table:table-cell office:value-type="float" office:value="2371.9" calcext:value-type="float">
            <text:p>2371.9</text:p>
          </table:table-cell>
          <table:table-cell office:value-type="float" office:value="4.067" calcext:value-type="float">
            <text:p>4.067</text:p>
          </table:table-cell>
          <table:table-cell office:value-type="float" office:value="4.8629" calcext:value-type="float">
            <text:p>4.8629</text:p>
          </table:table-cell>
        </table:table-row>
        <table:table-row table:style-name="ro1">
          <table:table-cell office:value-type="float" office:value="20.793" calcext:value-type="float">
            <text:p>20.793</text:p>
          </table:table-cell>
          <table:table-cell office:value-type="float" office:value="369" calcext:value-type="float">
            <text:p>369</text:p>
          </table:table-cell>
          <table:table-cell office:value-type="float" office:value="0.0021636" calcext:value-type="float">
            <text:p>0.0021636</text:p>
          </table:table-cell>
          <table:table-cell office:value-type="float" office:value="0.0051875" calcext:value-type="float">
            <text:p>0.0051875</text:p>
          </table:table-cell>
          <table:table-cell office:value-type="float" office:value="1828.5" calcext:value-type="float">
            <text:p>1828.5</text:p>
          </table:table-cell>
          <table:table-cell office:value-type="float" office:value="2248.7" calcext:value-type="float">
            <text:p>2248.7</text:p>
          </table:table-cell>
          <table:table-cell office:value-type="float" office:value="1873.5" calcext:value-type="float">
            <text:p>1873.5</text:p>
          </table:table-cell>
          <table:table-cell office:value-type="float" office:value="2356.6" calcext:value-type="float">
            <text:p>2356.6</text:p>
          </table:table-cell>
          <table:table-cell office:value-type="float" office:value="4.0853" calcext:value-type="float">
            <text:p>4.0853</text:p>
          </table:table-cell>
          <table:table-cell office:value-type="float" office:value="4.8376" calcext:value-type="float">
            <text:p>4.837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69.027" calcext:value-type="float">
            <text:p>369.027</text:p>
          </table:table-cell>
          <table:table-cell office:value-type="float" office:value="0.0021649" calcext:value-type="float">
            <text:p>0.0021649</text:p>
          </table:table-cell>
          <table:table-cell office:value-type="float" office:value="0.0051814" calcext:value-type="float">
            <text:p>0.0051814</text:p>
          </table:table-cell>
          <table:table-cell office:value-type="float" office:value="1829" calcext:value-type="float">
            <text:p>1829</text:p>
          </table:table-cell>
          <table:table-cell office:value-type="float" office:value="2248.3" calcext:value-type="float">
            <text:p>2248.3</text:p>
          </table:table-cell>
          <table:table-cell office:value-type="float" office:value="1874" calcext:value-type="float">
            <text:p>1874</text:p>
          </table:table-cell>
          <table:table-cell office:value-type="float" office:value="2356.1" calcext:value-type="float">
            <text:p>2356.1</text:p>
          </table:table-cell>
          <table:table-cell office:value-type="float" office:value="4.086" calcext:value-type="float">
            <text:p>4.086</text:p>
          </table:table-cell>
          <table:table-cell office:value-type="float" office:value="4.8367" calcext:value-type="float">
            <text:p>4.83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9.827" calcext:value-type="float">
            <text:p>369.827</text:p>
          </table:table-cell>
          <table:table-cell office:value-type="float" office:value="0.0022055" calcext:value-type="float">
            <text:p>0.0022055</text:p>
          </table:table-cell>
          <table:table-cell office:value-type="float" office:value="0.0049961" calcext:value-type="float">
            <text:p>0.0049961</text:p>
          </table:table-cell>
          <table:table-cell office:value-type="float" office:value="1841.3" calcext:value-type="float">
            <text:p>1841.3</text:p>
          </table:table-cell>
          <table:table-cell office:value-type="float" office:value="2233.7" calcext:value-type="float">
            <text:p>2233.7</text:p>
          </table:table-cell>
          <table:table-cell office:value-type="float" office:value="1887.6" calcext:value-type="float">
            <text:p>1887.6</text:p>
          </table:table-cell>
          <table:table-cell office:value-type="float" office:value="2338.6" calcext:value-type="float">
            <text:p>2338.6</text:p>
          </table:table-cell>
          <table:table-cell office:value-type="float" office:value="4.1064" calcext:value-type="float">
            <text:p>4.1064</text:p>
          </table:table-cell>
          <table:table-cell office:value-type="float" office:value="4.8079" calcext:value-type="float">
            <text:p>4.8079</text:p>
          </table:table-cell>
        </table:table-row>
        <table:table-row table:style-name="ro1">
          <table:table-cell office:value-type="float" office:value="21.044" calcext:value-type="float">
            <text:p>21.044</text:p>
          </table:table-cell>
          <table:table-cell office:value-type="float" office:value="370" calcext:value-type="float">
            <text:p>370</text:p>
          </table:table-cell>
          <table:table-cell office:value-type="float" office:value="0.0022152" calcext:value-type="float">
            <text:p>0.0022152</text:p>
          </table:table-cell>
          <table:table-cell office:value-type="float" office:value="0.0049544" calcext:value-type="float">
            <text:p>0.0049544</text:p>
          </table:table-cell>
          <table:table-cell office:value-type="float" office:value="1844.1" calcext:value-type="float">
            <text:p>1844.1</text:p>
          </table:table-cell>
          <table:table-cell office:value-type="float" office:value="2230.2" calcext:value-type="float">
            <text:p>2230.2</text:p>
          </table:table-cell>
          <table:table-cell office:value-type="float" office:value="1890.7" calcext:value-type="float">
            <text:p>1890.7</text:p>
          </table:table-cell>
          <table:table-cell office:value-type="float" office:value="2334.5" calcext:value-type="float">
            <text:p>2334.5</text:p>
          </table:table-cell>
          <table:table-cell office:value-type="float" office:value="4.1112" calcext:value-type="float">
            <text:p>4.1112</text:p>
          </table:table-cell>
          <table:table-cell office:value-type="float" office:value="4.8012" calcext:value-type="float">
            <text:p>4.801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70.619" calcext:value-type="float">
            <text:p>370.619</text:p>
          </table:table-cell>
          <table:table-cell office:value-type="float" office:value="0.0022531" calcext:value-type="float">
            <text:p>0.002253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854.8" calcext:value-type="float">
            <text:p>1854.8</text:p>
          </table:table-cell>
          <table:table-cell office:value-type="float" office:value="2217.1" calcext:value-type="float">
            <text:p>2217.1</text:p>
          </table:table-cell>
          <table:table-cell office:value-type="float" office:value="1902.6" calcext:value-type="float">
            <text:p>1902.6</text:p>
          </table:table-cell>
          <table:table-cell office:value-type="float" office:value="2318.9" calcext:value-type="float">
            <text:p>2318.9</text:p>
          </table:table-cell>
          <table:table-cell office:value-type="float" office:value="4.1291" calcext:value-type="float">
            <text:p>4.1291</text:p>
          </table:table-cell>
          <table:table-cell office:value-type="float" office:value="4.7758" calcext:value-type="float">
            <text:p>4.7758</text:p>
          </table:table-cell>
        </table:table-row>
        <table:table-row table:style-name="ro1">
          <table:table-cell office:value-type="float" office:value="21.297" calcext:value-type="float">
            <text:p>21.297</text:p>
          </table:table-cell>
          <table:table-cell office:value-type="float" office:value="371" calcext:value-type="float">
            <text:p>371</text:p>
          </table:table-cell>
          <table:table-cell office:value-type="float" office:value="0.0022798" calcext:value-type="float">
            <text:p>0.0022798</text:p>
          </table:table-cell>
          <table:table-cell office:value-type="float" office:value="0.0046995" calcext:value-type="float">
            <text:p>0.0046995</text:p>
          </table:table-cell>
          <table:table-cell office:value-type="float" office:value="1862" calcext:value-type="float">
            <text:p>1862</text:p>
          </table:table-cell>
          <table:table-cell office:value-type="float" office:value="2208.2" calcext:value-type="float">
            <text:p>2208.2</text:p>
          </table:table-cell>
          <table:table-cell office:value-type="float" office:value="1910.6" calcext:value-type="float">
            <text:p>1910.6</text:p>
          </table:table-cell>
          <table:table-cell office:value-type="float" office:value="2308.3" calcext:value-type="float">
            <text:p>2308.3</text:p>
          </table:table-cell>
          <table:table-cell office:value-type="float" office:value="4.1412" calcext:value-type="float">
            <text:p>4.1412</text:p>
          </table:table-cell>
          <table:table-cell office:value-type="float" office:value="4.7586" calcext:value-type="float">
            <text:p>4.758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71.402" calcext:value-type="float">
            <text:p>371.402</text:p>
          </table:table-cell>
          <table:table-cell office:value-type="float" office:value="0.0023115" calcext:value-type="float">
            <text:p>0.0023115</text:p>
          </table:table-cell>
          <table:table-cell office:value-type="float" office:value="0.004588" calcext:value-type="float">
            <text:p>0.004588</text:p>
          </table:table-cell>
          <table:table-cell office:value-type="float" office:value="1870.2" calcext:value-type="float">
            <text:p>1870.2</text:p>
          </table:table-cell>
          <table:table-cell office:value-type="float" office:value="2197.9" calcext:value-type="float">
            <text:p>2197.9</text:p>
          </table:table-cell>
          <table:table-cell office:value-type="float" office:value="1919.7" calcext:value-type="float">
            <text:p>1919.7</text:p>
          </table:table-cell>
          <table:table-cell office:value-type="float" office:value="2296.1" calcext:value-type="float">
            <text:p>2296.1</text:p>
          </table:table-cell>
          <table:table-cell office:value-type="float" office:value="4.155" calcext:value-type="float">
            <text:p>4.155</text:p>
          </table:table-cell>
          <table:table-cell office:value-type="float" office:value="4.739" calcext:value-type="float">
            <text:p>4.739</text:p>
          </table:table-cell>
        </table:table-row>
        <table:table-row table:style-name="ro1">
          <table:table-cell office:value-type="float" office:value="21.554" calcext:value-type="float">
            <text:p>21.554</text:p>
          </table:table-cell>
          <table:table-cell office:value-type="float" office:value="372" calcext:value-type="float">
            <text:p>372</text:p>
          </table:table-cell>
          <table:table-cell office:value-type="float" office:value="0.0023682" calcext:value-type="float">
            <text:p>0.0023682</text:p>
          </table:table-cell>
          <table:table-cell office:value-type="float" office:value="0.0044084" calcext:value-type="float">
            <text:p>0.0044084</text:p>
          </table:table-cell>
          <table:table-cell office:value-type="float" office:value="1884.3" calcext:value-type="float">
            <text:p>1884.3</text:p>
          </table:table-cell>
          <table:table-cell office:value-type="float" office:value="2180.5" calcext:value-type="float">
            <text:p>2180.5</text:p>
          </table:table-cell>
          <table:table-cell office:value-type="float" office:value="1935.3" calcext:value-type="float">
            <text:p>1935.3</text:p>
          </table:table-cell>
          <table:table-cell office:value-type="float" office:value="2275.5" calcext:value-type="float">
            <text:p>2275.5</text:p>
          </table:table-cell>
          <table:table-cell office:value-type="float" office:value="4.1785" calcext:value-type="float">
            <text:p>4.1785</text:p>
          </table:table-cell>
          <table:table-cell office:value-type="float" office:value="4.7059" calcext:value-type="float">
            <text:p>4.705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72.178" calcext:value-type="float">
            <text:p>372.178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.0043508" calcext:value-type="float">
            <text:p>0.0043508</text:p>
          </table:table-cell>
          <table:table-cell office:value-type="float" office:value="1888.8" calcext:value-type="float">
            <text:p>1888.8</text:p>
          </table:table-cell>
          <table:table-cell office:value-type="float" office:value="2174.6" calcext:value-type="float">
            <text:p>2174.6</text:p>
          </table:table-cell>
          <table:table-cell office:value-type="float" office:value="1940.4" calcext:value-type="float">
            <text:p>1940.4</text:p>
          </table:table-cell>
          <table:table-cell office:value-type="float" office:value="2268.6" calcext:value-type="float">
            <text:p>2268.6</text:p>
          </table:table-cell>
          <table:table-cell office:value-type="float" office:value="4.1864" calcext:value-type="float">
            <text:p>4.1864</text:p>
          </table:table-cell>
          <table:table-cell office:value-type="float" office:value="4.695" calcext:value-type="float">
            <text:p>4.69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72.946" calcext:value-type="float">
            <text:p>372.946</text:p>
          </table:table-cell>
          <table:table-cell office:value-type="float" office:value="0.0024983" calcext:value-type="float">
            <text:p>0.0024983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1912.9" calcext:value-type="float">
            <text:p>1912.9</text:p>
          </table:table-cell>
          <table:table-cell office:value-type="float" office:value="2144.2" calcext:value-type="float">
            <text:p>2144.2</text:p>
          </table:table-cell>
          <table:table-cell office:value-type="float" office:value="1967.4" calcext:value-type="float">
            <text:p>1967.4</text:p>
          </table:table-cell>
          <table:table-cell office:value-type="float" office:value="2232.9" calcext:value-type="float">
            <text:p>2232.9</text:p>
          </table:table-cell>
          <table:table-cell office:value-type="float" office:value="4.2274" calcext:value-type="float">
            <text:p>4.2274</text:p>
          </table:table-cell>
          <table:table-cell office:value-type="float" office:value="4.6383" calcext:value-type="float">
            <text:p>4.6383</text:p>
          </table:table-cell>
        </table:table-row>
        <table:table-row table:style-name="ro1">
          <table:table-cell office:value-type="float" office:value="21.814" calcext:value-type="float">
            <text:p>21.814</text:p>
          </table:table-cell>
          <table:table-cell office:value-type="float" office:value="373" calcext:value-type="float">
            <text:p>373</text:p>
          </table:table-cell>
          <table:table-cell office:value-type="float" office:value="0.0025083" calcext:value-type="float">
            <text:p>0.0025083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1915" calcext:value-type="float">
            <text:p>1915</text:p>
          </table:table-cell>
          <table:table-cell office:value-type="float" office:value="2141.6" calcext:value-type="float">
            <text:p>2141.6</text:p>
          </table:table-cell>
          <table:table-cell office:value-type="float" office:value="1969.7" calcext:value-type="float">
            <text:p>1969.7</text:p>
          </table:table-cell>
          <table:table-cell office:value-type="float" office:value="2229.8" calcext:value-type="float">
            <text:p>2229.8</text:p>
          </table:table-cell>
          <table:table-cell office:value-type="float" office:value="4.2308" calcext:value-type="float">
            <text:p>4.2308</text:p>
          </table:table-cell>
          <table:table-cell office:value-type="float" office:value="4.6334" calcext:value-type="float">
            <text:p>4.6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3.705" calcext:value-type="float">
            <text:p>373.705</text:p>
          </table:table-cell>
          <table:table-cell office:value-type="float" office:value="0.0027044" calcext:value-type="float">
            <text:p>0.0027044</text:p>
          </table:table-cell>
          <table:table-cell office:value-type="float" office:value="0.0036475" calcext:value-type="float">
            <text:p>0.0036475</text:p>
          </table:table-cell>
          <table:table-cell office:value-type="float" office:value="1951.8" calcext:value-type="float">
            <text:p>1951.8</text:p>
          </table:table-cell>
          <table:table-cell office:value-type="float" office:value="2092.9" calcext:value-type="float">
            <text:p>2092.9</text:p>
          </table:table-cell>
          <table:table-cell office:value-type="float" office:value="2011.3" calcext:value-type="float">
            <text:p>2011.3</text:p>
          </table:table-cell>
          <table:table-cell office:value-type="float" office:value="2173.1" calcext:value-type="float">
            <text:p>2173.1</text:p>
          </table:table-cell>
          <table:table-cell office:value-type="float" office:value="4.2945" calcext:value-type="float">
            <text:p>4.2945</text:p>
          </table:table-cell>
          <table:table-cell office:value-type="float" office:value="4.5446" calcext:value-type="float">
            <text:p>4.5446</text:p>
          </table:table-cell>
        </table:table-row>
        <table:table-row table:style-name="ro1">
          <table:table-cell office:value-type="float" office:value="22.064" calcext:value-type="float">
            <text:p>22.064</text:p>
          </table:table-cell>
          <table:table-cell office:value-type="float" office:value="373.946" calcext:value-type="float">
            <text:p>373.946</text:p>
          </table:table-cell>
          <table:table-cell table:number-columns-repeated="2" office:value-type="float" office:value="0.0031056" calcext:value-type="float">
            <text:p>0.0031056</text:p>
          </table:table-cell>
          <table:table-cell table:number-columns-repeated="2" office:value-type="float" office:value="2015.8" calcext:value-type="float">
            <text:p>2015.8</text:p>
          </table:table-cell>
          <table:table-cell table:number-columns-repeated="2" office:value-type="float" office:value="2084.3" calcext:value-type="float">
            <text:p>2084.3</text:p>
          </table:table-cell>
          <table:table-cell table:number-columns-repeated="2" office:value-type="float" office:value="4.407" calcext:value-type="float">
            <text:p>4.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9T10:31:42.431710630</dc:date>
    <meta:editing-duration>PT22S</meta:editing-duration>
    <meta:editing-cycles>1</meta:editing-cycles>
    <meta:generator>LibreOffice/6.4.7.2$Linux_X86_64 LibreOffice_project/40$Build-2</meta:generator>
    <meta:document-statistic meta:table-count="1" meta:cell-count="6490" meta:object-count="0"/>
  </office:meta>
</office:document-meta>
</file>